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loat_10" table:style-name="ta1">
        <table:shapes>
          <draw:frame draw:z-index="0" draw:style-name="gr1" draw:text-style-name="P1" svg:width="758.01pt" svg:height="385.51pt" svg:x="196.53pt" svg:y="15.82pt">
            <loext:p draw:notify-on-update-of-ranges="float_10.A1:float_10.A101 float_10.B1:float_10.B101 float_10.D1:float_10.D101 float_10.C1:float_10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1863" calcext:value-type="float">
            <text:p>10.1863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6.9822" calcext:value-type="float">
            <text:p>6.982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.2695" calcext:value-type="float">
            <text:p>14.2695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6.24264" calcext:value-type="float">
            <text:p>6.2426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.3619" calcext:value-type="float">
            <text:p>13.3619</text:p>
          </table:table-cell>
          <table:table-cell office:value-type="float" office:value="10.1606" calcext:value-type="float">
            <text:p>10.1606</text:p>
          </table:table-cell>
          <table:table-cell office:value-type="float" office:value="6.40768" calcext:value-type="float">
            <text:p>6.4076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.4317" calcext:value-type="float">
            <text:p>11.4317</text:p>
          </table:table-cell>
          <table:table-cell office:value-type="float" office:value="10.6211" calcext:value-type="float">
            <text:p>10.6211</text:p>
          </table:table-cell>
          <table:table-cell office:value-type="float" office:value="6.94067" calcext:value-type="float">
            <text:p>6.940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.136" calcext:value-type="float">
            <text:p>10.136</text:p>
          </table:table-cell>
          <table:table-cell office:value-type="float" office:value="10.4831" calcext:value-type="float">
            <text:p>10.4831</text:p>
          </table:table-cell>
          <table:table-cell office:value-type="float" office:value="6.71564" calcext:value-type="float">
            <text:p>6.7156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.3749" calcext:value-type="float">
            <text:p>12.3749</text:p>
          </table:table-cell>
          <table:table-cell office:value-type="float" office:value="10.5161" calcext:value-type="float">
            <text:p>10.5161</text:p>
          </table:table-cell>
          <table:table-cell office:value-type="float" office:value="6.96699" calcext:value-type="float">
            <text:p>6.9669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10.6464" calcext:value-type="float">
            <text:p>10.6464</text:p>
          </table:table-cell>
          <table:table-cell office:value-type="float" office:value="7.08952" calcext:value-type="float">
            <text:p>7.0895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3.7069" calcext:value-type="float">
            <text:p>13.7069</text:p>
          </table:table-cell>
          <table:table-cell office:value-type="float" office:value="11.0397" calcext:value-type="float">
            <text:p>11.0397</text:p>
          </table:table-cell>
          <table:table-cell office:value-type="float" office:value="7.34218" calcext:value-type="float">
            <text:p>7.3421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.3486" calcext:value-type="float">
            <text:p>12.3486</text:p>
          </table:table-cell>
          <table:table-cell office:value-type="float" office:value="11.4382" calcext:value-type="float">
            <text:p>11.4382</text:p>
          </table:table-cell>
          <table:table-cell office:value-type="float" office:value="7.82105" calcext:value-type="float">
            <text:p>7.8210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.8512" calcext:value-type="float">
            <text:p>14.8512</text:p>
          </table:table-cell>
          <table:table-cell office:value-type="float" office:value="11.618" calcext:value-type="float">
            <text:p>11.618</text:p>
          </table:table-cell>
          <table:table-cell office:value-type="float" office:value="7.73346" calcext:value-type="float">
            <text:p>7.733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.2856" calcext:value-type="float">
            <text:p>16.2856</text:p>
          </table:table-cell>
          <table:table-cell office:value-type="float" office:value="12.1523" calcext:value-type="float">
            <text:p>12.1523</text:p>
          </table:table-cell>
          <table:table-cell office:value-type="float" office:value="8.29483" calcext:value-type="float">
            <text:p>8.2948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.2111" calcext:value-type="float">
            <text:p>12.2111</text:p>
          </table:table-cell>
          <table:table-cell office:value-type="float" office:value="12.2427" calcext:value-type="float">
            <text:p>12.2427</text:p>
          </table:table-cell>
          <table:table-cell office:value-type="float" office:value="8.12581" calcext:value-type="float">
            <text:p>8.125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.5969" calcext:value-type="float">
            <text:p>11.5969</text:p>
          </table:table-cell>
          <table:table-cell office:value-type="float" office:value="12.4505" calcext:value-type="float">
            <text:p>12.4505</text:p>
          </table:table-cell>
          <table:table-cell office:value-type="float" office:value="8.44205" calcext:value-type="float">
            <text:p>8.442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9.0284" calcext:value-type="float">
            <text:p>19.0284</text:p>
          </table:table-cell>
          <table:table-cell office:value-type="float" office:value="14.4298" calcext:value-type="float">
            <text:p>14.4298</text:p>
          </table:table-cell>
          <table:table-cell office:value-type="float" office:value="9.15885" calcext:value-type="float">
            <text:p>9.1588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.1205" calcext:value-type="float">
            <text:p>14.1205</text:p>
          </table:table-cell>
          <table:table-cell office:value-type="float" office:value="13.4729" calcext:value-type="float">
            <text:p>13.4729</text:p>
          </table:table-cell>
          <table:table-cell office:value-type="float" office:value="8.79144" calcext:value-type="float">
            <text:p>8.7914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.5768" calcext:value-type="float">
            <text:p>14.5768</text:p>
          </table:table-cell>
          <table:table-cell office:value-type="float" office:value="14.0428" calcext:value-type="float">
            <text:p>14.0428</text:p>
          </table:table-cell>
          <table:table-cell office:value-type="float" office:value="9.20344" calcext:value-type="float">
            <text:p>9.2034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.9822" calcext:value-type="float">
            <text:p>12.9822</text:p>
          </table:table-cell>
          <table:table-cell office:value-type="float" office:value="14.1152" calcext:value-type="float">
            <text:p>14.1152</text:p>
          </table:table-cell>
          <table:table-cell office:value-type="float" office:value="9.26519" calcext:value-type="float">
            <text:p>9.2651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.5427" calcext:value-type="float">
            <text:p>19.5427</text:p>
          </table:table-cell>
          <table:table-cell office:value-type="float" office:value="14.9539" calcext:value-type="float">
            <text:p>14.9539</text:p>
          </table:table-cell>
          <table:table-cell office:value-type="float" office:value="9.5922" calcext:value-type="float">
            <text:p>9.592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8123" calcext:value-type="float">
            <text:p>15.8123</text:p>
          </table:table-cell>
          <table:table-cell office:value-type="float" office:value="14.8825" calcext:value-type="float">
            <text:p>14.8825</text:p>
          </table:table-cell>
          <table:table-cell office:value-type="float" office:value="9.74906" calcext:value-type="float">
            <text:p>9.7490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1.1177" calcext:value-type="float">
            <text:p>21.1177</text:p>
          </table:table-cell>
          <table:table-cell office:value-type="float" office:value="15.379" calcext:value-type="float">
            <text:p>15.379</text:p>
          </table:table-cell>
          <table:table-cell office:value-type="float" office:value="10.1078" calcext:value-type="float">
            <text:p>10.10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.1439" calcext:value-type="float">
            <text:p>17.1439</text:p>
          </table:table-cell>
          <table:table-cell office:value-type="float" office:value="15.5126" calcext:value-type="float">
            <text:p>15.5126</text:p>
          </table:table-cell>
          <table:table-cell office:value-type="float" office:value="10.2693" calcext:value-type="float">
            <text:p>10.269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2.8806" calcext:value-type="float">
            <text:p>22.8806</text:p>
          </table:table-cell>
          <table:table-cell office:value-type="float" office:value="16.1543" calcext:value-type="float">
            <text:p>16.1543</text:p>
          </table:table-cell>
          <table:table-cell office:value-type="float" office:value="10.5979" calcext:value-type="float">
            <text:p>10.597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2.9785" calcext:value-type="float">
            <text:p>22.9785</text:p>
          </table:table-cell>
          <table:table-cell office:value-type="float" office:value="16.6127" calcext:value-type="float">
            <text:p>16.6127</text:p>
          </table:table-cell>
          <table:table-cell office:value-type="float" office:value="10.7926" calcext:value-type="float">
            <text:p>10.792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9.3614" calcext:value-type="float">
            <text:p>19.3614</text:p>
          </table:table-cell>
          <table:table-cell office:value-type="float" office:value="17.1027" calcext:value-type="float">
            <text:p>17.1027</text:p>
          </table:table-cell>
          <table:table-cell office:value-type="float" office:value="11.0164" calcext:value-type="float">
            <text:p>11.016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.2525" calcext:value-type="float">
            <text:p>19.2525</text:p>
          </table:table-cell>
          <table:table-cell office:value-type="float" office:value="17.4194" calcext:value-type="float">
            <text:p>17.4194</text:p>
          </table:table-cell>
          <table:table-cell office:value-type="float" office:value="11.4531" calcext:value-type="float">
            <text:p>11.45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.5013" calcext:value-type="float">
            <text:p>22.5013</text:p>
          </table:table-cell>
          <table:table-cell office:value-type="float" office:value="19.3995" calcext:value-type="float">
            <text:p>19.3995</text:p>
          </table:table-cell>
          <table:table-cell office:value-type="float" office:value="12.237" calcext:value-type="float">
            <text:p>12.23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.901" calcext:value-type="float">
            <text:p>23.901</text:p>
          </table:table-cell>
          <table:table-cell office:value-type="float" office:value="19.2629" calcext:value-type="float">
            <text:p>19.2629</text:p>
          </table:table-cell>
          <table:table-cell office:value-type="float" office:value="12.9322" calcext:value-type="float">
            <text:p>12.932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.7053" calcext:value-type="float">
            <text:p>25.7053</text:p>
          </table:table-cell>
          <table:table-cell office:value-type="float" office:value="19.9689" calcext:value-type="float">
            <text:p>19.9689</text:p>
          </table:table-cell>
          <table:table-cell office:value-type="float" office:value="14.205" calcext:value-type="float">
            <text:p>14.2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8.8034" calcext:value-type="float">
            <text:p>28.8034</text:p>
          </table:table-cell>
          <table:table-cell office:value-type="float" office:value="21.9398" calcext:value-type="float">
            <text:p>21.9398</text:p>
          </table:table-cell>
          <table:table-cell office:value-type="float" office:value="14.2633" calcext:value-type="float">
            <text:p>14.263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8.5447" calcext:value-type="float">
            <text:p>28.5447</text:p>
          </table:table-cell>
          <table:table-cell office:value-type="float" office:value="21.7654" calcext:value-type="float">
            <text:p>21.7654</text:p>
          </table:table-cell>
          <table:table-cell office:value-type="float" office:value="15.6327" calcext:value-type="float">
            <text:p>15.63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.8022" calcext:value-type="float">
            <text:p>30.8022</text:p>
          </table:table-cell>
          <table:table-cell office:value-type="float" office:value="23.9217" calcext:value-type="float">
            <text:p>23.9217</text:p>
          </table:table-cell>
          <table:table-cell office:value-type="float" office:value="15.3123" calcext:value-type="float">
            <text:p>15.312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1.5164" calcext:value-type="float">
            <text:p>31.5164</text:p>
          </table:table-cell>
          <table:table-cell office:value-type="float" office:value="25.6509" calcext:value-type="float">
            <text:p>25.6509</text:p>
          </table:table-cell>
          <table:table-cell office:value-type="float" office:value="16.3147" calcext:value-type="float">
            <text:p>16.314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5.1629" calcext:value-type="float">
            <text:p>25.1629</text:p>
          </table:table-cell>
          <table:table-cell office:value-type="float" office:value="23.9795" calcext:value-type="float">
            <text:p>23.9795</text:p>
          </table:table-cell>
          <table:table-cell office:value-type="float" office:value="15.8521" calcext:value-type="float">
            <text:p>15.852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26.5264" calcext:value-type="float">
            <text:p>26.5264</text:p>
          </table:table-cell>
          <table:table-cell office:value-type="float" office:value="20.4635" calcext:value-type="float">
            <text:p>20.463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5.6931" calcext:value-type="float">
            <text:p>35.6931</text:p>
          </table:table-cell>
          <table:table-cell office:value-type="float" office:value="30.3063" calcext:value-type="float">
            <text:p>30.3063</text:p>
          </table:table-cell>
          <table:table-cell office:value-type="float" office:value="20.6992" calcext:value-type="float">
            <text:p>20.699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0.5215" calcext:value-type="float">
            <text:p>40.5215</text:p>
          </table:table-cell>
          <table:table-cell office:value-type="float" office:value="33.1796" calcext:value-type="float">
            <text:p>33.1796</text:p>
          </table:table-cell>
          <table:table-cell office:value-type="float" office:value="21.4284" calcext:value-type="float">
            <text:p>21.428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1.0669" calcext:value-type="float">
            <text:p>31.0669</text:p>
          </table:table-cell>
          <table:table-cell office:value-type="float" office:value="31.4156" calcext:value-type="float">
            <text:p>31.4156</text:p>
          </table:table-cell>
          <table:table-cell office:value-type="float" office:value="21.0056" calcext:value-type="float">
            <text:p>21.005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9.5663" calcext:value-type="float">
            <text:p>39.5663</text:p>
          </table:table-cell>
          <table:table-cell office:value-type="float" office:value="29.7915" calcext:value-type="float">
            <text:p>29.7915</text:p>
          </table:table-cell>
          <table:table-cell office:value-type="float" office:value="19.4147" calcext:value-type="float">
            <text:p>19.414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6.8489" calcext:value-type="float">
            <text:p>36.8489</text:p>
          </table:table-cell>
          <table:table-cell office:value-type="float" office:value="30.6901" calcext:value-type="float">
            <text:p>30.6901</text:p>
          </table:table-cell>
          <table:table-cell office:value-type="float" office:value="18.5565" calcext:value-type="float">
            <text:p>18.556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0.6516" calcext:value-type="float">
            <text:p>40.6516</text:p>
          </table:table-cell>
          <table:table-cell office:value-type="float" office:value="30.5391" calcext:value-type="float">
            <text:p>30.5391</text:p>
          </table:table-cell>
          <table:table-cell office:value-type="float" office:value="19.445" calcext:value-type="float">
            <text:p>19.4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1.8818" calcext:value-type="float">
            <text:p>31.8818</text:p>
          </table:table-cell>
          <table:table-cell office:value-type="float" office:value="29.8794" calcext:value-type="float">
            <text:p>29.8794</text:p>
          </table:table-cell>
          <table:table-cell office:value-type="float" office:value="19.5133" calcext:value-type="float">
            <text:p>19.513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1.4212" calcext:value-type="float">
            <text:p>41.4212</text:p>
          </table:table-cell>
          <table:table-cell office:value-type="float" office:value="30.7332" calcext:value-type="float">
            <text:p>30.7332</text:p>
          </table:table-cell>
          <table:table-cell office:value-type="float" office:value="19.7978" calcext:value-type="float">
            <text:p>19.797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7.0164" calcext:value-type="float">
            <text:p>37.0164</text:p>
          </table:table-cell>
          <table:table-cell office:value-type="float" office:value="31.0177" calcext:value-type="float">
            <text:p>31.0177</text:p>
          </table:table-cell>
          <table:table-cell office:value-type="float" office:value="19.8875" calcext:value-type="float">
            <text:p>19.887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1.1687" calcext:value-type="float">
            <text:p>41.1687</text:p>
          </table:table-cell>
          <table:table-cell office:value-type="float" office:value="32.1845" calcext:value-type="float">
            <text:p>32.1845</text:p>
          </table:table-cell>
          <table:table-cell office:value-type="float" office:value="20.7413" calcext:value-type="float">
            <text:p>20.741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1.9731" calcext:value-type="float">
            <text:p>31.9731</text:p>
          </table:table-cell>
          <table:table-cell office:value-type="float" office:value="32.1766" calcext:value-type="float">
            <text:p>32.1766</text:p>
          </table:table-cell>
          <table:table-cell office:value-type="float" office:value="21.3754" calcext:value-type="float">
            <text:p>21.375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0.9647" calcext:value-type="float">
            <text:p>40.9647</text:p>
          </table:table-cell>
          <table:table-cell office:value-type="float" office:value="33.8908" calcext:value-type="float">
            <text:p>33.8908</text:p>
          </table:table-cell>
          <table:table-cell office:value-type="float" office:value="20.9403" calcext:value-type="float">
            <text:p>20.940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0.8646" calcext:value-type="float">
            <text:p>40.8646</text:p>
          </table:table-cell>
          <table:table-cell office:value-type="float" office:value="34.1732" calcext:value-type="float">
            <text:p>34.1732</text:p>
          </table:table-cell>
          <table:table-cell office:value-type="float" office:value="22.7163" calcext:value-type="float">
            <text:p>22.716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3.3465" calcext:value-type="float">
            <text:p>43.3465</text:p>
          </table:table-cell>
          <table:table-cell office:value-type="float" office:value="35.2988" calcext:value-type="float">
            <text:p>35.2988</text:p>
          </table:table-cell>
          <table:table-cell office:value-type="float" office:value="22.4332" calcext:value-type="float">
            <text:p>22.433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5.5534" calcext:value-type="float">
            <text:p>35.5534</text:p>
          </table:table-cell>
          <table:table-cell office:value-type="float" office:value="35.1113" calcext:value-type="float">
            <text:p>35.1113</text:p>
          </table:table-cell>
          <table:table-cell office:value-type="float" office:value="23.0302" calcext:value-type="float">
            <text:p>23.030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5.6614" calcext:value-type="float">
            <text:p>45.6614</text:p>
          </table:table-cell>
          <table:table-cell office:value-type="float" office:value="36.7769" calcext:value-type="float">
            <text:p>36.7769</text:p>
          </table:table-cell>
          <table:table-cell office:value-type="float" office:value="22.9757" calcext:value-type="float">
            <text:p>22.97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.4647" calcext:value-type="float">
            <text:p>45.4647</text:p>
          </table:table-cell>
          <table:table-cell office:value-type="float" office:value="37.3554" calcext:value-type="float">
            <text:p>37.3554</text:p>
          </table:table-cell>
          <table:table-cell office:value-type="float" office:value="23.7787" calcext:value-type="float">
            <text:p>23.778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5.3334" calcext:value-type="float">
            <text:p>45.3334</text:p>
          </table:table-cell>
          <table:table-cell office:value-type="float" office:value="38.0319" calcext:value-type="float">
            <text:p>38.0319</text:p>
          </table:table-cell>
          <table:table-cell office:value-type="float" office:value="24.081" calcext:value-type="float">
            <text:p>24.08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3.7634" calcext:value-type="float">
            <text:p>33.7634</text:p>
          </table:table-cell>
          <table:table-cell office:value-type="float" office:value="37.5449" calcext:value-type="float">
            <text:p>37.5449</text:p>
          </table:table-cell>
          <table:table-cell office:value-type="float" office:value="24.5014" calcext:value-type="float">
            <text:p>24.501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7.6289" calcext:value-type="float">
            <text:p>47.628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25.1677" calcext:value-type="float">
            <text:p>25.167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7.6779" calcext:value-type="float">
            <text:p>47.6779</text:p>
          </table:table-cell>
          <table:table-cell office:value-type="float" office:value="39.8238" calcext:value-type="float">
            <text:p>39.8238</text:p>
          </table:table-cell>
          <table:table-cell office:value-type="float" office:value="25.6555" calcext:value-type="float">
            <text:p>25.655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9.676" calcext:value-type="float">
            <text:p>49.676</text:p>
          </table:table-cell>
          <table:table-cell office:value-type="float" office:value="41.093" calcext:value-type="float">
            <text:p>41.093</text:p>
          </table:table-cell>
          <table:table-cell office:value-type="float" office:value="26.2836" calcext:value-type="float">
            <text:p>26.283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1.0226" calcext:value-type="float">
            <text:p>41.0226</text:p>
          </table:table-cell>
          <table:table-cell office:value-type="float" office:value="41.7625" calcext:value-type="float">
            <text:p>41.7625</text:p>
          </table:table-cell>
          <table:table-cell office:value-type="float" office:value="27.1792" calcext:value-type="float">
            <text:p>27.179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4.7383" calcext:value-type="float">
            <text:p>54.7383</text:p>
          </table:table-cell>
          <table:table-cell office:value-type="float" office:value="43.0216" calcext:value-type="float">
            <text:p>43.0216</text:p>
          </table:table-cell>
          <table:table-cell office:value-type="float" office:value="27.5344" calcext:value-type="float">
            <text:p>27.534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1.7818" calcext:value-type="float">
            <text:p>51.7818</text:p>
          </table:table-cell>
          <table:table-cell office:value-type="float" office:value="37.0234" calcext:value-type="float">
            <text:p>37.0234</text:p>
          </table:table-cell>
          <table:table-cell office:value-type="float" office:value="24.4703" calcext:value-type="float">
            <text:p>24.470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.774" calcext:value-type="float">
            <text:p>50.774</text:p>
          </table:table-cell>
          <table:table-cell office:value-type="float" office:value="37.3592" calcext:value-type="float">
            <text:p>37.3592</text:p>
          </table:table-cell>
          <table:table-cell office:value-type="float" office:value="23.8789" calcext:value-type="float">
            <text:p>23.87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3.2983" calcext:value-type="float">
            <text:p>43.2983</text:p>
          </table:table-cell>
          <table:table-cell office:value-type="float" office:value="37.7299" calcext:value-type="float">
            <text:p>37.7299</text:p>
          </table:table-cell>
          <table:table-cell office:value-type="float" office:value="24.293" calcext:value-type="float">
            <text:p>24.29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.8457" calcext:value-type="float">
            <text:p>50.8457</text:p>
          </table:table-cell>
          <table:table-cell office:value-type="float" office:value="39.4048" calcext:value-type="float">
            <text:p>39.4048</text:p>
          </table:table-cell>
          <table:table-cell office:value-type="float" office:value="24.7868" calcext:value-type="float">
            <text:p>24.786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9.3761" calcext:value-type="float">
            <text:p>49.3761</text:p>
          </table:table-cell>
          <table:table-cell office:value-type="float" office:value="39.4017" calcext:value-type="float">
            <text:p>39.4017</text:p>
          </table:table-cell>
          <table:table-cell office:value-type="float" office:value="25.3837" calcext:value-type="float">
            <text:p>25.383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1.062" calcext:value-type="float">
            <text:p>51.062</text:p>
          </table:table-cell>
          <table:table-cell office:value-type="float" office:value="40.1251" calcext:value-type="float">
            <text:p>40.1251</text:p>
          </table:table-cell>
          <table:table-cell office:value-type="float" office:value="25.7455" calcext:value-type="float">
            <text:p>25.745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.6139" calcext:value-type="float">
            <text:p>39.6139</text:p>
          </table:table-cell>
          <table:table-cell office:value-type="float" office:value="40.712" calcext:value-type="float">
            <text:p>40.712</text:p>
          </table:table-cell>
          <table:table-cell office:value-type="float" office:value="26.1628" calcext:value-type="float">
            <text:p>26.162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3.0075" calcext:value-type="float">
            <text:p>53.0075</text:p>
          </table:table-cell>
          <table:table-cell office:value-type="float" office:value="41.4976" calcext:value-type="float">
            <text:p>41.4976</text:p>
          </table:table-cell>
          <table:table-cell office:value-type="float" office:value="26.6829" calcext:value-type="float">
            <text:p>26.682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3.6783" calcext:value-type="float">
            <text:p>53.6783</text:p>
          </table:table-cell>
          <table:table-cell office:value-type="float" office:value="42.4361" calcext:value-type="float">
            <text:p>42.4361</text:p>
          </table:table-cell>
          <table:table-cell office:value-type="float" office:value="27.3378" calcext:value-type="float">
            <text:p>27.337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5.9671" calcext:value-type="float">
            <text:p>55.9671</text:p>
          </table:table-cell>
          <table:table-cell office:value-type="float" office:value="43.526" calcext:value-type="float">
            <text:p>43.526</text:p>
          </table:table-cell>
          <table:table-cell office:value-type="float" office:value="27.7085" calcext:value-type="float">
            <text:p>27.708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7.2748" calcext:value-type="float">
            <text:p>37.2748</text:p>
          </table:table-cell>
          <table:table-cell office:value-type="float" office:value="42.5916" calcext:value-type="float">
            <text:p>42.5916</text:p>
          </table:table-cell>
          <table:table-cell office:value-type="float" office:value="28.1551" calcext:value-type="float">
            <text:p>28.155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6.1134" calcext:value-type="float">
            <text:p>56.1134</text:p>
          </table:table-cell>
          <table:table-cell office:value-type="float" office:value="45.6669" calcext:value-type="float">
            <text:p>45.6669</text:p>
          </table:table-cell>
          <table:table-cell office:value-type="float" office:value="28.7214" calcext:value-type="float">
            <text:p>28.72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5.3461" calcext:value-type="float">
            <text:p>55.3461</text:p>
          </table:table-cell>
          <table:table-cell office:value-type="float" office:value="46.0838" calcext:value-type="float">
            <text:p>46.0838</text:p>
          </table:table-cell>
          <table:table-cell office:value-type="float" office:value="29.5521" calcext:value-type="float">
            <text:p>29.552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9.1987" calcext:value-type="float">
            <text:p>59.1987</text:p>
          </table:table-cell>
          <table:table-cell office:value-type="float" office:value="48.5287" calcext:value-type="float">
            <text:p>48.5287</text:p>
          </table:table-cell>
          <table:table-cell office:value-type="float" office:value="32.8859" calcext:value-type="float">
            <text:p>32.885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6.1493" calcext:value-type="float">
            <text:p>46.1493</text:p>
          </table:table-cell>
          <table:table-cell office:value-type="float" office:value="47.6808" calcext:value-type="float">
            <text:p>47.6808</text:p>
          </table:table-cell>
          <table:table-cell office:value-type="float" office:value="30.9729" calcext:value-type="float">
            <text:p>30.972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7.5976" calcext:value-type="float">
            <text:p>67.5976</text:p>
          </table:table-cell>
          <table:table-cell office:value-type="float" office:value="49.198" calcext:value-type="float">
            <text:p>49.198</text:p>
          </table:table-cell>
          <table:table-cell office:value-type="float" office:value="31.7615" calcext:value-type="float">
            <text:p>31.761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2.5328" calcext:value-type="float">
            <text:p>62.5328</text:p>
          </table:table-cell>
          <table:table-cell office:value-type="float" office:value="48.7935" calcext:value-type="float">
            <text:p>48.7935</text:p>
          </table:table-cell>
          <table:table-cell office:value-type="float" office:value="31.2575" calcext:value-type="float">
            <text:p>31.257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.122" calcext:value-type="float">
            <text:p>64.122</text:p>
          </table:table-cell>
          <table:table-cell office:value-type="float" office:value="49.5877" calcext:value-type="float">
            <text:p>49.5877</text:p>
          </table:table-cell>
          <table:table-cell office:value-type="float" office:value="31.7991" calcext:value-type="float">
            <text:p>31.799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7.9057" calcext:value-type="float">
            <text:p>47.9057</text:p>
          </table:table-cell>
          <table:table-cell office:value-type="float" office:value="48.9559" calcext:value-type="float">
            <text:p>48.9559</text:p>
          </table:table-cell>
          <table:table-cell office:value-type="float" office:value="32.522" calcext:value-type="float">
            <text:p>32.52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6.5266" calcext:value-type="float">
            <text:p>66.5266</text:p>
          </table:table-cell>
          <table:table-cell office:value-type="float" office:value="51.4025" calcext:value-type="float">
            <text:p>51.4025</text:p>
          </table:table-cell>
          <table:table-cell office:value-type="float" office:value="32.8967" calcext:value-type="float">
            <text:p>32.896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.5802" calcext:value-type="float">
            <text:p>64.5802</text:p>
          </table:table-cell>
          <table:table-cell office:value-type="float" office:value="51.9617" calcext:value-type="float">
            <text:p>51.9617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9.0329" calcext:value-type="float">
            <text:p>69.0329</text:p>
          </table:table-cell>
          <table:table-cell office:value-type="float" office:value="53.0097" calcext:value-type="float">
            <text:p>53.0097</text:p>
          </table:table-cell>
          <table:table-cell office:value-type="float" office:value="33.9189" calcext:value-type="float">
            <text:p>33.918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3.7848" calcext:value-type="float">
            <text:p>53.7848</text:p>
          </table:table-cell>
          <table:table-cell office:value-type="float" office:value="53.2285" calcext:value-type="float">
            <text:p>53.2285</text:p>
          </table:table-cell>
          <table:table-cell office:value-type="float" office:value="34.5221" calcext:value-type="float">
            <text:p>34.522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9.9447" calcext:value-type="float">
            <text:p>69.9447</text:p>
          </table:table-cell>
          <table:table-cell office:value-type="float" office:value="54.8384" calcext:value-type="float">
            <text:p>54.8384</text:p>
          </table:table-cell>
          <table:table-cell office:value-type="float" office:value="35.1653" calcext:value-type="float">
            <text:p>35.165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9.7057" calcext:value-type="float">
            <text:p>69.7057</text:p>
          </table:table-cell>
          <table:table-cell office:value-type="float" office:value="55.6904" calcext:value-type="float">
            <text:p>55.6904</text:p>
          </table:table-cell>
          <table:table-cell office:value-type="float" office:value="35.6952" calcext:value-type="float">
            <text:p>35.695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0.7549" calcext:value-type="float">
            <text:p>70.7549</text:p>
          </table:table-cell>
          <table:table-cell office:value-type="float" office:value="56.5994" calcext:value-type="float">
            <text:p>56.5994</text:p>
          </table:table-cell>
          <table:table-cell office:value-type="float" office:value="36.2611" calcext:value-type="float">
            <text:p>36.261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8.9559" calcext:value-type="float">
            <text:p>48.9559</text:p>
          </table:table-cell>
          <table:table-cell office:value-type="float" office:value="55.5481" calcext:value-type="float">
            <text:p>55.5481</text:p>
          </table:table-cell>
          <table:table-cell office:value-type="float" office:value="36.8659" calcext:value-type="float">
            <text:p>36.865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4.0299" calcext:value-type="float">
            <text:p>74.0299</text:p>
          </table:table-cell>
          <table:table-cell office:value-type="float" office:value="58.526" calcext:value-type="float">
            <text:p>58.526</text:p>
          </table:table-cell>
          <table:table-cell office:value-type="float" office:value="37.479" calcext:value-type="float">
            <text:p>37.47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1.7925" calcext:value-type="float">
            <text:p>71.7925</text:p>
          </table:table-cell>
          <table:table-cell office:value-type="float" office:value="59.2482" calcext:value-type="float">
            <text:p>59.2482</text:p>
          </table:table-cell>
          <table:table-cell office:value-type="float" office:value="38.177" calcext:value-type="float">
            <text:p>38.17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77.001" calcext:value-type="float">
            <text:p>77.001</text:p>
          </table:table-cell>
          <table:table-cell office:value-type="float" office:value="60.4441" calcext:value-type="float">
            <text:p>60.4441</text:p>
          </table:table-cell>
          <table:table-cell office:value-type="float" office:value="38.8137" calcext:value-type="float">
            <text:p>38.813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1.0852" calcext:value-type="float">
            <text:p>61.0852</text:p>
          </table:table-cell>
          <table:table-cell office:value-type="float" office:value="60.6877" calcext:value-type="float">
            <text:p>60.6877</text:p>
          </table:table-cell>
          <table:table-cell office:value-type="float" office:value="39.3416" calcext:value-type="float">
            <text:p>39.341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1.9107" calcext:value-type="float">
            <text:p>81.9107</text:p>
          </table:table-cell>
          <table:table-cell office:value-type="float" office:value="62.5977" calcext:value-type="float">
            <text:p>62.5977</text:p>
          </table:table-cell>
          <table:table-cell office:value-type="float" office:value="39.9716" calcext:value-type="float">
            <text:p>39.971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7.214" calcext:value-type="float">
            <text:p>77.214</text:p>
          </table:table-cell>
          <table:table-cell office:value-type="float" office:value="63.2313" calcext:value-type="float">
            <text:p>63.2313</text:p>
          </table:table-cell>
          <table:table-cell office:value-type="float" office:value="40.6009" calcext:value-type="float">
            <text:p>40.60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2.5087" calcext:value-type="float">
            <text:p>82.5087</text:p>
          </table:table-cell>
          <table:table-cell office:value-type="float" office:value="64.4625" calcext:value-type="float">
            <text:p>64.4625</text:p>
          </table:table-cell>
          <table:table-cell office:value-type="float" office:value="41.2689" calcext:value-type="float">
            <text:p>41.268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8.9588" calcext:value-type="float">
            <text:p>78.9588</text:p>
          </table:table-cell>
          <table:table-cell office:value-type="float" office:value="63.8798" calcext:value-type="float">
            <text:p>63.8798</text:p>
          </table:table-cell>
          <table:table-cell office:value-type="float" office:value="41.9072" calcext:value-type="float">
            <text:p>41.907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5.6387" calcext:value-type="float">
            <text:p>85.6387</text:p>
          </table:table-cell>
          <table:table-cell office:value-type="float" office:value="66.4499" calcext:value-type="float">
            <text:p>66.4499</text:p>
          </table:table-cell>
          <table:table-cell office:value-type="float" office:value="42.5418" calcext:value-type="float">
            <text:p>42.541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1.5836" calcext:value-type="float">
            <text:p>81.5836</text:p>
          </table:table-cell>
          <table:table-cell office:value-type="float" office:value="67.2068" calcext:value-type="float">
            <text:p>67.2068</text:p>
          </table:table-cell>
          <table:table-cell office:value-type="float" office:value="43.2703" calcext:value-type="float">
            <text:p>43.270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6.7925" calcext:value-type="float">
            <text:p>86.7925</text:p>
          </table:table-cell>
          <table:table-cell office:value-type="float" office:value="68.5294" calcext:value-type="float">
            <text:p>68.5294</text:p>
          </table:table-cell>
          <table:table-cell office:value-type="float" office:value="43.9454" calcext:value-type="float">
            <text:p>43.945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7.5455" calcext:value-type="float">
            <text:p>67.5455</text:p>
          </table:table-cell>
          <table:table-cell office:value-type="float" office:value="68.9204" calcext:value-type="float">
            <text:p>68.9204</text:p>
          </table:table-cell>
          <table:table-cell office:value-type="float" office:value="44.6869" calcext:value-type="float">
            <text:p>44.686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0.6804" calcext:value-type="float">
            <text:p>90.6804</text:p>
          </table:table-cell>
          <table:table-cell office:value-type="float" office:value="70.8185" calcext:value-type="float">
            <text:p>70.8185</text:p>
          </table:table-cell>
          <table:table-cell office:value-type="float" office:value="45.3794" calcext:value-type="float">
            <text:p>45.37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5.6768" calcext:value-type="float">
            <text:p>85.6768</text:p>
          </table:table-cell>
          <table:table-cell office:value-type="float" office:value="71.6075" calcext:value-type="float">
            <text:p>71.6075</text:p>
          </table:table-cell>
          <table:table-cell office:value-type="float" office:value="46.077" calcext:value-type="float">
            <text:p>46.07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2.9704" calcext:value-type="float">
            <text:p>92.9704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46.7639" calcext:value-type="float">
            <text:p>46.76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.6643" calcext:value-type="float">
            <text:p>62.6643</text:p>
          </table:table-cell>
          <table:table-cell office:value-type="float" office:value="71.6086" calcext:value-type="float">
            <text:p>71.6086</text:p>
          </table:table-cell>
          <table:table-cell office:value-type="float" office:value="47.4509" calcext:value-type="float">
            <text:p>47.4509</text:p>
          </table:table-cell>
        </table:table-row>
      </table:table>
      <table:table table:name="float_8" table:style-name="ta1">
        <table:shapes>
          <draw:frame draw:z-index="0" draw:style-name="gr1" draw:text-style-name="P1" svg:width="758.01pt" svg:height="385.51pt" svg:x="345.77pt" svg:y="5.27pt">
            <loext:p draw:notify-on-update-of-ranges="float_8.A1:float_8.A132 float_8.B1:float_8.B132 float_8.D1:float_8.D132 float_8.C1:float_8.C1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2293" calcext:value-type="float">
            <text:p>11.2293</text:p>
          </table:table-cell>
          <table:table-cell office:value-type="float" office:value="9.18259" calcext:value-type="float">
            <text:p>9.18259</text:p>
          </table:table-cell>
          <table:table-cell office:value-type="float" office:value="6.00607" calcext:value-type="float">
            <text:p>6.0060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.45601" calcext:value-type="float">
            <text:p>8.45601</text:p>
          </table:table-cell>
          <table:table-cell office:value-type="float" office:value="9.18135" calcext:value-type="float">
            <text:p>9.18135</text:p>
          </table:table-cell>
          <table:table-cell office:value-type="float" office:value="6.08909" calcext:value-type="float">
            <text:p>6.0890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.74183" calcext:value-type="float">
            <text:p>9.74183</text:p>
          </table:table-cell>
          <table:table-cell office:value-type="float" office:value="9.61722" calcext:value-type="float">
            <text:p>9.61722</text:p>
          </table:table-cell>
          <table:table-cell office:value-type="float" office:value="6.2603" calcext:value-type="float">
            <text:p>6.26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7.1579" calcext:value-type="float">
            <text:p>27.1579</text:p>
          </table:table-cell>
          <table:table-cell office:value-type="float" office:value="12.1775" calcext:value-type="float">
            <text:p>12.1775</text:p>
          </table:table-cell>
          <table:table-cell office:value-type="float" office:value="6.39581" calcext:value-type="float">
            <text:p>6.3958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.57344" calcext:value-type="float">
            <text:p>9.57344</text:p>
          </table:table-cell>
          <table:table-cell office:value-type="float" office:value="9.7789" calcext:value-type="float">
            <text:p>9.7789</text:p>
          </table:table-cell>
          <table:table-cell office:value-type="float" office:value="6.56514" calcext:value-type="float">
            <text:p>6.5651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.34214" calcext:value-type="float">
            <text:p>9.34214</text:p>
          </table:table-cell>
          <table:table-cell office:value-type="float" office:value="9.97178" calcext:value-type="float">
            <text:p>9.97178</text:p>
          </table:table-cell>
          <table:table-cell office:value-type="float" office:value="6.76429" calcext:value-type="float">
            <text:p>6.7642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.5886" calcext:value-type="float">
            <text:p>10.5886</text:p>
          </table:table-cell>
          <table:table-cell office:value-type="float" office:value="10.3886" calcext:value-type="float">
            <text:p>10.3886</text:p>
          </table:table-cell>
          <table:table-cell office:value-type="float" office:value="6.87064" calcext:value-type="float">
            <text:p>6.8706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.8381" calcext:value-type="float">
            <text:p>10.8381</text:p>
          </table:table-cell>
          <table:table-cell office:value-type="float" office:value="10.4407" calcext:value-type="float">
            <text:p>10.4407</text:p>
          </table:table-cell>
          <table:table-cell office:value-type="float" office:value="6.98708" calcext:value-type="float">
            <text:p>6.9870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1671" calcext:value-type="float">
            <text:p>11.1671</text:p>
          </table:table-cell>
          <table:table-cell office:value-type="float" office:value="10.6886" calcext:value-type="float">
            <text:p>10.6886</text:p>
          </table:table-cell>
          <table:table-cell office:value-type="float" office:value="7.17234" calcext:value-type="float">
            <text:p>7.1723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.8902" calcext:value-type="float">
            <text:p>10.8902</text:p>
          </table:table-cell>
          <table:table-cell office:value-type="float" office:value="10.8737" calcext:value-type="float">
            <text:p>10.8737</text:p>
          </table:table-cell>
          <table:table-cell office:value-type="float" office:value="7.32886" calcext:value-type="float">
            <text:p>7.3288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1.18" calcext:value-type="float">
            <text:p>11.18</text:p>
          </table:table-cell>
          <table:table-cell office:value-type="float" office:value="7.54461" calcext:value-type="float">
            <text:p>7.5446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3.6502" calcext:value-type="float">
            <text:p>13.6502</text:p>
          </table:table-cell>
          <table:table-cell office:value-type="float" office:value="11.431" calcext:value-type="float">
            <text:p>11.431</text:p>
          </table:table-cell>
          <table:table-cell office:value-type="float" office:value="7.63198" calcext:value-type="float">
            <text:p>7.6319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.8536" calcext:value-type="float">
            <text:p>10.8536</text:p>
          </table:table-cell>
          <table:table-cell office:value-type="float" office:value="11.6883" calcext:value-type="float">
            <text:p>11.6883</text:p>
          </table:table-cell>
          <table:table-cell office:value-type="float" office:value="7.82688" calcext:value-type="float">
            <text:p>7.8268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.2234" calcext:value-type="float">
            <text:p>10.2234</text:p>
          </table:table-cell>
          <table:table-cell office:value-type="float" office:value="11.8894" calcext:value-type="float">
            <text:p>11.8894</text:p>
          </table:table-cell>
          <table:table-cell office:value-type="float" office:value="8.00247" calcext:value-type="float">
            <text:p>8.0024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.9185" calcext:value-type="float">
            <text:p>10.9185</text:p>
          </table:table-cell>
          <table:table-cell office:value-type="float" office:value="12.2298" calcext:value-type="float">
            <text:p>12.2298</text:p>
          </table:table-cell>
          <table:table-cell office:value-type="float" office:value="8.1647" calcext:value-type="float">
            <text:p>8.164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.5886" calcext:value-type="float">
            <text:p>11.5886</text:p>
          </table:table-cell>
          <table:table-cell office:value-type="float" office:value="12.4554" calcext:value-type="float">
            <text:p>12.4554</text:p>
          </table:table-cell>
          <table:table-cell office:value-type="float" office:value="8.39343" calcext:value-type="float">
            <text:p>8.3934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.6228" calcext:value-type="float">
            <text:p>11.6228</text:p>
          </table:table-cell>
          <table:table-cell office:value-type="float" office:value="12.7864" calcext:value-type="float">
            <text:p>12.7864</text:p>
          </table:table-cell>
          <table:table-cell office:value-type="float" office:value="8.5285" calcext:value-type="float">
            <text:p>8.528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.191" calcext:value-type="float">
            <text:p>11.191</text:p>
          </table:table-cell>
          <table:table-cell office:value-type="float" office:value="12.9787" calcext:value-type="float">
            <text:p>12.9787</text:p>
          </table:table-cell>
          <table:table-cell office:value-type="float" office:value="8.69093" calcext:value-type="float">
            <text:p>8.6909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.1892" calcext:value-type="float">
            <text:p>12.1892</text:p>
          </table:table-cell>
          <table:table-cell office:value-type="float" office:value="13.4088" calcext:value-type="float">
            <text:p>13.4088</text:p>
          </table:table-cell>
          <table:table-cell office:value-type="float" office:value="8.92677" calcext:value-type="float">
            <text:p>8.9267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2153" calcext:value-type="float">
            <text:p>15.2153</text:p>
          </table:table-cell>
          <table:table-cell office:value-type="float" office:value="13.7022" calcext:value-type="float">
            <text:p>13.7022</text:p>
          </table:table-cell>
          <table:table-cell office:value-type="float" office:value="9.08543" calcext:value-type="float">
            <text:p>9.0854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.7931" calcext:value-type="float">
            <text:p>12.7931</text:p>
          </table:table-cell>
          <table:table-cell office:value-type="float" office:value="13.942" calcext:value-type="float">
            <text:p>13.942</text:p>
          </table:table-cell>
          <table:table-cell office:value-type="float" office:value="9.26732" calcext:value-type="float">
            <text:p>9.2673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312" calcext:value-type="float">
            <text:p>15.312</text:p>
          </table:table-cell>
          <table:table-cell office:value-type="float" office:value="14.1701" calcext:value-type="float">
            <text:p>14.1701</text:p>
          </table:table-cell>
          <table:table-cell office:value-type="float" office:value="9.45171" calcext:value-type="float">
            <text:p>9.4517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6.8084" calcext:value-type="float">
            <text:p>16.8084</text:p>
          </table:table-cell>
          <table:table-cell office:value-type="float" office:value="14.6274" calcext:value-type="float">
            <text:p>14.6274</text:p>
          </table:table-cell>
          <table:table-cell office:value-type="float" office:value="9.66623" calcext:value-type="float">
            <text:p>9.6662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6.6872" calcext:value-type="float">
            <text:p>16.6872</text:p>
          </table:table-cell>
          <table:table-cell office:value-type="float" office:value="14.822" calcext:value-type="float">
            <text:p>14.822</text:p>
          </table:table-cell>
          <table:table-cell office:value-type="float" office:value="9.839" calcext:value-type="float">
            <text:p>9.83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.2776" calcext:value-type="float">
            <text:p>17.2776</text:p>
          </table:table-cell>
          <table:table-cell office:value-type="float" office:value="15.2466" calcext:value-type="float">
            <text:p>15.2466</text:p>
          </table:table-cell>
          <table:table-cell office:value-type="float" office:value="10.0445" calcext:value-type="float">
            <text:p>10.04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.8964" calcext:value-type="float">
            <text:p>16.8964</text:p>
          </table:table-cell>
          <table:table-cell office:value-type="float" office:value="15.4627" calcext:value-type="float">
            <text:p>15.4627</text:p>
          </table:table-cell>
          <table:table-cell office:value-type="float" office:value="10.2293" calcext:value-type="float">
            <text:p>10.229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7.8919" calcext:value-type="float">
            <text:p>17.8919</text:p>
          </table:table-cell>
          <table:table-cell office:value-type="float" office:value="15.9099" calcext:value-type="float">
            <text:p>15.9099</text:p>
          </table:table-cell>
          <table:table-cell office:value-type="float" office:value="10.4697" calcext:value-type="float">
            <text:p>10.469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7.8523" calcext:value-type="float">
            <text:p>17.8523</text:p>
          </table:table-cell>
          <table:table-cell office:value-type="float" office:value="16.1012" calcext:value-type="float">
            <text:p>16.1012</text:p>
          </table:table-cell>
          <table:table-cell office:value-type="float" office:value="10.6588" calcext:value-type="float">
            <text:p>10.658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7231" calcext:value-type="float">
            <text:p>15.7231</text:p>
          </table:table-cell>
          <table:table-cell office:value-type="float" office:value="16.5357" calcext:value-type="float">
            <text:p>16.5357</text:p>
          </table:table-cell>
          <table:table-cell office:value-type="float" office:value="10.919" calcext:value-type="float">
            <text:p>10.91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0252" calcext:value-type="float">
            <text:p>15.0252</text:p>
          </table:table-cell>
          <table:table-cell office:value-type="float" office:value="16.6762" calcext:value-type="float">
            <text:p>16.6762</text:p>
          </table:table-cell>
          <table:table-cell office:value-type="float" office:value="11.0812" calcext:value-type="float">
            <text:p>11.08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.8466" calcext:value-type="float">
            <text:p>16.8466</text:p>
          </table:table-cell>
          <table:table-cell office:value-type="float" office:value="17.2254" calcext:value-type="float">
            <text:p>17.2254</text:p>
          </table:table-cell>
          <table:table-cell office:value-type="float" office:value="11.3048" calcext:value-type="float">
            <text:p>11.304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7.0668" calcext:value-type="float">
            <text:p>17.0668</text:p>
          </table:table-cell>
          <table:table-cell office:value-type="float" office:value="17.3528" calcext:value-type="float">
            <text:p>17.3528</text:p>
          </table:table-cell>
          <table:table-cell office:value-type="float" office:value="11.5729" calcext:value-type="float">
            <text:p>11.572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7.7366" calcext:value-type="float">
            <text:p>17.7366</text:p>
          </table:table-cell>
          <table:table-cell office:value-type="float" office:value="17.9712" calcext:value-type="float">
            <text:p>17.9712</text:p>
          </table:table-cell>
          <table:table-cell office:value-type="float" office:value="11.8165" calcext:value-type="float">
            <text:p>11.816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6.509" calcext:value-type="float">
            <text:p>16.509</text:p>
          </table:table-cell>
          <table:table-cell office:value-type="float" office:value="18.0544" calcext:value-type="float">
            <text:p>18.0544</text:p>
          </table:table-cell>
          <table:table-cell office:value-type="float" office:value="11.9748" calcext:value-type="float">
            <text:p>11.974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8.7707" calcext:value-type="float">
            <text:p>18.7707</text:p>
          </table:table-cell>
          <table:table-cell office:value-type="float" office:value="18.6593" calcext:value-type="float">
            <text:p>18.6593</text:p>
          </table:table-cell>
          <table:table-cell office:value-type="float" office:value="12.2427" calcext:value-type="float">
            <text:p>12.242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.9908" calcext:value-type="float">
            <text:p>25.9908</text:p>
          </table:table-cell>
          <table:table-cell office:value-type="float" office:value="19.2437" calcext:value-type="float">
            <text:p>19.2437</text:p>
          </table:table-cell>
          <table:table-cell office:value-type="float" office:value="12.4238" calcext:value-type="float">
            <text:p>12.423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9.4575" calcext:value-type="float">
            <text:p>19.4575</text:p>
          </table:table-cell>
          <table:table-cell office:value-type="float" office:value="19.4116" calcext:value-type="float">
            <text:p>19.4116</text:p>
          </table:table-cell>
          <table:table-cell office:value-type="float" office:value="12.6707" calcext:value-type="float">
            <text:p>12.670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8.2973" calcext:value-type="float">
            <text:p>18.2973</text:p>
          </table:table-cell>
          <table:table-cell office:value-type="float" office:value="19.4481" calcext:value-type="float">
            <text:p>19.4481</text:p>
          </table:table-cell>
          <table:table-cell office:value-type="float" office:value="12.9044" calcext:value-type="float">
            <text:p>12.904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.8841" calcext:value-type="float">
            <text:p>20.8841</text:p>
          </table:table-cell>
          <table:table-cell office:value-type="float" office:value="20.1521" calcext:value-type="float">
            <text:p>20.1521</text:p>
          </table:table-cell>
          <table:table-cell office:value-type="float" office:value="13.1467" calcext:value-type="float">
            <text:p>13.14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1.693" calcext:value-type="float">
            <text:p>21.693</text:p>
          </table:table-cell>
          <table:table-cell office:value-type="float" office:value="20.1997" calcext:value-type="float">
            <text:p>20.1997</text:p>
          </table:table-cell>
          <table:table-cell office:value-type="float" office:value="13.3929" calcext:value-type="float">
            <text:p>13.392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.7066" calcext:value-type="float">
            <text:p>19.7066</text:p>
          </table:table-cell>
          <table:table-cell office:value-type="float" office:value="21.0451" calcext:value-type="float">
            <text:p>21.0451</text:p>
          </table:table-cell>
          <table:table-cell office:value-type="float" office:value="13.662" calcext:value-type="float">
            <text:p>13.66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8.4617" calcext:value-type="float">
            <text:p>18.4617</text:p>
          </table:table-cell>
          <table:table-cell office:value-type="float" office:value="20.9145" calcext:value-type="float">
            <text:p>20.9145</text:p>
          </table:table-cell>
          <table:table-cell office:value-type="float" office:value="13.8697" calcext:value-type="float">
            <text:p>13.869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.4004" calcext:value-type="float">
            <text:p>20.4004</text:p>
          </table:table-cell>
          <table:table-cell office:value-type="float" office:value="21.6676" calcext:value-type="float">
            <text:p>21.6676</text:p>
          </table:table-cell>
          <table:table-cell office:value-type="float" office:value="14.1274" calcext:value-type="float">
            <text:p>14.127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4.6685" calcext:value-type="float">
            <text:p>24.6685</text:p>
          </table:table-cell>
          <table:table-cell office:value-type="float" office:value="21.8114" calcext:value-type="float">
            <text:p>21.8114</text:p>
          </table:table-cell>
          <table:table-cell office:value-type="float" office:value="14.3864" calcext:value-type="float">
            <text:p>14.386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.3856" calcext:value-type="float">
            <text:p>21.3856</text:p>
          </table:table-cell>
          <table:table-cell office:value-type="float" office:value="22.5698" calcext:value-type="float">
            <text:p>22.5698</text:p>
          </table:table-cell>
          <table:table-cell office:value-type="float" office:value="14.6679" calcext:value-type="float">
            <text:p>14.667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0.2881" calcext:value-type="float">
            <text:p>20.2881</text:p>
          </table:table-cell>
          <table:table-cell office:value-type="float" office:value="22.4228" calcext:value-type="float">
            <text:p>22.4228</text:p>
          </table:table-cell>
          <table:table-cell office:value-type="float" office:value="14.9228" calcext:value-type="float">
            <text:p>14.922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2.2738" calcext:value-type="float">
            <text:p>22.2738</text:p>
          </table:table-cell>
          <table:table-cell office:value-type="float" office:value="23.4281" calcext:value-type="float">
            <text:p>23.4281</text:p>
          </table:table-cell>
          <table:table-cell office:value-type="float" office:value="15.2051" calcext:value-type="float">
            <text:p>15.205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5.6102" calcext:value-type="float">
            <text:p>25.6102</text:p>
          </table:table-cell>
          <table:table-cell office:value-type="float" office:value="23.3595" calcext:value-type="float">
            <text:p>23.3595</text:p>
          </table:table-cell>
          <table:table-cell office:value-type="float" office:value="15.5097" calcext:value-type="float">
            <text:p>15.509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6.1695" calcext:value-type="float">
            <text:p>26.1695</text:p>
          </table:table-cell>
          <table:table-cell office:value-type="float" office:value="24.2547" calcext:value-type="float">
            <text:p>24.2547</text:p>
          </table:table-cell>
          <table:table-cell office:value-type="float" office:value="15.7641" calcext:value-type="float">
            <text:p>15.764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4.5556" calcext:value-type="float">
            <text:p>24.5556</text:p>
          </table:table-cell>
          <table:table-cell office:value-type="float" office:value="24.2626" calcext:value-type="float">
            <text:p>24.2626</text:p>
          </table:table-cell>
          <table:table-cell office:value-type="float" office:value="16.0307" calcext:value-type="float">
            <text:p>16.030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3337" calcext:value-type="float">
            <text:p>27.3337</text:p>
          </table:table-cell>
          <table:table-cell office:value-type="float" office:value="25.0891" calcext:value-type="float">
            <text:p>25.0891</text:p>
          </table:table-cell>
          <table:table-cell office:value-type="float" office:value="16.3001" calcext:value-type="float">
            <text:p>16.300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3.2793" calcext:value-type="float">
            <text:p>33.2793</text:p>
          </table:table-cell>
          <table:table-cell office:value-type="float" office:value="25.2682" calcext:value-type="float">
            <text:p>25.2682</text:p>
          </table:table-cell>
          <table:table-cell office:value-type="float" office:value="16.5586" calcext:value-type="float">
            <text:p>16.558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5.0447" calcext:value-type="float">
            <text:p>25.0447</text:p>
          </table:table-cell>
          <table:table-cell office:value-type="float" office:value="25.9311" calcext:value-type="float">
            <text:p>25.9311</text:p>
          </table:table-cell>
          <table:table-cell office:value-type="float" office:value="16.8614" calcext:value-type="float">
            <text:p>16.861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3.7609" calcext:value-type="float">
            <text:p>23.7609</text:p>
          </table:table-cell>
          <table:table-cell office:value-type="float" office:value="25.7864" calcext:value-type="float">
            <text:p>25.7864</text:p>
          </table:table-cell>
          <table:table-cell office:value-type="float" office:value="17.1181" calcext:value-type="float">
            <text:p>17.118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5.9881" calcext:value-type="float">
            <text:p>25.9881</text:p>
          </table:table-cell>
          <table:table-cell office:value-type="float" office:value="26.873" calcext:value-type="float">
            <text:p>26.873</text:p>
          </table:table-cell>
          <table:table-cell office:value-type="float" office:value="17.4637" calcext:value-type="float">
            <text:p>17.463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5.8665" calcext:value-type="float">
            <text:p>25.8665</text:p>
          </table:table-cell>
          <table:table-cell office:value-type="float" office:value="26.7019" calcext:value-type="float">
            <text:p>26.7019</text:p>
          </table:table-cell>
          <table:table-cell office:value-type="float" office:value="17.7956" calcext:value-type="float">
            <text:p>17.795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6.7746" calcext:value-type="float">
            <text:p>26.7746</text:p>
          </table:table-cell>
          <table:table-cell office:value-type="float" office:value="27.6903" calcext:value-type="float">
            <text:p>27.6903</text:p>
          </table:table-cell>
          <table:table-cell office:value-type="float" office:value="17.994" calcext:value-type="float">
            <text:p>17.99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27.8895" calcext:value-type="float">
            <text:p>27.8895</text:p>
          </table:table-cell>
          <table:table-cell office:value-type="float" office:value="18.3419" calcext:value-type="float">
            <text:p>18.341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8.4177" calcext:value-type="float">
            <text:p>28.4177</text:p>
          </table:table-cell>
          <table:table-cell office:value-type="float" office:value="28.7096" calcext:value-type="float">
            <text:p>28.7096</text:p>
          </table:table-cell>
          <table:table-cell office:value-type="float" office:value="18.6039" calcext:value-type="float">
            <text:p>18.603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3.4497" calcext:value-type="float">
            <text:p>33.4497</text:p>
          </table:table-cell>
          <table:table-cell office:value-type="float" office:value="28.6891" calcext:value-type="float">
            <text:p>28.6891</text:p>
          </table:table-cell>
          <table:table-cell office:value-type="float" office:value="18.9067" calcext:value-type="float">
            <text:p>18.906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9.3634" calcext:value-type="float">
            <text:p>29.3634</text:p>
          </table:table-cell>
          <table:table-cell office:value-type="float" office:value="29.5535" calcext:value-type="float">
            <text:p>29.5535</text:p>
          </table:table-cell>
          <table:table-cell office:value-type="float" office:value="19.214" calcext:value-type="float">
            <text:p>19.21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7.8201" calcext:value-type="float">
            <text:p>27.8201</text:p>
          </table:table-cell>
          <table:table-cell office:value-type="float" office:value="29.47" calcext:value-type="float">
            <text:p>29.47</text:p>
          </table:table-cell>
          <table:table-cell office:value-type="float" office:value="19.5391" calcext:value-type="float">
            <text:p>19.539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0.5048" calcext:value-type="float">
            <text:p>30.5048</text:p>
          </table:table-cell>
          <table:table-cell office:value-type="float" office:value="30.5887" calcext:value-type="float">
            <text:p>30.5887</text:p>
          </table:table-cell>
          <table:table-cell office:value-type="float" office:value="19.8418" calcext:value-type="float">
            <text:p>19.841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8.0436" calcext:value-type="float">
            <text:p>28.0436</text:p>
          </table:table-cell>
          <table:table-cell office:value-type="float" office:value="30.4501" calcext:value-type="float">
            <text:p>30.4501</text:p>
          </table:table-cell>
          <table:table-cell office:value-type="float" office:value="20.1551" calcext:value-type="float">
            <text:p>20.155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0.0116" calcext:value-type="float">
            <text:p>30.0116</text:p>
          </table:table-cell>
          <table:table-cell office:value-type="float" office:value="31.6059" calcext:value-type="float">
            <text:p>31.6059</text:p>
          </table:table-cell>
          <table:table-cell office:value-type="float" office:value="20.4824" calcext:value-type="float">
            <text:p>20.482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7.6508" calcext:value-type="float">
            <text:p>27.6508</text:p>
          </table:table-cell>
          <table:table-cell office:value-type="float" office:value="31.5434" calcext:value-type="float">
            <text:p>31.5434</text:p>
          </table:table-cell>
          <table:table-cell office:value-type="float" office:value="21.0023" calcext:value-type="float">
            <text:p>21.002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1.1766" calcext:value-type="float">
            <text:p>31.1766</text:p>
          </table:table-cell>
          <table:table-cell office:value-type="float" office:value="32.5389" calcext:value-type="float">
            <text:p>32.5389</text:p>
          </table:table-cell>
          <table:table-cell office:value-type="float" office:value="21.1702" calcext:value-type="float">
            <text:p>21.170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1.3325" calcext:value-type="float">
            <text:p>81.3325</text:p>
          </table:table-cell>
          <table:table-cell office:value-type="float" office:value="34.4054" calcext:value-type="float">
            <text:p>34.4054</text:p>
          </table:table-cell>
          <table:table-cell office:value-type="float" office:value="21.6861" calcext:value-type="float">
            <text:p>21.686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2.1531" calcext:value-type="float">
            <text:p>32.1531</text:p>
          </table:table-cell>
          <table:table-cell office:value-type="float" office:value="33.825" calcext:value-type="float">
            <text:p>33.825</text:p>
          </table:table-cell>
          <table:table-cell office:value-type="float" office:value="21.8863" calcext:value-type="float">
            <text:p>21.886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34.5754" calcext:value-type="float">
            <text:p>34.5754</text:p>
          </table:table-cell>
          <table:table-cell office:value-type="float" office:value="22.1587" calcext:value-type="float">
            <text:p>22.158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5.8552" calcext:value-type="float">
            <text:p>35.8552</text:p>
          </table:table-cell>
          <table:table-cell office:value-type="float" office:value="34.8963" calcext:value-type="float">
            <text:p>34.8963</text:p>
          </table:table-cell>
          <table:table-cell office:value-type="float" office:value="22.7414" calcext:value-type="float">
            <text:p>22.741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6.9477" calcext:value-type="float">
            <text:p>36.9477</text:p>
          </table:table-cell>
          <table:table-cell office:value-type="float" office:value="35.2899" calcext:value-type="float">
            <text:p>35.2899</text:p>
          </table:table-cell>
          <table:table-cell office:value-type="float" office:value="23.2001" calcext:value-type="float">
            <text:p>23.200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7.5163" calcext:value-type="float">
            <text:p>37.5163</text:p>
          </table:table-cell>
          <table:table-cell office:value-type="float" office:value="35.7935" calcext:value-type="float">
            <text:p>35.7935</text:p>
          </table:table-cell>
          <table:table-cell office:value-type="float" office:value="23.1938" calcext:value-type="float">
            <text:p>23.193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5.3581" calcext:value-type="float">
            <text:p>35.3581</text:p>
          </table:table-cell>
          <table:table-cell office:value-type="float" office:value="35.5784" calcext:value-type="float">
            <text:p>35.5784</text:p>
          </table:table-cell>
          <table:table-cell office:value-type="float" office:value="23.5403" calcext:value-type="float">
            <text:p>23.540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5.7136" calcext:value-type="float">
            <text:p>35.7136</text:p>
          </table:table-cell>
          <table:table-cell office:value-type="float" office:value="36.8662" calcext:value-type="float">
            <text:p>36.8662</text:p>
          </table:table-cell>
          <table:table-cell office:value-type="float" office:value="23.9073" calcext:value-type="float">
            <text:p>23.90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3.2288" calcext:value-type="float">
            <text:p>43.2288</text:p>
          </table:table-cell>
          <table:table-cell office:value-type="float" office:value="36.7994" calcext:value-type="float">
            <text:p>36.7994</text:p>
          </table:table-cell>
          <table:table-cell office:value-type="float" office:value="24.2393" calcext:value-type="float">
            <text:p>24.239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6.6352" calcext:value-type="float">
            <text:p>36.6352</text:p>
          </table:table-cell>
          <table:table-cell office:value-type="float" office:value="37.9199" calcext:value-type="float">
            <text:p>37.9199</text:p>
          </table:table-cell>
          <table:table-cell office:value-type="float" office:value="24.5961" calcext:value-type="float">
            <text:p>24.596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3.6998" calcext:value-type="float">
            <text:p>33.6998</text:p>
          </table:table-cell>
          <table:table-cell office:value-type="float" office:value="37.6614" calcext:value-type="float">
            <text:p>37.6614</text:p>
          </table:table-cell>
          <table:table-cell office:value-type="float" office:value="24.9869" calcext:value-type="float">
            <text:p>24.986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8.0726" calcext:value-type="float">
            <text:p>38.0726</text:p>
          </table:table-cell>
          <table:table-cell office:value-type="float" office:value="39.0788" calcext:value-type="float">
            <text:p>39.0788</text:p>
          </table:table-cell>
          <table:table-cell office:value-type="float" office:value="25.3639" calcext:value-type="float">
            <text:p>25.363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6.0725" calcext:value-type="float">
            <text:p>36.0725</text:p>
          </table:table-cell>
          <table:table-cell office:value-type="float" office:value="38.8465" calcext:value-type="float">
            <text:p>38.8465</text:p>
          </table:table-cell>
          <table:table-cell office:value-type="float" office:value="25.7271" calcext:value-type="float">
            <text:p>25.727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.5783" calcext:value-type="float">
            <text:p>39.5783</text:p>
          </table:table-cell>
          <table:table-cell office:value-type="float" office:value="40.3069" calcext:value-type="float">
            <text:p>40.3069</text:p>
          </table:table-cell>
          <table:table-cell office:value-type="float" office:value="26.0941" calcext:value-type="float">
            <text:p>26.094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6.4632" calcext:value-type="float">
            <text:p>36.4632</text:p>
          </table:table-cell>
          <table:table-cell office:value-type="float" office:value="39.9566" calcext:value-type="float">
            <text:p>39.9566</text:p>
          </table:table-cell>
          <table:table-cell office:value-type="float" office:value="26.4736" calcext:value-type="float">
            <text:p>26.473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.2971" calcext:value-type="float">
            <text:p>41.2971</text:p>
          </table:table-cell>
          <table:table-cell office:value-type="float" office:value="41.447" calcext:value-type="float">
            <text:p>41.447</text:p>
          </table:table-cell>
          <table:table-cell office:value-type="float" office:value="26.9641" calcext:value-type="float">
            <text:p>26.964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52.5319" calcext:value-type="float">
            <text:p>52.5319</text:p>
          </table:table-cell>
          <table:table-cell office:value-type="float" office:value="41.7084" calcext:value-type="float">
            <text:p>41.7084</text:p>
          </table:table-cell>
          <table:table-cell office:value-type="float" office:value="27.3024" calcext:value-type="float">
            <text:p>27.302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0.1802" calcext:value-type="float">
            <text:p>40.1802</text:p>
          </table:table-cell>
          <table:table-cell office:value-type="float" office:value="42.7219" calcext:value-type="float">
            <text:p>42.7219</text:p>
          </table:table-cell>
          <table:table-cell office:value-type="float" office:value="27.7148" calcext:value-type="float">
            <text:p>27.714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7.1417" calcext:value-type="float">
            <text:p>37.1417</text:p>
          </table:table-cell>
          <table:table-cell office:value-type="float" office:value="42.3061" calcext:value-type="float">
            <text:p>42.3061</text:p>
          </table:table-cell>
          <table:table-cell office:value-type="float" office:value="28.0936" calcext:value-type="float">
            <text:p>28.093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1.4751" calcext:value-type="float">
            <text:p>41.4751</text:p>
          </table:table-cell>
          <table:table-cell office:value-type="float" office:value="43.9326" calcext:value-type="float">
            <text:p>43.9326</text:p>
          </table:table-cell>
          <table:table-cell office:value-type="float" office:value="28.5134" calcext:value-type="float">
            <text:p>28.513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1.789" calcext:value-type="float">
            <text:p>41.789</text:p>
          </table:table-cell>
          <table:table-cell office:value-type="float" office:value="43.7157" calcext:value-type="float">
            <text:p>43.7157</text:p>
          </table:table-cell>
          <table:table-cell office:value-type="float" office:value="28.8945" calcext:value-type="float">
            <text:p>28.894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3.0714" calcext:value-type="float">
            <text:p>43.0714</text:p>
          </table:table-cell>
          <table:table-cell office:value-type="float" office:value="45.1885" calcext:value-type="float">
            <text:p>45.1885</text:p>
          </table:table-cell>
          <table:table-cell office:value-type="float" office:value="29.3261" calcext:value-type="float">
            <text:p>29.3261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1.7395" calcext:value-type="float">
            <text:p>41.7395</text:p>
          </table:table-cell>
          <table:table-cell office:value-type="float" office:value="44.8712" calcext:value-type="float">
            <text:p>44.8712</text:p>
          </table:table-cell>
          <table:table-cell office:value-type="float" office:value="29.768" calcext:value-type="float">
            <text:p>29.76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7.3606" calcext:value-type="float">
            <text:p>47.3606</text:p>
          </table:table-cell>
          <table:table-cell office:value-type="float" office:value="47.5204" calcext:value-type="float">
            <text:p>47.5204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6.5973" calcext:value-type="float">
            <text:p>56.5973</text:p>
          </table:table-cell>
          <table:table-cell office:value-type="float" office:value="46.3698" calcext:value-type="float">
            <text:p>46.3698</text:p>
          </table:table-cell>
          <table:table-cell office:value-type="float" office:value="30.5938" calcext:value-type="float">
            <text:p>30.593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8.7559" calcext:value-type="float">
            <text:p>48.7559</text:p>
          </table:table-cell>
          <table:table-cell office:value-type="float" office:value="47.864" calcext:value-type="float">
            <text:p>47.864</text:p>
          </table:table-cell>
          <table:table-cell office:value-type="float" office:value="31.0446" calcext:value-type="float">
            <text:p>31.044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2.227" calcext:value-type="float">
            <text:p>42.227</text:p>
          </table:table-cell>
          <table:table-cell office:value-type="float" office:value="47.3548" calcext:value-type="float">
            <text:p>47.3548</text:p>
          </table:table-cell>
          <table:table-cell office:value-type="float" office:value="31.4365" calcext:value-type="float">
            <text:p>31.436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7.1189" calcext:value-type="float">
            <text:p>47.1189</text:p>
          </table:table-cell>
          <table:table-cell office:value-type="float" office:value="49.0842" calcext:value-type="float">
            <text:p>49.0842</text:p>
          </table:table-cell>
          <table:table-cell office:value-type="float" office:value="31.8962" calcext:value-type="float">
            <text:p>31.896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7.6996" calcext:value-type="float">
            <text:p>47.6996</text:p>
          </table:table-cell>
          <table:table-cell office:value-type="float" office:value="48.7699" calcext:value-type="float">
            <text:p>48.7699</text:p>
          </table:table-cell>
          <table:table-cell office:value-type="float" office:value="32.3183" calcext:value-type="float">
            <text:p>32.318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8.3861" calcext:value-type="float">
            <text:p>48.3861</text:p>
          </table:table-cell>
          <table:table-cell office:value-type="float" office:value="50.5179" calcext:value-type="float">
            <text:p>50.5179</text:p>
          </table:table-cell>
          <table:table-cell office:value-type="float" office:value="32.7608" calcext:value-type="float">
            <text:p>32.760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4.4974" calcext:value-type="float">
            <text:p>44.4974</text:p>
          </table:table-cell>
          <table:table-cell office:value-type="float" office:value="50.0177" calcext:value-type="float">
            <text:p>50.0177</text:p>
          </table:table-cell>
          <table:table-cell office:value-type="float" office:value="33.206" calcext:value-type="float">
            <text:p>33.20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0.467" calcext:value-type="float">
            <text:p>50.467</text:p>
          </table:table-cell>
          <table:table-cell office:value-type="float" office:value="51.7628" calcext:value-type="float">
            <text:p>51.7628</text:p>
          </table:table-cell>
          <table:table-cell office:value-type="float" office:value="33.5865" calcext:value-type="float">
            <text:p>33.586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7.2579" calcext:value-type="float">
            <text:p>77.2579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34.0394" calcext:value-type="float">
            <text:p>34.03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.7592" calcext:value-type="float">
            <text:p>52.7592</text:p>
          </table:table-cell>
          <table:table-cell office:value-type="float" office:value="53.1755" calcext:value-type="float">
            <text:p>53.1755</text:p>
          </table:table-cell>
          <table:table-cell office:value-type="float" office:value="35.0119" calcext:value-type="float">
            <text:p>35.011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8.1311" calcext:value-type="float">
            <text:p>48.1311</text:p>
          </table:table-cell>
          <table:table-cell office:value-type="float" office:value="52.8119" calcext:value-type="float">
            <text:p>52.8119</text:p>
          </table:table-cell>
          <table:table-cell office:value-type="float" office:value="34.9916" calcext:value-type="float">
            <text:p>34.991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4.139" calcext:value-type="float">
            <text:p>54.139</text:p>
          </table:table-cell>
          <table:table-cell office:value-type="float" office:value="54.7188" calcext:value-type="float">
            <text:p>54.7188</text:p>
          </table:table-cell>
          <table:table-cell office:value-type="float" office:value="35.4574" calcext:value-type="float">
            <text:p>35.457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2.4934" calcext:value-type="float">
            <text:p>52.4934</text:p>
          </table:table-cell>
          <table:table-cell office:value-type="float" office:value="54.2638" calcext:value-type="float">
            <text:p>54.2638</text:p>
          </table:table-cell>
          <table:table-cell office:value-type="float" office:value="35.889" calcext:value-type="float">
            <text:p>35.88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2.7302" calcext:value-type="float">
            <text:p>52.7302</text:p>
          </table:table-cell>
          <table:table-cell office:value-type="float" office:value="56.0259" calcext:value-type="float">
            <text:p>56.0259</text:p>
          </table:table-cell>
          <table:table-cell office:value-type="float" office:value="36.3623" calcext:value-type="float">
            <text:p>36.36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8.6974" calcext:value-type="float">
            <text:p>48.6974</text:p>
          </table:table-cell>
          <table:table-cell office:value-type="float" office:value="55.5582" calcext:value-type="float">
            <text:p>55.5582</text:p>
          </table:table-cell>
          <table:table-cell office:value-type="float" office:value="36.851" calcext:value-type="float">
            <text:p>36.85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5.2157" calcext:value-type="float">
            <text:p>55.2157</text:p>
          </table:table-cell>
          <table:table-cell office:value-type="float" office:value="57.6521" calcext:value-type="float">
            <text:p>57.6521</text:p>
          </table:table-cell>
          <table:table-cell office:value-type="float" office:value="37.3455" calcext:value-type="float">
            <text:p>37.3455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6.3266" calcext:value-type="float">
            <text:p>66.3266</text:p>
          </table:table-cell>
          <table:table-cell office:value-type="float" office:value="57.5358" calcext:value-type="float">
            <text:p>57.5358</text:p>
          </table:table-cell>
          <table:table-cell office:value-type="float" office:value="37.8229" calcext:value-type="float">
            <text:p>37.822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0.0109" calcext:value-type="float">
            <text:p>60.0109</text:p>
          </table:table-cell>
          <table:table-cell office:value-type="float" office:value="59.2124" calcext:value-type="float">
            <text:p>59.2124</text:p>
          </table:table-cell>
          <table:table-cell office:value-type="float" office:value="38.3222" calcext:value-type="float">
            <text:p>38.322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5.0329" calcext:value-type="float">
            <text:p>55.0329</text:p>
          </table:table-cell>
          <table:table-cell office:value-type="float" office:value="58.8475" calcext:value-type="float">
            <text:p>58.8475</text:p>
          </table:table-cell>
          <table:table-cell office:value-type="float" office:value="38.9537" calcext:value-type="float">
            <text:p>38.953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1.4032" calcext:value-type="float">
            <text:p>61.4032</text:p>
          </table:table-cell>
          <table:table-cell office:value-type="float" office:value="60.7338" calcext:value-type="float">
            <text:p>60.7338</text:p>
          </table:table-cell>
          <table:table-cell office:value-type="float" office:value="39.3511" calcext:value-type="float">
            <text:p>39.351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0.9425" calcext:value-type="float">
            <text:p>60.9425</text:p>
          </table:table-cell>
          <table:table-cell office:value-type="float" office:value="60.283" calcext:value-type="float">
            <text:p>60.283</text:p>
          </table:table-cell>
          <table:table-cell office:value-type="float" office:value="39.9289" calcext:value-type="float">
            <text:p>39.928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8.1753" calcext:value-type="float">
            <text:p>58.1753</text:p>
          </table:table-cell>
          <table:table-cell office:value-type="float" office:value="62.364" calcext:value-type="float">
            <text:p>62.364</text:p>
          </table:table-cell>
          <table:table-cell office:value-type="float" office:value="40.3955" calcext:value-type="float">
            <text:p>40.395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5.309" calcext:value-type="float">
            <text:p>55.309</text:p>
          </table:table-cell>
          <table:table-cell office:value-type="float" office:value="61.7944" calcext:value-type="float">
            <text:p>61.7944</text:p>
          </table:table-cell>
          <table:table-cell office:value-type="float" office:value="40.9121" calcext:value-type="float">
            <text:p>40.912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3.4458" calcext:value-type="float">
            <text:p>63.4458</text:p>
          </table:table-cell>
          <table:table-cell office:value-type="float" office:value="63.886" calcext:value-type="float">
            <text:p>63.886</text:p>
          </table:table-cell>
          <table:table-cell office:value-type="float" office:value="41.4812" calcext:value-type="float">
            <text:p>41.481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8.9104" calcext:value-type="float">
            <text:p>78.9104</text:p>
          </table:table-cell>
          <table:table-cell office:value-type="float" office:value="63.9603" calcext:value-type="float">
            <text:p>63.9603</text:p>
          </table:table-cell>
          <table:table-cell office:value-type="float" office:value="42.0344" calcext:value-type="float">
            <text:p>42.034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5.1362" calcext:value-type="float">
            <text:p>65.1362</text:p>
          </table:table-cell>
          <table:table-cell office:value-type="float" office:value="65.4877" calcext:value-type="float">
            <text:p>65.4877</text:p>
          </table:table-cell>
          <table:table-cell office:value-type="float" office:value="42.442" calcext:value-type="float">
            <text:p>42.44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7.9214" calcext:value-type="float">
            <text:p>57.9214</text:p>
          </table:table-cell>
          <table:table-cell office:value-type="float" office:value="64.8121" calcext:value-type="float">
            <text:p>64.8121</text:p>
          </table:table-cell>
          <table:table-cell office:value-type="float" office:value="42.938" calcext:value-type="float">
            <text:p>42.93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3.9766" calcext:value-type="float">
            <text:p>63.9766</text:p>
          </table:table-cell>
          <table:table-cell office:value-type="float" office:value="67.2199" calcext:value-type="float">
            <text:p>67.2199</text:p>
          </table:table-cell>
          <table:table-cell office:value-type="float" office:value="43.4672" calcext:value-type="float">
            <text:p>43.467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70.7718" calcext:value-type="float">
            <text:p>70.7718</text:p>
          </table:table-cell>
          <table:table-cell office:value-type="float" office:value="66.5447" calcext:value-type="float">
            <text:p>66.5447</text:p>
          </table:table-cell>
          <table:table-cell office:value-type="float" office:value="44.0017" calcext:value-type="float">
            <text:p>44.001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5.9094" calcext:value-type="float">
            <text:p>65.9094</text:p>
          </table:table-cell>
          <table:table-cell office:value-type="float" office:value="68.5601" calcext:value-type="float">
            <text:p>68.5601</text:p>
          </table:table-cell>
          <table:table-cell office:value-type="float" office:value="44.5379" calcext:value-type="float">
            <text:p>44.537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67.9063" calcext:value-type="float">
            <text:p>67.9063</text:p>
          </table:table-cell>
          <table:table-cell office:value-type="float" office:value="45.0969" calcext:value-type="float">
            <text:p>45.096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8.5062" calcext:value-type="float">
            <text:p>68.5062</text:p>
          </table:table-cell>
          <table:table-cell office:value-type="float" office:value="70.6243" calcext:value-type="float">
            <text:p>70.6243</text:p>
          </table:table-cell>
          <table:table-cell office:value-type="float" office:value="45.6518" calcext:value-type="float">
            <text:p>45.651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1.0895" calcext:value-type="float">
            <text:p>81.0895</text:p>
          </table:table-cell>
          <table:table-cell office:value-type="float" office:value="70.1947" calcext:value-type="float">
            <text:p>70.1947</text:p>
          </table:table-cell>
          <table:table-cell office:value-type="float" office:value="46.2009" calcext:value-type="float">
            <text:p>46.200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.4269" calcext:value-type="float">
            <text:p>70.4269</text:p>
          </table:table-cell>
          <table:table-cell office:value-type="float" office:value="72.3919" calcext:value-type="float">
            <text:p>72.3919</text:p>
          </table:table-cell>
          <table:table-cell office:value-type="float" office:value="46.7956" calcext:value-type="float">
            <text:p>46.7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.4203" calcext:value-type="float">
            <text:p>65.4203</text:p>
          </table:table-cell>
          <table:table-cell office:value-type="float" office:value="71.4245" calcext:value-type="float">
            <text:p>71.4245</text:p>
          </table:table-cell>
          <table:table-cell office:value-type="float" office:value="47.317" calcext:value-type="float">
            <text:p>47.31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3.5142" calcext:value-type="float">
            <text:p>73.5142</text:p>
          </table:table-cell>
          <table:table-cell office:value-type="float" office:value="73.9196" calcext:value-type="float">
            <text:p>73.9196</text:p>
          </table:table-cell>
          <table:table-cell office:value-type="float" office:value="47.9141" calcext:value-type="float">
            <text:p>47.91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.1312" calcext:value-type="float">
            <text:p>79.1312</text:p>
          </table:table-cell>
          <table:table-cell office:value-type="float" office:value="73.4778" calcext:value-type="float">
            <text:p>73.4778</text:p>
          </table:table-cell>
          <table:table-cell office:value-type="float" office:value="48.6225" calcext:value-type="float">
            <text:p>48.622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1.3355" calcext:value-type="float">
            <text:p>71.3355</text:p>
          </table:table-cell>
          <table:table-cell office:value-type="float" office:value="76.0134" calcext:value-type="float">
            <text:p>76.0134</text:p>
          </table:table-cell>
          <table:table-cell office:value-type="float" office:value="49.194" calcext:value-type="float">
            <text:p>49.19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6.0774" calcext:value-type="float">
            <text:p>66.0774</text:p>
          </table:table-cell>
          <table:table-cell office:value-type="float" office:value="75.0068" calcext:value-type="float">
            <text:p>75.0068</text:p>
          </table:table-cell>
          <table:table-cell office:value-type="float" office:value="49.8196" calcext:value-type="float">
            <text:p>49.819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7.1481" calcext:value-type="float">
            <text:p>77.1481</text:p>
          </table:table-cell>
          <table:table-cell office:value-type="float" office:value="77.5946" calcext:value-type="float">
            <text:p>77.5946</text:p>
          </table:table-cell>
          <table:table-cell office:value-type="float" office:value="50.3637" calcext:value-type="float">
            <text:p>50.36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6.126" calcext:value-type="float">
            <text:p>236.126</text:p>
          </table:table-cell>
          <table:table-cell office:value-type="float" office:value="95.4371" calcext:value-type="float">
            <text:p>95.4371</text:p>
          </table:table-cell>
          <table:table-cell office:value-type="float" office:value="51.002" calcext:value-type="float">
            <text:p>51.002</text:p>
          </table:table-cell>
        </table:table-row>
      </table:table>
      <table:table table:name="float_1" table:style-name="ta1">
        <table:shapes>
          <draw:frame draw:z-index="0" draw:style-name="gr1" draw:text-style-name="P1" svg:width="758.01pt" svg:height="385.51pt" svg:x="320.03pt" svg:y="12.02pt">
            <loext:p draw:notify-on-update-of-ranges="float_1.A1:float_1.A132 float_1.B1:float_1.B101 float_1.D1:float_1.D101 float_1.C1:float_1.C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67396" calcext:value-type="float">
            <text:p>9.67396</text:p>
          </table:table-cell>
          <table:table-cell office:value-type="float" office:value="9.32351" calcext:value-type="float">
            <text:p>9.32351</text:p>
          </table:table-cell>
          <table:table-cell office:value-type="float" office:value="6.19179" calcext:value-type="float">
            <text:p>6.1917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.9631" calcext:value-type="float">
            <text:p>11.9631</text:p>
          </table:table-cell>
          <table:table-cell office:value-type="float" office:value="9.21735" calcext:value-type="float">
            <text:p>9.21735</text:p>
          </table:table-cell>
          <table:table-cell office:value-type="float" office:value="5.94502" calcext:value-type="float">
            <text:p>5.945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.669" calcext:value-type="float">
            <text:p>11.669</text:p>
          </table:table-cell>
          <table:table-cell office:value-type="float" office:value="9.52713" calcext:value-type="float">
            <text:p>9.52713</text:p>
          </table:table-cell>
          <table:table-cell office:value-type="float" office:value="6.01464" calcext:value-type="float">
            <text:p>6.0146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9.41179" calcext:value-type="float">
            <text:p>9.41179</text:p>
          </table:table-cell>
          <table:table-cell office:value-type="float" office:value="6.26483" calcext:value-type="float">
            <text:p>6.2648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.8171" calcext:value-type="float">
            <text:p>11.8171</text:p>
          </table:table-cell>
          <table:table-cell office:value-type="float" office:value="9.63346" calcext:value-type="float">
            <text:p>9.63346</text:p>
          </table:table-cell>
          <table:table-cell office:value-type="float" office:value="6.09969" calcext:value-type="float">
            <text:p>6.0996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2.1899" calcext:value-type="float">
            <text:p>12.1899</text:p>
          </table:table-cell>
          <table:table-cell office:value-type="float" office:value="9.4721" calcext:value-type="float">
            <text:p>9.4721</text:p>
          </table:table-cell>
          <table:table-cell office:value-type="float" office:value="6.02294" calcext:value-type="float">
            <text:p>6.0229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2.5635" calcext:value-type="float">
            <text:p>12.5635</text:p>
          </table:table-cell>
          <table:table-cell office:value-type="float" office:value="9.45989" calcext:value-type="float">
            <text:p>9.45989</text:p>
          </table:table-cell>
          <table:table-cell office:value-type="float" office:value="6.0508" calcext:value-type="float">
            <text:p>6.050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2.1826" calcext:value-type="float">
            <text:p>12.1826</text:p>
          </table:table-cell>
          <table:table-cell office:value-type="float" office:value="9.54571" calcext:value-type="float">
            <text:p>9.54571</text:p>
          </table:table-cell>
          <table:table-cell office:value-type="float" office:value="6.0721" calcext:value-type="float">
            <text:p>6.072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.0449" calcext:value-type="float">
            <text:p>10.0449</text:p>
          </table:table-cell>
          <table:table-cell office:value-type="float" office:value="9.17621" calcext:value-type="float">
            <text:p>9.17621</text:p>
          </table:table-cell>
          <table:table-cell office:value-type="float" office:value="6.10403" calcext:value-type="float">
            <text:p>6.1040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.6958" calcext:value-type="float">
            <text:p>12.6958</text:p>
          </table:table-cell>
          <table:table-cell office:value-type="float" office:value="9.46727" calcext:value-type="float">
            <text:p>9.46727</text:p>
          </table:table-cell>
          <table:table-cell office:value-type="float" office:value="6.18093" calcext:value-type="float">
            <text:p>6.1809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.9742" calcext:value-type="float">
            <text:p>12.9742</text:p>
          </table:table-cell>
          <table:table-cell office:value-type="float" office:value="9.60947" calcext:value-type="float">
            <text:p>9.60947</text:p>
          </table:table-cell>
          <table:table-cell office:value-type="float" office:value="6.16284" calcext:value-type="float">
            <text:p>6.1628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3.0325" calcext:value-type="float">
            <text:p>13.0325</text:p>
          </table:table-cell>
          <table:table-cell office:value-type="float" office:value="9.88004" calcext:value-type="float">
            <text:p>9.88004</text:p>
          </table:table-cell>
          <table:table-cell office:value-type="float" office:value="6.29561" calcext:value-type="float">
            <text:p>6.2956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.682" calcext:value-type="float">
            <text:p>12.682</text:p>
          </table:table-cell>
          <table:table-cell office:value-type="float" office:value="9.64611" calcext:value-type="float">
            <text:p>9.64611</text:p>
          </table:table-cell>
          <table:table-cell office:value-type="float" office:value="6.16542" calcext:value-type="float">
            <text:p>6.1654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.4473" calcext:value-type="float">
            <text:p>12.4473</text:p>
          </table:table-cell>
          <table:table-cell office:value-type="float" office:value="9.60972" calcext:value-type="float">
            <text:p>9.60972</text:p>
          </table:table-cell>
          <table:table-cell office:value-type="float" office:value="6.16402" calcext:value-type="float">
            <text:p>6.164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.762" calcext:value-type="float">
            <text:p>12.762</text:p>
          </table:table-cell>
          <table:table-cell office:value-type="float" office:value="9.64471" calcext:value-type="float">
            <text:p>9.64471</text:p>
          </table:table-cell>
          <table:table-cell office:value-type="float" office:value="6.20931" calcext:value-type="float">
            <text:p>6.2093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3.2506" calcext:value-type="float">
            <text:p>13.2506</text:p>
          </table:table-cell>
          <table:table-cell office:value-type="float" office:value="9.94611" calcext:value-type="float">
            <text:p>9.94611</text:p>
          </table:table-cell>
          <table:table-cell office:value-type="float" office:value="6.22711" calcext:value-type="float">
            <text:p>6.2271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.85404" calcext:value-type="float">
            <text:p>9.85404</text:p>
          </table:table-cell>
          <table:table-cell office:value-type="float" office:value="9.59226" calcext:value-type="float">
            <text:p>9.59226</text:p>
          </table:table-cell>
          <table:table-cell office:value-type="float" office:value="6.24218" calcext:value-type="float">
            <text:p>6.2421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.7183" calcext:value-type="float">
            <text:p>12.7183</text:p>
          </table:table-cell>
          <table:table-cell office:value-type="float" office:value="9.68759" calcext:value-type="float">
            <text:p>9.68759</text:p>
          </table:table-cell>
          <table:table-cell office:value-type="float" office:value="6.25247" calcext:value-type="float">
            <text:p>6.2524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3.6682" calcext:value-type="float">
            <text:p>13.6682</text:p>
          </table:table-cell>
          <table:table-cell office:value-type="float" office:value="9.98697" calcext:value-type="float">
            <text:p>9.98697</text:p>
          </table:table-cell>
          <table:table-cell office:value-type="float" office:value="6.25154" calcext:value-type="float">
            <text:p>6.2515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2.5859" calcext:value-type="float">
            <text:p>12.5859</text:p>
          </table:table-cell>
          <table:table-cell office:value-type="float" office:value="9.77212" calcext:value-type="float">
            <text:p>9.77212</text:p>
          </table:table-cell>
          <table:table-cell office:value-type="float" office:value="6.26991" calcext:value-type="float">
            <text:p>6.2699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.0126" calcext:value-type="float">
            <text:p>12.0126</text:p>
          </table:table-cell>
          <table:table-cell office:value-type="float" office:value="9.84549" calcext:value-type="float">
            <text:p>9.84549</text:p>
          </table:table-cell>
          <table:table-cell office:value-type="float" office:value="6.31308" calcext:value-type="float">
            <text:p>6.313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2.819" calcext:value-type="float">
            <text:p>12.819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7.44008" calcext:value-type="float">
            <text:p>7.4400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3.7007" calcext:value-type="float">
            <text:p>13.7007</text:p>
          </table:table-cell>
          <table:table-cell office:value-type="float" office:value="9.86401" calcext:value-type="float">
            <text:p>9.86401</text:p>
          </table:table-cell>
          <table:table-cell office:value-type="float" office:value="6.39789" calcext:value-type="float">
            <text:p>6.3978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2.9783" calcext:value-type="float">
            <text:p>12.9783</text:p>
          </table:table-cell>
          <table:table-cell office:value-type="float" office:value="10.067" calcext:value-type="float">
            <text:p>10.067</text:p>
          </table:table-cell>
          <table:table-cell office:value-type="float" office:value="6.37236" calcext:value-type="float">
            <text:p>6.372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7.2702" calcext:value-type="float">
            <text:p>27.2702</text:p>
          </table:table-cell>
          <table:table-cell office:value-type="float" office:value="12.4376" calcext:value-type="float">
            <text:p>12.4376</text:p>
          </table:table-cell>
          <table:table-cell office:value-type="float" office:value="6.42544" calcext:value-type="float">
            <text:p>6.4254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.8546" calcext:value-type="float">
            <text:p>10.8546</text:p>
          </table:table-cell>
          <table:table-cell office:value-type="float" office:value="10.4049" calcext:value-type="float">
            <text:p>10.4049</text:p>
          </table:table-cell>
          <table:table-cell office:value-type="float" office:value="6.57511" calcext:value-type="float">
            <text:p>6.5751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.7752" calcext:value-type="float">
            <text:p>10.7752</text:p>
          </table:table-cell>
          <table:table-cell office:value-type="float" office:value="9.68702" calcext:value-type="float">
            <text:p>9.68702</text:p>
          </table:table-cell>
          <table:table-cell office:value-type="float" office:value="6.402" calcext:value-type="float">
            <text:p>6.40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.4036" calcext:value-type="float">
            <text:p>11.4036</text:p>
          </table:table-cell>
          <table:table-cell office:value-type="float" office:value="9.66924" calcext:value-type="float">
            <text:p>9.66924</text:p>
          </table:table-cell>
          <table:table-cell office:value-type="float" office:value="6.62121" calcext:value-type="float">
            <text:p>6.6212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.7858" calcext:value-type="float">
            <text:p>10.7858</text:p>
          </table:table-cell>
          <table:table-cell office:value-type="float" office:value="9.82881" calcext:value-type="float">
            <text:p>9.82881</text:p>
          </table:table-cell>
          <table:table-cell office:value-type="float" office:value="6.44813" calcext:value-type="float">
            <text:p>6.4481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.1307" calcext:value-type="float">
            <text:p>11.1307</text:p>
          </table:table-cell>
          <table:table-cell office:value-type="float" office:value="9.99124" calcext:value-type="float">
            <text:p>9.99124</text:p>
          </table:table-cell>
          <table:table-cell office:value-type="float" office:value="6.87852" calcext:value-type="float">
            <text:p>6.8785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.7147" calcext:value-type="float">
            <text:p>11.7147</text:p>
          </table:table-cell>
          <table:table-cell office:value-type="float" office:value="10.0266" calcext:value-type="float">
            <text:p>10.0266</text:p>
          </table:table-cell>
          <table:table-cell office:value-type="float" office:value="6.47891" calcext:value-type="float">
            <text:p>6.4789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.4516" calcext:value-type="float">
            <text:p>11.4516</text:p>
          </table:table-cell>
          <table:table-cell office:value-type="float" office:value="9.68206" calcext:value-type="float">
            <text:p>9.68206</text:p>
          </table:table-cell>
          <table:table-cell office:value-type="float" office:value="6.4989" calcext:value-type="float">
            <text:p>6.498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.52002" calcext:value-type="float">
            <text:p>9.52002</text:p>
          </table:table-cell>
          <table:table-cell office:value-type="float" office:value="9.71062" calcext:value-type="float">
            <text:p>9.71062</text:p>
          </table:table-cell>
          <table:table-cell office:value-type="float" office:value="6.51303" calcext:value-type="float">
            <text:p>6.5130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.1809" calcext:value-type="float">
            <text:p>11.1809</text:p>
          </table:table-cell>
          <table:table-cell office:value-type="float" office:value="9.70583" calcext:value-type="float">
            <text:p>9.70583</text:p>
          </table:table-cell>
          <table:table-cell office:value-type="float" office:value="6.55136" calcext:value-type="float">
            <text:p>6.5513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.1461" calcext:value-type="float">
            <text:p>11.1461</text:p>
          </table:table-cell>
          <table:table-cell office:value-type="float" office:value="9.8561" calcext:value-type="float">
            <text:p>9.8561</text:p>
          </table:table-cell>
          <table:table-cell office:value-type="float" office:value="6.5951" calcext:value-type="float">
            <text:p>6.595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.4836" calcext:value-type="float">
            <text:p>11.4836</text:p>
          </table:table-cell>
          <table:table-cell office:value-type="float" office:value="9.76861" calcext:value-type="float">
            <text:p>9.76861</text:p>
          </table:table-cell>
          <table:table-cell office:value-type="float" office:value="6.67595" calcext:value-type="float">
            <text:p>6.6759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0046" calcext:value-type="float">
            <text:p>11.0046</text:p>
          </table:table-cell>
          <table:table-cell office:value-type="float" office:value="9.79078" calcext:value-type="float">
            <text:p>9.79078</text:p>
          </table:table-cell>
          <table:table-cell office:value-type="float" office:value="6.58785" calcext:value-type="float">
            <text:p>6.5878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.4939" calcext:value-type="float">
            <text:p>11.4939</text:p>
          </table:table-cell>
          <table:table-cell office:value-type="float" office:value="10.0895" calcext:value-type="float">
            <text:p>10.0895</text:p>
          </table:table-cell>
          <table:table-cell office:value-type="float" office:value="6.67766" calcext:value-type="float">
            <text:p>6.6776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.5701" calcext:value-type="float">
            <text:p>11.5701</text:p>
          </table:table-cell>
          <table:table-cell office:value-type="float" office:value="9.83968" calcext:value-type="float">
            <text:p>9.83968</text:p>
          </table:table-cell>
          <table:table-cell office:value-type="float" office:value="6.62145" calcext:value-type="float">
            <text:p>6.6214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.4543" calcext:value-type="float">
            <text:p>11.4543</text:p>
          </table:table-cell>
          <table:table-cell office:value-type="float" office:value="9.87911" calcext:value-type="float">
            <text:p>9.87911</text:p>
          </table:table-cell>
          <table:table-cell office:value-type="float" office:value="6.64184" calcext:value-type="float">
            <text:p>6.6418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.3399" calcext:value-type="float">
            <text:p>9.3399</text:p>
          </table:table-cell>
          <table:table-cell office:value-type="float" office:value="9.87811" calcext:value-type="float">
            <text:p>9.87811</text:p>
          </table:table-cell>
          <table:table-cell office:value-type="float" office:value="6.6606" calcext:value-type="float">
            <text:p>6.660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.5452" calcext:value-type="float">
            <text:p>11.5452</text:p>
          </table:table-cell>
          <table:table-cell office:value-type="float" office:value="9.91657" calcext:value-type="float">
            <text:p>9.91657</text:p>
          </table:table-cell>
          <table:table-cell office:value-type="float" office:value="6.68051" calcext:value-type="float">
            <text:p>6.6805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.6178" calcext:value-type="float">
            <text:p>11.6178</text:p>
          </table:table-cell>
          <table:table-cell office:value-type="float" office:value="9.96236" calcext:value-type="float">
            <text:p>9.96236</text:p>
          </table:table-cell>
          <table:table-cell office:value-type="float" office:value="6.70722" calcext:value-type="float">
            <text:p>6.7072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.8858" calcext:value-type="float">
            <text:p>11.8858</text:p>
          </table:table-cell>
          <table:table-cell office:value-type="float" office:value="9.98498" calcext:value-type="float">
            <text:p>9.98498</text:p>
          </table:table-cell>
          <table:table-cell office:value-type="float" office:value="6.77085" calcext:value-type="float">
            <text:p>6.7708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.4897" calcext:value-type="float">
            <text:p>11.4897</text:p>
          </table:table-cell>
          <table:table-cell office:value-type="float" office:value="10.0128" calcext:value-type="float">
            <text:p>10.0128</text:p>
          </table:table-cell>
          <table:table-cell office:value-type="float" office:value="6.74059" calcext:value-type="float">
            <text:p>6.7405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.9432" calcext:value-type="float">
            <text:p>11.9432</text:p>
          </table:table-cell>
          <table:table-cell office:value-type="float" office:value="10.0735" calcext:value-type="float">
            <text:p>10.0735</text:p>
          </table:table-cell>
          <table:table-cell office:value-type="float" office:value="7.10831" calcext:value-type="float">
            <text:p>7.1083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.841" calcext:value-type="float">
            <text:p>11.841</text:p>
          </table:table-cell>
          <table:table-cell office:value-type="float" office:value="10.1545" calcext:value-type="float">
            <text:p>10.1545</text:p>
          </table:table-cell>
          <table:table-cell office:value-type="float" office:value="7.21213" calcext:value-type="float">
            <text:p>7.2121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0.1528" calcext:value-type="float">
            <text:p>10.1528</text:p>
          </table:table-cell>
          <table:table-cell office:value-type="float" office:value="6.94138" calcext:value-type="float">
            <text:p>6.9413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.6514" calcext:value-type="float">
            <text:p>11.6514</text:p>
          </table:table-cell>
          <table:table-cell office:value-type="float" office:value="10.5573" calcext:value-type="float">
            <text:p>10.5573</text:p>
          </table:table-cell>
          <table:table-cell office:value-type="float" office:value="7.03903" calcext:value-type="float">
            <text:p>7.0390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.3982" calcext:value-type="float">
            <text:p>12.3982</text:p>
          </table:table-cell>
          <table:table-cell office:value-type="float" office:value="10.9318" calcext:value-type="float">
            <text:p>10.9318</text:p>
          </table:table-cell>
          <table:table-cell office:value-type="float" office:value="7.69371" calcext:value-type="float">
            <text:p>7.6937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.8113" calcext:value-type="float">
            <text:p>12.8113</text:p>
          </table:table-cell>
          <table:table-cell office:value-type="float" office:value="10.6071" calcext:value-type="float">
            <text:p>10.6071</text:p>
          </table:table-cell>
          <table:table-cell office:value-type="float" office:value="7.00983" calcext:value-type="float">
            <text:p>7.0098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2.828" calcext:value-type="float">
            <text:p>12.828</text:p>
          </table:table-cell>
          <table:table-cell office:value-type="float" office:value="10.2778" calcext:value-type="float">
            <text:p>10.2778</text:p>
          </table:table-cell>
          <table:table-cell office:value-type="float" office:value="6.88794" calcext:value-type="float">
            <text:p>6.8879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.0693" calcext:value-type="float">
            <text:p>13.0693</text:p>
          </table:table-cell>
          <table:table-cell office:value-type="float" office:value="10.4164" calcext:value-type="float">
            <text:p>10.4164</text:p>
          </table:table-cell>
          <table:table-cell office:value-type="float" office:value="7.0087" calcext:value-type="float">
            <text:p>7.008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2.5796" calcext:value-type="float">
            <text:p>12.5796</text:p>
          </table:table-cell>
          <table:table-cell office:value-type="float" office:value="10.3267" calcext:value-type="float">
            <text:p>10.3267</text:p>
          </table:table-cell>
          <table:table-cell office:value-type="float" office:value="7.1503" calcext:value-type="float">
            <text:p>7.150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3.3156" calcext:value-type="float">
            <text:p>13.3156</text:p>
          </table:table-cell>
          <table:table-cell office:value-type="float" office:value="10.5963" calcext:value-type="float">
            <text:p>10.5963</text:p>
          </table:table-cell>
          <table:table-cell office:value-type="float" office:value="7.14206" calcext:value-type="float">
            <text:p>7.1420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.8715" calcext:value-type="float">
            <text:p>12.8715</text:p>
          </table:table-cell>
          <table:table-cell office:value-type="float" office:value="10.5083" calcext:value-type="float">
            <text:p>10.5083</text:p>
          </table:table-cell>
          <table:table-cell office:value-type="float" office:value="6.99185" calcext:value-type="float">
            <text:p>6.9918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.5102" calcext:value-type="float">
            <text:p>10.5102</text:p>
          </table:table-cell>
          <table:table-cell office:value-type="float" office:value="10.3982" calcext:value-type="float">
            <text:p>10.398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.016" calcext:value-type="float">
            <text:p>14.016</text:p>
          </table:table-cell>
          <table:table-cell office:value-type="float" office:value="10.8486" calcext:value-type="float">
            <text:p>10.8486</text:p>
          </table:table-cell>
          <table:table-cell office:value-type="float" office:value="7.07402" calcext:value-type="float">
            <text:p>7.0740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2.8097" calcext:value-type="float">
            <text:p>12.8097</text:p>
          </table:table-cell>
          <table:table-cell office:value-type="float" office:value="10.5561" calcext:value-type="float">
            <text:p>10.5561</text:p>
          </table:table-cell>
          <table:table-cell office:value-type="float" office:value="7.02091" calcext:value-type="float">
            <text:p>7.0209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.9779" calcext:value-type="float">
            <text:p>12.9779</text:p>
          </table:table-cell>
          <table:table-cell office:value-type="float" office:value="10.6573" calcext:value-type="float">
            <text:p>10.6573</text:p>
          </table:table-cell>
          <table:table-cell office:value-type="float" office:value="7.03865" calcext:value-type="float">
            <text:p>7.0386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10.6042" calcext:value-type="float">
            <text:p>10.6042</text:p>
          </table:table-cell>
          <table:table-cell office:value-type="float" office:value="7.51885" calcext:value-type="float">
            <text:p>7.5188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3.2201" calcext:value-type="float">
            <text:p>13.2201</text:p>
          </table:table-cell>
          <table:table-cell office:value-type="float" office:value="10.6755" calcext:value-type="float">
            <text:p>10.6755</text:p>
          </table:table-cell>
          <table:table-cell office:value-type="float" office:value="7.30483" calcext:value-type="float">
            <text:p>7.3048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.8526" calcext:value-type="float">
            <text:p>13.8526</text:p>
          </table:table-cell>
          <table:table-cell office:value-type="float" office:value="11.1048" calcext:value-type="float">
            <text:p>11.1048</text:p>
          </table:table-cell>
          <table:table-cell office:value-type="float" office:value="7.36747" calcext:value-type="float">
            <text:p>7.3674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.5198" calcext:value-type="float">
            <text:p>13.5198</text:p>
          </table:table-cell>
          <table:table-cell office:value-type="float" office:value="11.183" calcext:value-type="float">
            <text:p>11.183</text:p>
          </table:table-cell>
          <table:table-cell office:value-type="float" office:value="7.94979" calcext:value-type="float">
            <text:p>7.9497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.5093" calcext:value-type="float">
            <text:p>12.5093</text:p>
          </table:table-cell>
          <table:table-cell office:value-type="float" office:value="11.8566" calcext:value-type="float">
            <text:p>11.8566</text:p>
          </table:table-cell>
          <table:table-cell office:value-type="float" office:value="7.30949" calcext:value-type="float">
            <text:p>7.3094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3.6669" calcext:value-type="float">
            <text:p>13.6669</text:p>
          </table:table-cell>
          <table:table-cell office:value-type="float" office:value="11.21" calcext:value-type="float">
            <text:p>11.21</text:p>
          </table:table-cell>
          <table:table-cell office:value-type="float" office:value="7.40268" calcext:value-type="float">
            <text:p>7.4026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3.6507" calcext:value-type="float">
            <text:p>13.6507</text:p>
          </table:table-cell>
          <table:table-cell office:value-type="float" office:value="11.0565" calcext:value-type="float">
            <text:p>11.0565</text:p>
          </table:table-cell>
          <table:table-cell office:value-type="float" office:value="8.78546" calcext:value-type="float">
            <text:p>8.7854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7.2029" calcext:value-type="float">
            <text:p>17.2029</text:p>
          </table:table-cell>
          <table:table-cell office:value-type="float" office:value="15.2474" calcext:value-type="float">
            <text:p>15.2474</text:p>
          </table:table-cell>
          <table:table-cell office:value-type="float" office:value="10.1433" calcext:value-type="float">
            <text:p>10.143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7.2947" calcext:value-type="float">
            <text:p>17.2947</text:p>
          </table:table-cell>
          <table:table-cell office:value-type="float" office:value="16.1306" calcext:value-type="float">
            <text:p>16.1306</text:p>
          </table:table-cell>
          <table:table-cell office:value-type="float" office:value="10.4756" calcext:value-type="float">
            <text:p>10.475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7.9648" calcext:value-type="float">
            <text:p>17.9648</text:p>
          </table:table-cell>
          <table:table-cell office:value-type="float" office:value="15.3893" calcext:value-type="float">
            <text:p>15.3893</text:p>
          </table:table-cell>
          <table:table-cell office:value-type="float" office:value="9.96682" calcext:value-type="float">
            <text:p>9.9668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.7886" calcext:value-type="float">
            <text:p>15.7886</text:p>
          </table:table-cell>
          <table:table-cell office:value-type="float" office:value="11.6065" calcext:value-type="float">
            <text:p>11.6065</text:p>
          </table:table-cell>
          <table:table-cell office:value-type="float" office:value="7.98182" calcext:value-type="float">
            <text:p>7.9818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5.3496" calcext:value-type="float">
            <text:p>15.3496</text:p>
          </table:table-cell>
          <table:table-cell office:value-type="float" office:value="14.3826" calcext:value-type="float">
            <text:p>14.3826</text:p>
          </table:table-cell>
          <table:table-cell office:value-type="float" office:value="8.13255" calcext:value-type="float">
            <text:p>8.1325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.3212" calcext:value-type="float">
            <text:p>10.3212</text:p>
          </table:table-cell>
          <table:table-cell office:value-type="float" office:value="12.3013" calcext:value-type="float">
            <text:p>12.3013</text:p>
          </table:table-cell>
          <table:table-cell office:value-type="float" office:value="7.80856" calcext:value-type="float">
            <text:p>7.8085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.7536" calcext:value-type="float">
            <text:p>10.7536</text:p>
          </table:table-cell>
          <table:table-cell office:value-type="float" office:value="11.4829" calcext:value-type="float">
            <text:p>11.4829</text:p>
          </table:table-cell>
          <table:table-cell office:value-type="float" office:value="7.72812" calcext:value-type="float">
            <text:p>7.728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.8228" calcext:value-type="float">
            <text:p>10.8228</text:p>
          </table:table-cell>
          <table:table-cell office:value-type="float" office:value="11.6246" calcext:value-type="float">
            <text:p>11.6246</text:p>
          </table:table-cell>
          <table:table-cell office:value-type="float" office:value="7.67965" calcext:value-type="float">
            <text:p>7.6796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.8391" calcext:value-type="float">
            <text:p>10.8391</text:p>
          </table:table-cell>
          <table:table-cell office:value-type="float" office:value="11.4843" calcext:value-type="float">
            <text:p>11.4843</text:p>
          </table:table-cell>
          <table:table-cell office:value-type="float" office:value="8.16685" calcext:value-type="float">
            <text:p>8.1668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.4801" calcext:value-type="float">
            <text:p>11.4801</text:p>
          </table:table-cell>
          <table:table-cell office:value-type="float" office:value="14.5613" calcext:value-type="float">
            <text:p>14.5613</text:p>
          </table:table-cell>
          <table:table-cell office:value-type="float" office:value="10.1342" calcext:value-type="float">
            <text:p>10.134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.1027" calcext:value-type="float">
            <text:p>14.1027</text:p>
          </table:table-cell>
          <table:table-cell office:value-type="float" office:value="15.4695" calcext:value-type="float">
            <text:p>15.4695</text:p>
          </table:table-cell>
          <table:table-cell office:value-type="float" office:value="10.1159" calcext:value-type="float">
            <text:p>10.115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.5349" calcext:value-type="float">
            <text:p>14.5349</text:p>
          </table:table-cell>
          <table:table-cell office:value-type="float" office:value="15.0792" calcext:value-type="float">
            <text:p>15.0792</text:p>
          </table:table-cell>
          <table:table-cell office:value-type="float" office:value="9.84196" calcext:value-type="float">
            <text:p>9.8419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.1943" calcext:value-type="float">
            <text:p>14.1943</text:p>
          </table:table-cell>
          <table:table-cell office:value-type="float" office:value="15.2242" calcext:value-type="float">
            <text:p>15.2242</text:p>
          </table:table-cell>
          <table:table-cell office:value-type="float" office:value="9.73936" calcext:value-type="float">
            <text:p>9.739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.5895" calcext:value-type="float">
            <text:p>13.5895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8.40034" calcext:value-type="float">
            <text:p>8.4003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.3729" calcext:value-type="float">
            <text:p>12.3729</text:p>
          </table:table-cell>
          <table:table-cell office:value-type="float" office:value="12.9462" calcext:value-type="float">
            <text:p>12.9462</text:p>
          </table:table-cell>
          <table:table-cell office:value-type="float" office:value="8.36892" calcext:value-type="float">
            <text:p>8.3689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3.1308" calcext:value-type="float">
            <text:p>13.1308</text:p>
          </table:table-cell>
          <table:table-cell office:value-type="float" office:value="13.0335" calcext:value-type="float">
            <text:p>13.0335</text:p>
          </table:table-cell>
          <table:table-cell office:value-type="float" office:value="8.43521" calcext:value-type="float">
            <text:p>8.4352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2.1844" calcext:value-type="float">
            <text:p>12.1844</text:p>
          </table:table-cell>
          <table:table-cell office:value-type="float" office:value="11.6427" calcext:value-type="float">
            <text:p>11.6427</text:p>
          </table:table-cell>
          <table:table-cell office:value-type="float" office:value="7.62892" calcext:value-type="float">
            <text:p>7.6289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.8614" calcext:value-type="float">
            <text:p>10.8614</text:p>
          </table:table-cell>
          <table:table-cell office:value-type="float" office:value="11.5009" calcext:value-type="float">
            <text:p>11.5009</text:p>
          </table:table-cell>
          <table:table-cell office:value-type="float" office:value="7.61049" calcext:value-type="float">
            <text:p>7.6104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.0949" calcext:value-type="float">
            <text:p>11.0949</text:p>
          </table:table-cell>
          <table:table-cell office:value-type="float" office:value="11.5214" calcext:value-type="float">
            <text:p>11.5214</text:p>
          </table:table-cell>
          <table:table-cell office:value-type="float" office:value="7.64718" calcext:value-type="float">
            <text:p>7.6471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.0656" calcext:value-type="float">
            <text:p>11.0656</text:p>
          </table:table-cell>
          <table:table-cell office:value-type="float" office:value="11.5542" calcext:value-type="float">
            <text:p>11.5542</text:p>
          </table:table-cell>
          <table:table-cell office:value-type="float" office:value="7.69232" calcext:value-type="float">
            <text:p>7.6923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.2665" calcext:value-type="float">
            <text:p>11.2665</text:p>
          </table:table-cell>
          <table:table-cell office:value-type="float" office:value="11.5633" calcext:value-type="float">
            <text:p>11.5633</text:p>
          </table:table-cell>
          <table:table-cell office:value-type="float" office:value="7.70529" calcext:value-type="float">
            <text:p>7.7052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.9162" calcext:value-type="float">
            <text:p>11.9162</text:p>
          </table:table-cell>
          <table:table-cell office:value-type="float" office:value="11.5545" calcext:value-type="float">
            <text:p>11.5545</text:p>
          </table:table-cell>
          <table:table-cell office:value-type="float" office:value="7.75499" calcext:value-type="float">
            <text:p>7.7549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.3683" calcext:value-type="float">
            <text:p>11.3683</text:p>
          </table:table-cell>
          <table:table-cell office:value-type="float" office:value="11.7" calcext:value-type="float">
            <text:p>11.7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.3784" calcext:value-type="float">
            <text:p>11.3784</text:p>
          </table:table-cell>
          <table:table-cell office:value-type="float" office:value="11.6538" calcext:value-type="float">
            <text:p>11.6538</text:p>
          </table:table-cell>
          <table:table-cell office:value-type="float" office:value="7.81958" calcext:value-type="float">
            <text:p>7.8195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.4311" calcext:value-type="float">
            <text:p>11.4311</text:p>
          </table:table-cell>
          <table:table-cell office:value-type="float" office:value="11.6983" calcext:value-type="float">
            <text:p>11.6983</text:p>
          </table:table-cell>
          <table:table-cell office:value-type="float" office:value="7.79929" calcext:value-type="float">
            <text:p>7.7992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.7705" calcext:value-type="float">
            <text:p>11.7705</text:p>
          </table:table-cell>
          <table:table-cell office:value-type="float" office:value="11.843" calcext:value-type="float">
            <text:p>11.843</text:p>
          </table:table-cell>
          <table:table-cell office:value-type="float" office:value="7.79329" calcext:value-type="float">
            <text:p>7.7932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.5392" calcext:value-type="float">
            <text:p>11.5392</text:p>
          </table:table-cell>
          <table:table-cell office:value-type="float" office:value="11.8314" calcext:value-type="float">
            <text:p>11.8314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.6225" calcext:value-type="float">
            <text:p>11.6225</text:p>
          </table:table-cell>
          <table:table-cell office:value-type="float" office:value="11.9039" calcext:value-type="float">
            <text:p>11.9039</text:p>
          </table:table-cell>
          <table:table-cell office:value-type="float" office:value="7.75274" calcext:value-type="float">
            <text:p>7.7527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12.0248" calcext:value-type="float">
            <text:p>12.0248</text:p>
          </table:table-cell>
          <table:table-cell office:value-type="float" office:value="7.86049" calcext:value-type="float">
            <text:p>7.8604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.4602" calcext:value-type="float">
            <text:p>10.4602</text:p>
          </table:table-cell>
          <table:table-cell office:value-type="float" office:value="11.7854" calcext:value-type="float">
            <text:p>11.7854</text:p>
          </table:table-cell>
          <table:table-cell office:value-type="float" office:value="7.85944" calcext:value-type="float">
            <text:p>7.8594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.7054" calcext:value-type="float">
            <text:p>11.7054</text:p>
          </table:table-cell>
          <table:table-cell office:value-type="float" office:value="12.0105" calcext:value-type="float">
            <text:p>12.0105</text:p>
          </table:table-cell>
          <table:table-cell office:value-type="float" office:value="7.92931" calcext:value-type="float">
            <text:p>7.9293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.7279" calcext:value-type="float">
            <text:p>11.7279</text:p>
          </table:table-cell>
          <table:table-cell office:value-type="float" office:value="12.0039" calcext:value-type="float">
            <text:p>12.0039</text:p>
          </table:table-cell>
          <table:table-cell office:value-type="float" office:value="7.92135" calcext:value-type="float">
            <text:p>7.9213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.8065" calcext:value-type="float">
            <text:p>11.8065</text:p>
          </table:table-cell>
          <table:table-cell office:value-type="float" office:value="11.993" calcext:value-type="float">
            <text:p>11.993</text:p>
          </table:table-cell>
          <table:table-cell office:value-type="float" office:value="7.85824" calcext:value-type="float">
            <text:p>7.858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.4513" calcext:value-type="float">
            <text:p>11.4513</text:p>
          </table:table-cell>
          <table:table-cell office:value-type="float" office:value="11.9599" calcext:value-type="float">
            <text:p>11.9599</text:p>
          </table:table-cell>
          <table:table-cell office:value-type="float" office:value="7.99014" calcext:value-type="float">
            <text:p>7.99014</text:p>
          </table:table-cell>
        </table:table-row>
      </table:table>
      <table:table table:name="double_10" table:style-name="ta1">
        <table:shapes>
          <draw:frame draw:z-index="0" draw:style-name="gr1" draw:text-style-name="P1" svg:width="758.01pt" svg:height="385.51pt" svg:x="318.44pt" svg:y="12.78pt">
            <loext:p draw:notify-on-update-of-ranges="double_10.A1:double_10.A132 double_10.B1:double_10.B101 double_10.D1:double_10.D101 double_10.C1:double_10.C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30174" calcext:value-type="float">
            <text:p>9.30174</text:p>
          </table:table-cell>
          <table:table-cell office:value-type="float" office:value="9.1986" calcext:value-type="float">
            <text:p>9.1986</text:p>
          </table:table-cell>
          <table:table-cell office:value-type="float" office:value="5.99075" calcext:value-type="float">
            <text:p>5.990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.9986" calcext:value-type="float">
            <text:p>16.9986</text:p>
          </table:table-cell>
          <table:table-cell office:value-type="float" office:value="10.1829" calcext:value-type="float">
            <text:p>10.1829</text:p>
          </table:table-cell>
          <table:table-cell office:value-type="float" office:value="6.17789" calcext:value-type="float">
            <text:p>6.1778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.2722" calcext:value-type="float">
            <text:p>12.2722</text:p>
          </table:table-cell>
          <table:table-cell office:value-type="float" office:value="10.2577" calcext:value-type="float">
            <text:p>10.2577</text:p>
          </table:table-cell>
          <table:table-cell office:value-type="float" office:value="6.3544" calcext:value-type="float">
            <text:p>6.354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.1861" calcext:value-type="float">
            <text:p>18.1861</text:p>
          </table:table-cell>
          <table:table-cell office:value-type="float" office:value="10.6732" calcext:value-type="float">
            <text:p>10.6732</text:p>
          </table:table-cell>
          <table:table-cell office:value-type="float" office:value="6.53803" calcext:value-type="float">
            <text:p>6.538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.8142" calcext:value-type="float">
            <text:p>10.8142</text:p>
          </table:table-cell>
          <table:table-cell office:value-type="float" office:value="10.3685" calcext:value-type="float">
            <text:p>10.3685</text:p>
          </table:table-cell>
          <table:table-cell office:value-type="float" office:value="6.74694" calcext:value-type="float">
            <text:p>6.7469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.8268" calcext:value-type="float">
            <text:p>18.8268</text:p>
          </table:table-cell>
          <table:table-cell office:value-type="float" office:value="11.3655" calcext:value-type="float">
            <text:p>11.3655</text:p>
          </table:table-cell>
          <table:table-cell office:value-type="float" office:value="7.05982" calcext:value-type="float">
            <text:p>7.0598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3.3292" calcext:value-type="float">
            <text:p>13.3292</text:p>
          </table:table-cell>
          <table:table-cell office:value-type="float" office:value="11.4995" calcext:value-type="float">
            <text:p>11.4995</text:p>
          </table:table-cell>
          <table:table-cell office:value-type="float" office:value="7.13063" calcext:value-type="float">
            <text:p>7.1306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.7419" calcext:value-type="float">
            <text:p>19.7419</text:p>
          </table:table-cell>
          <table:table-cell office:value-type="float" office:value="11.9362" calcext:value-type="float">
            <text:p>11.9362</text:p>
          </table:table-cell>
          <table:table-cell office:value-type="float" office:value="7.33078" calcext:value-type="float">
            <text:p>7.3307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.1047" calcext:value-type="float">
            <text:p>12.1047</text:p>
          </table:table-cell>
          <table:table-cell office:value-type="float" office:value="11.61" calcext:value-type="float">
            <text:p>11.61</text:p>
          </table:table-cell>
          <table:table-cell office:value-type="float" office:value="7.54599" calcext:value-type="float">
            <text:p>7.545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1.3017" calcext:value-type="float">
            <text:p>21.3017</text:p>
          </table:table-cell>
          <table:table-cell office:value-type="float" office:value="12.6175" calcext:value-type="float">
            <text:p>12.6175</text:p>
          </table:table-cell>
          <table:table-cell office:value-type="float" office:value="7.75301" calcext:value-type="float">
            <text:p>7.753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.642" calcext:value-type="float">
            <text:p>14.642</text:p>
          </table:table-cell>
          <table:table-cell office:value-type="float" office:value="12.8557" calcext:value-type="float">
            <text:p>12.8557</text:p>
          </table:table-cell>
          <table:table-cell office:value-type="float" office:value="7.9699" calcext:value-type="float">
            <text:p>7.969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1.6514" calcext:value-type="float">
            <text:p>21.6514</text:p>
          </table:table-cell>
          <table:table-cell office:value-type="float" office:value="13.3144" calcext:value-type="float">
            <text:p>13.3144</text:p>
          </table:table-cell>
          <table:table-cell office:value-type="float" office:value="8.18088" calcext:value-type="float">
            <text:p>8.1808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892" calcext:value-type="float">
            <text:p>15.892</text:p>
          </table:table-cell>
          <table:table-cell office:value-type="float" office:value="13.0103" calcext:value-type="float">
            <text:p>13.0103</text:p>
          </table:table-cell>
          <table:table-cell office:value-type="float" office:value="8.4225" calcext:value-type="float">
            <text:p>8.422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3.3068" calcext:value-type="float">
            <text:p>23.3068</text:p>
          </table:table-cell>
          <table:table-cell office:value-type="float" office:value="14.0731" calcext:value-type="float">
            <text:p>14.0731</text:p>
          </table:table-cell>
          <table:table-cell office:value-type="float" office:value="8.65141" calcext:value-type="float">
            <text:p>8.6514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.2771" calcext:value-type="float">
            <text:p>16.2771</text:p>
          </table:table-cell>
          <table:table-cell office:value-type="float" office:value="14.3393" calcext:value-type="float">
            <text:p>14.3393</text:p>
          </table:table-cell>
          <table:table-cell office:value-type="float" office:value="8.86315" calcext:value-type="float">
            <text:p>8.8631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4.1064" calcext:value-type="float">
            <text:p>24.1064</text:p>
          </table:table-cell>
          <table:table-cell office:value-type="float" office:value="14.8079" calcext:value-type="float">
            <text:p>14.8079</text:p>
          </table:table-cell>
          <table:table-cell office:value-type="float" office:value="9.10057" calcext:value-type="float">
            <text:p>9.1005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.7404" calcext:value-type="float">
            <text:p>14.7404</text:p>
          </table:table-cell>
          <table:table-cell office:value-type="float" office:value="14.3704" calcext:value-type="float">
            <text:p>14.3704</text:p>
          </table:table-cell>
          <table:table-cell office:value-type="float" office:value="9.33735" calcext:value-type="float">
            <text:p>9.3373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5.4145" calcext:value-type="float">
            <text:p>25.4145</text:p>
          </table:table-cell>
          <table:table-cell office:value-type="float" office:value="15.5992" calcext:value-type="float">
            <text:p>15.5992</text:p>
          </table:table-cell>
          <table:table-cell office:value-type="float" office:value="9.57122" calcext:value-type="float">
            <text:p>9.5712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7.5339" calcext:value-type="float">
            <text:p>17.5339</text:p>
          </table:table-cell>
          <table:table-cell office:value-type="float" office:value="15.8359" calcext:value-type="float">
            <text:p>15.8359</text:p>
          </table:table-cell>
          <table:table-cell office:value-type="float" office:value="9.86493" calcext:value-type="float">
            <text:p>9.8649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7.0889" calcext:value-type="float">
            <text:p>27.0889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10.0839" calcext:value-type="float">
            <text:p>10.08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.7644" calcext:value-type="float">
            <text:p>16.7644</text:p>
          </table:table-cell>
          <table:table-cell office:value-type="float" office:value="15.9096" calcext:value-type="float">
            <text:p>15.9096</text:p>
          </table:table-cell>
          <table:table-cell office:value-type="float" office:value="10.3458" calcext:value-type="float">
            <text:p>10.345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8.794" calcext:value-type="float">
            <text:p>28.794</text:p>
          </table:table-cell>
          <table:table-cell office:value-type="float" office:value="17.2494" calcext:value-type="float">
            <text:p>17.2494</text:p>
          </table:table-cell>
          <table:table-cell office:value-type="float" office:value="10.6015" calcext:value-type="float">
            <text:p>10.60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.4996" calcext:value-type="float">
            <text:p>20.4996</text:p>
          </table:table-cell>
          <table:table-cell office:value-type="float" office:value="17.5061" calcext:value-type="float">
            <text:p>17.5061</text:p>
          </table:table-cell>
          <table:table-cell office:value-type="float" office:value="10.8709" calcext:value-type="float">
            <text:p>10.870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9.1079" calcext:value-type="float">
            <text:p>29.1079</text:p>
          </table:table-cell>
          <table:table-cell office:value-type="float" office:value="18.0994" calcext:value-type="float">
            <text:p>18.0994</text:p>
          </table:table-cell>
          <table:table-cell office:value-type="float" office:value="11.1554" calcext:value-type="float">
            <text:p>11.155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7.7903" calcext:value-type="float">
            <text:p>17.7903</text:p>
          </table:table-cell>
          <table:table-cell office:value-type="float" office:value="17.5297" calcext:value-type="float">
            <text:p>17.5297</text:p>
          </table:table-cell>
          <table:table-cell office:value-type="float" office:value="11.4122" calcext:value-type="float">
            <text:p>11.412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1.846" calcext:value-type="float">
            <text:p>31.846</text:p>
          </table:table-cell>
          <table:table-cell office:value-type="float" office:value="19.086" calcext:value-type="float">
            <text:p>19.086</text:p>
          </table:table-cell>
          <table:table-cell office:value-type="float" office:value="11.6854" calcext:value-type="float">
            <text:p>11.685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.9228" calcext:value-type="float">
            <text:p>23.9228</text:p>
          </table:table-cell>
          <table:table-cell office:value-type="float" office:value="19.407" calcext:value-type="float">
            <text:p>19.407</text:p>
          </table:table-cell>
          <table:table-cell office:value-type="float" office:value="11.957" calcext:value-type="float">
            <text:p>11.95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3.5394" calcext:value-type="float">
            <text:p>33.5394</text:p>
          </table:table-cell>
          <table:table-cell office:value-type="float" office:value="19.9922" calcext:value-type="float">
            <text:p>19.9922</text:p>
          </table:table-cell>
          <table:table-cell office:value-type="float" office:value="12.2647" calcext:value-type="float">
            <text:p>12.264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3.7204" calcext:value-type="float">
            <text:p>43.7204</text:p>
          </table:table-cell>
          <table:table-cell office:value-type="float" office:value="20.2176" calcext:value-type="float">
            <text:p>20.2176</text:p>
          </table:table-cell>
          <table:table-cell office:value-type="float" office:value="12.5643" calcext:value-type="float">
            <text:p>12.564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4.7612" calcext:value-type="float">
            <text:p>34.7612</text:p>
          </table:table-cell>
          <table:table-cell office:value-type="float" office:value="20.9345" calcext:value-type="float">
            <text:p>20.9345</text:p>
          </table:table-cell>
          <table:table-cell office:value-type="float" office:value="12.8515" calcext:value-type="float">
            <text:p>12.851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.5101" calcext:value-type="float">
            <text:p>24.5101</text:p>
          </table:table-cell>
          <table:table-cell office:value-type="float" office:value="21.228" calcext:value-type="float">
            <text:p>21.228</text:p>
          </table:table-cell>
          <table:table-cell office:value-type="float" office:value="13.1636" calcext:value-type="float">
            <text:p>13.163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6.7896" calcext:value-type="float">
            <text:p>36.7896</text:p>
          </table:table-cell>
          <table:table-cell office:value-type="float" office:value="21.9636" calcext:value-type="float">
            <text:p>21.9636</text:p>
          </table:table-cell>
          <table:table-cell office:value-type="float" office:value="13.4611" calcext:value-type="float">
            <text:p>13.461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1.8163" calcext:value-type="float">
            <text:p>21.8163</text:p>
          </table:table-cell>
          <table:table-cell office:value-type="float" office:value="21.1577" calcext:value-type="float">
            <text:p>21.1577</text:p>
          </table:table-cell>
          <table:table-cell office:value-type="float" office:value="13.7656" calcext:value-type="float">
            <text:p>13.765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6.737" calcext:value-type="float">
            <text:p>36.737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6.8422" calcext:value-type="float">
            <text:p>26.8422</text:p>
          </table:table-cell>
          <table:table-cell office:value-type="float" office:value="23.2501" calcext:value-type="float">
            <text:p>23.2501</text:p>
          </table:table-cell>
          <table:table-cell office:value-type="float" office:value="14.4084" calcext:value-type="float">
            <text:p>14.408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.5309" calcext:value-type="float">
            <text:p>39.5309</text:p>
          </table:table-cell>
          <table:table-cell office:value-type="float" office:value="23.9228" calcext:value-type="float">
            <text:p>23.9228</text:p>
          </table:table-cell>
          <table:table-cell office:value-type="float" office:value="14.7278" calcext:value-type="float">
            <text:p>14.72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.5768" calcext:value-type="float">
            <text:p>24.5768</text:p>
          </table:table-cell>
          <table:table-cell office:value-type="float" office:value="23.2328" calcext:value-type="float">
            <text:p>23.2328</text:p>
          </table:table-cell>
          <table:table-cell office:value-type="float" office:value="15.0654" calcext:value-type="float">
            <text:p>15.065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1.0678" calcext:value-type="float">
            <text:p>41.0678</text:p>
          </table:table-cell>
          <table:table-cell office:value-type="float" office:value="25.0282" calcext:value-type="float">
            <text:p>25.0282</text:p>
          </table:table-cell>
          <table:table-cell office:value-type="float" office:value="15.3817" calcext:value-type="float">
            <text:p>15.381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9.042" calcext:value-type="float">
            <text:p>29.042</text:p>
          </table:table-cell>
          <table:table-cell office:value-type="float" office:value="25.3232" calcext:value-type="float">
            <text:p>25.3232</text:p>
          </table:table-cell>
          <table:table-cell office:value-type="float" office:value="15.7181" calcext:value-type="float">
            <text:p>15.718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2.5832" calcext:value-type="float">
            <text:p>42.5832</text:p>
          </table:table-cell>
          <table:table-cell office:value-type="float" office:value="26.1836" calcext:value-type="float">
            <text:p>26.1836</text:p>
          </table:table-cell>
          <table:table-cell office:value-type="float" office:value="16.0641" calcext:value-type="float">
            <text:p>16.06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.9845" calcext:value-type="float">
            <text:p>25.9845</text:p>
          </table:table-cell>
          <table:table-cell office:value-type="float" office:value="25.2762" calcext:value-type="float">
            <text:p>25.2762</text:p>
          </table:table-cell>
          <table:table-cell office:value-type="float" office:value="16.4351" calcext:value-type="float">
            <text:p>16.435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4.7514" calcext:value-type="float">
            <text:p>44.7514</text:p>
          </table:table-cell>
          <table:table-cell office:value-type="float" office:value="27.3312" calcext:value-type="float">
            <text:p>27.3312</text:p>
          </table:table-cell>
          <table:table-cell office:value-type="float" office:value="16.765" calcext:value-type="float">
            <text:p>16.76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0.8672" calcext:value-type="float">
            <text:p>30.8672</text:p>
          </table:table-cell>
          <table:table-cell office:value-type="float" office:value="27.6187" calcext:value-type="float">
            <text:p>27.6187</text:p>
          </table:table-cell>
          <table:table-cell office:value-type="float" office:value="17.127" calcext:value-type="float">
            <text:p>17.12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6.4023" calcext:value-type="float">
            <text:p>46.4023</text:p>
          </table:table-cell>
          <table:table-cell office:value-type="float" office:value="28.5525" calcext:value-type="float">
            <text:p>28.5525</text:p>
          </table:table-cell>
          <table:table-cell office:value-type="float" office:value="17.6982" calcext:value-type="float">
            <text:p>17.698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6.0535" calcext:value-type="float">
            <text:p>36.0535</text:p>
          </table:table-cell>
          <table:table-cell office:value-type="float" office:value="27.6022" calcext:value-type="float">
            <text:p>27.6022</text:p>
          </table:table-cell>
          <table:table-cell office:value-type="float" office:value="17.9031" calcext:value-type="float">
            <text:p>17.903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8.6864" calcext:value-type="float">
            <text:p>48.6864</text:p>
          </table:table-cell>
          <table:table-cell office:value-type="float" office:value="29.8241" calcext:value-type="float">
            <text:p>29.8241</text:p>
          </table:table-cell>
          <table:table-cell office:value-type="float" office:value="18.6355" calcext:value-type="float">
            <text:p>18.635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5.2285" calcext:value-type="float">
            <text:p>35.2285</text:p>
          </table:table-cell>
          <table:table-cell office:value-type="float" office:value="29.9654" calcext:value-type="float">
            <text:p>29.9654</text:p>
          </table:table-cell>
          <table:table-cell office:value-type="float" office:value="18.5983" calcext:value-type="float">
            <text:p>18.598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9.6609" calcext:value-type="float">
            <text:p>49.6609</text:p>
          </table:table-cell>
          <table:table-cell office:value-type="float" office:value="30.884" calcext:value-type="float">
            <text:p>30.884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9.2616" calcext:value-type="float">
            <text:p>29.2616</text:p>
          </table:table-cell>
          <table:table-cell office:value-type="float" office:value="29.7878" calcext:value-type="float">
            <text:p>29.7878</text:p>
          </table:table-cell>
          <table:table-cell office:value-type="float" office:value="19.3953" calcext:value-type="float">
            <text:p>19.395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5.8716" calcext:value-type="float">
            <text:p>55.8716</text:p>
          </table:table-cell>
          <table:table-cell office:value-type="float" office:value="32.4892" calcext:value-type="float">
            <text:p>32.4892</text:p>
          </table:table-cell>
          <table:table-cell office:value-type="float" office:value="19.7732" calcext:value-type="float">
            <text:p>19.77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.8879" calcext:value-type="float">
            <text:p>39.8879</text:p>
          </table:table-cell>
          <table:table-cell office:value-type="float" office:value="32.848" calcext:value-type="float">
            <text:p>32.848</text:p>
          </table:table-cell>
          <table:table-cell office:value-type="float" office:value="20.2257" calcext:value-type="float">
            <text:p>20.225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5.6361" calcext:value-type="float">
            <text:p>55.6361</text:p>
          </table:table-cell>
          <table:table-cell office:value-type="float" office:value="33.6156" calcext:value-type="float">
            <text:p>33.6156</text:p>
          </table:table-cell>
          <table:table-cell office:value-type="float" office:value="20.6346" calcext:value-type="float">
            <text:p>20.634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4.3055" calcext:value-type="float">
            <text:p>34.3055</text:p>
          </table:table-cell>
          <table:table-cell office:value-type="float" office:value="32.3926" calcext:value-type="float">
            <text:p>32.3926</text:p>
          </table:table-cell>
          <table:table-cell office:value-type="float" office:value="21.0437" calcext:value-type="float">
            <text:p>21.043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8.7907" calcext:value-type="float">
            <text:p>58.7907</text:p>
          </table:table-cell>
          <table:table-cell office:value-type="float" office:value="34.992" calcext:value-type="float">
            <text:p>34.992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1.3991" calcext:value-type="float">
            <text:p>41.3991</text:p>
          </table:table-cell>
          <table:table-cell office:value-type="float" office:value="35.3996" calcext:value-type="float">
            <text:p>35.3996</text:p>
          </table:table-cell>
          <table:table-cell office:value-type="float" office:value="21.8879" calcext:value-type="float">
            <text:p>21.887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0.6642" calcext:value-type="float">
            <text:p>60.6642</text:p>
          </table:table-cell>
          <table:table-cell office:value-type="float" office:value="36.3906" calcext:value-type="float">
            <text:p>36.3906</text:p>
          </table:table-cell>
          <table:table-cell office:value-type="float" office:value="22.3022" calcext:value-type="float">
            <text:p>22.302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4.2323" calcext:value-type="float">
            <text:p>34.2323</text:p>
          </table:table-cell>
          <table:table-cell office:value-type="float" office:value="34.9995" calcext:value-type="float">
            <text:p>34.9995</text:p>
          </table:table-cell>
          <table:table-cell office:value-type="float" office:value="22.7443" calcext:value-type="float">
            <text:p>22.744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0.7997" calcext:value-type="float">
            <text:p>60.7997</text:p>
          </table:table-cell>
          <table:table-cell office:value-type="float" office:value="37.6443" calcext:value-type="float">
            <text:p>37.6443</text:p>
          </table:table-cell>
          <table:table-cell office:value-type="float" office:value="23.1913" calcext:value-type="float">
            <text:p>23.191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2.8915" calcext:value-type="float">
            <text:p>42.8915</text:p>
          </table:table-cell>
          <table:table-cell office:value-type="float" office:value="38.1606" calcext:value-type="float">
            <text:p>38.1606</text:p>
          </table:table-cell>
          <table:table-cell office:value-type="float" office:value="23.6406" calcext:value-type="float">
            <text:p>23.64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3.6128" calcext:value-type="float">
            <text:p>63.6128</text:p>
          </table:table-cell>
          <table:table-cell office:value-type="float" office:value="39.1919" calcext:value-type="float">
            <text:p>39.1919</text:p>
          </table:table-cell>
          <table:table-cell office:value-type="float" office:value="24.0814" calcext:value-type="float">
            <text:p>24.08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.6754" calcext:value-type="float">
            <text:p>52.6754</text:p>
          </table:table-cell>
          <table:table-cell office:value-type="float" office:value="38.0548" calcext:value-type="float">
            <text:p>38.0548</text:p>
          </table:table-cell>
          <table:table-cell office:value-type="float" office:value="24.5542" calcext:value-type="float">
            <text:p>24.554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7.6561" calcext:value-type="float">
            <text:p>67.6561</text:p>
          </table:table-cell>
          <table:table-cell office:value-type="float" office:value="40.7071" calcext:value-type="float">
            <text:p>40.7071</text:p>
          </table:table-cell>
          <table:table-cell office:value-type="float" office:value="24.9907" calcext:value-type="float">
            <text:p>24.990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5.8527" calcext:value-type="float">
            <text:p>45.8527</text:p>
          </table:table-cell>
          <table:table-cell office:value-type="float" office:value="41.1538" calcext:value-type="float">
            <text:p>41.1538</text:p>
          </table:table-cell>
          <table:table-cell office:value-type="float" office:value="25.4626" calcext:value-type="float">
            <text:p>25.462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9.0537" calcext:value-type="float">
            <text:p>69.0537</text:p>
          </table:table-cell>
          <table:table-cell office:value-type="float" office:value="42.1737" calcext:value-type="float">
            <text:p>42.1737</text:p>
          </table:table-cell>
          <table:table-cell office:value-type="float" office:value="25.9425" calcext:value-type="float">
            <text:p>25.942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.9026" calcext:value-type="float">
            <text:p>39.9026</text:p>
          </table:table-cell>
          <table:table-cell office:value-type="float" office:value="40.6701" calcext:value-type="float">
            <text:p>40.6701</text:p>
          </table:table-cell>
          <table:table-cell office:value-type="float" office:value="26.4359" calcext:value-type="float">
            <text:p>26.43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1.0144" calcext:value-type="float">
            <text:p>71.0144</text:p>
          </table:table-cell>
          <table:table-cell office:value-type="float" office:value="43.8322" calcext:value-type="float">
            <text:p>43.8322</text:p>
          </table:table-cell>
          <table:table-cell office:value-type="float" office:value="26.9031" calcext:value-type="float">
            <text:p>26.903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0.6052" calcext:value-type="float">
            <text:p>50.6052</text:p>
          </table:table-cell>
          <table:table-cell office:value-type="float" office:value="44.249" calcext:value-type="float">
            <text:p>44.249</text:p>
          </table:table-cell>
          <table:table-cell office:value-type="float" office:value="27.4147" calcext:value-type="float">
            <text:p>27.414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45.5688" calcext:value-type="float">
            <text:p>45.5688</text:p>
          </table:table-cell>
          <table:table-cell office:value-type="float" office:value="27.9006" calcext:value-type="float">
            <text:p>27.90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7.525" calcext:value-type="float">
            <text:p>47.525</text:p>
          </table:table-cell>
          <table:table-cell office:value-type="float" office:value="43.8393" calcext:value-type="float">
            <text:p>43.8393</text:p>
          </table:table-cell>
          <table:table-cell office:value-type="float" office:value="28.4227" calcext:value-type="float">
            <text:p>28.422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7.1552" calcext:value-type="float">
            <text:p>77.1552</text:p>
          </table:table-cell>
          <table:table-cell office:value-type="float" office:value="47.0124" calcext:value-type="float">
            <text:p>47.0124</text:p>
          </table:table-cell>
          <table:table-cell office:value-type="float" office:value="28.909" calcext:value-type="float">
            <text:p>28.9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4.7949" calcext:value-type="float">
            <text:p>54.7949</text:p>
          </table:table-cell>
          <table:table-cell office:value-type="float" office:value="47.4258" calcext:value-type="float">
            <text:p>47.4258</text:p>
          </table:table-cell>
          <table:table-cell office:value-type="float" office:value="29.4296" calcext:value-type="float">
            <text:p>29.429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8.8809" calcext:value-type="float">
            <text:p>78.8809</text:p>
          </table:table-cell>
          <table:table-cell office:value-type="float" office:value="48.7734" calcext:value-type="float">
            <text:p>48.7734</text:p>
          </table:table-cell>
          <table:table-cell office:value-type="float" office:value="29.9555" calcext:value-type="float">
            <text:p>29.955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6.7439" calcext:value-type="float">
            <text:p>46.7439</text:p>
          </table:table-cell>
          <table:table-cell office:value-type="float" office:value="46.9428" calcext:value-type="float">
            <text:p>46.9428</text:p>
          </table:table-cell>
          <table:table-cell office:value-type="float" office:value="30.5319" calcext:value-type="float">
            <text:p>30.531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5.6628" calcext:value-type="float">
            <text:p>85.6628</text:p>
          </table:table-cell>
          <table:table-cell office:value-type="float" office:value="50.6353" calcext:value-type="float">
            <text:p>50.6353</text:p>
          </table:table-cell>
          <table:table-cell office:value-type="float" office:value="30.9952" calcext:value-type="float">
            <text:p>30.995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8.3757" calcext:value-type="float">
            <text:p>58.3757</text:p>
          </table:table-cell>
          <table:table-cell office:value-type="float" office:value="50.865" calcext:value-type="float">
            <text:p>50.865</text:p>
          </table:table-cell>
          <table:table-cell office:value-type="float" office:value="31.5587" calcext:value-type="float">
            <text:p>31.558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6.7161" calcext:value-type="float">
            <text:p>86.7161</text:p>
          </table:table-cell>
          <table:table-cell office:value-type="float" office:value="52.4355" calcext:value-type="float">
            <text:p>52.4355</text:p>
          </table:table-cell>
          <table:table-cell office:value-type="float" office:value="32.0972" calcext:value-type="float">
            <text:p>32.097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5.5969" calcext:value-type="float">
            <text:p>65.5969</text:p>
          </table:table-cell>
          <table:table-cell office:value-type="float" office:value="50.4724" calcext:value-type="float">
            <text:p>50.4724</text:p>
          </table:table-cell>
          <table:table-cell office:value-type="float" office:value="32.6866" calcext:value-type="float">
            <text:p>32.686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0.4549" calcext:value-type="float">
            <text:p>90.4549</text:p>
          </table:table-cell>
          <table:table-cell office:value-type="float" office:value="54.2088" calcext:value-type="float">
            <text:p>54.2088</text:p>
          </table:table-cell>
          <table:table-cell office:value-type="float" office:value="33.2122" calcext:value-type="float">
            <text:p>33.212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2.4603" calcext:value-type="float">
            <text:p>62.4603</text:p>
          </table:table-cell>
          <table:table-cell office:value-type="float" office:value="54.5469" calcext:value-type="float">
            <text:p>54.5469</text:p>
          </table:table-cell>
          <table:table-cell office:value-type="float" office:value="33.7812" calcext:value-type="float">
            <text:p>33.781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3.4373" calcext:value-type="float">
            <text:p>93.4373</text:p>
          </table:table-cell>
          <table:table-cell office:value-type="float" office:value="56.2121" calcext:value-type="float">
            <text:p>56.2121</text:p>
          </table:table-cell>
          <table:table-cell office:value-type="float" office:value="34.3458" calcext:value-type="float">
            <text:p>34.34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3.2867" calcext:value-type="float">
            <text:p>53.2867</text:p>
          </table:table-cell>
          <table:table-cell office:value-type="float" office:value="53.7969" calcext:value-type="float">
            <text:p>53.7969</text:p>
          </table:table-cell>
          <table:table-cell office:value-type="float" office:value="34.9434" calcext:value-type="float">
            <text:p>34.943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94.7555" calcext:value-type="float">
            <text:p>94.7555</text:p>
          </table:table-cell>
          <table:table-cell office:value-type="float" office:value="58.4013" calcext:value-type="float">
            <text:p>58.4013</text:p>
          </table:table-cell>
          <table:table-cell office:value-type="float" office:value="35.4188" calcext:value-type="float">
            <text:p>35.418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8.2585" calcext:value-type="float">
            <text:p>68.2585</text:p>
          </table:table-cell>
          <table:table-cell office:value-type="float" office:value="58.2227" calcext:value-type="float">
            <text:p>58.2227</text:p>
          </table:table-cell>
          <table:table-cell office:value-type="float" office:value="36.0258" calcext:value-type="float">
            <text:p>36.025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4.6911" calcext:value-type="float">
            <text:p>94.6911</text:p>
          </table:table-cell>
          <table:table-cell office:value-type="float" office:value="59.5681" calcext:value-type="float">
            <text:p>59.5681</text:p>
          </table:table-cell>
          <table:table-cell office:value-type="float" office:value="36.6092" calcext:value-type="float">
            <text:p>36.609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5.2167" calcext:value-type="float">
            <text:p>65.2167</text:p>
          </table:table-cell>
          <table:table-cell office:value-type="float" office:value="57.4772" calcext:value-type="float">
            <text:p>57.4772</text:p>
          </table:table-cell>
          <table:table-cell office:value-type="float" office:value="37.2909" calcext:value-type="float">
            <text:p>37.290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0.046" calcext:value-type="float">
            <text:p>100.046</text:p>
          </table:table-cell>
          <table:table-cell office:value-type="float" office:value="61.6015" calcext:value-type="float">
            <text:p>61.6015</text:p>
          </table:table-cell>
          <table:table-cell office:value-type="float" office:value="37.8321" calcext:value-type="float">
            <text:p>37.83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9.2281" calcext:value-type="float">
            <text:p>69.2281</text:p>
          </table:table-cell>
          <table:table-cell office:value-type="float" office:value="61.9807" calcext:value-type="float">
            <text:p>61.9807</text:p>
          </table:table-cell>
          <table:table-cell office:value-type="float" office:value="38.4421" calcext:value-type="float">
            <text:p>38.442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2.421" calcext:value-type="float">
            <text:p>102.421</text:p>
          </table:table-cell>
          <table:table-cell office:value-type="float" office:value="63.681" calcext:value-type="float">
            <text:p>63.681</text:p>
          </table:table-cell>
          <table:table-cell office:value-type="float" office:value="39.0539" calcext:value-type="float">
            <text:p>39.053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2.4838" calcext:value-type="float">
            <text:p>62.4838</text:p>
          </table:table-cell>
          <table:table-cell office:value-type="float" office:value="61.1818" calcext:value-type="float">
            <text:p>61.1818</text:p>
          </table:table-cell>
          <table:table-cell office:value-type="float" office:value="39.7101" calcext:value-type="float">
            <text:p>39.710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8.54" calcext:value-type="float">
            <text:p>108.54</text:p>
          </table:table-cell>
          <table:table-cell office:value-type="float" office:value="65.7881" calcext:value-type="float">
            <text:p>65.7881</text:p>
          </table:table-cell>
          <table:table-cell office:value-type="float" office:value="40.3463" calcext:value-type="float">
            <text:p>40.346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4.7646" calcext:value-type="float">
            <text:p>74.7646</text:p>
          </table:table-cell>
          <table:table-cell office:value-type="float" office:value="66.1204" calcext:value-type="float">
            <text:p>66.1204</text:p>
          </table:table-cell>
          <table:table-cell office:value-type="float" office:value="40.9669" calcext:value-type="float">
            <text:p>40.966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1.192" calcext:value-type="float">
            <text:p>111.192</text:p>
          </table:table-cell>
          <table:table-cell office:value-type="float" office:value="67.9039" calcext:value-type="float">
            <text:p>67.9039</text:p>
          </table:table-cell>
          <table:table-cell office:value-type="float" office:value="41.5989" calcext:value-type="float">
            <text:p>41.598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1.372" calcext:value-type="float">
            <text:p>101.372</text:p>
          </table:table-cell>
          <table:table-cell office:value-type="float" office:value="66.5523" calcext:value-type="float">
            <text:p>66.5523</text:p>
          </table:table-cell>
          <table:table-cell office:value-type="float" office:value="42.2989" calcext:value-type="float">
            <text:p>42.298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14.227" calcext:value-type="float">
            <text:p>114.227</text:p>
          </table:table-cell>
          <table:table-cell office:value-type="float" office:value="69.9761" calcext:value-type="float">
            <text:p>69.9761</text:p>
          </table:table-cell>
          <table:table-cell office:value-type="float" office:value="42.9131" calcext:value-type="float">
            <text:p>42.913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8.6371" calcext:value-type="float">
            <text:p>78.6371</text:p>
          </table:table-cell>
          <table:table-cell office:value-type="float" office:value="70.2533" calcext:value-type="float">
            <text:p>70.2533</text:p>
          </table:table-cell>
          <table:table-cell office:value-type="float" office:value="43.602" calcext:value-type="float">
            <text:p>43.60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17.849" calcext:value-type="float">
            <text:p>117.849</text:p>
          </table:table-cell>
          <table:table-cell office:value-type="float" office:value="72.1985" calcext:value-type="float">
            <text:p>72.1985</text:p>
          </table:table-cell>
          <table:table-cell office:value-type="float" office:value="44.2795" calcext:value-type="float">
            <text:p>44.279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1.1406" calcext:value-type="float">
            <text:p>71.1406</text:p>
          </table:table-cell>
          <table:table-cell office:value-type="float" office:value="69.3425" calcext:value-type="float">
            <text:p>69.3425</text:p>
          </table:table-cell>
          <table:table-cell office:value-type="float" office:value="45.0083" calcext:value-type="float">
            <text:p>45.008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2.648" calcext:value-type="float">
            <text:p>122.648</text:p>
          </table:table-cell>
          <table:table-cell office:value-type="float" office:value="74.4929" calcext:value-type="float">
            <text:p>74.4929</text:p>
          </table:table-cell>
          <table:table-cell office:value-type="float" office:value="45.6567" calcext:value-type="float">
            <text:p>45.65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8.9354" calcext:value-type="float">
            <text:p>88.9354</text:p>
          </table:table-cell>
          <table:table-cell office:value-type="float" office:value="74.7076" calcext:value-type="float">
            <text:p>74.7076</text:p>
          </table:table-cell>
          <table:table-cell office:value-type="float" office:value="46.3773" calcext:value-type="float">
            <text:p>46.377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6.995" calcext:value-type="float">
            <text:p>126.995</text:p>
          </table:table-cell>
          <table:table-cell office:value-type="float" office:value="76.7162" calcext:value-type="float">
            <text:p>76.7162</text:p>
          </table:table-cell>
          <table:table-cell office:value-type="float" office:value="47.0516" calcext:value-type="float">
            <text:p>47.05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7.1801" calcext:value-type="float">
            <text:p>87.1801</text:p>
          </table:table-cell>
          <table:table-cell office:value-type="float" office:value="73.8427" calcext:value-type="float">
            <text:p>73.8427</text:p>
          </table:table-cell>
          <table:table-cell office:value-type="float" office:value="47.8001" calcext:value-type="float">
            <text:p>47.8001</text:p>
          </table:table-cell>
        </table:table-row>
      </table:table>
      <table:table table:name="double_8" table:style-name="ta1">
        <table:shapes>
          <draw:frame draw:z-index="0" draw:style-name="gr1" draw:text-style-name="P1" svg:width="758.01pt" svg:height="385.51pt" svg:x="319.24pt" svg:y="14.31pt">
            <loext:p draw:notify-on-update-of-ranges="float_8.A1:float_8.A132 double_8.B1:double_8.B132 double_8.D1:double_8.D132 double_8.C1:double_8.C1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3657" calcext:value-type="float">
            <text:p>9.3657</text:p>
          </table:table-cell>
          <table:table-cell office:value-type="float" office:value="9.31736" calcext:value-type="float">
            <text:p>9.31736</text:p>
          </table:table-cell>
          <table:table-cell office:value-type="float" office:value="5.99553" calcext:value-type="float">
            <text:p>5.9955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.70057" calcext:value-type="float">
            <text:p>9.70057</text:p>
          </table:table-cell>
          <table:table-cell office:value-type="float" office:value="9.43081" calcext:value-type="float">
            <text:p>9.43081</text:p>
          </table:table-cell>
          <table:table-cell office:value-type="float" office:value="6.13976" calcext:value-type="float">
            <text:p>6.1397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.1224" calcext:value-type="float">
            <text:p>10.1224</text:p>
          </table:table-cell>
          <table:table-cell office:value-type="float" office:value="9.65809" calcext:value-type="float">
            <text:p>9.65809</text:p>
          </table:table-cell>
          <table:table-cell office:value-type="float" office:value="6.28592" calcext:value-type="float">
            <text:p>6.285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472" calcext:value-type="float">
            <text:p>30.472</text:p>
          </table:table-cell>
          <table:table-cell office:value-type="float" office:value="12.0792" calcext:value-type="float">
            <text:p>12.0792</text:p>
          </table:table-cell>
          <table:table-cell office:value-type="float" office:value="6.44532" calcext:value-type="float">
            <text:p>6.4453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.2528" calcext:value-type="float">
            <text:p>10.2528</text:p>
          </table:table-cell>
          <table:table-cell office:value-type="float" office:value="10.1212" calcext:value-type="float">
            <text:p>10.1212</text:p>
          </table:table-cell>
          <table:table-cell office:value-type="float" office:value="6.58906" calcext:value-type="float">
            <text:p>6.5890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.0697" calcext:value-type="float">
            <text:p>11.0697</text:p>
          </table:table-cell>
          <table:table-cell office:value-type="float" office:value="10.3793" calcext:value-type="float">
            <text:p>10.3793</text:p>
          </table:table-cell>
          <table:table-cell office:value-type="float" office:value="6.74441" calcext:value-type="float">
            <text:p>6.7444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.0568" calcext:value-type="float">
            <text:p>11.0568</text:p>
          </table:table-cell>
          <table:table-cell office:value-type="float" office:value="10.5822" calcext:value-type="float">
            <text:p>10.5822</text:p>
          </table:table-cell>
          <table:table-cell office:value-type="float" office:value="6.93246" calcext:value-type="float">
            <text:p>6.9324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3.6603" calcext:value-type="float">
            <text:p>13.6603</text:p>
          </table:table-cell>
          <table:table-cell office:value-type="float" office:value="10.9185" calcext:value-type="float">
            <text:p>10.9185</text:p>
          </table:table-cell>
          <table:table-cell office:value-type="float" office:value="7.06424" calcext:value-type="float">
            <text:p>7.0642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4043" calcext:value-type="float">
            <text:p>11.4043</text:p>
          </table:table-cell>
          <table:table-cell office:value-type="float" office:value="11.0965" calcext:value-type="float">
            <text:p>11.0965</text:p>
          </table:table-cell>
          <table:table-cell office:value-type="float" office:value="7.24286" calcext:value-type="float">
            <text:p>7.2428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.3313" calcext:value-type="float">
            <text:p>12.3313</text:p>
          </table:table-cell>
          <table:table-cell office:value-type="float" office:value="11.3507" calcext:value-type="float">
            <text:p>11.3507</text:p>
          </table:table-cell>
          <table:table-cell office:value-type="float" office:value="7.38863" calcext:value-type="float">
            <text:p>7.388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4224" calcext:value-type="float">
            <text:p>11.4224</text:p>
          </table:table-cell>
          <table:table-cell office:value-type="float" office:value="11.6064" calcext:value-type="float">
            <text:p>11.6064</text:p>
          </table:table-cell>
          <table:table-cell office:value-type="float" office:value="7.63327" calcext:value-type="float">
            <text:p>7.6332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6229" calcext:value-type="float">
            <text:p>15.6229</text:p>
          </table:table-cell>
          <table:table-cell office:value-type="float" office:value="11.9255" calcext:value-type="float">
            <text:p>11.9255</text:p>
          </table:table-cell>
          <table:table-cell office:value-type="float" office:value="7.71891" calcext:value-type="float">
            <text:p>7.7189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.909" calcext:value-type="float">
            <text:p>11.909</text:p>
          </table:table-cell>
          <table:table-cell office:value-type="float" office:value="12.1086" calcext:value-type="float">
            <text:p>12.1086</text:p>
          </table:table-cell>
          <table:table-cell office:value-type="float" office:value="7.89355" calcext:value-type="float">
            <text:p>7.8935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12.3815" calcext:value-type="float">
            <text:p>12.3815</text:p>
          </table:table-cell>
          <table:table-cell office:value-type="float" office:value="8.10237" calcext:value-type="float">
            <text:p>8.1023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2.7933" calcext:value-type="float">
            <text:p>12.7933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8.24919" calcext:value-type="float">
            <text:p>8.2491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9204" calcext:value-type="float">
            <text:p>15.9204</text:p>
          </table:table-cell>
          <table:table-cell office:value-type="float" office:value="13.0179" calcext:value-type="float">
            <text:p>13.0179</text:p>
          </table:table-cell>
          <table:table-cell office:value-type="float" office:value="8.45173" calcext:value-type="float">
            <text:p>8.4517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3.9715" calcext:value-type="float">
            <text:p>13.9715</text:p>
          </table:table-cell>
          <table:table-cell office:value-type="float" office:value="13.1975" calcext:value-type="float">
            <text:p>13.1975</text:p>
          </table:table-cell>
          <table:table-cell office:value-type="float" office:value="8.60389" calcext:value-type="float">
            <text:p>8.6038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.7322" calcext:value-type="float">
            <text:p>14.7322</text:p>
          </table:table-cell>
          <table:table-cell office:value-type="float" office:value="13.5151" calcext:value-type="float">
            <text:p>13.5151</text:p>
          </table:table-cell>
          <table:table-cell office:value-type="float" office:value="8.78561" calcext:value-type="float">
            <text:p>8.7856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3.9801" calcext:value-type="float">
            <text:p>13.9801</text:p>
          </table:table-cell>
          <table:table-cell office:value-type="float" office:value="13.7842" calcext:value-type="float">
            <text:p>13.7842</text:p>
          </table:table-cell>
          <table:table-cell office:value-type="float" office:value="8.96757" calcext:value-type="float">
            <text:p>8.9675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0.7625" calcext:value-type="float">
            <text:p>20.7625</text:p>
          </table:table-cell>
          <table:table-cell office:value-type="float" office:value="14.3361" calcext:value-type="float">
            <text:p>14.3361</text:p>
          </table:table-cell>
          <table:table-cell office:value-type="float" office:value="9.15969" calcext:value-type="float">
            <text:p>9.1596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.4797" calcext:value-type="float">
            <text:p>14.4797</text:p>
          </table:table-cell>
          <table:table-cell office:value-type="float" office:value="14.4171" calcext:value-type="float">
            <text:p>14.4171</text:p>
          </table:table-cell>
          <table:table-cell office:value-type="float" office:value="9.40642" calcext:value-type="float">
            <text:p>9.4064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4566" calcext:value-type="float">
            <text:p>15.4566</text:p>
          </table:table-cell>
          <table:table-cell office:value-type="float" office:value="14.6884" calcext:value-type="float">
            <text:p>14.6884</text:p>
          </table:table-cell>
          <table:table-cell office:value-type="float" office:value="9.54248" calcext:value-type="float">
            <text:p>9.5424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2673" calcext:value-type="float">
            <text:p>15.2673</text:p>
          </table:table-cell>
          <table:table-cell office:value-type="float" office:value="14.953" calcext:value-type="float">
            <text:p>14.953</text:p>
          </table:table-cell>
          <table:table-cell office:value-type="float" office:value="9.74367" calcext:value-type="float">
            <text:p>9.7436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.4455" calcext:value-type="float">
            <text:p>19.4455</text:p>
          </table:table-cell>
          <table:table-cell office:value-type="float" office:value="15.3733" calcext:value-type="float">
            <text:p>15.3733</text:p>
          </table:table-cell>
          <table:table-cell office:value-type="float" office:value="9.97147" calcext:value-type="float">
            <text:p>9.9714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6.2828" calcext:value-type="float">
            <text:p>16.2828</text:p>
          </table:table-cell>
          <table:table-cell office:value-type="float" office:value="15.6031" calcext:value-type="float">
            <text:p>15.6031</text:p>
          </table:table-cell>
          <table:table-cell office:value-type="float" office:value="10.143" calcext:value-type="float">
            <text:p>10.1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8451" calcext:value-type="float">
            <text:p>15.8451</text:p>
          </table:table-cell>
          <table:table-cell office:value-type="float" office:value="15.8905" calcext:value-type="float">
            <text:p>15.8905</text:p>
          </table:table-cell>
          <table:table-cell office:value-type="float" office:value="10.3655" calcext:value-type="float">
            <text:p>10.365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6.1183" calcext:value-type="float">
            <text:p>16.1183</text:p>
          </table:table-cell>
          <table:table-cell office:value-type="float" office:value="16.2137" calcext:value-type="float">
            <text:p>16.2137</text:p>
          </table:table-cell>
          <table:table-cell office:value-type="float" office:value="10.5568" calcext:value-type="float">
            <text:p>10.556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2.1138" calcext:value-type="float">
            <text:p>22.1138</text:p>
          </table:table-cell>
          <table:table-cell office:value-type="float" office:value="16.674" calcext:value-type="float">
            <text:p>16.674</text:p>
          </table:table-cell>
          <table:table-cell office:value-type="float" office:value="10.7682" calcext:value-type="float">
            <text:p>10.768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6.9821" calcext:value-type="float">
            <text:p>16.9821</text:p>
          </table:table-cell>
          <table:table-cell office:value-type="float" office:value="16.866" calcext:value-type="float">
            <text:p>16.866</text:p>
          </table:table-cell>
          <table:table-cell office:value-type="float" office:value="10.9895" calcext:value-type="float">
            <text:p>10.989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7.7851" calcext:value-type="float">
            <text:p>17.7851</text:p>
          </table:table-cell>
          <table:table-cell office:value-type="float" office:value="17.2126" calcext:value-type="float">
            <text:p>17.2126</text:p>
          </table:table-cell>
          <table:table-cell office:value-type="float" office:value="11.1968" calcext:value-type="float">
            <text:p>11.196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7.6222" calcext:value-type="float">
            <text:p>17.6222</text:p>
          </table:table-cell>
          <table:table-cell office:value-type="float" office:value="17.5072" calcext:value-type="float">
            <text:p>17.5072</text:p>
          </table:table-cell>
          <table:table-cell office:value-type="float" office:value="11.4773" calcext:value-type="float">
            <text:p>11.477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2.7702" calcext:value-type="float">
            <text:p>22.7702</text:p>
          </table:table-cell>
          <table:table-cell office:value-type="float" office:value="17.9943" calcext:value-type="float">
            <text:p>17.9943</text:p>
          </table:table-cell>
          <table:table-cell office:value-type="float" office:value="11.6449" calcext:value-type="float">
            <text:p>11.644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8.6778" calcext:value-type="float">
            <text:p>18.6778</text:p>
          </table:table-cell>
          <table:table-cell office:value-type="float" office:value="18.22" calcext:value-type="float">
            <text:p>18.22</text:p>
          </table:table-cell>
          <table:table-cell office:value-type="float" office:value="11.8622" calcext:value-type="float">
            <text:p>11.862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.3949" calcext:value-type="float">
            <text:p>19.3949</text:p>
          </table:table-cell>
          <table:table-cell office:value-type="float" office:value="18.5965" calcext:value-type="float">
            <text:p>18.5965</text:p>
          </table:table-cell>
          <table:table-cell office:value-type="float" office:value="12.1013" calcext:value-type="float">
            <text:p>12.101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.182" calcext:value-type="float">
            <text:p>19.182</text:p>
          </table:table-cell>
          <table:table-cell office:value-type="float" office:value="19.0007" calcext:value-type="float">
            <text:p>19.0007</text:p>
          </table:table-cell>
          <table:table-cell office:value-type="float" office:value="12.3612" calcext:value-type="float">
            <text:p>12.36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3.557" calcext:value-type="float">
            <text:p>43.557</text:p>
          </table:table-cell>
          <table:table-cell office:value-type="float" office:value="20.2997" calcext:value-type="float">
            <text:p>20.2997</text:p>
          </table:table-cell>
          <table:table-cell office:value-type="float" office:value="12.7171" calcext:value-type="float">
            <text:p>12.717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9.8153" calcext:value-type="float">
            <text:p>19.8153</text:p>
          </table:table-cell>
          <table:table-cell office:value-type="float" office:value="19.6449" calcext:value-type="float">
            <text:p>19.6449</text:p>
          </table:table-cell>
          <table:table-cell office:value-type="float" office:value="12.7981" calcext:value-type="float">
            <text:p>12.798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0.8862" calcext:value-type="float">
            <text:p>20.8862</text:p>
          </table:table-cell>
          <table:table-cell office:value-type="float" office:value="20.0409" calcext:value-type="float">
            <text:p>20.0409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.4676" calcext:value-type="float">
            <text:p>20.4676</text:p>
          </table:table-cell>
          <table:table-cell office:value-type="float" office:value="20.4094" calcext:value-type="float">
            <text:p>20.4094</text:p>
          </table:table-cell>
          <table:table-cell office:value-type="float" office:value="13.2743" calcext:value-type="float">
            <text:p>13.274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6.2077" calcext:value-type="float">
            <text:p>26.2077</text:p>
          </table:table-cell>
          <table:table-cell office:value-type="float" office:value="20.8934" calcext:value-type="float">
            <text:p>20.8934</text:p>
          </table:table-cell>
          <table:table-cell office:value-type="float" office:value="13.5323" calcext:value-type="float">
            <text:p>13.532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.9596" calcext:value-type="float">
            <text:p>20.9596</text:p>
          </table:table-cell>
          <table:table-cell office:value-type="float" office:value="21.2495" calcext:value-type="float">
            <text:p>21.2495</text:p>
          </table:table-cell>
          <table:table-cell office:value-type="float" office:value="13.7879" calcext:value-type="float">
            <text:p>13.787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1.9528" calcext:value-type="float">
            <text:p>21.9528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14.0263" calcext:value-type="float">
            <text:p>14.026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2.0554" calcext:value-type="float">
            <text:p>22.0554</text:p>
          </table:table-cell>
          <table:table-cell office:value-type="float" office:value="21.9305" calcext:value-type="float">
            <text:p>21.9305</text:p>
          </table:table-cell>
          <table:table-cell office:value-type="float" office:value="14.2838" calcext:value-type="float">
            <text:p>14.283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1.7412" calcext:value-type="float">
            <text:p>31.7412</text:p>
          </table:table-cell>
          <table:table-cell office:value-type="float" office:value="22.5718" calcext:value-type="float">
            <text:p>22.5718</text:p>
          </table:table-cell>
          <table:table-cell office:value-type="float" office:value="14.5382" calcext:value-type="float">
            <text:p>14.538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2.894" calcext:value-type="float">
            <text:p>22.894</text:p>
          </table:table-cell>
          <table:table-cell office:value-type="float" office:value="22.7418" calcext:value-type="float">
            <text:p>22.7418</text:p>
          </table:table-cell>
          <table:table-cell office:value-type="float" office:value="14.8172" calcext:value-type="float">
            <text:p>14.817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.1985" calcext:value-type="float">
            <text:p>24.1985</text:p>
          </table:table-cell>
          <table:table-cell office:value-type="float" office:value="23.1876" calcext:value-type="float">
            <text:p>23.1876</text:p>
          </table:table-cell>
          <table:table-cell office:value-type="float" office:value="15.0777" calcext:value-type="float">
            <text:p>15.077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3.6901" calcext:value-type="float">
            <text:p>23.6901</text:p>
          </table:table-cell>
          <table:table-cell office:value-type="float" office:value="23.5786" calcext:value-type="float">
            <text:p>23.5786</text:p>
          </table:table-cell>
          <table:table-cell office:value-type="float" office:value="15.3382" calcext:value-type="float">
            <text:p>15.338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0.6748" calcext:value-type="float">
            <text:p>30.6748</text:p>
          </table:table-cell>
          <table:table-cell office:value-type="float" office:value="24.1092" calcext:value-type="float">
            <text:p>24.1092</text:p>
          </table:table-cell>
          <table:table-cell office:value-type="float" office:value="15.6251" calcext:value-type="float">
            <text:p>15.625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4.75" calcext:value-type="float">
            <text:p>24.75</text:p>
          </table:table-cell>
          <table:table-cell office:value-type="float" office:value="24.4543" calcext:value-type="float">
            <text:p>24.4543</text:p>
          </table:table-cell>
          <table:table-cell office:value-type="float" office:value="15.8854" calcext:value-type="float">
            <text:p>15.885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6.7942" calcext:value-type="float">
            <text:p>26.7942</text:p>
          </table:table-cell>
          <table:table-cell office:value-type="float" office:value="24.8776" calcext:value-type="float">
            <text:p>24.8776</text:p>
          </table:table-cell>
          <table:table-cell office:value-type="float" office:value="16.1634" calcext:value-type="float">
            <text:p>16.16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.1524" calcext:value-type="float">
            <text:p>25.1524</text:p>
          </table:table-cell>
          <table:table-cell office:value-type="float" office:value="25.2444" calcext:value-type="float">
            <text:p>25.2444</text:p>
          </table:table-cell>
          <table:table-cell office:value-type="float" office:value="16.4316" calcext:value-type="float">
            <text:p>16.43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7.6885" calcext:value-type="float">
            <text:p>37.6885</text:p>
          </table:table-cell>
          <table:table-cell office:value-type="float" office:value="26.2178" calcext:value-type="float">
            <text:p>26.2178</text:p>
          </table:table-cell>
          <table:table-cell office:value-type="float" office:value="16.7266" calcext:value-type="float">
            <text:p>16.726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5.9316" calcext:value-type="float">
            <text:p>25.9316</text:p>
          </table:table-cell>
          <table:table-cell office:value-type="float" office:value="26.3595" calcext:value-type="float">
            <text:p>26.3595</text:p>
          </table:table-cell>
          <table:table-cell office:value-type="float" office:value="17.006" calcext:value-type="float">
            <text:p>17.00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7.7073" calcext:value-type="float">
            <text:p>27.7073</text:p>
          </table:table-cell>
          <table:table-cell office:value-type="float" office:value="26.648" calcext:value-type="float">
            <text:p>26.648</text:p>
          </table:table-cell>
          <table:table-cell office:value-type="float" office:value="17.3184" calcext:value-type="float">
            <text:p>17.318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7.1307" calcext:value-type="float">
            <text:p>27.1307</text:p>
          </table:table-cell>
          <table:table-cell office:value-type="float" office:value="27.0857" calcext:value-type="float">
            <text:p>27.0857</text:p>
          </table:table-cell>
          <table:table-cell office:value-type="float" office:value="17.5832" calcext:value-type="float">
            <text:p>17.583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4.9663" calcext:value-type="float">
            <text:p>34.9663</text:p>
          </table:table-cell>
          <table:table-cell office:value-type="float" office:value="27.5769" calcext:value-type="float">
            <text:p>27.5769</text:p>
          </table:table-cell>
          <table:table-cell office:value-type="float" office:value="17.8901" calcext:value-type="float">
            <text:p>17.890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8.0122" calcext:value-type="float">
            <text:p>28.0122</text:p>
          </table:table-cell>
          <table:table-cell office:value-type="float" office:value="27.9592" calcext:value-type="float">
            <text:p>27.9592</text:p>
          </table:table-cell>
          <table:table-cell office:value-type="float" office:value="18.1778" calcext:value-type="float">
            <text:p>18.177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0.2018" calcext:value-type="float">
            <text:p>30.2018</text:p>
          </table:table-cell>
          <table:table-cell office:value-type="float" office:value="28.4615" calcext:value-type="float">
            <text:p>28.4615</text:p>
          </table:table-cell>
          <table:table-cell office:value-type="float" office:value="18.496" calcext:value-type="float">
            <text:p>18.49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9.2306" calcext:value-type="float">
            <text:p>29.2306</text:p>
          </table:table-cell>
          <table:table-cell office:value-type="float" office:value="28.8755" calcext:value-type="float">
            <text:p>28.8755</text:p>
          </table:table-cell>
          <table:table-cell office:value-type="float" office:value="18.7931" calcext:value-type="float">
            <text:p>18.793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0.3638" calcext:value-type="float">
            <text:p>40.3638</text:p>
          </table:table-cell>
          <table:table-cell office:value-type="float" office:value="29.7056" calcext:value-type="float">
            <text:p>29.7056</text:p>
          </table:table-cell>
          <table:table-cell office:value-type="float" office:value="19.1439" calcext:value-type="float">
            <text:p>19.14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0.603" calcext:value-type="float">
            <text:p>30.603</text:p>
          </table:table-cell>
          <table:table-cell office:value-type="float" office:value="29.8271" calcext:value-type="float">
            <text:p>29.8271</text:p>
          </table:table-cell>
          <table:table-cell office:value-type="float" office:value="19.4392" calcext:value-type="float">
            <text:p>19.439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1.7183" calcext:value-type="float">
            <text:p>31.7183</text:p>
          </table:table-cell>
          <table:table-cell office:value-type="float" office:value="30.3909" calcext:value-type="float">
            <text:p>30.3909</text:p>
          </table:table-cell>
          <table:table-cell office:value-type="float" office:value="19.7405" calcext:value-type="float">
            <text:p>19.740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0.6542" calcext:value-type="float">
            <text:p>30.6542</text:p>
          </table:table-cell>
          <table:table-cell office:value-type="float" office:value="30.8558" calcext:value-type="float">
            <text:p>30.8558</text:p>
          </table:table-cell>
          <table:table-cell office:value-type="float" office:value="20.039" calcext:value-type="float">
            <text:p>20.03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0.4942" calcext:value-type="float">
            <text:p>40.4942</text:p>
          </table:table-cell>
          <table:table-cell office:value-type="float" office:value="31.4015" calcext:value-type="float">
            <text:p>31.4015</text:p>
          </table:table-cell>
          <table:table-cell office:value-type="float" office:value="20.3729" calcext:value-type="float">
            <text:p>20.372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1.5476" calcext:value-type="float">
            <text:p>31.5476</text:p>
          </table:table-cell>
          <table:table-cell office:value-type="float" office:value="31.8996" calcext:value-type="float">
            <text:p>31.8996</text:p>
          </table:table-cell>
          <table:table-cell office:value-type="float" office:value="20.7138" calcext:value-type="float">
            <text:p>20.713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4.3112" calcext:value-type="float">
            <text:p>34.3112</text:p>
          </table:table-cell>
          <table:table-cell office:value-type="float" office:value="32.3922" calcext:value-type="float">
            <text:p>32.3922</text:p>
          </table:table-cell>
          <table:table-cell office:value-type="float" office:value="21.0264" calcext:value-type="float">
            <text:p>21.026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3.5542" calcext:value-type="float">
            <text:p>33.5542</text:p>
          </table:table-cell>
          <table:table-cell office:value-type="float" office:value="32.8249" calcext:value-type="float">
            <text:p>32.8249</text:p>
          </table:table-cell>
          <table:table-cell office:value-type="float" office:value="21.3747" calcext:value-type="float">
            <text:p>21.374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6.8664" calcext:value-type="float">
            <text:p>96.8664</text:p>
          </table:table-cell>
          <table:table-cell office:value-type="float" office:value="41.1026" calcext:value-type="float">
            <text:p>41.1026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0.6724" calcext:value-type="float">
            <text:p>40.6724</text:p>
          </table:table-cell>
          <table:table-cell office:value-type="float" office:value="33.8577" calcext:value-type="float">
            <text:p>33.8577</text:p>
          </table:table-cell>
          <table:table-cell office:value-type="float" office:value="22.0449" calcext:value-type="float">
            <text:p>22.044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7.6029" calcext:value-type="float">
            <text:p>37.6029</text:p>
          </table:table-cell>
          <table:table-cell office:value-type="float" office:value="34.5016" calcext:value-type="float">
            <text:p>34.5016</text:p>
          </table:table-cell>
          <table:table-cell office:value-type="float" office:value="22.3775" calcext:value-type="float">
            <text:p>22.377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5.3789" calcext:value-type="float">
            <text:p>35.3789</text:p>
          </table:table-cell>
          <table:table-cell office:value-type="float" office:value="35.0114" calcext:value-type="float">
            <text:p>35.0114</text:p>
          </table:table-cell>
          <table:table-cell office:value-type="float" office:value="22.7255" calcext:value-type="float">
            <text:p>22.725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6.3947" calcext:value-type="float">
            <text:p>46.3947</text:p>
          </table:table-cell>
          <table:table-cell office:value-type="float" office:value="35.569" calcext:value-type="float">
            <text:p>35.569</text:p>
          </table:table-cell>
          <table:table-cell office:value-type="float" office:value="23.064" calcext:value-type="float">
            <text:p>23.06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5.985" calcext:value-type="float">
            <text:p>35.985</text:p>
          </table:table-cell>
          <table:table-cell office:value-type="float" office:value="36.0816" calcext:value-type="float">
            <text:p>36.0816</text:p>
          </table:table-cell>
          <table:table-cell office:value-type="float" office:value="23.4503" calcext:value-type="float">
            <text:p>23.450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8.5205" calcext:value-type="float">
            <text:p>38.5205</text:p>
          </table:table-cell>
          <table:table-cell office:value-type="float" office:value="36.845" calcext:value-type="float">
            <text:p>36.845</text:p>
          </table:table-cell>
          <table:table-cell office:value-type="float" office:value="23.8007" calcext:value-type="float">
            <text:p>23.800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6.9466" calcext:value-type="float">
            <text:p>36.9466</text:p>
          </table:table-cell>
          <table:table-cell office:value-type="float" office:value="37.1444" calcext:value-type="float">
            <text:p>37.1444</text:p>
          </table:table-cell>
          <table:table-cell office:value-type="float" office:value="24.1535" calcext:value-type="float">
            <text:p>24.15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.3344" calcext:value-type="float">
            <text:p>52.3344</text:p>
          </table:table-cell>
          <table:table-cell office:value-type="float" office:value="38.1273" calcext:value-type="float">
            <text:p>38.1273</text:p>
          </table:table-cell>
          <table:table-cell office:value-type="float" office:value="24.519" calcext:value-type="float">
            <text:p>24.51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8.5577" calcext:value-type="float">
            <text:p>38.5577</text:p>
          </table:table-cell>
          <table:table-cell office:value-type="float" office:value="38.3206" calcext:value-type="float">
            <text:p>38.3206</text:p>
          </table:table-cell>
          <table:table-cell office:value-type="float" office:value="24.8824" calcext:value-type="float">
            <text:p>24.882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1.2932" calcext:value-type="float">
            <text:p>41.2932</text:p>
          </table:table-cell>
          <table:table-cell office:value-type="float" office:value="38.9306" calcext:value-type="float">
            <text:p>38.9306</text:p>
          </table:table-cell>
          <table:table-cell office:value-type="float" office:value="25.256" calcext:value-type="float">
            <text:p>25.25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9.8575" calcext:value-type="float">
            <text:p>39.8575</text:p>
          </table:table-cell>
          <table:table-cell office:value-type="float" office:value="39.5189" calcext:value-type="float">
            <text:p>39.5189</text:p>
          </table:table-cell>
          <table:table-cell office:value-type="float" office:value="25.9745" calcext:value-type="float">
            <text:p>25.974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2.1121" calcext:value-type="float">
            <text:p>52.1121</text:p>
          </table:table-cell>
          <table:table-cell office:value-type="float" office:value="40.2127" calcext:value-type="float">
            <text:p>40.2127</text:p>
          </table:table-cell>
          <table:table-cell office:value-type="float" office:value="26.0252" calcext:value-type="float">
            <text:p>26.025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1.3337" calcext:value-type="float">
            <text:p>41.3337</text:p>
          </table:table-cell>
          <table:table-cell office:value-type="float" office:value="40.8705" calcext:value-type="float">
            <text:p>40.8705</text:p>
          </table:table-cell>
          <table:table-cell office:value-type="float" office:value="26.4285" calcext:value-type="float">
            <text:p>26.428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5.6927" calcext:value-type="float">
            <text:p>45.6927</text:p>
          </table:table-cell>
          <table:table-cell office:value-type="float" office:value="41.4639" calcext:value-type="float">
            <text:p>41.4639</text:p>
          </table:table-cell>
          <table:table-cell office:value-type="float" office:value="26.8158" calcext:value-type="float">
            <text:p>26.815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2.2763" calcext:value-type="float">
            <text:p>42.2763</text:p>
          </table:table-cell>
          <table:table-cell office:value-type="float" office:value="42.0309" calcext:value-type="float">
            <text:p>42.0309</text:p>
          </table:table-cell>
          <table:table-cell office:value-type="float" office:value="27.3593" calcext:value-type="float">
            <text:p>27.359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6.6792" calcext:value-type="float">
            <text:p>66.6792</text:p>
          </table:table-cell>
          <table:table-cell office:value-type="float" office:value="43.6737" calcext:value-type="float">
            <text:p>43.6737</text:p>
          </table:table-cell>
          <table:table-cell office:value-type="float" office:value="27.6231" calcext:value-type="float">
            <text:p>27.623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2.9127" calcext:value-type="float">
            <text:p>42.9127</text:p>
          </table:table-cell>
          <table:table-cell office:value-type="float" office:value="43.1222" calcext:value-type="float">
            <text:p>43.1222</text:p>
          </table:table-cell>
          <table:table-cell office:value-type="float" office:value="28.0041" calcext:value-type="float">
            <text:p>28.004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6.8706" calcext:value-type="float">
            <text:p>46.8706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28.4418" calcext:value-type="float">
            <text:p>28.441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4.296" calcext:value-type="float">
            <text:p>44.296</text:p>
          </table:table-cell>
          <table:table-cell office:value-type="float" office:value="44.4804" calcext:value-type="float">
            <text:p>44.4804</text:p>
          </table:table-cell>
          <table:table-cell office:value-type="float" office:value="28.7883" calcext:value-type="float">
            <text:p>28.788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.3984" calcext:value-type="float">
            <text:p>58.3984</text:p>
          </table:table-cell>
          <table:table-cell office:value-type="float" office:value="45.1519" calcext:value-type="float">
            <text:p>45.1519</text:p>
          </table:table-cell>
          <table:table-cell office:value-type="float" office:value="29.1931" calcext:value-type="float">
            <text:p>29.193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6.6345" calcext:value-type="float">
            <text:p>46.6345</text:p>
          </table:table-cell>
          <table:table-cell office:value-type="float" office:value="45.7081" calcext:value-type="float">
            <text:p>45.7081</text:p>
          </table:table-cell>
          <table:table-cell office:value-type="float" office:value="29.6424" calcext:value-type="float">
            <text:p>29.6424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1.105" calcext:value-type="float">
            <text:p>51.105</text:p>
          </table:table-cell>
          <table:table-cell office:value-type="float" office:value="46.2981" calcext:value-type="float">
            <text:p>46.2981</text:p>
          </table:table-cell>
          <table:table-cell office:value-type="float" office:value="30.0323" calcext:value-type="float">
            <text:p>30.032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7.7638" calcext:value-type="float">
            <text:p>47.7638</text:p>
          </table:table-cell>
          <table:table-cell office:value-type="float" office:value="46.9559" calcext:value-type="float">
            <text:p>46.9559</text:p>
          </table:table-cell>
          <table:table-cell office:value-type="float" office:value="30.4895" calcext:value-type="float">
            <text:p>30.489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6.4389" calcext:value-type="float">
            <text:p>66.4389</text:p>
          </table:table-cell>
          <table:table-cell office:value-type="float" office:value="47.9292" calcext:value-type="float">
            <text:p>47.9292</text:p>
          </table:table-cell>
          <table:table-cell office:value-type="float" office:value="30.8834" calcext:value-type="float">
            <text:p>30.883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8.2289" calcext:value-type="float">
            <text:p>48.2289</text:p>
          </table:table-cell>
          <table:table-cell office:value-type="float" office:value="48.2093" calcext:value-type="float">
            <text:p>48.2093</text:p>
          </table:table-cell>
          <table:table-cell office:value-type="float" office:value="31.3135" calcext:value-type="float">
            <text:p>31.313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3.1417" calcext:value-type="float">
            <text:p>53.1417</text:p>
          </table:table-cell>
          <table:table-cell office:value-type="float" office:value="49.0139" calcext:value-type="float">
            <text:p>49.0139</text:p>
          </table:table-cell>
          <table:table-cell office:value-type="float" office:value="31.7354" calcext:value-type="float">
            <text:p>31.735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9.7426" calcext:value-type="float">
            <text:p>49.7426</text:p>
          </table:table-cell>
          <table:table-cell office:value-type="float" office:value="49.6293" calcext:value-type="float">
            <text:p>49.6293</text:p>
          </table:table-cell>
          <table:table-cell office:value-type="float" office:value="32.1873" calcext:value-type="float">
            <text:p>32.187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5.586" calcext:value-type="float">
            <text:p>65.586</text:p>
          </table:table-cell>
          <table:table-cell office:value-type="float" office:value="50.4463" calcext:value-type="float">
            <text:p>50.4463</text:p>
          </table:table-cell>
          <table:table-cell office:value-type="float" office:value="32.6528" calcext:value-type="float">
            <text:p>32.652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3.8682" calcext:value-type="float">
            <text:p>53.8682</text:p>
          </table:table-cell>
          <table:table-cell office:value-type="float" office:value="50.9688" calcext:value-type="float">
            <text:p>50.9688</text:p>
          </table:table-cell>
          <table:table-cell office:value-type="float" office:value="33.1066" calcext:value-type="float">
            <text:p>33.106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58.3403" calcext:value-type="float">
            <text:p>58.3403</text:p>
          </table:table-cell>
          <table:table-cell office:value-type="float" office:value="51.7305" calcext:value-type="float">
            <text:p>51.7305</text:p>
          </table:table-cell>
          <table:table-cell office:value-type="float" office:value="33.5532" calcext:value-type="float">
            <text:p>33.553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3.052" calcext:value-type="float">
            <text:p>53.052</text:p>
          </table:table-cell>
          <table:table-cell office:value-type="float" office:value="52.4522" calcext:value-type="float">
            <text:p>52.4522</text:p>
          </table:table-cell>
          <table:table-cell office:value-type="float" office:value="34.0006" calcext:value-type="float">
            <text:p>34.000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67.217" calcext:value-type="float">
            <text:p>167.217</text:p>
          </table:table-cell>
          <table:table-cell office:value-type="float" office:value="56.1547" calcext:value-type="float">
            <text:p>56.1547</text:p>
          </table:table-cell>
          <table:table-cell office:value-type="float" office:value="34.4965" calcext:value-type="float">
            <text:p>34.49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4.3001" calcext:value-type="float">
            <text:p>54.3001</text:p>
          </table:table-cell>
          <table:table-cell office:value-type="float" office:value="53.7947" calcext:value-type="float">
            <text:p>53.7947</text:p>
          </table:table-cell>
          <table:table-cell office:value-type="float" office:value="34.9527" calcext:value-type="float">
            <text:p>34.952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0.2484" calcext:value-type="float">
            <text:p>60.2484</text:p>
          </table:table-cell>
          <table:table-cell office:value-type="float" office:value="54.549" calcext:value-type="float">
            <text:p>54.549</text:p>
          </table:table-cell>
          <table:table-cell office:value-type="float" office:value="35.3735" calcext:value-type="float">
            <text:p>35.373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5.0984" calcext:value-type="float">
            <text:p>55.0984</text:p>
          </table:table-cell>
          <table:table-cell office:value-type="float" office:value="55.2135" calcext:value-type="float">
            <text:p>55.2135</text:p>
          </table:table-cell>
          <table:table-cell office:value-type="float" office:value="35.8639" calcext:value-type="float">
            <text:p>35.863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2.8003" calcext:value-type="float">
            <text:p>72.8003</text:p>
          </table:table-cell>
          <table:table-cell office:value-type="float" office:value="56.2087" calcext:value-type="float">
            <text:p>56.2087</text:p>
          </table:table-cell>
          <table:table-cell office:value-type="float" office:value="36.3145" calcext:value-type="float">
            <text:p>36.314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7.2066" calcext:value-type="float">
            <text:p>57.2066</text:p>
          </table:table-cell>
          <table:table-cell office:value-type="float" office:value="56.7056" calcext:value-type="float">
            <text:p>56.7056</text:p>
          </table:table-cell>
          <table:table-cell office:value-type="float" office:value="36.7993" calcext:value-type="float">
            <text:p>36.799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6.6527" calcext:value-type="float">
            <text:p>66.6527</text:p>
          </table:table-cell>
          <table:table-cell office:value-type="float" office:value="57.5778" calcext:value-type="float">
            <text:p>57.5778</text:p>
          </table:table-cell>
          <table:table-cell office:value-type="float" office:value="37.3228" calcext:value-type="float">
            <text:p>37.322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8.5253" calcext:value-type="float">
            <text:p>58.5253</text:p>
          </table:table-cell>
          <table:table-cell office:value-type="float" office:value="58.1909" calcext:value-type="float">
            <text:p>58.1909</text:p>
          </table:table-cell>
          <table:table-cell office:value-type="float" office:value="37.7729" calcext:value-type="float">
            <text:p>37.772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2.7551" calcext:value-type="float">
            <text:p>82.7551</text:p>
          </table:table-cell>
          <table:table-cell office:value-type="float" office:value="59.341" calcext:value-type="float">
            <text:p>59.341</text:p>
          </table:table-cell>
          <table:table-cell office:value-type="float" office:value="38.2879" calcext:value-type="float">
            <text:p>38.287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0.253" calcext:value-type="float">
            <text:p>60.253</text:p>
          </table:table-cell>
          <table:table-cell office:value-type="float" office:value="59.686" calcext:value-type="float">
            <text:p>59.686</text:p>
          </table:table-cell>
          <table:table-cell office:value-type="float" office:value="38.7375" calcext:value-type="float">
            <text:p>38.737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70.2815" calcext:value-type="float">
            <text:p>70.2815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39.2629" calcext:value-type="float">
            <text:p>39.262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1.0187" calcext:value-type="float">
            <text:p>61.0187</text:p>
          </table:table-cell>
          <table:table-cell office:value-type="float" office:value="61.185" calcext:value-type="float">
            <text:p>61.185</text:p>
          </table:table-cell>
          <table:table-cell office:value-type="float" office:value="39.7552" calcext:value-type="float">
            <text:p>39.755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0.4042" calcext:value-type="float">
            <text:p>80.4042</text:p>
          </table:table-cell>
          <table:table-cell office:value-type="float" office:value="62.2876" calcext:value-type="float">
            <text:p>62.2876</text:p>
          </table:table-cell>
          <table:table-cell office:value-type="float" office:value="40.2812" calcext:value-type="float">
            <text:p>40.281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2.7074" calcext:value-type="float">
            <text:p>62.7074</text:p>
          </table:table-cell>
          <table:table-cell office:value-type="float" office:value="62.7573" calcext:value-type="float">
            <text:p>62.7573</text:p>
          </table:table-cell>
          <table:table-cell office:value-type="float" office:value="40.8072" calcext:value-type="float">
            <text:p>40.807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1.5563" calcext:value-type="float">
            <text:p>71.5563</text:p>
          </table:table-cell>
          <table:table-cell office:value-type="float" office:value="63.6785" calcext:value-type="float">
            <text:p>63.6785</text:p>
          </table:table-cell>
          <table:table-cell office:value-type="float" office:value="41.3225" calcext:value-type="float">
            <text:p>41.322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4.8386" calcext:value-type="float">
            <text:p>64.8386</text:p>
          </table:table-cell>
          <table:table-cell office:value-type="float" office:value="64.5003" calcext:value-type="float">
            <text:p>64.5003</text:p>
          </table:table-cell>
          <table:table-cell office:value-type="float" office:value="41.8142" calcext:value-type="float">
            <text:p>41.814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8.957" calcext:value-type="float">
            <text:p>108.957</text:p>
          </table:table-cell>
          <table:table-cell office:value-type="float" office:value="66.7909" calcext:value-type="float">
            <text:p>66.7909</text:p>
          </table:table-cell>
          <table:table-cell office:value-type="float" office:value="42.4157" calcext:value-type="float">
            <text:p>42.415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6.4563" calcext:value-type="float">
            <text:p>66.4563</text:p>
          </table:table-cell>
          <table:table-cell office:value-type="float" office:value="66.1562" calcext:value-type="float">
            <text:p>66.1562</text:p>
          </table:table-cell>
          <table:table-cell office:value-type="float" office:value="42.8963" calcext:value-type="float">
            <text:p>42.896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7.8253" calcext:value-type="float">
            <text:p>77.8253</text:p>
          </table:table-cell>
          <table:table-cell office:value-type="float" office:value="66.9318" calcext:value-type="float">
            <text:p>66.9318</text:p>
          </table:table-cell>
          <table:table-cell office:value-type="float" office:value="43.4332" calcext:value-type="float">
            <text:p>43.433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7.8983" calcext:value-type="float">
            <text:p>67.8983</text:p>
          </table:table-cell>
          <table:table-cell office:value-type="float" office:value="67.7637" calcext:value-type="float">
            <text:p>67.7637</text:p>
          </table:table-cell>
          <table:table-cell office:value-type="float" office:value="44.022" calcext:value-type="float">
            <text:p>44.02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0.3316" calcext:value-type="float">
            <text:p>90.3316</text:p>
          </table:table-cell>
          <table:table-cell office:value-type="float" office:value="68.9611" calcext:value-type="float">
            <text:p>68.9611</text:p>
          </table:table-cell>
          <table:table-cell office:value-type="float" office:value="44.5027" calcext:value-type="float">
            <text:p>44.502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9.5531" calcext:value-type="float">
            <text:p>69.5531</text:p>
          </table:table-cell>
          <table:table-cell office:value-type="float" office:value="69.4078" calcext:value-type="float">
            <text:p>69.4078</text:p>
          </table:table-cell>
          <table:table-cell office:value-type="float" office:value="45.0607" calcext:value-type="float">
            <text:p>45.060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2.6711" calcext:value-type="float">
            <text:p>82.6711</text:p>
          </table:table-cell>
          <table:table-cell office:value-type="float" office:value="70.4692" calcext:value-type="float">
            <text:p>70.4692</text:p>
          </table:table-cell>
          <table:table-cell office:value-type="float" office:value="45.6067" calcext:value-type="float">
            <text:p>45.606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1.9615" calcext:value-type="float">
            <text:p>71.9615</text:p>
          </table:table-cell>
          <table:table-cell office:value-type="float" office:value="71.2677" calcext:value-type="float">
            <text:p>71.2677</text:p>
          </table:table-cell>
          <table:table-cell office:value-type="float" office:value="46.2207" calcext:value-type="float">
            <text:p>46.220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72.4561" calcext:value-type="float">
            <text:p>72.4561</text:p>
          </table:table-cell>
          <table:table-cell office:value-type="float" office:value="46.7533" calcext:value-type="float">
            <text:p>46.75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2.6708" calcext:value-type="float">
            <text:p>72.6708</text:p>
          </table:table-cell>
          <table:table-cell office:value-type="float" office:value="73.0331" calcext:value-type="float">
            <text:p>73.0331</text:p>
          </table:table-cell>
          <table:table-cell office:value-type="float" office:value="47.3006" calcext:value-type="float">
            <text:p>47.3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.8191" calcext:value-type="float">
            <text:p>88.8191</text:p>
          </table:table-cell>
          <table:table-cell office:value-type="float" office:value="74.0128" calcext:value-type="float">
            <text:p>74.0128</text:p>
          </table:table-cell>
          <table:table-cell office:value-type="float" office:value="47.9244" calcext:value-type="float">
            <text:p>47.92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5.1141" calcext:value-type="float">
            <text:p>75.1141</text:p>
          </table:table-cell>
          <table:table-cell office:value-type="float" office:value="74.7513" calcext:value-type="float">
            <text:p>74.7513</text:p>
          </table:table-cell>
          <table:table-cell office:value-type="float" office:value="48.53" calcext:value-type="float">
            <text:p>48.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.4638" calcext:value-type="float">
            <text:p>98.4638</text:p>
          </table:table-cell>
          <table:table-cell office:value-type="float" office:value="76.1244" calcext:value-type="float">
            <text:p>76.1244</text:p>
          </table:table-cell>
          <table:table-cell office:value-type="float" office:value="49.0567" calcext:value-type="float">
            <text:p>49.056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6.1845" calcext:value-type="float">
            <text:p>76.1845</text:p>
          </table:table-cell>
          <table:table-cell office:value-type="float" office:value="76.4072" calcext:value-type="float">
            <text:p>76.4072</text:p>
          </table:table-cell>
          <table:table-cell office:value-type="float" office:value="49.6258" calcext:value-type="float">
            <text:p>49.625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1.0395" calcext:value-type="float">
            <text:p>91.0395</text:p>
          </table:table-cell>
          <table:table-cell office:value-type="float" office:value="77.4862" calcext:value-type="float">
            <text:p>77.4862</text:p>
          </table:table-cell>
          <table:table-cell office:value-type="float" office:value="50.4226" calcext:value-type="float">
            <text:p>50.422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8.6848" calcext:value-type="float">
            <text:p>78.6848</text:p>
          </table:table-cell>
          <table:table-cell office:value-type="float" office:value="78.7381" calcext:value-type="float">
            <text:p>78.7381</text:p>
          </table:table-cell>
          <table:table-cell office:value-type="float" office:value="51.1026" calcext:value-type="float">
            <text:p>51.10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6.267" calcext:value-type="float">
            <text:p>226.267</text:p>
          </table:table-cell>
          <table:table-cell office:value-type="float" office:value="96.5042" calcext:value-type="float">
            <text:p>96.5042</text:p>
          </table:table-cell>
          <table:table-cell office:value-type="float" office:value="51.5792" calcext:value-type="float">
            <text:p>51.5792</text:p>
          </table:table-cell>
        </table:table-row>
      </table:table>
      <table:table table:name="double_1" table:style-name="ta1">
        <table:shapes>
          <draw:frame draw:z-index="0" draw:style-name="gr1" draw:text-style-name="P1" svg:width="758.01pt" svg:height="385.51pt" svg:x="320.03pt" svg:y="12.81pt">
            <loext:p draw:notify-on-update-of-ranges="double_1.A1:double_1.A132 double_1.B1:double_1.B101 double_1.D1:double_1.D101 double_1.C1:double_1.C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833" calcext:value-type="float">
            <text:p>9.5833</text:p>
          </table:table-cell>
          <table:table-cell office:value-type="float" office:value="9.21759" calcext:value-type="float">
            <text:p>9.21759</text:p>
          </table:table-cell>
          <table:table-cell office:value-type="float" office:value="6.03852" calcext:value-type="float">
            <text:p>6.0385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7.4679" calcext:value-type="float">
            <text:p>17.4679</text:p>
          </table:table-cell>
          <table:table-cell office:value-type="float" office:value="9.75174" calcext:value-type="float">
            <text:p>9.75174</text:p>
          </table:table-cell>
          <table:table-cell office:value-type="float" office:value="6.02225" calcext:value-type="float">
            <text:p>6.0222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.8886" calcext:value-type="float">
            <text:p>15.8886</text:p>
          </table:table-cell>
          <table:table-cell office:value-type="float" office:value="9.87578" calcext:value-type="float">
            <text:p>9.87578</text:p>
          </table:table-cell>
          <table:table-cell office:value-type="float" office:value="6.08557" calcext:value-type="float">
            <text:p>6.0855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7.2486" calcext:value-type="float">
            <text:p>17.2486</text:p>
          </table:table-cell>
          <table:table-cell office:value-type="float" office:value="10.157" calcext:value-type="float">
            <text:p>10.157</text:p>
          </table:table-cell>
          <table:table-cell office:value-type="float" office:value="6.24964" calcext:value-type="float">
            <text:p>6.2496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.3668" calcext:value-type="float">
            <text:p>11.3668</text:p>
          </table:table-cell>
          <table:table-cell office:value-type="float" office:value="9.78958" calcext:value-type="float">
            <text:p>9.78958</text:p>
          </table:table-cell>
          <table:table-cell office:value-type="float" office:value="6.0736" calcext:value-type="float">
            <text:p>6.073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7.5526" calcext:value-type="float">
            <text:p>17.5526</text:p>
          </table:table-cell>
          <table:table-cell office:value-type="float" office:value="9.94205" calcext:value-type="float">
            <text:p>9.94205</text:p>
          </table:table-cell>
          <table:table-cell office:value-type="float" office:value="6.19373" calcext:value-type="float">
            <text:p>6.1937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6.8258" calcext:value-type="float">
            <text:p>16.8258</text:p>
          </table:table-cell>
          <table:table-cell office:value-type="float" office:value="9.977" calcext:value-type="float">
            <text:p>9.977</text:p>
          </table:table-cell>
          <table:table-cell office:value-type="float" office:value="6.40282" calcext:value-type="float">
            <text:p>6.4028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7.2857" calcext:value-type="float">
            <text:p>17.2857</text:p>
          </table:table-cell>
          <table:table-cell office:value-type="float" office:value="9.96097" calcext:value-type="float">
            <text:p>9.96097</text:p>
          </table:table-cell>
          <table:table-cell office:value-type="float" office:value="6.12864" calcext:value-type="float">
            <text:p>6.1286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.71373" calcext:value-type="float">
            <text:p>9.71373</text:p>
          </table:table-cell>
          <table:table-cell office:value-type="float" office:value="9.42934" calcext:value-type="float">
            <text:p>9.42934</text:p>
          </table:table-cell>
          <table:table-cell office:value-type="float" office:value="6.13887" calcext:value-type="float">
            <text:p>6.1388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7.4079" calcext:value-type="float">
            <text:p>17.4079</text:p>
          </table:table-cell>
          <table:table-cell office:value-type="float" office:value="9.95938" calcext:value-type="float">
            <text:p>9.95938</text:p>
          </table:table-cell>
          <table:table-cell office:value-type="float" office:value="6.15222" calcext:value-type="float">
            <text:p>6.1522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.8252" calcext:value-type="float">
            <text:p>16.8252</text:p>
          </table:table-cell>
          <table:table-cell office:value-type="float" office:value="10.035" calcext:value-type="float">
            <text:p>10.035</text:p>
          </table:table-cell>
          <table:table-cell office:value-type="float" office:value="6.16725" calcext:value-type="float">
            <text:p>6.1672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7.6554" calcext:value-type="float">
            <text:p>17.6554</text:p>
          </table:table-cell>
          <table:table-cell office:value-type="float" office:value="10.1138" calcext:value-type="float">
            <text:p>10.1138</text:p>
          </table:table-cell>
          <table:table-cell office:value-type="float" office:value="6.19287" calcext:value-type="float">
            <text:p>6.1928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.2236" calcext:value-type="float">
            <text:p>11.2236</text:p>
          </table:table-cell>
          <table:table-cell office:value-type="float" office:value="10.0193" calcext:value-type="float">
            <text:p>10.0193</text:p>
          </table:table-cell>
          <table:table-cell office:value-type="float" office:value="6.21282" calcext:value-type="float">
            <text:p>6.2128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7.9752" calcext:value-type="float">
            <text:p>17.9752</text:p>
          </table:table-cell>
          <table:table-cell office:value-type="float" office:value="10.1784" calcext:value-type="float">
            <text:p>10.1784</text:p>
          </table:table-cell>
          <table:table-cell office:value-type="float" office:value="6.22917" calcext:value-type="float">
            <text:p>6.229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6.5276" calcext:value-type="float">
            <text:p>16.5276</text:p>
          </table:table-cell>
          <table:table-cell office:value-type="float" office:value="10.1114" calcext:value-type="float">
            <text:p>10.1114</text:p>
          </table:table-cell>
          <table:table-cell office:value-type="float" office:value="6.24591" calcext:value-type="float">
            <text:p>6.2459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8.0568" calcext:value-type="float">
            <text:p>18.0568</text:p>
          </table:table-cell>
          <table:table-cell office:value-type="float" office:value="10.2008" calcext:value-type="float">
            <text:p>10.2008</text:p>
          </table:table-cell>
          <table:table-cell office:value-type="float" office:value="6.26546" calcext:value-type="float">
            <text:p>6.2654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.59311" calcext:value-type="float">
            <text:p>9.59311</text:p>
          </table:table-cell>
          <table:table-cell office:value-type="float" office:value="9.64283" calcext:value-type="float">
            <text:p>9.64283</text:p>
          </table:table-cell>
          <table:table-cell office:value-type="float" office:value="6.28208" calcext:value-type="float">
            <text:p>6.2820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8.1447" calcext:value-type="float">
            <text:p>18.1447</text:p>
          </table:table-cell>
          <table:table-cell office:value-type="float" office:value="10.2393" calcext:value-type="float">
            <text:p>10.2393</text:p>
          </table:table-cell>
          <table:table-cell office:value-type="float" office:value="6.30378" calcext:value-type="float">
            <text:p>6.3037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7.3804" calcext:value-type="float">
            <text:p>17.3804</text:p>
          </table:table-cell>
          <table:table-cell office:value-type="float" office:value="10.2962" calcext:value-type="float">
            <text:p>10.2962</text:p>
          </table:table-cell>
          <table:table-cell office:value-type="float" office:value="6.32019" calcext:value-type="float">
            <text:p>6.3201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7.8702" calcext:value-type="float">
            <text:p>17.8702</text:p>
          </table:table-cell>
          <table:table-cell office:value-type="float" office:value="10.3449" calcext:value-type="float">
            <text:p>10.3449</text:p>
          </table:table-cell>
          <table:table-cell office:value-type="float" office:value="6.34891" calcext:value-type="float">
            <text:p>6.3489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.2206" calcext:value-type="float">
            <text:p>12.2206</text:p>
          </table:table-cell>
          <table:table-cell office:value-type="float" office:value="10.2071" calcext:value-type="float">
            <text:p>10.2071</text:p>
          </table:table-cell>
          <table:table-cell office:value-type="float" office:value="6.35718" calcext:value-type="float">
            <text:p>6.357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8.3741" calcext:value-type="float">
            <text:p>18.3741</text:p>
          </table:table-cell>
          <table:table-cell office:value-type="float" office:value="10.421" calcext:value-type="float">
            <text:p>10.421</text:p>
          </table:table-cell>
          <table:table-cell office:value-type="float" office:value="6.37938" calcext:value-type="float">
            <text:p>6.3793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6.7756" calcext:value-type="float">
            <text:p>16.7756</text:p>
          </table:table-cell>
          <table:table-cell office:value-type="float" office:value="10.3882" calcext:value-type="float">
            <text:p>10.3882</text:p>
          </table:table-cell>
          <table:table-cell office:value-type="float" office:value="6.39549" calcext:value-type="float">
            <text:p>6.3954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8.2122" calcext:value-type="float">
            <text:p>18.2122</text:p>
          </table:table-cell>
          <table:table-cell office:value-type="float" office:value="9.78043" calcext:value-type="float">
            <text:p>9.78043</text:p>
          </table:table-cell>
          <table:table-cell office:value-type="float" office:value="6.41911" calcext:value-type="float">
            <text:p>6.419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1415" calcext:value-type="float">
            <text:p>30.1415</text:p>
          </table:table-cell>
          <table:table-cell office:value-type="float" office:value="12.0568" calcext:value-type="float">
            <text:p>12.0568</text:p>
          </table:table-cell>
          <table:table-cell office:value-type="float" office:value="6.4317" calcext:value-type="float">
            <text:p>6.43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9.86181" calcext:value-type="float">
            <text:p>9.86181</text:p>
          </table:table-cell>
          <table:table-cell office:value-type="float" office:value="6.46102" calcext:value-type="float">
            <text:p>6.4610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7.8849" calcext:value-type="float">
            <text:p>17.8849</text:p>
          </table:table-cell>
          <table:table-cell office:value-type="float" office:value="10.4888" calcext:value-type="float">
            <text:p>10.4888</text:p>
          </table:table-cell>
          <table:table-cell office:value-type="float" office:value="6.47582" calcext:value-type="float">
            <text:p>6.4758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.6007" calcext:value-type="float">
            <text:p>18.6007</text:p>
          </table:table-cell>
          <table:table-cell office:value-type="float" office:value="10.6546" calcext:value-type="float">
            <text:p>10.6546</text:p>
          </table:table-cell>
          <table:table-cell office:value-type="float" office:value="6.49956" calcext:value-type="float">
            <text:p>6.4995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.5313" calcext:value-type="float">
            <text:p>12.5313</text:p>
          </table:table-cell>
          <table:table-cell office:value-type="float" office:value="10.4667" calcext:value-type="float">
            <text:p>10.4667</text:p>
          </table:table-cell>
          <table:table-cell office:value-type="float" office:value="6.51996" calcext:value-type="float">
            <text:p>6.5199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8.4016" calcext:value-type="float">
            <text:p>18.4016</text:p>
          </table:table-cell>
          <table:table-cell office:value-type="float" office:value="10.6502" calcext:value-type="float">
            <text:p>10.6502</text:p>
          </table:table-cell>
          <table:table-cell office:value-type="float" office:value="6.53411" calcext:value-type="float">
            <text:p>6.5341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7.8634" calcext:value-type="float">
            <text:p>17.8634</text:p>
          </table:table-cell>
          <table:table-cell office:value-type="float" office:value="10.6285" calcext:value-type="float">
            <text:p>10.6285</text:p>
          </table:table-cell>
          <table:table-cell office:value-type="float" office:value="6.54653" calcext:value-type="float">
            <text:p>6.5465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8.651" calcext:value-type="float">
            <text:p>18.651</text:p>
          </table:table-cell>
          <table:table-cell office:value-type="float" office:value="10.7591" calcext:value-type="float">
            <text:p>10.7591</text:p>
          </table:table-cell>
          <table:table-cell office:value-type="float" office:value="6.56988" calcext:value-type="float">
            <text:p>6.5698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.65493" calcext:value-type="float">
            <text:p>9.65493</text:p>
          </table:table-cell>
          <table:table-cell office:value-type="float" office:value="10.116" calcext:value-type="float">
            <text:p>10.116</text:p>
          </table:table-cell>
          <table:table-cell office:value-type="float" office:value="6.5887" calcext:value-type="float">
            <text:p>6.588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8.7593" calcext:value-type="float">
            <text:p>18.7593</text:p>
          </table:table-cell>
          <table:table-cell office:value-type="float" office:value="10.7778" calcext:value-type="float">
            <text:p>10.7778</text:p>
          </table:table-cell>
          <table:table-cell office:value-type="float" office:value="6.61141" calcext:value-type="float">
            <text:p>6.6114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.857" calcext:value-type="float">
            <text:p>16.857</text:p>
          </table:table-cell>
          <table:table-cell office:value-type="float" office:value="10.7579" calcext:value-type="float">
            <text:p>10.7579</text:p>
          </table:table-cell>
          <table:table-cell office:value-type="float" office:value="6.65243" calcext:value-type="float">
            <text:p>6.6524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8.289" calcext:value-type="float">
            <text:p>18.289</text:p>
          </table:table-cell>
          <table:table-cell office:value-type="float" office:value="10.8682" calcext:value-type="float">
            <text:p>10.8682</text:p>
          </table:table-cell>
          <table:table-cell office:value-type="float" office:value="6.65878" calcext:value-type="float">
            <text:p>6.6587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6625" calcext:value-type="float">
            <text:p>11.6625</text:p>
          </table:table-cell>
          <table:table-cell office:value-type="float" office:value="10.741" calcext:value-type="float">
            <text:p>10.741</text:p>
          </table:table-cell>
          <table:table-cell office:value-type="float" office:value="6.67213" calcext:value-type="float">
            <text:p>6.6721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.2072" calcext:value-type="float">
            <text:p>19.2072</text:p>
          </table:table-cell>
          <table:table-cell office:value-type="float" office:value="10.9273" calcext:value-type="float">
            <text:p>10.9273</text:p>
          </table:table-cell>
          <table:table-cell office:value-type="float" office:value="6.68696" calcext:value-type="float">
            <text:p>6.6869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8.3017" calcext:value-type="float">
            <text:p>18.301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6.70079" calcext:value-type="float">
            <text:p>6.7007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9.3176" calcext:value-type="float">
            <text:p>19.3176</text:p>
          </table:table-cell>
          <table:table-cell office:value-type="float" office:value="10.9349" calcext:value-type="float">
            <text:p>10.9349</text:p>
          </table:table-cell>
          <table:table-cell office:value-type="float" office:value="6.72659" calcext:value-type="float">
            <text:p>6.7265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.8116" calcext:value-type="float">
            <text:p>10.8116</text:p>
          </table:table-cell>
          <table:table-cell office:value-type="float" office:value="10.3809" calcext:value-type="float">
            <text:p>10.3809</text:p>
          </table:table-cell>
          <table:table-cell office:value-type="float" office:value="6.74658" calcext:value-type="float">
            <text:p>6.7465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9.2013" calcext:value-type="float">
            <text:p>19.2013</text:p>
          </table:table-cell>
          <table:table-cell office:value-type="float" office:value="10.9599" calcext:value-type="float">
            <text:p>10.9599</text:p>
          </table:table-cell>
          <table:table-cell office:value-type="float" office:value="6.7661" calcext:value-type="float">
            <text:p>6.766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8.5286" calcext:value-type="float">
            <text:p>18.5286</text:p>
          </table:table-cell>
          <table:table-cell office:value-type="float" office:value="11.0751" calcext:value-type="float">
            <text:p>11.0751</text:p>
          </table:table-cell>
          <table:table-cell office:value-type="float" office:value="6.77898" calcext:value-type="float">
            <text:p>6.7789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9.5172" calcext:value-type="float">
            <text:p>19.5172</text:p>
          </table:table-cell>
          <table:table-cell office:value-type="float" office:value="11.1359" calcext:value-type="float">
            <text:p>11.1359</text:p>
          </table:table-cell>
          <table:table-cell office:value-type="float" office:value="6.82216" calcext:value-type="float">
            <text:p>6.8221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.7365" calcext:value-type="float">
            <text:p>12.7365</text:p>
          </table:table-cell>
          <table:table-cell office:value-type="float" office:value="10.9588" calcext:value-type="float">
            <text:p>10.9588</text:p>
          </table:table-cell>
          <table:table-cell office:value-type="float" office:value="6.82479" calcext:value-type="float">
            <text:p>6.8247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9.4054" calcext:value-type="float">
            <text:p>19.4054</text:p>
          </table:table-cell>
          <table:table-cell office:value-type="float" office:value="11.1732" calcext:value-type="float">
            <text:p>11.1732</text:p>
          </table:table-cell>
          <table:table-cell office:value-type="float" office:value="6.84585" calcext:value-type="float">
            <text:p>6.8458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7.9505" calcext:value-type="float">
            <text:p>17.9505</text:p>
          </table:table-cell>
          <table:table-cell office:value-type="float" office:value="11.1479" calcext:value-type="float">
            <text:p>11.1479</text:p>
          </table:table-cell>
          <table:table-cell office:value-type="float" office:value="6.86799" calcext:value-type="float">
            <text:p>6.8679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9.7968" calcext:value-type="float">
            <text:p>19.7968</text:p>
          </table:table-cell>
          <table:table-cell office:value-type="float" office:value="11.2051" calcext:value-type="float">
            <text:p>11.2051</text:p>
          </table:table-cell>
          <table:table-cell office:value-type="float" office:value="6.96785" calcext:value-type="float">
            <text:p>6.9678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.8129" calcext:value-type="float">
            <text:p>10.8129</text:p>
          </table:table-cell>
          <table:table-cell office:value-type="float" office:value="10.5792" calcext:value-type="float">
            <text:p>10.5792</text:p>
          </table:table-cell>
          <table:table-cell office:value-type="float" office:value="6.89877" calcext:value-type="float">
            <text:p>6.8987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0.4771" calcext:value-type="float">
            <text:p>20.4771</text:p>
          </table:table-cell>
          <table:table-cell office:value-type="float" office:value="11.2185" calcext:value-type="float">
            <text:p>11.2185</text:p>
          </table:table-cell>
          <table:table-cell office:value-type="float" office:value="6.92347" calcext:value-type="float">
            <text:p>6.9234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.9476" calcext:value-type="float">
            <text:p>18.9476</text:p>
          </table:table-cell>
          <table:table-cell office:value-type="float" office:value="11.4122" calcext:value-type="float">
            <text:p>11.4122</text:p>
          </table:table-cell>
          <table:table-cell office:value-type="float" office:value="6.93933" calcext:value-type="float">
            <text:p>6.9393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9.8249" calcext:value-type="float">
            <text:p>19.8249</text:p>
          </table:table-cell>
          <table:table-cell office:value-type="float" office:value="11.4018" calcext:value-type="float">
            <text:p>11.4018</text:p>
          </table:table-cell>
          <table:table-cell office:value-type="float" office:value="6.95647" calcext:value-type="float">
            <text:p>6.9564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.0496" calcext:value-type="float">
            <text:p>13.0496</text:p>
          </table:table-cell>
          <table:table-cell office:value-type="float" office:value="11.2518" calcext:value-type="float">
            <text:p>11.2518</text:p>
          </table:table-cell>
          <table:table-cell office:value-type="float" office:value="6.98723" calcext:value-type="float">
            <text:p>6.9872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0.1703" calcext:value-type="float">
            <text:p>20.1703</text:p>
          </table:table-cell>
          <table:table-cell office:value-type="float" office:value="11.4377" calcext:value-type="float">
            <text:p>11.4377</text:p>
          </table:table-cell>
          <table:table-cell office:value-type="float" office:value="7.01076" calcext:value-type="float">
            <text:p>7.0107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8.7028" calcext:value-type="float">
            <text:p>18.7028</text:p>
          </table:table-cell>
          <table:table-cell office:value-type="float" office:value="11.4662" calcext:value-type="float">
            <text:p>11.4662</text:p>
          </table:table-cell>
          <table:table-cell office:value-type="float" office:value="7.01873" calcext:value-type="float">
            <text:p>7.0187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.2588" calcext:value-type="float">
            <text:p>20.2588</text:p>
          </table:table-cell>
          <table:table-cell office:value-type="float" office:value="11.4857" calcext:value-type="float">
            <text:p>11.4857</text:p>
          </table:table-cell>
          <table:table-cell office:value-type="float" office:value="7.0367" calcext:value-type="float">
            <text:p>7.036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3.8084" calcext:value-type="float">
            <text:p>13.8084</text:p>
          </table:table-cell>
          <table:table-cell office:value-type="float" office:value="10.9121" calcext:value-type="float">
            <text:p>10.9121</text:p>
          </table:table-cell>
          <table:table-cell office:value-type="float" office:value="7.05835" calcext:value-type="float">
            <text:p>7.0583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1.5183" calcext:value-type="float">
            <text:p>21.5183</text:p>
          </table:table-cell>
          <table:table-cell office:value-type="float" office:value="11.5113" calcext:value-type="float">
            <text:p>11.5113</text:p>
          </table:table-cell>
          <table:table-cell office:value-type="float" office:value="7.09948" calcext:value-type="float">
            <text:p>7.0994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9.1258" calcext:value-type="float">
            <text:p>19.1258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09626" calcext:value-type="float">
            <text:p>7.0962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0.5825" calcext:value-type="float">
            <text:p>20.5825</text:p>
          </table:table-cell>
          <table:table-cell office:value-type="float" office:value="11.6368" calcext:value-type="float">
            <text:p>11.6368</text:p>
          </table:table-cell>
          <table:table-cell office:value-type="float" office:value="7.12455" calcext:value-type="float">
            <text:p>7.1245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3.5276" calcext:value-type="float">
            <text:p>13.5276</text:p>
          </table:table-cell>
          <table:table-cell office:value-type="float" office:value="11.4975" calcext:value-type="float">
            <text:p>11.4975</text:p>
          </table:table-cell>
          <table:table-cell office:value-type="float" office:value="7.14061" calcext:value-type="float">
            <text:p>7.1406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0.5307" calcext:value-type="float">
            <text:p>20.5307</text:p>
          </table:table-cell>
          <table:table-cell office:value-type="float" office:value="11.6867" calcext:value-type="float">
            <text:p>11.6867</text:p>
          </table:table-cell>
          <table:table-cell office:value-type="float" office:value="7.15608" calcext:value-type="float">
            <text:p>7.1560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9.6889" calcext:value-type="float">
            <text:p>19.6889</text:p>
          </table:table-cell>
          <table:table-cell office:value-type="float" office:value="11.6873" calcext:value-type="float">
            <text:p>11.6873</text:p>
          </table:table-cell>
          <table:table-cell office:value-type="float" office:value="7.17777" calcext:value-type="float">
            <text:p>7.1777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0.6734" calcext:value-type="float">
            <text:p>20.6734</text:p>
          </table:table-cell>
          <table:table-cell office:value-type="float" office:value="11.7431" calcext:value-type="float">
            <text:p>11.7431</text:p>
          </table:table-cell>
          <table:table-cell office:value-type="float" office:value="7.23049" calcext:value-type="float">
            <text:p>7.2304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4883" calcext:value-type="float">
            <text:p>11.4883</text:p>
          </table:table-cell>
          <table:table-cell office:value-type="float" office:value="11.0814" calcext:value-type="float">
            <text:p>11.0814</text:p>
          </table:table-cell>
          <table:table-cell office:value-type="float" office:value="7.22171" calcext:value-type="float">
            <text:p>7.2217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0.8266" calcext:value-type="float">
            <text:p>20.8266</text:p>
          </table:table-cell>
          <table:table-cell office:value-type="float" office:value="11.7451" calcext:value-type="float">
            <text:p>11.7451</text:p>
          </table:table-cell>
          <table:table-cell office:value-type="float" office:value="7.24005" calcext:value-type="float">
            <text:p>7.2400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9.3234" calcext:value-type="float">
            <text:p>19.3234</text:p>
          </table:table-cell>
          <table:table-cell office:value-type="float" office:value="11.7721" calcext:value-type="float">
            <text:p>11.7721</text:p>
          </table:table-cell>
          <table:table-cell office:value-type="float" office:value="7.25626" calcext:value-type="float">
            <text:p>7.2562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.8995" calcext:value-type="float">
            <text:p>20.8995</text:p>
          </table:table-cell>
          <table:table-cell office:value-type="float" office:value="11.9236" calcext:value-type="float">
            <text:p>11.9236</text:p>
          </table:table-cell>
          <table:table-cell office:value-type="float" office:value="7.28206" calcext:value-type="float">
            <text:p>7.2820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3.864" calcext:value-type="float">
            <text:p>13.864</text:p>
          </table:table-cell>
          <table:table-cell office:value-type="float" office:value="11.713" calcext:value-type="float">
            <text:p>11.713</text:p>
          </table:table-cell>
          <table:table-cell office:value-type="float" office:value="7.30164" calcext:value-type="float">
            <text:p>7.3016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1.0491" calcext:value-type="float">
            <text:p>21.0491</text:p>
          </table:table-cell>
          <table:table-cell office:value-type="float" office:value="11.9607" calcext:value-type="float">
            <text:p>11.9607</text:p>
          </table:table-cell>
          <table:table-cell office:value-type="float" office:value="7.32148" calcext:value-type="float">
            <text:p>7.3214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.9568" calcext:value-type="float">
            <text:p>19.9568</text:p>
          </table:table-cell>
          <table:table-cell office:value-type="float" office:value="11.9201" calcext:value-type="float">
            <text:p>11.9201</text:p>
          </table:table-cell>
          <table:table-cell office:value-type="float" office:value="7.33835" calcext:value-type="float">
            <text:p>7.3383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1.1065" calcext:value-type="float">
            <text:p>21.1065</text:p>
          </table:table-cell>
          <table:table-cell office:value-type="float" office:value="12.0329" calcext:value-type="float">
            <text:p>12.0329</text:p>
          </table:table-cell>
          <table:table-cell office:value-type="float" office:value="7.36239" calcext:value-type="float">
            <text:p>7.3623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.0221" calcext:value-type="float">
            <text:p>12.0221</text:p>
          </table:table-cell>
          <table:table-cell office:value-type="float" office:value="11.3389" calcext:value-type="float">
            <text:p>11.3389</text:p>
          </table:table-cell>
          <table:table-cell office:value-type="float" office:value="7.38387" calcext:value-type="float">
            <text:p>7.3838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1.4621" calcext:value-type="float">
            <text:p>21.4621</text:p>
          </table:table-cell>
          <table:table-cell office:value-type="float" office:value="12.0441" calcext:value-type="float">
            <text:p>12.0441</text:p>
          </table:table-cell>
          <table:table-cell office:value-type="float" office:value="7.40307" calcext:value-type="float">
            <text:p>7.4030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0.5181" calcext:value-type="float">
            <text:p>20.5181</text:p>
          </table:table-cell>
          <table:table-cell office:value-type="float" office:value="12.0815" calcext:value-type="float">
            <text:p>12.0815</text:p>
          </table:table-cell>
          <table:table-cell office:value-type="float" office:value="7.41814" calcext:value-type="float">
            <text:p>7.418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1.4396" calcext:value-type="float">
            <text:p>21.4396</text:p>
          </table:table-cell>
          <table:table-cell office:value-type="float" office:value="12.172" calcext:value-type="float">
            <text:p>12.172</text:p>
          </table:table-cell>
          <table:table-cell office:value-type="float" office:value="7.44381" calcext:value-type="float">
            <text:p>7.4438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3.7064" calcext:value-type="float">
            <text:p>13.7064</text:p>
          </table:table-cell>
          <table:table-cell office:value-type="float" office:value="12.0253" calcext:value-type="float">
            <text:p>12.0253</text:p>
          </table:table-cell>
          <table:table-cell office:value-type="float" office:value="7.46299" calcext:value-type="float">
            <text:p>7.4629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1.8554" calcext:value-type="float">
            <text:p>21.8554</text:p>
          </table:table-cell>
          <table:table-cell office:value-type="float" office:value="12.2322" calcext:value-type="float">
            <text:p>12.2322</text:p>
          </table:table-cell>
          <table:table-cell office:value-type="float" office:value="7.48508" calcext:value-type="float">
            <text:p>7.4850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0.1279" calcext:value-type="float">
            <text:p>20.1279</text:p>
          </table:table-cell>
          <table:table-cell office:value-type="float" office:value="12.1772" calcext:value-type="float">
            <text:p>12.1772</text:p>
          </table:table-cell>
          <table:table-cell office:value-type="float" office:value="7.50432" calcext:value-type="float">
            <text:p>7.5043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1.5168" calcext:value-type="float">
            <text:p>21.5168</text:p>
          </table:table-cell>
          <table:table-cell office:value-type="float" office:value="12.2699" calcext:value-type="float">
            <text:p>12.2699</text:p>
          </table:table-cell>
          <table:table-cell office:value-type="float" office:value="7.5274" calcext:value-type="float">
            <text:p>7.527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758" calcext:value-type="float">
            <text:p>11.758</text:p>
          </table:table-cell>
          <table:table-cell office:value-type="float" office:value="11.6007" calcext:value-type="float">
            <text:p>11.6007</text:p>
          </table:table-cell>
          <table:table-cell office:value-type="float" office:value="7.55113" calcext:value-type="float">
            <text:p>7.5511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1.7441" calcext:value-type="float">
            <text:p>21.7441</text:p>
          </table:table-cell>
          <table:table-cell office:value-type="float" office:value="12.2886" calcext:value-type="float">
            <text:p>12.2886</text:p>
          </table:table-cell>
          <table:table-cell office:value-type="float" office:value="7.57152" calcext:value-type="float">
            <text:p>7.5715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0.6435" calcext:value-type="float">
            <text:p>20.6435</text:p>
          </table:table-cell>
          <table:table-cell office:value-type="float" office:value="12.347" calcext:value-type="float">
            <text:p>12.347</text:p>
          </table:table-cell>
          <table:table-cell office:value-type="float" office:value="7.58959" calcext:value-type="float">
            <text:p>7.5895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1.8645" calcext:value-type="float">
            <text:p>21.8645</text:p>
          </table:table-cell>
          <table:table-cell office:value-type="float" office:value="12.468" calcext:value-type="float">
            <text:p>12.468</text:p>
          </table:table-cell>
          <table:table-cell office:value-type="float" office:value="7.61277" calcext:value-type="float">
            <text:p>7.6127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0706" calcext:value-type="float">
            <text:p>15.0706</text:p>
          </table:table-cell>
          <table:table-cell office:value-type="float" office:value="12.2709" calcext:value-type="float">
            <text:p>12.2709</text:p>
          </table:table-cell>
          <table:table-cell office:value-type="float" office:value="7.63459" calcext:value-type="float">
            <text:p>7.6345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2.0608" calcext:value-type="float">
            <text:p>22.0608</text:p>
          </table:table-cell>
          <table:table-cell office:value-type="float" office:value="12.506" calcext:value-type="float">
            <text:p>12.506</text:p>
          </table:table-cell>
          <table:table-cell office:value-type="float" office:value="7.65011" calcext:value-type="float">
            <text:p>7.6501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0.5893" calcext:value-type="float">
            <text:p>20.5893</text:p>
          </table:table-cell>
          <table:table-cell office:value-type="float" office:value="12.4559" calcext:value-type="float">
            <text:p>12.4559</text:p>
          </table:table-cell>
          <table:table-cell office:value-type="float" office:value="7.66893" calcext:value-type="float">
            <text:p>7.6689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2.211" calcext:value-type="float">
            <text:p>22.211</text:p>
          </table:table-cell>
          <table:table-cell office:value-type="float" office:value="12.5111" calcext:value-type="float">
            <text:p>12.5111</text:p>
          </table:table-cell>
          <table:table-cell office:value-type="float" office:value="7.69784" calcext:value-type="float">
            <text:p>7.6978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6.118" calcext:value-type="float">
            <text:p>16.118</text:p>
          </table:table-cell>
          <table:table-cell office:value-type="float" office:value="11.9379" calcext:value-type="float">
            <text:p>11.9379</text:p>
          </table:table-cell>
          <table:table-cell office:value-type="float" office:value="7.72486" calcext:value-type="float">
            <text:p>7.7248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2.2464" calcext:value-type="float">
            <text:p>22.2464</text:p>
          </table:table-cell>
          <table:table-cell office:value-type="float" office:value="12.5178" calcext:value-type="float">
            <text:p>12.5178</text:p>
          </table:table-cell>
          <table:table-cell office:value-type="float" office:value="7.74122" calcext:value-type="float">
            <text:p>7.7412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1.3702" calcext:value-type="float">
            <text:p>21.3702</text:p>
          </table:table-cell>
          <table:table-cell office:value-type="float" office:value="12.5891" calcext:value-type="float">
            <text:p>12.5891</text:p>
          </table:table-cell>
          <table:table-cell office:value-type="float" office:value="7.75685" calcext:value-type="float">
            <text:p>7.7568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3.0156" calcext:value-type="float">
            <text:p>23.0156</text:p>
          </table:table-cell>
          <table:table-cell office:value-type="float" office:value="12.748" calcext:value-type="float">
            <text:p>12.748</text:p>
          </table:table-cell>
          <table:table-cell office:value-type="float" office:value="7.78273" calcext:value-type="float">
            <text:p>7.7827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6.4485" calcext:value-type="float">
            <text:p>16.4485</text:p>
          </table:table-cell>
          <table:table-cell office:value-type="float" office:value="12.5342" calcext:value-type="float">
            <text:p>12.5342</text:p>
          </table:table-cell>
          <table:table-cell office:value-type="float" office:value="7.80188" calcext:value-type="float">
            <text:p>7.8018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2.9253" calcext:value-type="float">
            <text:p>22.9253</text:p>
          </table:table-cell>
          <table:table-cell office:value-type="float" office:value="12.8075" calcext:value-type="float">
            <text:p>12.8075</text:p>
          </table:table-cell>
          <table:table-cell office:value-type="float" office:value="7.82137" calcext:value-type="float">
            <text:p>7.8213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1.998" calcext:value-type="float">
            <text:p>21.998</text:p>
          </table:table-cell>
          <table:table-cell office:value-type="float" office:value="12.765" calcext:value-type="float">
            <text:p>12.765</text:p>
          </table:table-cell>
          <table:table-cell office:value-type="float" office:value="7.83909" calcext:value-type="float">
            <text:p>7.8390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2.6832" calcext:value-type="float">
            <text:p>22.6832</text:p>
          </table:table-cell>
          <table:table-cell office:value-type="float" office:value="12.8199" calcext:value-type="float">
            <text:p>12.8199</text:p>
          </table:table-cell>
          <table:table-cell office:value-type="float" office:value="7.86545" calcext:value-type="float">
            <text:p>7.8654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0419" calcext:value-type="float">
            <text:p>15.0419</text:p>
          </table:table-cell>
          <table:table-cell office:value-type="float" office:value="12.202" calcext:value-type="float">
            <text:p>12.202</text:p>
          </table:table-cell>
          <table:table-cell office:value-type="float" office:value="7.88997" calcext:value-type="float">
            <text:p>7.8899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2.2604" calcext:value-type="float">
            <text:p>22.2604</text:p>
          </table:table-cell>
          <table:table-cell office:value-type="float" office:value="12.8207" calcext:value-type="float">
            <text:p>12.8207</text:p>
          </table:table-cell>
          <table:table-cell office:value-type="float" office:value="7.90911" calcext:value-type="float">
            <text:p>7.9091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1.0053" calcext:value-type="float">
            <text:p>21.0053</text:p>
          </table:table-cell>
          <table:table-cell office:value-type="float" office:value="12.8553" calcext:value-type="float">
            <text:p>12.8553</text:p>
          </table:table-cell>
          <table:table-cell office:value-type="float" office:value="7.9218" calcext:value-type="float">
            <text:p>7.921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2.5956" calcext:value-type="float">
            <text:p>22.5956</text:p>
          </table:table-cell>
          <table:table-cell office:value-type="float" office:value="13.0185" calcext:value-type="float">
            <text:p>13.0185</text:p>
          </table:table-cell>
          <table:table-cell office:value-type="float" office:value="7.94495" calcext:value-type="float">
            <text:p>7.944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.3347" calcext:value-type="float">
            <text:p>14.3347</text:p>
          </table:table-cell>
          <table:table-cell office:value-type="float" office:value="12.8426" calcext:value-type="float">
            <text:p>12.8426</text:p>
          </table:table-cell>
          <table:table-cell office:value-type="float" office:value="7.97362" calcext:value-type="float">
            <text:p>7.97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04:12.72254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23:37:17.166049240</dc:date>
    <meta:editing-duration>PT2H14M24S</meta:editing-duration>
    <meta:editing-cycles>2</meta:editing-cycles>
    <meta:generator>LibreOffice/5.1.4.2$Linux_X86_64 LibreOffice_project/10m0$Build-2</meta:generator>
    <meta:document-statistic meta:table-count="6" meta:cell-count="26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float_10.A1:float_10.D101" chart:data-source-has-labels="both" svg:x="0.376cm" svg:y="0.16cm" svg:width="26.04cm" svg:height="12.962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246cm" svg:y="13.041cm" chart:style-name="ch5">
              <text:p>n</text:p>
            </chart:title>
            <chart:categories table:cell-range-address="float_10.A1:float_10.A101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161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float_10.B1:float_10.B101" loext:label-string="simple" chart:class="chart:line">
            <chart:data-point chart:repeated="101"/>
          </chart:series>
          <chart:series chart:attached-axis="primary-y" chart:style-name="ch12" chart:values-cell-range-address="float_10.D1:float_10.D101" loext:label-string="swapped" chart:class="chart:line">
            <chart:data-point chart:repeated="101"/>
          </chart:series>
          <chart:series chart:attached-axis="primary-y" chart:style-name="ch13" chart:values-cell-range-address="float_10.C1:float_10.C101" loext:label-string="blocks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loat_10.A1:float_10.A101</svg:desc>
                </draw:g>
              </table:table-cell>
              <table:table-cell office:value-type="float" office:value="10.1863">
                <text:p>10.1863</text:p>
                <draw:g>
                  <svg:desc>float_10.B1:float_10.B101</svg:desc>
                </draw:g>
              </table:table-cell>
              <table:table-cell office:value-type="float" office:value="6.9822">
                <text:p>6.9822</text:p>
                <draw:g>
                  <svg:desc>float_10.D1:float_10.D101</svg:desc>
                </draw:g>
              </table:table-cell>
              <table:table-cell office:value-type="float" office:value="10.2638">
                <text:p>10.2638</text:p>
                <draw:g>
                  <svg:desc>float_10.C1:float_10.C101</svg:desc>
                </draw:g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4.2695">
                <text:p>14.2695</text:p>
              </table:table-cell>
              <table:table-cell office:value-type="float" office:value="6.24264">
                <text:p>6.24264</text:p>
              </table:table-cell>
              <table:table-cell office:value-type="float" office:value="10.8547">
                <text:p>10.854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3.3619">
                <text:p>13.3619</text:p>
              </table:table-cell>
              <table:table-cell office:value-type="float" office:value="6.40768">
                <text:p>6.40768</text:p>
              </table:table-cell>
              <table:table-cell office:value-type="float" office:value="10.1606">
                <text:p>10.160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1.4317">
                <text:p>11.4317</text:p>
              </table:table-cell>
              <table:table-cell office:value-type="float" office:value="6.94067">
                <text:p>6.94067</text:p>
              </table:table-cell>
              <table:table-cell office:value-type="float" office:value="10.6211">
                <text:p>10.621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.136">
                <text:p>10.136</text:p>
              </table:table-cell>
              <table:table-cell office:value-type="float" office:value="6.71564">
                <text:p>6.71564</text:p>
              </table:table-cell>
              <table:table-cell office:value-type="float" office:value="10.4831">
                <text:p>10.48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.3749">
                <text:p>12.3749</text:p>
              </table:table-cell>
              <table:table-cell office:value-type="float" office:value="6.96699">
                <text:p>6.96699</text:p>
              </table:table-cell>
              <table:table-cell office:value-type="float" office:value="10.5161">
                <text:p>10.5161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2.7024">
                <text:p>12.7024</text:p>
              </table:table-cell>
              <table:table-cell office:value-type="float" office:value="7.08952">
                <text:p>7.08952</text:p>
              </table:table-cell>
              <table:table-cell office:value-type="float" office:value="10.6464">
                <text:p>10.646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3.7069">
                <text:p>13.7069</text:p>
              </table:table-cell>
              <table:table-cell office:value-type="float" office:value="7.34218">
                <text:p>7.34218</text:p>
              </table:table-cell>
              <table:table-cell office:value-type="float" office:value="11.0397">
                <text:p>11.039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2.3486">
                <text:p>12.3486</text:p>
              </table:table-cell>
              <table:table-cell office:value-type="float" office:value="7.82105">
                <text:p>7.82105</text:p>
              </table:table-cell>
              <table:table-cell office:value-type="float" office:value="11.4382">
                <text:p>11.438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4.8512">
                <text:p>14.8512</text:p>
              </table:table-cell>
              <table:table-cell office:value-type="float" office:value="7.73346">
                <text:p>7.73346</text:p>
              </table:table-cell>
              <table:table-cell office:value-type="float" office:value="11.618">
                <text:p>11.61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.2856">
                <text:p>16.2856</text:p>
              </table:table-cell>
              <table:table-cell office:value-type="float" office:value="8.29483">
                <text:p>8.29483</text:p>
              </table:table-cell>
              <table:table-cell office:value-type="float" office:value="12.1523">
                <text:p>12.152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.2111">
                <text:p>12.2111</text:p>
              </table:table-cell>
              <table:table-cell office:value-type="float" office:value="8.12581">
                <text:p>8.12581</text:p>
              </table:table-cell>
              <table:table-cell office:value-type="float" office:value="12.2427">
                <text:p>12.242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.5969">
                <text:p>11.5969</text:p>
              </table:table-cell>
              <table:table-cell office:value-type="float" office:value="8.44205">
                <text:p>8.44205</text:p>
              </table:table-cell>
              <table:table-cell office:value-type="float" office:value="12.4505">
                <text:p>12.4505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9.0284">
                <text:p>19.0284</text:p>
              </table:table-cell>
              <table:table-cell office:value-type="float" office:value="9.15885">
                <text:p>9.15885</text:p>
              </table:table-cell>
              <table:table-cell office:value-type="float" office:value="14.4298">
                <text:p>14.429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4.1205">
                <text:p>14.1205</text:p>
              </table:table-cell>
              <table:table-cell office:value-type="float" office:value="8.79144">
                <text:p>8.79144</text:p>
              </table:table-cell>
              <table:table-cell office:value-type="float" office:value="13.4729">
                <text:p>13.472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4.5768">
                <text:p>14.5768</text:p>
              </table:table-cell>
              <table:table-cell office:value-type="float" office:value="9.20344">
                <text:p>9.20344</text:p>
              </table:table-cell>
              <table:table-cell office:value-type="float" office:value="14.0428">
                <text:p>14.042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2.9822">
                <text:p>12.9822</text:p>
              </table:table-cell>
              <table:table-cell office:value-type="float" office:value="9.26519">
                <text:p>9.26519</text:p>
              </table:table-cell>
              <table:table-cell office:value-type="float" office:value="14.1152">
                <text:p>14.115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9.5427">
                <text:p>19.5427</text:p>
              </table:table-cell>
              <table:table-cell office:value-type="float" office:value="9.5922">
                <text:p>9.5922</text:p>
              </table:table-cell>
              <table:table-cell office:value-type="float" office:value="14.9539">
                <text:p>14.953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.8123">
                <text:p>15.8123</text:p>
              </table:table-cell>
              <table:table-cell office:value-type="float" office:value="9.74906">
                <text:p>9.74906</text:p>
              </table:table-cell>
              <table:table-cell office:value-type="float" office:value="14.8825">
                <text:p>14.882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1.1177">
                <text:p>21.1177</text:p>
              </table:table-cell>
              <table:table-cell office:value-type="float" office:value="10.1078">
                <text:p>10.1078</text:p>
              </table:table-cell>
              <table:table-cell office:value-type="float" office:value="15.379">
                <text:p>15.37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.1439">
                <text:p>17.1439</text:p>
              </table:table-cell>
              <table:table-cell office:value-type="float" office:value="10.2693">
                <text:p>10.2693</text:p>
              </table:table-cell>
              <table:table-cell office:value-type="float" office:value="15.5126">
                <text:p>15.512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2.8806">
                <text:p>22.8806</text:p>
              </table:table-cell>
              <table:table-cell office:value-type="float" office:value="10.5979">
                <text:p>10.5979</text:p>
              </table:table-cell>
              <table:table-cell office:value-type="float" office:value="16.1543">
                <text:p>16.1543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2.9785">
                <text:p>22.9785</text:p>
              </table:table-cell>
              <table:table-cell office:value-type="float" office:value="10.7926">
                <text:p>10.7926</text:p>
              </table:table-cell>
              <table:table-cell office:value-type="float" office:value="16.6127">
                <text:p>16.6127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9.3614">
                <text:p>19.3614</text:p>
              </table:table-cell>
              <table:table-cell office:value-type="float" office:value="11.0164">
                <text:p>11.0164</text:p>
              </table:table-cell>
              <table:table-cell office:value-type="float" office:value="17.1027">
                <text:p>17.102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9.2525">
                <text:p>19.2525</text:p>
              </table:table-cell>
              <table:table-cell office:value-type="float" office:value="11.4531">
                <text:p>11.4531</text:p>
              </table:table-cell>
              <table:table-cell office:value-type="float" office:value="17.4194">
                <text:p>17.419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2.5013">
                <text:p>22.5013</text:p>
              </table:table-cell>
              <table:table-cell office:value-type="float" office:value="12.237">
                <text:p>12.237</text:p>
              </table:table-cell>
              <table:table-cell office:value-type="float" office:value="19.3995">
                <text:p>19.3995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3.901">
                <text:p>23.901</text:p>
              </table:table-cell>
              <table:table-cell office:value-type="float" office:value="12.9322">
                <text:p>12.9322</text:p>
              </table:table-cell>
              <table:table-cell office:value-type="float" office:value="19.2629">
                <text:p>19.2629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5.7053">
                <text:p>25.7053</text:p>
              </table:table-cell>
              <table:table-cell office:value-type="float" office:value="14.205">
                <text:p>14.205</text:p>
              </table:table-cell>
              <table:table-cell office:value-type="float" office:value="19.9689">
                <text:p>19.968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8.8034">
                <text:p>28.8034</text:p>
              </table:table-cell>
              <table:table-cell office:value-type="float" office:value="14.2633">
                <text:p>14.2633</text:p>
              </table:table-cell>
              <table:table-cell office:value-type="float" office:value="21.9398">
                <text:p>21.939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8.5447">
                <text:p>28.5447</text:p>
              </table:table-cell>
              <table:table-cell office:value-type="float" office:value="15.6327">
                <text:p>15.6327</text:p>
              </table:table-cell>
              <table:table-cell office:value-type="float" office:value="21.7654">
                <text:p>21.76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0.8022">
                <text:p>30.8022</text:p>
              </table:table-cell>
              <table:table-cell office:value-type="float" office:value="15.3123">
                <text:p>15.3123</text:p>
              </table:table-cell>
              <table:table-cell office:value-type="float" office:value="23.9217">
                <text:p>23.9217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1.5164">
                <text:p>31.5164</text:p>
              </table:table-cell>
              <table:table-cell office:value-type="float" office:value="16.3147">
                <text:p>16.3147</text:p>
              </table:table-cell>
              <table:table-cell office:value-type="float" office:value="25.6509">
                <text:p>25.6509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5.1629">
                <text:p>25.1629</text:p>
              </table:table-cell>
              <table:table-cell office:value-type="float" office:value="15.8521">
                <text:p>15.8521</text:p>
              </table:table-cell>
              <table:table-cell office:value-type="float" office:value="23.9795">
                <text:p>23.9795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0.5897">
                <text:p>30.5897</text:p>
              </table:table-cell>
              <table:table-cell office:value-type="float" office:value="20.4635">
                <text:p>20.4635</text:p>
              </table:table-cell>
              <table:table-cell office:value-type="float" office:value="26.5264">
                <text:p>26.526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5.6931">
                <text:p>35.6931</text:p>
              </table:table-cell>
              <table:table-cell office:value-type="float" office:value="20.6992">
                <text:p>20.6992</text:p>
              </table:table-cell>
              <table:table-cell office:value-type="float" office:value="30.3063">
                <text:p>30.306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0.5215">
                <text:p>40.5215</text:p>
              </table:table-cell>
              <table:table-cell office:value-type="float" office:value="21.4284">
                <text:p>21.4284</text:p>
              </table:table-cell>
              <table:table-cell office:value-type="float" office:value="33.1796">
                <text:p>33.179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31.0669">
                <text:p>31.0669</text:p>
              </table:table-cell>
              <table:table-cell office:value-type="float" office:value="21.0056">
                <text:p>21.0056</text:p>
              </table:table-cell>
              <table:table-cell office:value-type="float" office:value="31.4156">
                <text:p>31.415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39.5663">
                <text:p>39.5663</text:p>
              </table:table-cell>
              <table:table-cell office:value-type="float" office:value="19.4147">
                <text:p>19.4147</text:p>
              </table:table-cell>
              <table:table-cell office:value-type="float" office:value="29.7915">
                <text:p>29.791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36.8489">
                <text:p>36.8489</text:p>
              </table:table-cell>
              <table:table-cell office:value-type="float" office:value="18.5565">
                <text:p>18.5565</text:p>
              </table:table-cell>
              <table:table-cell office:value-type="float" office:value="30.6901">
                <text:p>30.690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40.6516">
                <text:p>40.6516</text:p>
              </table:table-cell>
              <table:table-cell office:value-type="float" office:value="19.445">
                <text:p>19.445</text:p>
              </table:table-cell>
              <table:table-cell office:value-type="float" office:value="30.5391">
                <text:p>30.539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1.8818">
                <text:p>31.8818</text:p>
              </table:table-cell>
              <table:table-cell office:value-type="float" office:value="19.5133">
                <text:p>19.5133</text:p>
              </table:table-cell>
              <table:table-cell office:value-type="float" office:value="29.8794">
                <text:p>29.879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41.4212">
                <text:p>41.4212</text:p>
              </table:table-cell>
              <table:table-cell office:value-type="float" office:value="19.7978">
                <text:p>19.7978</text:p>
              </table:table-cell>
              <table:table-cell office:value-type="float" office:value="30.7332">
                <text:p>30.733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7.0164">
                <text:p>37.0164</text:p>
              </table:table-cell>
              <table:table-cell office:value-type="float" office:value="19.8875">
                <text:p>19.8875</text:p>
              </table:table-cell>
              <table:table-cell office:value-type="float" office:value="31.0177">
                <text:p>31.017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41.1687">
                <text:p>41.1687</text:p>
              </table:table-cell>
              <table:table-cell office:value-type="float" office:value="20.7413">
                <text:p>20.7413</text:p>
              </table:table-cell>
              <table:table-cell office:value-type="float" office:value="32.1845">
                <text:p>32.184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1.9731">
                <text:p>31.9731</text:p>
              </table:table-cell>
              <table:table-cell office:value-type="float" office:value="21.3754">
                <text:p>21.3754</text:p>
              </table:table-cell>
              <table:table-cell office:value-type="float" office:value="32.1766">
                <text:p>32.176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0.9647">
                <text:p>40.9647</text:p>
              </table:table-cell>
              <table:table-cell office:value-type="float" office:value="20.9403">
                <text:p>20.9403</text:p>
              </table:table-cell>
              <table:table-cell office:value-type="float" office:value="33.8908">
                <text:p>33.890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40.8646">
                <text:p>40.8646</text:p>
              </table:table-cell>
              <table:table-cell office:value-type="float" office:value="22.7163">
                <text:p>22.7163</text:p>
              </table:table-cell>
              <table:table-cell office:value-type="float" office:value="34.1732">
                <text:p>34.173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43.3465">
                <text:p>43.3465</text:p>
              </table:table-cell>
              <table:table-cell office:value-type="float" office:value="22.4332">
                <text:p>22.4332</text:p>
              </table:table-cell>
              <table:table-cell office:value-type="float" office:value="35.2988">
                <text:p>35.298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5.5534">
                <text:p>35.5534</text:p>
              </table:table-cell>
              <table:table-cell office:value-type="float" office:value="23.0302">
                <text:p>23.0302</text:p>
              </table:table-cell>
              <table:table-cell office:value-type="float" office:value="35.1113">
                <text:p>35.1113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45.6614">
                <text:p>45.6614</text:p>
              </table:table-cell>
              <table:table-cell office:value-type="float" office:value="22.9757">
                <text:p>22.9757</text:p>
              </table:table-cell>
              <table:table-cell office:value-type="float" office:value="36.7769">
                <text:p>36.776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.4647">
                <text:p>45.4647</text:p>
              </table:table-cell>
              <table:table-cell office:value-type="float" office:value="23.7787">
                <text:p>23.7787</text:p>
              </table:table-cell>
              <table:table-cell office:value-type="float" office:value="37.3554">
                <text:p>37.3554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45.3334">
                <text:p>45.3334</text:p>
              </table:table-cell>
              <table:table-cell office:value-type="float" office:value="24.081">
                <text:p>24.081</text:p>
              </table:table-cell>
              <table:table-cell office:value-type="float" office:value="38.0319">
                <text:p>38.0319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3.7634">
                <text:p>33.7634</text:p>
              </table:table-cell>
              <table:table-cell office:value-type="float" office:value="24.5014">
                <text:p>24.5014</text:p>
              </table:table-cell>
              <table:table-cell office:value-type="float" office:value="37.5449">
                <text:p>37.5449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47.6289">
                <text:p>47.6289</text:p>
              </table:table-cell>
              <table:table-cell office:value-type="float" office:value="25.1677">
                <text:p>25.1677</text:p>
              </table:table-cell>
              <table:table-cell office:value-type="float" office:value="39.1316">
                <text:p>39.131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47.6779">
                <text:p>47.6779</text:p>
              </table:table-cell>
              <table:table-cell office:value-type="float" office:value="25.6555">
                <text:p>25.6555</text:p>
              </table:table-cell>
              <table:table-cell office:value-type="float" office:value="39.8238">
                <text:p>39.823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49.676">
                <text:p>49.676</text:p>
              </table:table-cell>
              <table:table-cell office:value-type="float" office:value="26.2836">
                <text:p>26.2836</text:p>
              </table:table-cell>
              <table:table-cell office:value-type="float" office:value="41.093">
                <text:p>41.093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41.0226">
                <text:p>41.0226</text:p>
              </table:table-cell>
              <table:table-cell office:value-type="float" office:value="27.1792">
                <text:p>27.1792</text:p>
              </table:table-cell>
              <table:table-cell office:value-type="float" office:value="41.7625">
                <text:p>41.7625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54.7383">
                <text:p>54.7383</text:p>
              </table:table-cell>
              <table:table-cell office:value-type="float" office:value="27.5344">
                <text:p>27.5344</text:p>
              </table:table-cell>
              <table:table-cell office:value-type="float" office:value="43.0216">
                <text:p>43.0216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51.7818">
                <text:p>51.7818</text:p>
              </table:table-cell>
              <table:table-cell office:value-type="float" office:value="24.4703">
                <text:p>24.4703</text:p>
              </table:table-cell>
              <table:table-cell office:value-type="float" office:value="37.0234">
                <text:p>37.0234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50.774">
                <text:p>50.774</text:p>
              </table:table-cell>
              <table:table-cell office:value-type="float" office:value="23.8789">
                <text:p>23.8789</text:p>
              </table:table-cell>
              <table:table-cell office:value-type="float" office:value="37.3592">
                <text:p>37.359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3.2983">
                <text:p>43.2983</text:p>
              </table:table-cell>
              <table:table-cell office:value-type="float" office:value="24.293">
                <text:p>24.293</text:p>
              </table:table-cell>
              <table:table-cell office:value-type="float" office:value="37.7299">
                <text:p>37.7299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50.8457">
                <text:p>50.8457</text:p>
              </table:table-cell>
              <table:table-cell office:value-type="float" office:value="24.7868">
                <text:p>24.7868</text:p>
              </table:table-cell>
              <table:table-cell office:value-type="float" office:value="39.4048">
                <text:p>39.4048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49.3761">
                <text:p>49.3761</text:p>
              </table:table-cell>
              <table:table-cell office:value-type="float" office:value="25.3837">
                <text:p>25.3837</text:p>
              </table:table-cell>
              <table:table-cell office:value-type="float" office:value="39.4017">
                <text:p>39.4017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51.062">
                <text:p>51.062</text:p>
              </table:table-cell>
              <table:table-cell office:value-type="float" office:value="25.7455">
                <text:p>25.7455</text:p>
              </table:table-cell>
              <table:table-cell office:value-type="float" office:value="40.1251">
                <text:p>40.125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9.6139">
                <text:p>39.6139</text:p>
              </table:table-cell>
              <table:table-cell office:value-type="float" office:value="26.1628">
                <text:p>26.1628</text:p>
              </table:table-cell>
              <table:table-cell office:value-type="float" office:value="40.712">
                <text:p>40.71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53.0075">
                <text:p>53.0075</text:p>
              </table:table-cell>
              <table:table-cell office:value-type="float" office:value="26.6829">
                <text:p>26.6829</text:p>
              </table:table-cell>
              <table:table-cell office:value-type="float" office:value="41.4976">
                <text:p>41.4976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53.6783">
                <text:p>53.6783</text:p>
              </table:table-cell>
              <table:table-cell office:value-type="float" office:value="27.3378">
                <text:p>27.3378</text:p>
              </table:table-cell>
              <table:table-cell office:value-type="float" office:value="42.4361">
                <text:p>42.4361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55.9671">
                <text:p>55.9671</text:p>
              </table:table-cell>
              <table:table-cell office:value-type="float" office:value="27.7085">
                <text:p>27.7085</text:p>
              </table:table-cell>
              <table:table-cell office:value-type="float" office:value="43.526">
                <text:p>43.526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7.2748">
                <text:p>37.2748</text:p>
              </table:table-cell>
              <table:table-cell office:value-type="float" office:value="28.1551">
                <text:p>28.1551</text:p>
              </table:table-cell>
              <table:table-cell office:value-type="float" office:value="42.5916">
                <text:p>42.5916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56.1134">
                <text:p>56.1134</text:p>
              </table:table-cell>
              <table:table-cell office:value-type="float" office:value="28.7214">
                <text:p>28.7214</text:p>
              </table:table-cell>
              <table:table-cell office:value-type="float" office:value="45.6669">
                <text:p>45.66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5.3461">
                <text:p>55.3461</text:p>
              </table:table-cell>
              <table:table-cell office:value-type="float" office:value="29.5521">
                <text:p>29.5521</text:p>
              </table:table-cell>
              <table:table-cell office:value-type="float" office:value="46.0838">
                <text:p>46.083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59.1987">
                <text:p>59.1987</text:p>
              </table:table-cell>
              <table:table-cell office:value-type="float" office:value="32.8859">
                <text:p>32.8859</text:p>
              </table:table-cell>
              <table:table-cell office:value-type="float" office:value="48.5287">
                <text:p>48.5287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46.1493">
                <text:p>46.1493</text:p>
              </table:table-cell>
              <table:table-cell office:value-type="float" office:value="30.9729">
                <text:p>30.9729</text:p>
              </table:table-cell>
              <table:table-cell office:value-type="float" office:value="47.6808">
                <text:p>47.680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67.5976">
                <text:p>67.5976</text:p>
              </table:table-cell>
              <table:table-cell office:value-type="float" office:value="31.7615">
                <text:p>31.7615</text:p>
              </table:table-cell>
              <table:table-cell office:value-type="float" office:value="49.198">
                <text:p>49.198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62.5328">
                <text:p>62.5328</text:p>
              </table:table-cell>
              <table:table-cell office:value-type="float" office:value="31.2575">
                <text:p>31.2575</text:p>
              </table:table-cell>
              <table:table-cell office:value-type="float" office:value="48.7935">
                <text:p>48.793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64.122">
                <text:p>64.122</text:p>
              </table:table-cell>
              <table:table-cell office:value-type="float" office:value="31.7991">
                <text:p>31.7991</text:p>
              </table:table-cell>
              <table:table-cell office:value-type="float" office:value="49.5877">
                <text:p>49.5877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47.9057">
                <text:p>47.9057</text:p>
              </table:table-cell>
              <table:table-cell office:value-type="float" office:value="32.522">
                <text:p>32.522</text:p>
              </table:table-cell>
              <table:table-cell office:value-type="float" office:value="48.9559">
                <text:p>48.9559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66.5266">
                <text:p>66.5266</text:p>
              </table:table-cell>
              <table:table-cell office:value-type="float" office:value="32.8967">
                <text:p>32.8967</text:p>
              </table:table-cell>
              <table:table-cell office:value-type="float" office:value="51.4025">
                <text:p>51.402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64.5802">
                <text:p>64.5802</text:p>
              </table:table-cell>
              <table:table-cell office:value-type="float" office:value="33.36">
                <text:p>33.36</text:p>
              </table:table-cell>
              <table:table-cell office:value-type="float" office:value="51.9617">
                <text:p>51.961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69.0329">
                <text:p>69.0329</text:p>
              </table:table-cell>
              <table:table-cell office:value-type="float" office:value="33.9189">
                <text:p>33.9189</text:p>
              </table:table-cell>
              <table:table-cell office:value-type="float" office:value="53.0097">
                <text:p>53.009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3.7848">
                <text:p>53.7848</text:p>
              </table:table-cell>
              <table:table-cell office:value-type="float" office:value="34.5221">
                <text:p>34.5221</text:p>
              </table:table-cell>
              <table:table-cell office:value-type="float" office:value="53.2285">
                <text:p>53.2285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69.9447">
                <text:p>69.9447</text:p>
              </table:table-cell>
              <table:table-cell office:value-type="float" office:value="35.1653">
                <text:p>35.1653</text:p>
              </table:table-cell>
              <table:table-cell office:value-type="float" office:value="54.8384">
                <text:p>54.838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69.7057">
                <text:p>69.7057</text:p>
              </table:table-cell>
              <table:table-cell office:value-type="float" office:value="35.6952">
                <text:p>35.6952</text:p>
              </table:table-cell>
              <table:table-cell office:value-type="float" office:value="55.6904">
                <text:p>55.690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70.7549">
                <text:p>70.7549</text:p>
              </table:table-cell>
              <table:table-cell office:value-type="float" office:value="36.2611">
                <text:p>36.2611</text:p>
              </table:table-cell>
              <table:table-cell office:value-type="float" office:value="56.5994">
                <text:p>56.599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48.9559">
                <text:p>48.9559</text:p>
              </table:table-cell>
              <table:table-cell office:value-type="float" office:value="36.8659">
                <text:p>36.8659</text:p>
              </table:table-cell>
              <table:table-cell office:value-type="float" office:value="55.5481">
                <text:p>55.548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74.0299">
                <text:p>74.0299</text:p>
              </table:table-cell>
              <table:table-cell office:value-type="float" office:value="37.479">
                <text:p>37.479</text:p>
              </table:table-cell>
              <table:table-cell office:value-type="float" office:value="58.526">
                <text:p>58.52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1.7925">
                <text:p>71.7925</text:p>
              </table:table-cell>
              <table:table-cell office:value-type="float" office:value="38.177">
                <text:p>38.177</text:p>
              </table:table-cell>
              <table:table-cell office:value-type="float" office:value="59.2482">
                <text:p>59.248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77.001">
                <text:p>77.001</text:p>
              </table:table-cell>
              <table:table-cell office:value-type="float" office:value="38.8137">
                <text:p>38.8137</text:p>
              </table:table-cell>
              <table:table-cell office:value-type="float" office:value="60.4441">
                <text:p>60.4441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61.0852">
                <text:p>61.0852</text:p>
              </table:table-cell>
              <table:table-cell office:value-type="float" office:value="39.3416">
                <text:p>39.3416</text:p>
              </table:table-cell>
              <table:table-cell office:value-type="float" office:value="60.6877">
                <text:p>60.687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81.9107">
                <text:p>81.9107</text:p>
              </table:table-cell>
              <table:table-cell office:value-type="float" office:value="39.9716">
                <text:p>39.9716</text:p>
              </table:table-cell>
              <table:table-cell office:value-type="float" office:value="62.5977">
                <text:p>62.597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77.214">
                <text:p>77.214</text:p>
              </table:table-cell>
              <table:table-cell office:value-type="float" office:value="40.6009">
                <text:p>40.6009</text:p>
              </table:table-cell>
              <table:table-cell office:value-type="float" office:value="63.2313">
                <text:p>63.231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82.5087">
                <text:p>82.5087</text:p>
              </table:table-cell>
              <table:table-cell office:value-type="float" office:value="41.2689">
                <text:p>41.2689</text:p>
              </table:table-cell>
              <table:table-cell office:value-type="float" office:value="64.4625">
                <text:p>64.462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78.9588">
                <text:p>78.9588</text:p>
              </table:table-cell>
              <table:table-cell office:value-type="float" office:value="41.9072">
                <text:p>41.9072</text:p>
              </table:table-cell>
              <table:table-cell office:value-type="float" office:value="63.8798">
                <text:p>63.879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5.6387">
                <text:p>85.6387</text:p>
              </table:table-cell>
              <table:table-cell office:value-type="float" office:value="42.5418">
                <text:p>42.5418</text:p>
              </table:table-cell>
              <table:table-cell office:value-type="float" office:value="66.4499">
                <text:p>66.449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1.5836">
                <text:p>81.5836</text:p>
              </table:table-cell>
              <table:table-cell office:value-type="float" office:value="43.2703">
                <text:p>43.2703</text:p>
              </table:table-cell>
              <table:table-cell office:value-type="float" office:value="67.2068">
                <text:p>67.206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86.7925">
                <text:p>86.7925</text:p>
              </table:table-cell>
              <table:table-cell office:value-type="float" office:value="43.9454">
                <text:p>43.9454</text:p>
              </table:table-cell>
              <table:table-cell office:value-type="float" office:value="68.5294">
                <text:p>68.529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7.5455">
                <text:p>67.5455</text:p>
              </table:table-cell>
              <table:table-cell office:value-type="float" office:value="44.6869">
                <text:p>44.6869</text:p>
              </table:table-cell>
              <table:table-cell office:value-type="float" office:value="68.9204">
                <text:p>68.9204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0.6804">
                <text:p>90.6804</text:p>
              </table:table-cell>
              <table:table-cell office:value-type="float" office:value="45.3794">
                <text:p>45.3794</text:p>
              </table:table-cell>
              <table:table-cell office:value-type="float" office:value="70.8185">
                <text:p>70.818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5.6768">
                <text:p>85.6768</text:p>
              </table:table-cell>
              <table:table-cell office:value-type="float" office:value="46.077">
                <text:p>46.077</text:p>
              </table:table-cell>
              <table:table-cell office:value-type="float" office:value="71.6075">
                <text:p>71.607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2.9704">
                <text:p>92.9704</text:p>
              </table:table-cell>
              <table:table-cell office:value-type="float" office:value="46.7639">
                <text:p>46.7639</text:p>
              </table:table-cell>
              <table:table-cell office:value-type="float" office:value="73.0667">
                <text:p>73.0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6643">
                <text:p>62.6643</text:p>
              </table:table-cell>
              <table:table-cell office:value-type="float" office:value="47.4509">
                <text:p>47.4509</text:p>
              </table:table-cell>
              <table:table-cell office:value-type="float" office:value="71.6086">
                <text:p>71.6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float_8.A1:float_8.D132" chart:data-source-has-labels="both" svg:x="0.258cm" svg:y="0.359cm" svg:width="26.158cm" svg:height="12.763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187cm" svg:y="13.041cm" chart:style-name="ch5">
              <text:p>n</text:p>
            </chart:title>
            <chart:categories table:cell-range-address="float_8.A1:float_8.A13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26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float_8.B1:float_8.B132" loext:label-string="simple" chart:class="chart:line">
            <chart:data-point chart:repeated="132"/>
          </chart:series>
          <chart:series chart:attached-axis="primary-y" chart:style-name="ch12" chart:values-cell-range-address="float_8.D1:float_8.D132" loext:label-string="swapped" chart:class="chart:line">
            <chart:data-point chart:repeated="132"/>
          </chart:series>
          <chart:series chart:attached-axis="primary-y" chart:style-name="ch13" chart:values-cell-range-address="float_8.C1:float_8.C132" loext:label-string="blocks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loat_8.A1:float_8.A132</svg:desc>
                </draw:g>
              </table:table-cell>
              <table:table-cell office:value-type="float" office:value="11.2293">
                <text:p>11.2293</text:p>
                <draw:g>
                  <svg:desc>float_8.B1:float_8.B132</svg:desc>
                </draw:g>
              </table:table-cell>
              <table:table-cell office:value-type="float" office:value="6.00607">
                <text:p>6.00607</text:p>
                <draw:g>
                  <svg:desc>float_8.D1:float_8.D132</svg:desc>
                </draw:g>
              </table:table-cell>
              <table:table-cell office:value-type="float" office:value="9.18259">
                <text:p>9.18259</text:p>
                <draw:g>
                  <svg:desc>float_8.C1:float_8.C132</svg:desc>
                </draw:g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8.45601">
                <text:p>8.45601</text:p>
              </table:table-cell>
              <table:table-cell office:value-type="float" office:value="6.08909">
                <text:p>6.08909</text:p>
              </table:table-cell>
              <table:table-cell office:value-type="float" office:value="9.18135">
                <text:p>9.18135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9.74183">
                <text:p>9.74183</text:p>
              </table:table-cell>
              <table:table-cell office:value-type="float" office:value="6.2603">
                <text:p>6.2603</text:p>
              </table:table-cell>
              <table:table-cell office:value-type="float" office:value="9.61722">
                <text:p>9.617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7.1579">
                <text:p>27.1579</text:p>
              </table:table-cell>
              <table:table-cell office:value-type="float" office:value="6.39581">
                <text:p>6.39581</text:p>
              </table:table-cell>
              <table:table-cell office:value-type="float" office:value="12.1775">
                <text:p>12.1775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9.57344">
                <text:p>9.57344</text:p>
              </table:table-cell>
              <table:table-cell office:value-type="float" office:value="6.56514">
                <text:p>6.56514</text:p>
              </table:table-cell>
              <table:table-cell office:value-type="float" office:value="9.7789">
                <text:p>9.778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.34214">
                <text:p>9.34214</text:p>
              </table:table-cell>
              <table:table-cell office:value-type="float" office:value="6.76429">
                <text:p>6.76429</text:p>
              </table:table-cell>
              <table:table-cell office:value-type="float" office:value="9.97178">
                <text:p>9.97178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0.5886">
                <text:p>10.5886</text:p>
              </table:table-cell>
              <table:table-cell office:value-type="float" office:value="6.87064">
                <text:p>6.87064</text:p>
              </table:table-cell>
              <table:table-cell office:value-type="float" office:value="10.3886">
                <text:p>10.3886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0.8381">
                <text:p>10.8381</text:p>
              </table:table-cell>
              <table:table-cell office:value-type="float" office:value="6.98708">
                <text:p>6.98708</text:p>
              </table:table-cell>
              <table:table-cell office:value-type="float" office:value="10.4407">
                <text:p>10.4407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1.1671">
                <text:p>11.1671</text:p>
              </table:table-cell>
              <table:table-cell office:value-type="float" office:value="7.17234">
                <text:p>7.17234</text:p>
              </table:table-cell>
              <table:table-cell office:value-type="float" office:value="10.6886">
                <text:p>10.6886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0.8902">
                <text:p>10.8902</text:p>
              </table:table-cell>
              <table:table-cell office:value-type="float" office:value="7.32886">
                <text:p>7.32886</text:p>
              </table:table-cell>
              <table:table-cell office:value-type="float" office:value="10.8737">
                <text:p>10.873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9397">
                <text:p>11.9397</text:p>
              </table:table-cell>
              <table:table-cell office:value-type="float" office:value="7.54461">
                <text:p>7.54461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3.6502">
                <text:p>13.6502</text:p>
              </table:table-cell>
              <table:table-cell office:value-type="float" office:value="7.63198">
                <text:p>7.63198</text:p>
              </table:table-cell>
              <table:table-cell office:value-type="float" office:value="11.431">
                <text:p>11.43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0.8536">
                <text:p>10.8536</text:p>
              </table:table-cell>
              <table:table-cell office:value-type="float" office:value="7.82688">
                <text:p>7.82688</text:p>
              </table:table-cell>
              <table:table-cell office:value-type="float" office:value="11.6883">
                <text:p>11.6883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0.2234">
                <text:p>10.2234</text:p>
              </table:table-cell>
              <table:table-cell office:value-type="float" office:value="8.00247">
                <text:p>8.00247</text:p>
              </table:table-cell>
              <table:table-cell office:value-type="float" office:value="11.8894">
                <text:p>11.8894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0.9185">
                <text:p>10.9185</text:p>
              </table:table-cell>
              <table:table-cell office:value-type="float" office:value="8.1647">
                <text:p>8.1647</text:p>
              </table:table-cell>
              <table:table-cell office:value-type="float" office:value="12.2298">
                <text:p>12.229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.5886">
                <text:p>11.5886</text:p>
              </table:table-cell>
              <table:table-cell office:value-type="float" office:value="8.39343">
                <text:p>8.39343</text:p>
              </table:table-cell>
              <table:table-cell office:value-type="float" office:value="12.4554">
                <text:p>12.4554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1.6228">
                <text:p>11.6228</text:p>
              </table:table-cell>
              <table:table-cell office:value-type="float" office:value="8.5285">
                <text:p>8.5285</text:p>
              </table:table-cell>
              <table:table-cell office:value-type="float" office:value="12.7864">
                <text:p>12.7864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1.191">
                <text:p>11.191</text:p>
              </table:table-cell>
              <table:table-cell office:value-type="float" office:value="8.69093">
                <text:p>8.69093</text:p>
              </table:table-cell>
              <table:table-cell office:value-type="float" office:value="12.9787">
                <text:p>12.9787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2.1892">
                <text:p>12.1892</text:p>
              </table:table-cell>
              <table:table-cell office:value-type="float" office:value="8.92677">
                <text:p>8.92677</text:p>
              </table:table-cell>
              <table:table-cell office:value-type="float" office:value="13.4088">
                <text:p>13.4088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5.2153">
                <text:p>15.2153</text:p>
              </table:table-cell>
              <table:table-cell office:value-type="float" office:value="9.08543">
                <text:p>9.08543</text:p>
              </table:table-cell>
              <table:table-cell office:value-type="float" office:value="13.7022">
                <text:p>13.702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2.7931">
                <text:p>12.7931</text:p>
              </table:table-cell>
              <table:table-cell office:value-type="float" office:value="9.26732">
                <text:p>9.26732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5.312">
                <text:p>15.312</text:p>
              </table:table-cell>
              <table:table-cell office:value-type="float" office:value="9.45171">
                <text:p>9.45171</text:p>
              </table:table-cell>
              <table:table-cell office:value-type="float" office:value="14.1701">
                <text:p>14.1701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6.8084">
                <text:p>16.8084</text:p>
              </table:table-cell>
              <table:table-cell office:value-type="float" office:value="9.66623">
                <text:p>9.66623</text:p>
              </table:table-cell>
              <table:table-cell office:value-type="float" office:value="14.6274">
                <text:p>14.6274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6.6872">
                <text:p>16.6872</text:p>
              </table:table-cell>
              <table:table-cell office:value-type="float" office:value="9.839">
                <text:p>9.839</text:p>
              </table:table-cell>
              <table:table-cell office:value-type="float" office:value="14.822">
                <text:p>14.822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7.2776">
                <text:p>17.2776</text:p>
              </table:table-cell>
              <table:table-cell office:value-type="float" office:value="10.0445">
                <text:p>10.0445</text:p>
              </table:table-cell>
              <table:table-cell office:value-type="float" office:value="15.2466">
                <text:p>15.246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.8964">
                <text:p>16.8964</text:p>
              </table:table-cell>
              <table:table-cell office:value-type="float" office:value="10.2293">
                <text:p>10.2293</text:p>
              </table:table-cell>
              <table:table-cell office:value-type="float" office:value="15.4627">
                <text:p>15.4627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7.8919">
                <text:p>17.8919</text:p>
              </table:table-cell>
              <table:table-cell office:value-type="float" office:value="10.4697">
                <text:p>10.4697</text:p>
              </table:table-cell>
              <table:table-cell office:value-type="float" office:value="15.9099">
                <text:p>15.9099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7.8523">
                <text:p>17.8523</text:p>
              </table:table-cell>
              <table:table-cell office:value-type="float" office:value="10.6588">
                <text:p>10.6588</text:p>
              </table:table-cell>
              <table:table-cell office:value-type="float" office:value="16.1012">
                <text:p>16.1012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5.7231">
                <text:p>15.7231</text:p>
              </table:table-cell>
              <table:table-cell office:value-type="float" office:value="10.919">
                <text:p>10.919</text:p>
              </table:table-cell>
              <table:table-cell office:value-type="float" office:value="16.5357">
                <text:p>16.5357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5.0252">
                <text:p>15.0252</text:p>
              </table:table-cell>
              <table:table-cell office:value-type="float" office:value="11.0812">
                <text:p>11.0812</text:p>
              </table:table-cell>
              <table:table-cell office:value-type="float" office:value="16.6762">
                <text:p>16.676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6.8466">
                <text:p>16.8466</text:p>
              </table:table-cell>
              <table:table-cell office:value-type="float" office:value="11.3048">
                <text:p>11.3048</text:p>
              </table:table-cell>
              <table:table-cell office:value-type="float" office:value="17.2254">
                <text:p>17.2254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7.0668">
                <text:p>17.0668</text:p>
              </table:table-cell>
              <table:table-cell office:value-type="float" office:value="11.5729">
                <text:p>11.5729</text:p>
              </table:table-cell>
              <table:table-cell office:value-type="float" office:value="17.3528">
                <text:p>17.3528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17.7366">
                <text:p>17.7366</text:p>
              </table:table-cell>
              <table:table-cell office:value-type="float" office:value="11.8165">
                <text:p>11.8165</text:p>
              </table:table-cell>
              <table:table-cell office:value-type="float" office:value="17.9712">
                <text:p>17.9712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6.509">
                <text:p>16.509</text:p>
              </table:table-cell>
              <table:table-cell office:value-type="float" office:value="11.9748">
                <text:p>11.9748</text:p>
              </table:table-cell>
              <table:table-cell office:value-type="float" office:value="18.0544">
                <text:p>18.0544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18.7707">
                <text:p>18.7707</text:p>
              </table:table-cell>
              <table:table-cell office:value-type="float" office:value="12.2427">
                <text:p>12.2427</text:p>
              </table:table-cell>
              <table:table-cell office:value-type="float" office:value="18.6593">
                <text:p>18.659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5.9908">
                <text:p>25.9908</text:p>
              </table:table-cell>
              <table:table-cell office:value-type="float" office:value="12.4238">
                <text:p>12.4238</text:p>
              </table:table-cell>
              <table:table-cell office:value-type="float" office:value="19.2437">
                <text:p>19.2437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19.4575">
                <text:p>19.4575</text:p>
              </table:table-cell>
              <table:table-cell office:value-type="float" office:value="12.6707">
                <text:p>12.6707</text:p>
              </table:table-cell>
              <table:table-cell office:value-type="float" office:value="19.4116">
                <text:p>19.4116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8.2973">
                <text:p>18.2973</text:p>
              </table:table-cell>
              <table:table-cell office:value-type="float" office:value="12.9044">
                <text:p>12.9044</text:p>
              </table:table-cell>
              <table:table-cell office:value-type="float" office:value="19.4481">
                <text:p>19.4481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20.8841">
                <text:p>20.8841</text:p>
              </table:table-cell>
              <table:table-cell office:value-type="float" office:value="13.1467">
                <text:p>13.1467</text:p>
              </table:table-cell>
              <table:table-cell office:value-type="float" office:value="20.1521">
                <text:p>20.1521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21.693">
                <text:p>21.693</text:p>
              </table:table-cell>
              <table:table-cell office:value-type="float" office:value="13.3929">
                <text:p>13.3929</text:p>
              </table:table-cell>
              <table:table-cell office:value-type="float" office:value="20.1997">
                <text:p>20.199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.7066">
                <text:p>19.7066</text:p>
              </table:table-cell>
              <table:table-cell office:value-type="float" office:value="13.662">
                <text:p>13.662</text:p>
              </table:table-cell>
              <table:table-cell office:value-type="float" office:value="21.0451">
                <text:p>21.0451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18.4617">
                <text:p>18.4617</text:p>
              </table:table-cell>
              <table:table-cell office:value-type="float" office:value="13.8697">
                <text:p>13.8697</text:p>
              </table:table-cell>
              <table:table-cell office:value-type="float" office:value="20.9145">
                <text:p>20.9145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20.4004">
                <text:p>20.4004</text:p>
              </table:table-cell>
              <table:table-cell office:value-type="float" office:value="14.1274">
                <text:p>14.1274</text:p>
              </table:table-cell>
              <table:table-cell office:value-type="float" office:value="21.6676">
                <text:p>21.6676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24.6685">
                <text:p>24.6685</text:p>
              </table:table-cell>
              <table:table-cell office:value-type="float" office:value="14.3864">
                <text:p>14.3864</text:p>
              </table:table-cell>
              <table:table-cell office:value-type="float" office:value="21.8114">
                <text:p>21.8114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21.3856">
                <text:p>21.3856</text:p>
              </table:table-cell>
              <table:table-cell office:value-type="float" office:value="14.6679">
                <text:p>14.6679</text:p>
              </table:table-cell>
              <table:table-cell office:value-type="float" office:value="22.5698">
                <text:p>22.569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0.2881">
                <text:p>20.2881</text:p>
              </table:table-cell>
              <table:table-cell office:value-type="float" office:value="14.9228">
                <text:p>14.9228</text:p>
              </table:table-cell>
              <table:table-cell office:value-type="float" office:value="22.4228">
                <text:p>22.4228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22.2738">
                <text:p>22.2738</text:p>
              </table:table-cell>
              <table:table-cell office:value-type="float" office:value="15.2051">
                <text:p>15.2051</text:p>
              </table:table-cell>
              <table:table-cell office:value-type="float" office:value="23.4281">
                <text:p>23.4281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25.6102">
                <text:p>25.6102</text:p>
              </table:table-cell>
              <table:table-cell office:value-type="float" office:value="15.5097">
                <text:p>15.5097</text:p>
              </table:table-cell>
              <table:table-cell office:value-type="float" office:value="23.3595">
                <text:p>23.3595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26.1695">
                <text:p>26.1695</text:p>
              </table:table-cell>
              <table:table-cell office:value-type="float" office:value="15.7641">
                <text:p>15.7641</text:p>
              </table:table-cell>
              <table:table-cell office:value-type="float" office:value="24.2547">
                <text:p>24.2547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24.5556">
                <text:p>24.5556</text:p>
              </table:table-cell>
              <table:table-cell office:value-type="float" office:value="16.0307">
                <text:p>16.0307</text:p>
              </table:table-cell>
              <table:table-cell office:value-type="float" office:value="24.2626">
                <text:p>24.262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.3337">
                <text:p>27.3337</text:p>
              </table:table-cell>
              <table:table-cell office:value-type="float" office:value="16.3001">
                <text:p>16.3001</text:p>
              </table:table-cell>
              <table:table-cell office:value-type="float" office:value="25.0891">
                <text:p>25.0891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33.2793">
                <text:p>33.2793</text:p>
              </table:table-cell>
              <table:table-cell office:value-type="float" office:value="16.5586">
                <text:p>16.5586</text:p>
              </table:table-cell>
              <table:table-cell office:value-type="float" office:value="25.2682">
                <text:p>25.2682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25.0447">
                <text:p>25.0447</text:p>
              </table:table-cell>
              <table:table-cell office:value-type="float" office:value="16.8614">
                <text:p>16.8614</text:p>
              </table:table-cell>
              <table:table-cell office:value-type="float" office:value="25.9311">
                <text:p>25.9311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23.7609">
                <text:p>23.7609</text:p>
              </table:table-cell>
              <table:table-cell office:value-type="float" office:value="17.1181">
                <text:p>17.1181</text:p>
              </table:table-cell>
              <table:table-cell office:value-type="float" office:value="25.7864">
                <text:p>25.7864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25.9881">
                <text:p>25.9881</text:p>
              </table:table-cell>
              <table:table-cell office:value-type="float" office:value="17.4637">
                <text:p>17.4637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5.8665">
                <text:p>25.8665</text:p>
              </table:table-cell>
              <table:table-cell office:value-type="float" office:value="17.7956">
                <text:p>17.7956</text:p>
              </table:table-cell>
              <table:table-cell office:value-type="float" office:value="26.7019">
                <text:p>26.7019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26.7746">
                <text:p>26.7746</text:p>
              </table:table-cell>
              <table:table-cell office:value-type="float" office:value="17.994">
                <text:p>17.994</text:p>
              </table:table-cell>
              <table:table-cell office:value-type="float" office:value="27.6903">
                <text:p>27.6903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25.0579">
                <text:p>25.0579</text:p>
              </table:table-cell>
              <table:table-cell office:value-type="float" office:value="18.3419">
                <text:p>18.3419</text:p>
              </table:table-cell>
              <table:table-cell office:value-type="float" office:value="27.8895">
                <text:p>27.8895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28.4177">
                <text:p>28.4177</text:p>
              </table:table-cell>
              <table:table-cell office:value-type="float" office:value="18.6039">
                <text:p>18.6039</text:p>
              </table:table-cell>
              <table:table-cell office:value-type="float" office:value="28.7096">
                <text:p>28.7096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33.4497">
                <text:p>33.4497</text:p>
              </table:table-cell>
              <table:table-cell office:value-type="float" office:value="18.9067">
                <text:p>18.9067</text:p>
              </table:table-cell>
              <table:table-cell office:value-type="float" office:value="28.6891">
                <text:p>28.689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9.3634">
                <text:p>29.3634</text:p>
              </table:table-cell>
              <table:table-cell office:value-type="float" office:value="19.214">
                <text:p>19.214</text:p>
              </table:table-cell>
              <table:table-cell office:value-type="float" office:value="29.5535">
                <text:p>29.5535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27.8201">
                <text:p>27.8201</text:p>
              </table:table-cell>
              <table:table-cell office:value-type="float" office:value="19.5391">
                <text:p>19.5391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30.5048">
                <text:p>30.5048</text:p>
              </table:table-cell>
              <table:table-cell office:value-type="float" office:value="19.8418">
                <text:p>19.8418</text:p>
              </table:table-cell>
              <table:table-cell office:value-type="float" office:value="30.5887">
                <text:p>30.5887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28.0436">
                <text:p>28.0436</text:p>
              </table:table-cell>
              <table:table-cell office:value-type="float" office:value="20.1551">
                <text:p>20.1551</text:p>
              </table:table-cell>
              <table:table-cell office:value-type="float" office:value="30.4501">
                <text:p>30.4501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30.0116">
                <text:p>30.0116</text:p>
              </table:table-cell>
              <table:table-cell office:value-type="float" office:value="20.4824">
                <text:p>20.4824</text:p>
              </table:table-cell>
              <table:table-cell office:value-type="float" office:value="31.6059">
                <text:p>31.6059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27.6508">
                <text:p>27.6508</text:p>
              </table:table-cell>
              <table:table-cell office:value-type="float" office:value="21.0023">
                <text:p>21.0023</text:p>
              </table:table-cell>
              <table:table-cell office:value-type="float" office:value="31.5434">
                <text:p>31.5434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31.1766">
                <text:p>31.1766</text:p>
              </table:table-cell>
              <table:table-cell office:value-type="float" office:value="21.1702">
                <text:p>21.1702</text:p>
              </table:table-cell>
              <table:table-cell office:value-type="float" office:value="32.5389">
                <text:p>32.5389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81.3325">
                <text:p>81.3325</text:p>
              </table:table-cell>
              <table:table-cell office:value-type="float" office:value="21.6861">
                <text:p>21.6861</text:p>
              </table:table-cell>
              <table:table-cell office:value-type="float" office:value="34.4054">
                <text:p>34.4054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32.1531">
                <text:p>32.1531</text:p>
              </table:table-cell>
              <table:table-cell office:value-type="float" office:value="21.8863">
                <text:p>21.8863</text:p>
              </table:table-cell>
              <table:table-cell office:value-type="float" office:value="33.825">
                <text:p>33.825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32.3812">
                <text:p>32.3812</text:p>
              </table:table-cell>
              <table:table-cell office:value-type="float" office:value="22.1587">
                <text:p>22.1587</text:p>
              </table:table-cell>
              <table:table-cell office:value-type="float" office:value="34.5754">
                <text:p>34.575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5.8552">
                <text:p>35.8552</text:p>
              </table:table-cell>
              <table:table-cell office:value-type="float" office:value="22.7414">
                <text:p>22.7414</text:p>
              </table:table-cell>
              <table:table-cell office:value-type="float" office:value="34.8963">
                <text:p>34.8963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36.9477">
                <text:p>36.9477</text:p>
              </table:table-cell>
              <table:table-cell office:value-type="float" office:value="23.2001">
                <text:p>23.2001</text:p>
              </table:table-cell>
              <table:table-cell office:value-type="float" office:value="35.2899">
                <text:p>35.2899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37.5163">
                <text:p>37.5163</text:p>
              </table:table-cell>
              <table:table-cell office:value-type="float" office:value="23.1938">
                <text:p>23.1938</text:p>
              </table:table-cell>
              <table:table-cell office:value-type="float" office:value="35.7935">
                <text:p>35.7935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35.3581">
                <text:p>35.3581</text:p>
              </table:table-cell>
              <table:table-cell office:value-type="float" office:value="23.5403">
                <text:p>23.5403</text:p>
              </table:table-cell>
              <table:table-cell office:value-type="float" office:value="35.5784">
                <text:p>35.5784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35.7136">
                <text:p>35.7136</text:p>
              </table:table-cell>
              <table:table-cell office:value-type="float" office:value="23.9073">
                <text:p>23.9073</text:p>
              </table:table-cell>
              <table:table-cell office:value-type="float" office:value="36.8662">
                <text:p>36.86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3.2288">
                <text:p>43.2288</text:p>
              </table:table-cell>
              <table:table-cell office:value-type="float" office:value="24.2393">
                <text:p>24.2393</text:p>
              </table:table-cell>
              <table:table-cell office:value-type="float" office:value="36.7994">
                <text:p>36.7994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36.6352">
                <text:p>36.6352</text:p>
              </table:table-cell>
              <table:table-cell office:value-type="float" office:value="24.5961">
                <text:p>24.5961</text:p>
              </table:table-cell>
              <table:table-cell office:value-type="float" office:value="37.9199">
                <text:p>37.9199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33.6998">
                <text:p>33.6998</text:p>
              </table:table-cell>
              <table:table-cell office:value-type="float" office:value="24.9869">
                <text:p>24.9869</text:p>
              </table:table-cell>
              <table:table-cell office:value-type="float" office:value="37.6614">
                <text:p>37.6614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38.0726">
                <text:p>38.0726</text:p>
              </table:table-cell>
              <table:table-cell office:value-type="float" office:value="25.3639">
                <text:p>25.3639</text:p>
              </table:table-cell>
              <table:table-cell office:value-type="float" office:value="39.0788">
                <text:p>39.0788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36.0725">
                <text:p>36.0725</text:p>
              </table:table-cell>
              <table:table-cell office:value-type="float" office:value="25.7271">
                <text:p>25.7271</text:p>
              </table:table-cell>
              <table:table-cell office:value-type="float" office:value="38.8465">
                <text:p>38.846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9.5783">
                <text:p>39.5783</text:p>
              </table:table-cell>
              <table:table-cell office:value-type="float" office:value="26.0941">
                <text:p>26.0941</text:p>
              </table:table-cell>
              <table:table-cell office:value-type="float" office:value="40.3069">
                <text:p>40.3069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36.4632">
                <text:p>36.4632</text:p>
              </table:table-cell>
              <table:table-cell office:value-type="float" office:value="26.4736">
                <text:p>26.4736</text:p>
              </table:table-cell>
              <table:table-cell office:value-type="float" office:value="39.9566">
                <text:p>39.9566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41.2971">
                <text:p>41.2971</text:p>
              </table:table-cell>
              <table:table-cell office:value-type="float" office:value="26.9641">
                <text:p>26.9641</text:p>
              </table:table-cell>
              <table:table-cell office:value-type="float" office:value="41.447">
                <text:p>41.447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52.5319">
                <text:p>52.5319</text:p>
              </table:table-cell>
              <table:table-cell office:value-type="float" office:value="27.3024">
                <text:p>27.3024</text:p>
              </table:table-cell>
              <table:table-cell office:value-type="float" office:value="41.7084">
                <text:p>41.7084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40.1802">
                <text:p>40.1802</text:p>
              </table:table-cell>
              <table:table-cell office:value-type="float" office:value="27.7148">
                <text:p>27.7148</text:p>
              </table:table-cell>
              <table:table-cell office:value-type="float" office:value="42.7219">
                <text:p>42.7219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7.1417">
                <text:p>37.1417</text:p>
              </table:table-cell>
              <table:table-cell office:value-type="float" office:value="28.0936">
                <text:p>28.0936</text:p>
              </table:table-cell>
              <table:table-cell office:value-type="float" office:value="42.3061">
                <text:p>42.3061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41.4751">
                <text:p>41.4751</text:p>
              </table:table-cell>
              <table:table-cell office:value-type="float" office:value="28.5134">
                <text:p>28.5134</text:p>
              </table:table-cell>
              <table:table-cell office:value-type="float" office:value="43.9326">
                <text:p>43.9326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41.789">
                <text:p>41.789</text:p>
              </table:table-cell>
              <table:table-cell office:value-type="float" office:value="28.8945">
                <text:p>28.8945</text:p>
              </table:table-cell>
              <table:table-cell office:value-type="float" office:value="43.7157">
                <text:p>43.7157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43.0714">
                <text:p>43.0714</text:p>
              </table:table-cell>
              <table:table-cell office:value-type="float" office:value="29.3261">
                <text:p>29.3261</text:p>
              </table:table-cell>
              <table:table-cell office:value-type="float" office:value="45.1885">
                <text:p>45.1885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41.7395">
                <text:p>41.7395</text:p>
              </table:table-cell>
              <table:table-cell office:value-type="float" office:value="29.768">
                <text:p>29.768</text:p>
              </table:table-cell>
              <table:table-cell office:value-type="float" office:value="44.8712">
                <text:p>44.8712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47.3606">
                <text:p>47.3606</text:p>
              </table:table-cell>
              <table:table-cell office:value-type="float" office:value="30.51">
                <text:p>30.51</text:p>
              </table:table-cell>
              <table:table-cell office:value-type="float" office:value="47.5204">
                <text:p>47.5204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56.5973">
                <text:p>56.5973</text:p>
              </table:table-cell>
              <table:table-cell office:value-type="float" office:value="30.5938">
                <text:p>30.5938</text:p>
              </table:table-cell>
              <table:table-cell office:value-type="float" office:value="46.3698">
                <text:p>46.3698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48.7559">
                <text:p>48.7559</text:p>
              </table:table-cell>
              <table:table-cell office:value-type="float" office:value="31.0446">
                <text:p>31.0446</text:p>
              </table:table-cell>
              <table:table-cell office:value-type="float" office:value="47.864">
                <text:p>47.864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42.227">
                <text:p>42.227</text:p>
              </table:table-cell>
              <table:table-cell office:value-type="float" office:value="31.4365">
                <text:p>31.4365</text:p>
              </table:table-cell>
              <table:table-cell office:value-type="float" office:value="47.3548">
                <text:p>47.3548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47.1189">
                <text:p>47.1189</text:p>
              </table:table-cell>
              <table:table-cell office:value-type="float" office:value="31.8962">
                <text:p>31.8962</text:p>
              </table:table-cell>
              <table:table-cell office:value-type="float" office:value="49.0842">
                <text:p>49.084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47.6996">
                <text:p>47.6996</text:p>
              </table:table-cell>
              <table:table-cell office:value-type="float" office:value="32.3183">
                <text:p>32.3183</text:p>
              </table:table-cell>
              <table:table-cell office:value-type="float" office:value="48.7699">
                <text:p>48.7699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48.3861">
                <text:p>48.3861</text:p>
              </table:table-cell>
              <table:table-cell office:value-type="float" office:value="32.7608">
                <text:p>32.7608</text:p>
              </table:table-cell>
              <table:table-cell office:value-type="float" office:value="50.5179">
                <text:p>50.5179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44.4974">
                <text:p>44.4974</text:p>
              </table:table-cell>
              <table:table-cell office:value-type="float" office:value="33.206">
                <text:p>33.206</text:p>
              </table:table-cell>
              <table:table-cell office:value-type="float" office:value="50.0177">
                <text:p>50.0177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50.467">
                <text:p>50.467</text:p>
              </table:table-cell>
              <table:table-cell office:value-type="float" office:value="33.5865">
                <text:p>33.5865</text:p>
              </table:table-cell>
              <table:table-cell office:value-type="float" office:value="51.7628">
                <text:p>51.7628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77.2579">
                <text:p>77.2579</text:p>
              </table:table-cell>
              <table:table-cell office:value-type="float" office:value="34.0394">
                <text:p>34.0394</text:p>
              </table:table-cell>
              <table:table-cell office:value-type="float" office:value="52.7618">
                <text:p>52.761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2.7592">
                <text:p>52.7592</text:p>
              </table:table-cell>
              <table:table-cell office:value-type="float" office:value="35.0119">
                <text:p>35.0119</text:p>
              </table:table-cell>
              <table:table-cell office:value-type="float" office:value="53.1755">
                <text:p>53.1755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48.1311">
                <text:p>48.1311</text:p>
              </table:table-cell>
              <table:table-cell office:value-type="float" office:value="34.9916">
                <text:p>34.9916</text:p>
              </table:table-cell>
              <table:table-cell office:value-type="float" office:value="52.8119">
                <text:p>52.8119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54.139">
                <text:p>54.139</text:p>
              </table:table-cell>
              <table:table-cell office:value-type="float" office:value="35.4574">
                <text:p>35.4574</text:p>
              </table:table-cell>
              <table:table-cell office:value-type="float" office:value="54.7188">
                <text:p>54.7188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52.4934">
                <text:p>52.4934</text:p>
              </table:table-cell>
              <table:table-cell office:value-type="float" office:value="35.889">
                <text:p>35.889</text:p>
              </table:table-cell>
              <table:table-cell office:value-type="float" office:value="54.2638">
                <text:p>54.2638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52.7302">
                <text:p>52.7302</text:p>
              </table:table-cell>
              <table:table-cell office:value-type="float" office:value="36.3623">
                <text:p>36.3623</text:p>
              </table:table-cell>
              <table:table-cell office:value-type="float" office:value="56.0259">
                <text:p>56.0259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48.6974">
                <text:p>48.6974</text:p>
              </table:table-cell>
              <table:table-cell office:value-type="float" office:value="36.851">
                <text:p>36.851</text:p>
              </table:table-cell>
              <table:table-cell office:value-type="float" office:value="55.5582">
                <text:p>55.5582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55.2157">
                <text:p>55.2157</text:p>
              </table:table-cell>
              <table:table-cell office:value-type="float" office:value="37.3455">
                <text:p>37.3455</text:p>
              </table:table-cell>
              <table:table-cell office:value-type="float" office:value="57.6521">
                <text:p>57.6521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66.3266">
                <text:p>66.3266</text:p>
              </table:table-cell>
              <table:table-cell office:value-type="float" office:value="37.8229">
                <text:p>37.8229</text:p>
              </table:table-cell>
              <table:table-cell office:value-type="float" office:value="57.5358">
                <text:p>57.5358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60.0109">
                <text:p>60.0109</text:p>
              </table:table-cell>
              <table:table-cell office:value-type="float" office:value="38.3222">
                <text:p>38.3222</text:p>
              </table:table-cell>
              <table:table-cell office:value-type="float" office:value="59.2124">
                <text:p>59.2124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55.0329">
                <text:p>55.0329</text:p>
              </table:table-cell>
              <table:table-cell office:value-type="float" office:value="38.9537">
                <text:p>38.9537</text:p>
              </table:table-cell>
              <table:table-cell office:value-type="float" office:value="58.8475">
                <text:p>58.847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61.4032">
                <text:p>61.4032</text:p>
              </table:table-cell>
              <table:table-cell office:value-type="float" office:value="39.3511">
                <text:p>39.3511</text:p>
              </table:table-cell>
              <table:table-cell office:value-type="float" office:value="60.7338">
                <text:p>60.7338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60.9425">
                <text:p>60.9425</text:p>
              </table:table-cell>
              <table:table-cell office:value-type="float" office:value="39.9289">
                <text:p>39.9289</text:p>
              </table:table-cell>
              <table:table-cell office:value-type="float" office:value="60.283">
                <text:p>60.283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58.1753">
                <text:p>58.1753</text:p>
              </table:table-cell>
              <table:table-cell office:value-type="float" office:value="40.3955">
                <text:p>40.3955</text:p>
              </table:table-cell>
              <table:table-cell office:value-type="float" office:value="62.364">
                <text:p>62.364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55.309">
                <text:p>55.309</text:p>
              </table:table-cell>
              <table:table-cell office:value-type="float" office:value="40.9121">
                <text:p>40.9121</text:p>
              </table:table-cell>
              <table:table-cell office:value-type="float" office:value="61.7944">
                <text:p>61.7944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63.4458">
                <text:p>63.4458</text:p>
              </table:table-cell>
              <table:table-cell office:value-type="float" office:value="41.4812">
                <text:p>41.4812</text:p>
              </table:table-cell>
              <table:table-cell office:value-type="float" office:value="63.886">
                <text:p>63.88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78.9104">
                <text:p>78.9104</text:p>
              </table:table-cell>
              <table:table-cell office:value-type="float" office:value="42.0344">
                <text:p>42.0344</text:p>
              </table:table-cell>
              <table:table-cell office:value-type="float" office:value="63.9603">
                <text:p>63.9603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65.1362">
                <text:p>65.1362</text:p>
              </table:table-cell>
              <table:table-cell office:value-type="float" office:value="42.442">
                <text:p>42.442</text:p>
              </table:table-cell>
              <table:table-cell office:value-type="float" office:value="65.4877">
                <text:p>65.487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57.9214">
                <text:p>57.9214</text:p>
              </table:table-cell>
              <table:table-cell office:value-type="float" office:value="42.938">
                <text:p>42.938</text:p>
              </table:table-cell>
              <table:table-cell office:value-type="float" office:value="64.8121">
                <text:p>64.8121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63.9766">
                <text:p>63.9766</text:p>
              </table:table-cell>
              <table:table-cell office:value-type="float" office:value="43.4672">
                <text:p>43.4672</text:p>
              </table:table-cell>
              <table:table-cell office:value-type="float" office:value="67.2199">
                <text:p>67.2199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70.7718">
                <text:p>70.7718</text:p>
              </table:table-cell>
              <table:table-cell office:value-type="float" office:value="44.0017">
                <text:p>44.0017</text:p>
              </table:table-cell>
              <table:table-cell office:value-type="float" office:value="66.5447">
                <text:p>66.544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5.9094">
                <text:p>65.9094</text:p>
              </table:table-cell>
              <table:table-cell office:value-type="float" office:value="44.5379">
                <text:p>44.5379</text:p>
              </table:table-cell>
              <table:table-cell office:value-type="float" office:value="68.5601">
                <text:p>68.5601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9.3881">
                <text:p>59.3881</text:p>
              </table:table-cell>
              <table:table-cell office:value-type="float" office:value="45.0969">
                <text:p>45.0969</text:p>
              </table:table-cell>
              <table:table-cell office:value-type="float" office:value="67.9063">
                <text:p>67.9063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68.5062">
                <text:p>68.5062</text:p>
              </table:table-cell>
              <table:table-cell office:value-type="float" office:value="45.6518">
                <text:p>45.6518</text:p>
              </table:table-cell>
              <table:table-cell office:value-type="float" office:value="70.6243">
                <text:p>70.6243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81.0895">
                <text:p>81.0895</text:p>
              </table:table-cell>
              <table:table-cell office:value-type="float" office:value="46.2009">
                <text:p>46.2009</text:p>
              </table:table-cell>
              <table:table-cell office:value-type="float" office:value="70.1947">
                <text:p>70.194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0.4269">
                <text:p>70.4269</text:p>
              </table:table-cell>
              <table:table-cell office:value-type="float" office:value="46.7956">
                <text:p>46.7956</text:p>
              </table:table-cell>
              <table:table-cell office:value-type="float" office:value="72.3919">
                <text:p>72.391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5.4203">
                <text:p>65.4203</text:p>
              </table:table-cell>
              <table:table-cell office:value-type="float" office:value="47.317">
                <text:p>47.317</text:p>
              </table:table-cell>
              <table:table-cell office:value-type="float" office:value="71.4245">
                <text:p>71.424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3.5142">
                <text:p>73.5142</text:p>
              </table:table-cell>
              <table:table-cell office:value-type="float" office:value="47.9141">
                <text:p>47.9141</text:p>
              </table:table-cell>
              <table:table-cell office:value-type="float" office:value="73.9196">
                <text:p>73.919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9.1312">
                <text:p>79.1312</text:p>
              </table:table-cell>
              <table:table-cell office:value-type="float" office:value="48.6225">
                <text:p>48.6225</text:p>
              </table:table-cell>
              <table:table-cell office:value-type="float" office:value="73.4778">
                <text:p>73.4778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71.3355">
                <text:p>71.3355</text:p>
              </table:table-cell>
              <table:table-cell office:value-type="float" office:value="49.194">
                <text:p>49.194</text:p>
              </table:table-cell>
              <table:table-cell office:value-type="float" office:value="76.0134">
                <text:p>76.0134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66.0774">
                <text:p>66.0774</text:p>
              </table:table-cell>
              <table:table-cell office:value-type="float" office:value="49.8196">
                <text:p>49.8196</text:p>
              </table:table-cell>
              <table:table-cell office:value-type="float" office:value="75.0068">
                <text:p>75.006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77.1481">
                <text:p>77.1481</text:p>
              </table:table-cell>
              <table:table-cell office:value-type="float" office:value="50.3637">
                <text:p>50.3637</text:p>
              </table:table-cell>
              <table:table-cell office:value-type="float" office:value="77.5946">
                <text:p>77.594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36.126">
                <text:p>236.126</text:p>
              </table:table-cell>
              <table:table-cell office:value-type="float" office:value="51.002">
                <text:p>51.002</text:p>
              </table:table-cell>
              <table:table-cell office:value-type="float" office:value="95.4371">
                <text:p>95.43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float_1.A1:float_1.A132 float_1.B1:float_1.D101" chart:data-source-has-labels="both" svg:x="0.517cm" svg:y="0.16cm" svg:width="25.899cm" svg:height="12.962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316cm" svg:y="13.041cm" chart:style-name="ch5">
              <text:p>n</text:p>
            </chart:title>
            <chart:categories table:cell-range-address="float_1.A1:float_1.A13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161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float_1.B1:float_1.B101" loext:label-string="simple" chart:class="chart:line">
            <chart:data-point chart:repeated="101"/>
          </chart:series>
          <chart:series chart:attached-axis="primary-y" chart:style-name="ch12" chart:values-cell-range-address="float_1.D1:float_1.D101" loext:label-string="swapped" chart:class="chart:line">
            <chart:data-point chart:repeated="101"/>
          </chart:series>
          <chart:series chart:attached-axis="primary-y" chart:style-name="ch13" chart:values-cell-range-address="float_1.C1:float_1.C101" loext:label-string="blocks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loat_1.A1:float_1.A132</svg:desc>
                </draw:g>
              </table:table-cell>
              <table:table-cell office:value-type="float" office:value="9.67396">
                <text:p>9.67396</text:p>
                <draw:g>
                  <svg:desc>float_1.B1:float_1.B101</svg:desc>
                </draw:g>
              </table:table-cell>
              <table:table-cell office:value-type="float" office:value="6.19179">
                <text:p>6.19179</text:p>
                <draw:g>
                  <svg:desc>float_1.D1:float_1.D101</svg:desc>
                </draw:g>
              </table:table-cell>
              <table:table-cell office:value-type="float" office:value="9.32351">
                <text:p>9.32351</text:p>
                <draw:g>
                  <svg:desc>float_1.C1:float_1.C101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1.9631">
                <text:p>11.9631</text:p>
              </table:table-cell>
              <table:table-cell office:value-type="float" office:value="5.94502">
                <text:p>5.94502</text:p>
              </table:table-cell>
              <table:table-cell office:value-type="float" office:value="9.21735">
                <text:p>9.21735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1.669">
                <text:p>11.669</text:p>
              </table:table-cell>
              <table:table-cell office:value-type="float" office:value="6.01464">
                <text:p>6.01464</text:p>
              </table:table-cell>
              <table:table-cell office:value-type="float" office:value="9.52713">
                <text:p>9.52713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1.9808">
                <text:p>11.9808</text:p>
              </table:table-cell>
              <table:table-cell office:value-type="float" office:value="6.26483">
                <text:p>6.26483</text:p>
              </table:table-cell>
              <table:table-cell office:value-type="float" office:value="9.41179">
                <text:p>9.41179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1.8171">
                <text:p>11.8171</text:p>
              </table:table-cell>
              <table:table-cell office:value-type="float" office:value="6.09969">
                <text:p>6.09969</text:p>
              </table:table-cell>
              <table:table-cell office:value-type="float" office:value="9.63346">
                <text:p>9.63346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12.1899">
                <text:p>12.1899</text:p>
              </table:table-cell>
              <table:table-cell office:value-type="float" office:value="6.02294">
                <text:p>6.02294</text:p>
              </table:table-cell>
              <table:table-cell office:value-type="float" office:value="9.4721">
                <text:p>9.4721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2.5635">
                <text:p>12.5635</text:p>
              </table:table-cell>
              <table:table-cell office:value-type="float" office:value="6.0508">
                <text:p>6.0508</text:p>
              </table:table-cell>
              <table:table-cell office:value-type="float" office:value="9.45989">
                <text:p>9.45989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2.1826">
                <text:p>12.1826</text:p>
              </table:table-cell>
              <table:table-cell office:value-type="float" office:value="6.0721">
                <text:p>6.0721</text:p>
              </table:table-cell>
              <table:table-cell office:value-type="float" office:value="9.54571">
                <text:p>9.54571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0.0449">
                <text:p>10.0449</text:p>
              </table:table-cell>
              <table:table-cell office:value-type="float" office:value="6.10403">
                <text:p>6.10403</text:p>
              </table:table-cell>
              <table:table-cell office:value-type="float" office:value="9.17621">
                <text:p>9.17621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2.6958">
                <text:p>12.6958</text:p>
              </table:table-cell>
              <table:table-cell office:value-type="float" office:value="6.18093">
                <text:p>6.18093</text:p>
              </table:table-cell>
              <table:table-cell office:value-type="float" office:value="9.46727">
                <text:p>9.4672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2.9742">
                <text:p>12.9742</text:p>
              </table:table-cell>
              <table:table-cell office:value-type="float" office:value="6.16284">
                <text:p>6.16284</text:p>
              </table:table-cell>
              <table:table-cell office:value-type="float" office:value="9.60947">
                <text:p>9.60947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3.0325">
                <text:p>13.0325</text:p>
              </table:table-cell>
              <table:table-cell office:value-type="float" office:value="6.29561">
                <text:p>6.29561</text:p>
              </table:table-cell>
              <table:table-cell office:value-type="float" office:value="9.88004">
                <text:p>9.88004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2.682">
                <text:p>12.682</text:p>
              </table:table-cell>
              <table:table-cell office:value-type="float" office:value="6.16542">
                <text:p>6.16542</text:p>
              </table:table-cell>
              <table:table-cell office:value-type="float" office:value="9.64611">
                <text:p>9.64611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2.4473">
                <text:p>12.4473</text:p>
              </table:table-cell>
              <table:table-cell office:value-type="float" office:value="6.16402">
                <text:p>6.16402</text:p>
              </table:table-cell>
              <table:table-cell office:value-type="float" office:value="9.60972">
                <text:p>9.60972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12.762">
                <text:p>12.762</text:p>
              </table:table-cell>
              <table:table-cell office:value-type="float" office:value="6.20931">
                <text:p>6.20931</text:p>
              </table:table-cell>
              <table:table-cell office:value-type="float" office:value="9.64471">
                <text:p>9.64471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3.2506">
                <text:p>13.2506</text:p>
              </table:table-cell>
              <table:table-cell office:value-type="float" office:value="6.22711">
                <text:p>6.22711</text:p>
              </table:table-cell>
              <table:table-cell office:value-type="float" office:value="9.94611">
                <text:p>9.94611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9.85404">
                <text:p>9.85404</text:p>
              </table:table-cell>
              <table:table-cell office:value-type="float" office:value="6.24218">
                <text:p>6.24218</text:p>
              </table:table-cell>
              <table:table-cell office:value-type="float" office:value="9.59226">
                <text:p>9.59226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2.7183">
                <text:p>12.7183</text:p>
              </table:table-cell>
              <table:table-cell office:value-type="float" office:value="6.25247">
                <text:p>6.25247</text:p>
              </table:table-cell>
              <table:table-cell office:value-type="float" office:value="9.68759">
                <text:p>9.68759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3.6682">
                <text:p>13.6682</text:p>
              </table:table-cell>
              <table:table-cell office:value-type="float" office:value="6.25154">
                <text:p>6.25154</text:p>
              </table:table-cell>
              <table:table-cell office:value-type="float" office:value="9.98697">
                <text:p>9.98697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2.5859">
                <text:p>12.5859</text:p>
              </table:table-cell>
              <table:table-cell office:value-type="float" office:value="6.26991">
                <text:p>6.26991</text:p>
              </table:table-cell>
              <table:table-cell office:value-type="float" office:value="9.77212">
                <text:p>9.7721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2.0126">
                <text:p>12.0126</text:p>
              </table:table-cell>
              <table:table-cell office:value-type="float" office:value="6.31308">
                <text:p>6.31308</text:p>
              </table:table-cell>
              <table:table-cell office:value-type="float" office:value="9.84549">
                <text:p>9.84549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2.819">
                <text:p>12.819</text:p>
              </table:table-cell>
              <table:table-cell office:value-type="float" office:value="7.44008">
                <text:p>7.44008</text:p>
              </table:table-cell>
              <table:table-cell office:value-type="float" office:value="10.1145">
                <text:p>10.1145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3.7007">
                <text:p>13.7007</text:p>
              </table:table-cell>
              <table:table-cell office:value-type="float" office:value="6.39789">
                <text:p>6.39789</text:p>
              </table:table-cell>
              <table:table-cell office:value-type="float" office:value="9.86401">
                <text:p>9.8640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2.9783">
                <text:p>12.9783</text:p>
              </table:table-cell>
              <table:table-cell office:value-type="float" office:value="6.37236">
                <text:p>6.37236</text:p>
              </table:table-cell>
              <table:table-cell office:value-type="float" office:value="10.067">
                <text:p>10.0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7.2702">
                <text:p>27.2702</text:p>
              </table:table-cell>
              <table:table-cell office:value-type="float" office:value="6.42544">
                <text:p>6.42544</text:p>
              </table:table-cell>
              <table:table-cell office:value-type="float" office:value="12.4376">
                <text:p>12.4376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.8546">
                <text:p>10.8546</text:p>
              </table:table-cell>
              <table:table-cell office:value-type="float" office:value="6.57511">
                <text:p>6.57511</text:p>
              </table:table-cell>
              <table:table-cell office:value-type="float" office:value="10.4049">
                <text:p>10.4049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0.7752">
                <text:p>10.7752</text:p>
              </table:table-cell>
              <table:table-cell office:value-type="float" office:value="6.402">
                <text:p>6.402</text:p>
              </table:table-cell>
              <table:table-cell office:value-type="float" office:value="9.68702">
                <text:p>9.68702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1.4036">
                <text:p>11.4036</text:p>
              </table:table-cell>
              <table:table-cell office:value-type="float" office:value="6.62121">
                <text:p>6.62121</text:p>
              </table:table-cell>
              <table:table-cell office:value-type="float" office:value="9.66924">
                <text:p>9.66924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0.7858">
                <text:p>10.7858</text:p>
              </table:table-cell>
              <table:table-cell office:value-type="float" office:value="6.44813">
                <text:p>6.44813</text:p>
              </table:table-cell>
              <table:table-cell office:value-type="float" office:value="9.82881">
                <text:p>9.82881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1.1307">
                <text:p>11.1307</text:p>
              </table:table-cell>
              <table:table-cell office:value-type="float" office:value="6.87852">
                <text:p>6.87852</text:p>
              </table:table-cell>
              <table:table-cell office:value-type="float" office:value="9.99124">
                <text:p>9.9912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1.7147">
                <text:p>11.7147</text:p>
              </table:table-cell>
              <table:table-cell office:value-type="float" office:value="6.47891">
                <text:p>6.47891</text:p>
              </table:table-cell>
              <table:table-cell office:value-type="float" office:value="10.0266">
                <text:p>10.0266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1.4516">
                <text:p>11.4516</text:p>
              </table:table-cell>
              <table:table-cell office:value-type="float" office:value="6.4989">
                <text:p>6.4989</text:p>
              </table:table-cell>
              <table:table-cell office:value-type="float" office:value="9.68206">
                <text:p>9.68206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9.52002">
                <text:p>9.52002</text:p>
              </table:table-cell>
              <table:table-cell office:value-type="float" office:value="6.51303">
                <text:p>6.51303</text:p>
              </table:table-cell>
              <table:table-cell office:value-type="float" office:value="9.71062">
                <text:p>9.71062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1.1809">
                <text:p>11.1809</text:p>
              </table:table-cell>
              <table:table-cell office:value-type="float" office:value="6.55136">
                <text:p>6.55136</text:p>
              </table:table-cell>
              <table:table-cell office:value-type="float" office:value="9.70583">
                <text:p>9.70583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11.1461">
                <text:p>11.1461</text:p>
              </table:table-cell>
              <table:table-cell office:value-type="float" office:value="6.5951">
                <text:p>6.5951</text:p>
              </table:table-cell>
              <table:table-cell office:value-type="float" office:value="9.8561">
                <text:p>9.8561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1.4836">
                <text:p>11.4836</text:p>
              </table:table-cell>
              <table:table-cell office:value-type="float" office:value="6.67595">
                <text:p>6.67595</text:p>
              </table:table-cell>
              <table:table-cell office:value-type="float" office:value="9.76861">
                <text:p>9.76861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1.0046">
                <text:p>11.0046</text:p>
              </table:table-cell>
              <table:table-cell office:value-type="float" office:value="6.58785">
                <text:p>6.58785</text:p>
              </table:table-cell>
              <table:table-cell office:value-type="float" office:value="9.79078">
                <text:p>9.79078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1.4939">
                <text:p>11.4939</text:p>
              </table:table-cell>
              <table:table-cell office:value-type="float" office:value="6.67766">
                <text:p>6.67766</text:p>
              </table:table-cell>
              <table:table-cell office:value-type="float" office:value="10.0895">
                <text:p>10.0895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1.5701">
                <text:p>11.5701</text:p>
              </table:table-cell>
              <table:table-cell office:value-type="float" office:value="6.62145">
                <text:p>6.62145</text:p>
              </table:table-cell>
              <table:table-cell office:value-type="float" office:value="9.83968">
                <text:p>9.83968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1.4543">
                <text:p>11.4543</text:p>
              </table:table-cell>
              <table:table-cell office:value-type="float" office:value="6.64184">
                <text:p>6.64184</text:p>
              </table:table-cell>
              <table:table-cell office:value-type="float" office:value="9.87911">
                <text:p>9.8791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.3399">
                <text:p>9.3399</text:p>
              </table:table-cell>
              <table:table-cell office:value-type="float" office:value="6.6606">
                <text:p>6.6606</text:p>
              </table:table-cell>
              <table:table-cell office:value-type="float" office:value="9.87811">
                <text:p>9.87811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1.5452">
                <text:p>11.5452</text:p>
              </table:table-cell>
              <table:table-cell office:value-type="float" office:value="6.68051">
                <text:p>6.68051</text:p>
              </table:table-cell>
              <table:table-cell office:value-type="float" office:value="9.91657">
                <text:p>9.91657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11.6178">
                <text:p>11.6178</text:p>
              </table:table-cell>
              <table:table-cell office:value-type="float" office:value="6.70722">
                <text:p>6.70722</text:p>
              </table:table-cell>
              <table:table-cell office:value-type="float" office:value="9.96236">
                <text:p>9.96236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11.8858">
                <text:p>11.8858</text:p>
              </table:table-cell>
              <table:table-cell office:value-type="float" office:value="6.77085">
                <text:p>6.77085</text:p>
              </table:table-cell>
              <table:table-cell office:value-type="float" office:value="9.98498">
                <text:p>9.98498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1.4897">
                <text:p>11.4897</text:p>
              </table:table-cell>
              <table:table-cell office:value-type="float" office:value="6.74059">
                <text:p>6.74059</text:p>
              </table:table-cell>
              <table:table-cell office:value-type="float" office:value="10.0128">
                <text:p>10.0128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11.9432">
                <text:p>11.9432</text:p>
              </table:table-cell>
              <table:table-cell office:value-type="float" office:value="7.10831">
                <text:p>7.10831</text:p>
              </table:table-cell>
              <table:table-cell office:value-type="float" office:value="10.0735">
                <text:p>10.0735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11.841">
                <text:p>11.841</text:p>
              </table:table-cell>
              <table:table-cell office:value-type="float" office:value="7.21213">
                <text:p>7.21213</text:p>
              </table:table-cell>
              <table:table-cell office:value-type="float" office:value="10.1545">
                <text:p>10.1545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13.2266">
                <text:p>13.2266</text:p>
              </table:table-cell>
              <table:table-cell office:value-type="float" office:value="6.94138">
                <text:p>6.94138</text:p>
              </table:table-cell>
              <table:table-cell office:value-type="float" office:value="10.1528">
                <text:p>10.1528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1.6514">
                <text:p>11.6514</text:p>
              </table:table-cell>
              <table:table-cell office:value-type="float" office:value="7.03903">
                <text:p>7.03903</text:p>
              </table:table-cell>
              <table:table-cell office:value-type="float" office:value="10.5573">
                <text:p>10.5573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2.3982">
                <text:p>12.3982</text:p>
              </table:table-cell>
              <table:table-cell office:value-type="float" office:value="7.69371">
                <text:p>7.69371</text:p>
              </table:table-cell>
              <table:table-cell office:value-type="float" office:value="10.9318">
                <text:p>10.931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.8113">
                <text:p>12.8113</text:p>
              </table:table-cell>
              <table:table-cell office:value-type="float" office:value="7.00983">
                <text:p>7.00983</text:p>
              </table:table-cell>
              <table:table-cell office:value-type="float" office:value="10.6071">
                <text:p>10.6071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2.828">
                <text:p>12.828</text:p>
              </table:table-cell>
              <table:table-cell office:value-type="float" office:value="6.88794">
                <text:p>6.88794</text:p>
              </table:table-cell>
              <table:table-cell office:value-type="float" office:value="10.2778">
                <text:p>10.2778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13.0693">
                <text:p>13.0693</text:p>
              </table:table-cell>
              <table:table-cell office:value-type="float" office:value="7.0087">
                <text:p>7.0087</text:p>
              </table:table-cell>
              <table:table-cell office:value-type="float" office:value="10.4164">
                <text:p>10.4164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2.5796">
                <text:p>12.5796</text:p>
              </table:table-cell>
              <table:table-cell office:value-type="float" office:value="7.1503">
                <text:p>7.1503</text:p>
              </table:table-cell>
              <table:table-cell office:value-type="float" office:value="10.3267">
                <text:p>10.3267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3.3156">
                <text:p>13.3156</text:p>
              </table:table-cell>
              <table:table-cell office:value-type="float" office:value="7.14206">
                <text:p>7.14206</text:p>
              </table:table-cell>
              <table:table-cell office:value-type="float" office:value="10.5963">
                <text:p>10.5963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12.8715">
                <text:p>12.8715</text:p>
              </table:table-cell>
              <table:table-cell office:value-type="float" office:value="6.99185">
                <text:p>6.99185</text:p>
              </table:table-cell>
              <table:table-cell office:value-type="float" office:value="10.5083">
                <text:p>10.5083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0.5102">
                <text:p>10.5102</text:p>
              </table:table-cell>
              <table:table-cell office:value-type="float" office:value="7.09">
                <text:p>7.09</text:p>
              </table:table-cell>
              <table:table-cell office:value-type="float" office:value="10.3982">
                <text:p>10.3982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14.016">
                <text:p>14.016</text:p>
              </table:table-cell>
              <table:table-cell office:value-type="float" office:value="7.07402">
                <text:p>7.07402</text:p>
              </table:table-cell>
              <table:table-cell office:value-type="float" office:value="10.8486">
                <text:p>10.8486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2.8097">
                <text:p>12.8097</text:p>
              </table:table-cell>
              <table:table-cell office:value-type="float" office:value="7.02091">
                <text:p>7.02091</text:p>
              </table:table-cell>
              <table:table-cell office:value-type="float" office:value="10.5561">
                <text:p>10.5561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12.9779">
                <text:p>12.9779</text:p>
              </table:table-cell>
              <table:table-cell office:value-type="float" office:value="7.03865">
                <text:p>7.03865</text:p>
              </table:table-cell>
              <table:table-cell office:value-type="float" office:value="10.6573">
                <text:p>10.657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2.5168">
                <text:p>12.5168</text:p>
              </table:table-cell>
              <table:table-cell office:value-type="float" office:value="7.51885">
                <text:p>7.51885</text:p>
              </table:table-cell>
              <table:table-cell office:value-type="float" office:value="10.6042">
                <text:p>10.6042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3.2201">
                <text:p>13.2201</text:p>
              </table:table-cell>
              <table:table-cell office:value-type="float" office:value="7.30483">
                <text:p>7.30483</text:p>
              </table:table-cell>
              <table:table-cell office:value-type="float" office:value="10.6755">
                <text:p>10.675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13.8526">
                <text:p>13.8526</text:p>
              </table:table-cell>
              <table:table-cell office:value-type="float" office:value="7.36747">
                <text:p>7.36747</text:p>
              </table:table-cell>
              <table:table-cell office:value-type="float" office:value="11.1048">
                <text:p>11.1048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13.5198">
                <text:p>13.5198</text:p>
              </table:table-cell>
              <table:table-cell office:value-type="float" office:value="7.94979">
                <text:p>7.94979</text:p>
              </table:table-cell>
              <table:table-cell office:value-type="float" office:value="11.183">
                <text:p>11.183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2.5093">
                <text:p>12.5093</text:p>
              </table:table-cell>
              <table:table-cell office:value-type="float" office:value="7.30949">
                <text:p>7.30949</text:p>
              </table:table-cell>
              <table:table-cell office:value-type="float" office:value="11.8566">
                <text:p>11.8566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13.6669">
                <text:p>13.6669</text:p>
              </table:table-cell>
              <table:table-cell office:value-type="float" office:value="7.40268">
                <text:p>7.4026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3.6507">
                <text:p>13.6507</text:p>
              </table:table-cell>
              <table:table-cell office:value-type="float" office:value="8.78546">
                <text:p>8.78546</text:p>
              </table:table-cell>
              <table:table-cell office:value-type="float" office:value="11.0565">
                <text:p>11.0565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7.2029">
                <text:p>17.2029</text:p>
              </table:table-cell>
              <table:table-cell office:value-type="float" office:value="10.1433">
                <text:p>10.1433</text:p>
              </table:table-cell>
              <table:table-cell office:value-type="float" office:value="15.2474">
                <text:p>15.2474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7.2947">
                <text:p>17.2947</text:p>
              </table:table-cell>
              <table:table-cell office:value-type="float" office:value="10.4756">
                <text:p>10.4756</text:p>
              </table:table-cell>
              <table:table-cell office:value-type="float" office:value="16.1306">
                <text:p>16.1306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7.9648">
                <text:p>17.9648</text:p>
              </table:table-cell>
              <table:table-cell office:value-type="float" office:value="9.96682">
                <text:p>9.96682</text:p>
              </table:table-cell>
              <table:table-cell office:value-type="float" office:value="15.3893">
                <text:p>15.389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5.7886">
                <text:p>15.7886</text:p>
              </table:table-cell>
              <table:table-cell office:value-type="float" office:value="7.98182">
                <text:p>7.98182</text:p>
              </table:table-cell>
              <table:table-cell office:value-type="float" office:value="11.6065">
                <text:p>11.6065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5.3496">
                <text:p>15.3496</text:p>
              </table:table-cell>
              <table:table-cell office:value-type="float" office:value="8.13255">
                <text:p>8.13255</text:p>
              </table:table-cell>
              <table:table-cell office:value-type="float" office:value="14.3826">
                <text:p>14.3826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0.3212">
                <text:p>10.3212</text:p>
              </table:table-cell>
              <table:table-cell office:value-type="float" office:value="7.80856">
                <text:p>7.80856</text:p>
              </table:table-cell>
              <table:table-cell office:value-type="float" office:value="12.3013">
                <text:p>12.3013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10.7536">
                <text:p>10.7536</text:p>
              </table:table-cell>
              <table:table-cell office:value-type="float" office:value="7.72812">
                <text:p>7.72812</text:p>
              </table:table-cell>
              <table:table-cell office:value-type="float" office:value="11.4829">
                <text:p>11.4829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0.8228">
                <text:p>10.8228</text:p>
              </table:table-cell>
              <table:table-cell office:value-type="float" office:value="7.67965">
                <text:p>7.67965</text:p>
              </table:table-cell>
              <table:table-cell office:value-type="float" office:value="11.6246">
                <text:p>11.6246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0.8391">
                <text:p>10.8391</text:p>
              </table:table-cell>
              <table:table-cell office:value-type="float" office:value="8.16685">
                <text:p>8.16685</text:p>
              </table:table-cell>
              <table:table-cell office:value-type="float" office:value="11.4843">
                <text:p>11.4843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1.4801">
                <text:p>11.4801</text:p>
              </table:table-cell>
              <table:table-cell office:value-type="float" office:value="10.1342">
                <text:p>10.1342</text:p>
              </table:table-cell>
              <table:table-cell office:value-type="float" office:value="14.5613">
                <text:p>14.5613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14.1027">
                <text:p>14.1027</text:p>
              </table:table-cell>
              <table:table-cell office:value-type="float" office:value="10.1159">
                <text:p>10.1159</text:p>
              </table:table-cell>
              <table:table-cell office:value-type="float" office:value="15.4695">
                <text:p>15.4695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14.5349">
                <text:p>14.5349</text:p>
              </table:table-cell>
              <table:table-cell office:value-type="float" office:value="9.84196">
                <text:p>9.84196</text:p>
              </table:table-cell>
              <table:table-cell office:value-type="float" office:value="15.0792">
                <text:p>15.0792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14.1943">
                <text:p>14.1943</text:p>
              </table:table-cell>
              <table:table-cell office:value-type="float" office:value="9.73936">
                <text:p>9.73936</text:p>
              </table:table-cell>
              <table:table-cell office:value-type="float" office:value="15.2242">
                <text:p>15.224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3.5895">
                <text:p>13.5895</text:p>
              </table:table-cell>
              <table:table-cell office:value-type="float" office:value="8.40034">
                <text:p>8.40034</text:p>
              </table:table-cell>
              <table:table-cell office:value-type="float" office:value="14.7121">
                <text:p>14.7121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2.3729">
                <text:p>12.3729</text:p>
              </table:table-cell>
              <table:table-cell office:value-type="float" office:value="8.36892">
                <text:p>8.36892</text:p>
              </table:table-cell>
              <table:table-cell office:value-type="float" office:value="12.9462">
                <text:p>12.9462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13.1308">
                <text:p>13.1308</text:p>
              </table:table-cell>
              <table:table-cell office:value-type="float" office:value="8.43521">
                <text:p>8.43521</text:p>
              </table:table-cell>
              <table:table-cell office:value-type="float" office:value="13.0335">
                <text:p>13.0335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12.1844">
                <text:p>12.1844</text:p>
              </table:table-cell>
              <table:table-cell office:value-type="float" office:value="7.62892">
                <text:p>7.62892</text:p>
              </table:table-cell>
              <table:table-cell office:value-type="float" office:value="11.6427">
                <text:p>11.6427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0.8614">
                <text:p>10.8614</text:p>
              </table:table-cell>
              <table:table-cell office:value-type="float" office:value="7.61049">
                <text:p>7.61049</text:p>
              </table:table-cell>
              <table:table-cell office:value-type="float" office:value="11.5009">
                <text:p>11.5009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11.0949">
                <text:p>11.0949</text:p>
              </table:table-cell>
              <table:table-cell office:value-type="float" office:value="7.64718">
                <text:p>7.64718</text:p>
              </table:table-cell>
              <table:table-cell office:value-type="float" office:value="11.5214">
                <text:p>11.5214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1.0656">
                <text:p>11.0656</text:p>
              </table:table-cell>
              <table:table-cell office:value-type="float" office:value="7.69232">
                <text:p>7.69232</text:p>
              </table:table-cell>
              <table:table-cell office:value-type="float" office:value="11.5542">
                <text:p>11.5542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1.2665">
                <text:p>11.2665</text:p>
              </table:table-cell>
              <table:table-cell office:value-type="float" office:value="7.70529">
                <text:p>7.70529</text:p>
              </table:table-cell>
              <table:table-cell office:value-type="float" office:value="11.5633">
                <text:p>11.5633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1.9162">
                <text:p>11.9162</text:p>
              </table:table-cell>
              <table:table-cell office:value-type="float" office:value="7.75499">
                <text:p>7.75499</text:p>
              </table:table-cell>
              <table:table-cell office:value-type="float" office:value="11.5545">
                <text:p>11.554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1.3683">
                <text:p>11.3683</text:p>
              </table:table-cell>
              <table:table-cell office:value-type="float" office:value="7.811">
                <text:p>7.81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.3784">
                <text:p>11.3784</text:p>
              </table:table-cell>
              <table:table-cell office:value-type="float" office:value="7.81958">
                <text:p>7.81958</text:p>
              </table:table-cell>
              <table:table-cell office:value-type="float" office:value="11.6538">
                <text:p>11.6538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1.4311">
                <text:p>11.4311</text:p>
              </table:table-cell>
              <table:table-cell office:value-type="float" office:value="7.79929">
                <text:p>7.79929</text:p>
              </table:table-cell>
              <table:table-cell office:value-type="float" office:value="11.6983">
                <text:p>11.6983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11.7705">
                <text:p>11.7705</text:p>
              </table:table-cell>
              <table:table-cell office:value-type="float" office:value="7.79329">
                <text:p>7.79329</text:p>
              </table:table-cell>
              <table:table-cell office:value-type="float" office:value="11.843">
                <text:p>11.843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1.5392">
                <text:p>11.5392</text:p>
              </table:table-cell>
              <table:table-cell office:value-type="float" office:value="7.8792">
                <text:p>7.8792</text:p>
              </table:table-cell>
              <table:table-cell office:value-type="float" office:value="11.8314">
                <text:p>11.8314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1.6225">
                <text:p>11.6225</text:p>
              </table:table-cell>
              <table:table-cell office:value-type="float" office:value="7.75274">
                <text:p>7.75274</text:p>
              </table:table-cell>
              <table:table-cell office:value-type="float" office:value="11.9039">
                <text:p>11.9039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11.6619">
                <text:p>11.6619</text:p>
              </table:table-cell>
              <table:table-cell office:value-type="float" office:value="7.86049">
                <text:p>7.86049</text:p>
              </table:table-cell>
              <table:table-cell office:value-type="float" office:value="12.0248">
                <text:p>12.0248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0.4602">
                <text:p>10.4602</text:p>
              </table:table-cell>
              <table:table-cell office:value-type="float" office:value="7.85944">
                <text:p>7.85944</text:p>
              </table:table-cell>
              <table:table-cell office:value-type="float" office:value="11.7854">
                <text:p>11.7854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1.7054">
                <text:p>11.7054</text:p>
              </table:table-cell>
              <table:table-cell office:value-type="float" office:value="7.92931">
                <text:p>7.92931</text:p>
              </table:table-cell>
              <table:table-cell office:value-type="float" office:value="12.0105">
                <text:p>12.0105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11.7279">
                <text:p>11.7279</text:p>
              </table:table-cell>
              <table:table-cell office:value-type="float" office:value="7.92135">
                <text:p>7.92135</text:p>
              </table:table-cell>
              <table:table-cell office:value-type="float" office:value="12.0039">
                <text:p>12.0039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11.8065">
                <text:p>11.8065</text:p>
              </table:table-cell>
              <table:table-cell office:value-type="float" office:value="7.85824">
                <text:p>7.85824</text:p>
              </table:table-cell>
              <table:table-cell office:value-type="float" office:value="11.993">
                <text:p>11.9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.4513">
                <text:p>11.4513</text:p>
              </table:table-cell>
              <table:table-cell office:value-type="float" office:value="7.99014">
                <text:p>7.99014</text:p>
              </table:table-cell>
              <table:table-cell office:value-type="float" office:value="11.9599">
                <text:p>11.9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double_10.A1:double_10.A132 double_10.B1:double_10.D101" chart:data-source-has-labels="both" svg:x="0.376cm" svg:y="0.16cm" svg:width="26.04cm" svg:height="12.962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246cm" svg:y="13.041cm" chart:style-name="ch5">
              <text:p>n</text:p>
            </chart:title>
            <chart:categories table:cell-range-address="double_10.A1:double_10.A13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161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double_10.B1:double_10.B101" loext:label-string="simple" chart:class="chart:line">
            <chart:data-point chart:repeated="101"/>
          </chart:series>
          <chart:series chart:attached-axis="primary-y" chart:style-name="ch12" chart:values-cell-range-address="double_10.D1:double_10.D101" loext:label-string="swapped" chart:class="chart:line">
            <chart:data-point chart:repeated="101"/>
          </chart:series>
          <chart:series chart:attached-axis="primary-y" chart:style-name="ch13" chart:values-cell-range-address="double_10.C1:double_10.C101" loext:label-string="blocks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ouble_10.A1:double_10.A132</svg:desc>
                </draw:g>
              </table:table-cell>
              <table:table-cell office:value-type="float" office:value="9.30174">
                <text:p>9.30174</text:p>
                <draw:g>
                  <svg:desc>double_10.B1:double_10.B101</svg:desc>
                </draw:g>
              </table:table-cell>
              <table:table-cell office:value-type="float" office:value="5.99075">
                <text:p>5.99075</text:p>
                <draw:g>
                  <svg:desc>double_10.D1:double_10.D101</svg:desc>
                </draw:g>
              </table:table-cell>
              <table:table-cell office:value-type="float" office:value="9.1986">
                <text:p>9.1986</text:p>
                <draw:g>
                  <svg:desc>double_10.C1:double_10.C101</svg:desc>
                </draw:g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6.9986">
                <text:p>16.9986</text:p>
              </table:table-cell>
              <table:table-cell office:value-type="float" office:value="6.17789">
                <text:p>6.17789</text:p>
              </table:table-cell>
              <table:table-cell office:value-type="float" office:value="10.1829">
                <text:p>10.182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2.2722">
                <text:p>12.2722</text:p>
              </table:table-cell>
              <table:table-cell office:value-type="float" office:value="6.3544">
                <text:p>6.3544</text:p>
              </table:table-cell>
              <table:table-cell office:value-type="float" office:value="10.2577">
                <text:p>10.257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8.1861">
                <text:p>18.1861</text:p>
              </table:table-cell>
              <table:table-cell office:value-type="float" office:value="6.53803">
                <text:p>6.53803</text:p>
              </table:table-cell>
              <table:table-cell office:value-type="float" office:value="10.6732">
                <text:p>10.673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.8142">
                <text:p>10.8142</text:p>
              </table:table-cell>
              <table:table-cell office:value-type="float" office:value="6.74694">
                <text:p>6.74694</text:p>
              </table:table-cell>
              <table:table-cell office:value-type="float" office:value="10.3685">
                <text:p>10.368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.8268">
                <text:p>18.8268</text:p>
              </table:table-cell>
              <table:table-cell office:value-type="float" office:value="7.05982">
                <text:p>7.05982</text:p>
              </table:table-cell>
              <table:table-cell office:value-type="float" office:value="11.3655">
                <text:p>11.365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3.3292">
                <text:p>13.3292</text:p>
              </table:table-cell>
              <table:table-cell office:value-type="float" office:value="7.13063">
                <text:p>7.13063</text:p>
              </table:table-cell>
              <table:table-cell office:value-type="float" office:value="11.4995">
                <text:p>11.499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9.7419">
                <text:p>19.7419</text:p>
              </table:table-cell>
              <table:table-cell office:value-type="float" office:value="7.33078">
                <text:p>7.33078</text:p>
              </table:table-cell>
              <table:table-cell office:value-type="float" office:value="11.9362">
                <text:p>11.936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2.1047">
                <text:p>12.1047</text:p>
              </table:table-cell>
              <table:table-cell office:value-type="float" office:value="7.54599">
                <text:p>7.5459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21.3017">
                <text:p>21.3017</text:p>
              </table:table-cell>
              <table:table-cell office:value-type="float" office:value="7.75301">
                <text:p>7.75301</text:p>
              </table:table-cell>
              <table:table-cell office:value-type="float" office:value="12.6175">
                <text:p>12.61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4.642">
                <text:p>14.642</text:p>
              </table:table-cell>
              <table:table-cell office:value-type="float" office:value="7.9699">
                <text:p>7.9699</text:p>
              </table:table-cell>
              <table:table-cell office:value-type="float" office:value="12.8557">
                <text:p>12.855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21.6514">
                <text:p>21.6514</text:p>
              </table:table-cell>
              <table:table-cell office:value-type="float" office:value="8.18088">
                <text:p>8.18088</text:p>
              </table:table-cell>
              <table:table-cell office:value-type="float" office:value="13.3144">
                <text:p>13.314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5.892">
                <text:p>15.892</text:p>
              </table:table-cell>
              <table:table-cell office:value-type="float" office:value="8.4225">
                <text:p>8.4225</text:p>
              </table:table-cell>
              <table:table-cell office:value-type="float" office:value="13.0103">
                <text:p>13.0103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23.3068">
                <text:p>23.3068</text:p>
              </table:table-cell>
              <table:table-cell office:value-type="float" office:value="8.65141">
                <text:p>8.65141</text:p>
              </table:table-cell>
              <table:table-cell office:value-type="float" office:value="14.0731">
                <text:p>14.073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6.2771">
                <text:p>16.2771</text:p>
              </table:table-cell>
              <table:table-cell office:value-type="float" office:value="8.86315">
                <text:p>8.86315</text:p>
              </table:table-cell>
              <table:table-cell office:value-type="float" office:value="14.3393">
                <text:p>14.339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4.1064">
                <text:p>24.1064</text:p>
              </table:table-cell>
              <table:table-cell office:value-type="float" office:value="9.10057">
                <text:p>9.10057</text:p>
              </table:table-cell>
              <table:table-cell office:value-type="float" office:value="14.8079">
                <text:p>14.807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4.7404">
                <text:p>14.7404</text:p>
              </table:table-cell>
              <table:table-cell office:value-type="float" office:value="9.33735">
                <text:p>9.33735</text:p>
              </table:table-cell>
              <table:table-cell office:value-type="float" office:value="14.3704">
                <text:p>14.370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25.4145">
                <text:p>25.4145</text:p>
              </table:table-cell>
              <table:table-cell office:value-type="float" office:value="9.57122">
                <text:p>9.57122</text:p>
              </table:table-cell>
              <table:table-cell office:value-type="float" office:value="15.5992">
                <text:p>15.599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7.5339">
                <text:p>17.5339</text:p>
              </table:table-cell>
              <table:table-cell office:value-type="float" office:value="9.86493">
                <text:p>9.86493</text:p>
              </table:table-cell>
              <table:table-cell office:value-type="float" office:value="15.8359">
                <text:p>15.835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7.0889">
                <text:p>27.0889</text:p>
              </table:table-cell>
              <table:table-cell office:value-type="float" office:value="10.0839">
                <text:p>10.0839</text:p>
              </table:table-cell>
              <table:table-cell office:value-type="float" office:value="16.4443">
                <text:p>16.44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.7644">
                <text:p>16.7644</text:p>
              </table:table-cell>
              <table:table-cell office:value-type="float" office:value="10.3458">
                <text:p>10.3458</text:p>
              </table:table-cell>
              <table:table-cell office:value-type="float" office:value="15.9096">
                <text:p>15.909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8.794">
                <text:p>28.794</text:p>
              </table:table-cell>
              <table:table-cell office:value-type="float" office:value="10.6015">
                <text:p>10.6015</text:p>
              </table:table-cell>
              <table:table-cell office:value-type="float" office:value="17.2494">
                <text:p>17.249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0.4996">
                <text:p>20.4996</text:p>
              </table:table-cell>
              <table:table-cell office:value-type="float" office:value="10.8709">
                <text:p>10.8709</text:p>
              </table:table-cell>
              <table:table-cell office:value-type="float" office:value="17.5061">
                <text:p>17.506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9.1079">
                <text:p>29.1079</text:p>
              </table:table-cell>
              <table:table-cell office:value-type="float" office:value="11.1554">
                <text:p>11.1554</text:p>
              </table:table-cell>
              <table:table-cell office:value-type="float" office:value="18.0994">
                <text:p>18.0994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.7903">
                <text:p>17.7903</text:p>
              </table:table-cell>
              <table:table-cell office:value-type="float" office:value="11.4122">
                <text:p>11.4122</text:p>
              </table:table-cell>
              <table:table-cell office:value-type="float" office:value="17.5297">
                <text:p>17.529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1.846">
                <text:p>31.846</text:p>
              </table:table-cell>
              <table:table-cell office:value-type="float" office:value="11.6854">
                <text:p>11.6854</text:p>
              </table:table-cell>
              <table:table-cell office:value-type="float" office:value="19.086">
                <text:p>19.086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3.9228">
                <text:p>23.9228</text:p>
              </table:table-cell>
              <table:table-cell office:value-type="float" office:value="11.957">
                <text:p>11.957</text:p>
              </table:table-cell>
              <table:table-cell office:value-type="float" office:value="19.407">
                <text:p>19.407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3.5394">
                <text:p>33.5394</text:p>
              </table:table-cell>
              <table:table-cell office:value-type="float" office:value="12.2647">
                <text:p>12.2647</text:p>
              </table:table-cell>
              <table:table-cell office:value-type="float" office:value="19.9922">
                <text:p>19.992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.7204">
                <text:p>43.7204</text:p>
              </table:table-cell>
              <table:table-cell office:value-type="float" office:value="12.5643">
                <text:p>12.5643</text:p>
              </table:table-cell>
              <table:table-cell office:value-type="float" office:value="20.2176">
                <text:p>20.217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34.7612">
                <text:p>34.7612</text:p>
              </table:table-cell>
              <table:table-cell office:value-type="float" office:value="12.8515">
                <text:p>12.8515</text:p>
              </table:table-cell>
              <table:table-cell office:value-type="float" office:value="20.9345">
                <text:p>20.934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4.5101">
                <text:p>24.5101</text:p>
              </table:table-cell>
              <table:table-cell office:value-type="float" office:value="13.1636">
                <text:p>13.1636</text:p>
              </table:table-cell>
              <table:table-cell office:value-type="float" office:value="21.228">
                <text:p>21.22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6.7896">
                <text:p>36.7896</text:p>
              </table:table-cell>
              <table:table-cell office:value-type="float" office:value="13.4611">
                <text:p>13.4611</text:p>
              </table:table-cell>
              <table:table-cell office:value-type="float" office:value="21.9636">
                <text:p>21.963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1.8163">
                <text:p>21.8163</text:p>
              </table:table-cell>
              <table:table-cell office:value-type="float" office:value="13.7656">
                <text:p>13.7656</text:p>
              </table:table-cell>
              <table:table-cell office:value-type="float" office:value="21.1577">
                <text:p>21.157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6.737">
                <text:p>36.737</text:p>
              </table:table-cell>
              <table:table-cell office:value-type="float" office:value="14.07">
                <text:p>14.07</text:p>
              </table:table-cell>
              <table:table-cell office:value-type="float" office:value="22.8906">
                <text:p>22.890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6.8422">
                <text:p>26.8422</text:p>
              </table:table-cell>
              <table:table-cell office:value-type="float" office:value="14.4084">
                <text:p>14.4084</text:p>
              </table:table-cell>
              <table:table-cell office:value-type="float" office:value="23.2501">
                <text:p>23.250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9.5309">
                <text:p>39.5309</text:p>
              </table:table-cell>
              <table:table-cell office:value-type="float" office:value="14.7278">
                <text:p>14.7278</text:p>
              </table:table-cell>
              <table:table-cell office:value-type="float" office:value="23.9228">
                <text:p>23.922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4.5768">
                <text:p>24.5768</text:p>
              </table:table-cell>
              <table:table-cell office:value-type="float" office:value="15.0654">
                <text:p>15.0654</text:p>
              </table:table-cell>
              <table:table-cell office:value-type="float" office:value="23.2328">
                <text:p>23.232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41.0678">
                <text:p>41.0678</text:p>
              </table:table-cell>
              <table:table-cell office:value-type="float" office:value="15.3817">
                <text:p>15.3817</text:p>
              </table:table-cell>
              <table:table-cell office:value-type="float" office:value="25.0282">
                <text:p>25.028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9.042">
                <text:p>29.042</text:p>
              </table:table-cell>
              <table:table-cell office:value-type="float" office:value="15.7181">
                <text:p>15.7181</text:p>
              </table:table-cell>
              <table:table-cell office:value-type="float" office:value="25.3232">
                <text:p>25.323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42.5832">
                <text:p>42.5832</text:p>
              </table:table-cell>
              <table:table-cell office:value-type="float" office:value="16.0641">
                <text:p>16.0641</text:p>
              </table:table-cell>
              <table:table-cell office:value-type="float" office:value="26.1836">
                <text:p>26.183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5.9845">
                <text:p>25.9845</text:p>
              </table:table-cell>
              <table:table-cell office:value-type="float" office:value="16.4351">
                <text:p>16.4351</text:p>
              </table:table-cell>
              <table:table-cell office:value-type="float" office:value="25.2762">
                <text:p>25.276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44.7514">
                <text:p>44.7514</text:p>
              </table:table-cell>
              <table:table-cell office:value-type="float" office:value="16.765">
                <text:p>16.765</text:p>
              </table:table-cell>
              <table:table-cell office:value-type="float" office:value="27.3312">
                <text:p>27.331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0.8672">
                <text:p>30.8672</text:p>
              </table:table-cell>
              <table:table-cell office:value-type="float" office:value="17.127">
                <text:p>17.127</text:p>
              </table:table-cell>
              <table:table-cell office:value-type="float" office:value="27.6187">
                <text:p>27.618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46.4023">
                <text:p>46.4023</text:p>
              </table:table-cell>
              <table:table-cell office:value-type="float" office:value="17.6982">
                <text:p>17.6982</text:p>
              </table:table-cell>
              <table:table-cell office:value-type="float" office:value="28.5525">
                <text:p>28.552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6.0535">
                <text:p>36.0535</text:p>
              </table:table-cell>
              <table:table-cell office:value-type="float" office:value="17.9031">
                <text:p>17.9031</text:p>
              </table:table-cell>
              <table:table-cell office:value-type="float" office:value="27.6022">
                <text:p>27.60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8.6864">
                <text:p>48.6864</text:p>
              </table:table-cell>
              <table:table-cell office:value-type="float" office:value="18.6355">
                <text:p>18.6355</text:p>
              </table:table-cell>
              <table:table-cell office:value-type="float" office:value="29.8241">
                <text:p>29.824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5.2285">
                <text:p>35.2285</text:p>
              </table:table-cell>
              <table:table-cell office:value-type="float" office:value="18.5983">
                <text:p>18.5983</text:p>
              </table:table-cell>
              <table:table-cell office:value-type="float" office:value="29.9654">
                <text:p>29.9654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49.6609">
                <text:p>49.6609</text:p>
              </table:table-cell>
              <table:table-cell office:value-type="float" office:value="18.98">
                <text:p>18.98</text:p>
              </table:table-cell>
              <table:table-cell office:value-type="float" office:value="30.884">
                <text:p>30.88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9.2616">
                <text:p>29.2616</text:p>
              </table:table-cell>
              <table:table-cell office:value-type="float" office:value="19.3953">
                <text:p>19.3953</text:p>
              </table:table-cell>
              <table:table-cell office:value-type="float" office:value="29.7878">
                <text:p>29.787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55.8716">
                <text:p>55.8716</text:p>
              </table:table-cell>
              <table:table-cell office:value-type="float" office:value="19.7732">
                <text:p>19.7732</text:p>
              </table:table-cell>
              <table:table-cell office:value-type="float" office:value="32.4892">
                <text:p>32.489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9.8879">
                <text:p>39.8879</text:p>
              </table:table-cell>
              <table:table-cell office:value-type="float" office:value="20.2257">
                <text:p>20.2257</text:p>
              </table:table-cell>
              <table:table-cell office:value-type="float" office:value="32.848">
                <text:p>32.848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55.6361">
                <text:p>55.6361</text:p>
              </table:table-cell>
              <table:table-cell office:value-type="float" office:value="20.6346">
                <text:p>20.6346</text:p>
              </table:table-cell>
              <table:table-cell office:value-type="float" office:value="33.6156">
                <text:p>33.615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4.3055">
                <text:p>34.3055</text:p>
              </table:table-cell>
              <table:table-cell office:value-type="float" office:value="21.0437">
                <text:p>21.0437</text:p>
              </table:table-cell>
              <table:table-cell office:value-type="float" office:value="32.3926">
                <text:p>32.3926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58.7907">
                <text:p>58.7907</text:p>
              </table:table-cell>
              <table:table-cell office:value-type="float" office:value="21.45">
                <text:p>21.45</text:p>
              </table:table-cell>
              <table:table-cell office:value-type="float" office:value="34.992">
                <text:p>34.99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41.3991">
                <text:p>41.3991</text:p>
              </table:table-cell>
              <table:table-cell office:value-type="float" office:value="21.8879">
                <text:p>21.8879</text:p>
              </table:table-cell>
              <table:table-cell office:value-type="float" office:value="35.3996">
                <text:p>35.399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0.6642">
                <text:p>60.6642</text:p>
              </table:table-cell>
              <table:table-cell office:value-type="float" office:value="22.3022">
                <text:p>22.3022</text:p>
              </table:table-cell>
              <table:table-cell office:value-type="float" office:value="36.3906">
                <text:p>36.3906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4.2323">
                <text:p>34.2323</text:p>
              </table:table-cell>
              <table:table-cell office:value-type="float" office:value="22.7443">
                <text:p>22.7443</text:p>
              </table:table-cell>
              <table:table-cell office:value-type="float" office:value="34.9995">
                <text:p>34.9995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0.7997">
                <text:p>60.7997</text:p>
              </table:table-cell>
              <table:table-cell office:value-type="float" office:value="23.1913">
                <text:p>23.1913</text:p>
              </table:table-cell>
              <table:table-cell office:value-type="float" office:value="37.6443">
                <text:p>37.6443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42.8915">
                <text:p>42.8915</text:p>
              </table:table-cell>
              <table:table-cell office:value-type="float" office:value="23.6406">
                <text:p>23.6406</text:p>
              </table:table-cell>
              <table:table-cell office:value-type="float" office:value="38.1606">
                <text:p>38.160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63.6128">
                <text:p>63.6128</text:p>
              </table:table-cell>
              <table:table-cell office:value-type="float" office:value="24.0814">
                <text:p>24.0814</text:p>
              </table:table-cell>
              <table:table-cell office:value-type="float" office:value="39.1919">
                <text:p>39.191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2.6754">
                <text:p>52.6754</text:p>
              </table:table-cell>
              <table:table-cell office:value-type="float" office:value="24.5542">
                <text:p>24.5542</text:p>
              </table:table-cell>
              <table:table-cell office:value-type="float" office:value="38.0548">
                <text:p>38.054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67.6561">
                <text:p>67.6561</text:p>
              </table:table-cell>
              <table:table-cell office:value-type="float" office:value="24.9907">
                <text:p>24.9907</text:p>
              </table:table-cell>
              <table:table-cell office:value-type="float" office:value="40.7071">
                <text:p>40.707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45.8527">
                <text:p>45.8527</text:p>
              </table:table-cell>
              <table:table-cell office:value-type="float" office:value="25.4626">
                <text:p>25.4626</text:p>
              </table:table-cell>
              <table:table-cell office:value-type="float" office:value="41.1538">
                <text:p>41.1538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69.0537">
                <text:p>69.0537</text:p>
              </table:table-cell>
              <table:table-cell office:value-type="float" office:value="25.9425">
                <text:p>25.9425</text:p>
              </table:table-cell>
              <table:table-cell office:value-type="float" office:value="42.1737">
                <text:p>42.173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9.9026">
                <text:p>39.9026</text:p>
              </table:table-cell>
              <table:table-cell office:value-type="float" office:value="26.4359">
                <text:p>26.4359</text:p>
              </table:table-cell>
              <table:table-cell office:value-type="float" office:value="40.6701">
                <text:p>40.670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71.0144">
                <text:p>71.0144</text:p>
              </table:table-cell>
              <table:table-cell office:value-type="float" office:value="26.9031">
                <text:p>26.9031</text:p>
              </table:table-cell>
              <table:table-cell office:value-type="float" office:value="43.8322">
                <text:p>43.832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50.6052">
                <text:p>50.6052</text:p>
              </table:table-cell>
              <table:table-cell office:value-type="float" office:value="27.4147">
                <text:p>27.4147</text:p>
              </table:table-cell>
              <table:table-cell office:value-type="float" office:value="44.249">
                <text:p>44.249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76.0406">
                <text:p>76.0406</text:p>
              </table:table-cell>
              <table:table-cell office:value-type="float" office:value="27.9006">
                <text:p>27.9006</text:p>
              </table:table-cell>
              <table:table-cell office:value-type="float" office:value="45.5688">
                <text:p>45.56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47.525">
                <text:p>47.525</text:p>
              </table:table-cell>
              <table:table-cell office:value-type="float" office:value="28.4227">
                <text:p>28.4227</text:p>
              </table:table-cell>
              <table:table-cell office:value-type="float" office:value="43.8393">
                <text:p>43.8393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77.1552">
                <text:p>77.1552</text:p>
              </table:table-cell>
              <table:table-cell office:value-type="float" office:value="28.909">
                <text:p>28.909</text:p>
              </table:table-cell>
              <table:table-cell office:value-type="float" office:value="47.0124">
                <text:p>47.012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4.7949">
                <text:p>54.7949</text:p>
              </table:table-cell>
              <table:table-cell office:value-type="float" office:value="29.4296">
                <text:p>29.4296</text:p>
              </table:table-cell>
              <table:table-cell office:value-type="float" office:value="47.4258">
                <text:p>47.425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78.8809">
                <text:p>78.8809</text:p>
              </table:table-cell>
              <table:table-cell office:value-type="float" office:value="29.9555">
                <text:p>29.9555</text:p>
              </table:table-cell>
              <table:table-cell office:value-type="float" office:value="48.7734">
                <text:p>48.773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46.7439">
                <text:p>46.7439</text:p>
              </table:table-cell>
              <table:table-cell office:value-type="float" office:value="30.5319">
                <text:p>30.5319</text:p>
              </table:table-cell>
              <table:table-cell office:value-type="float" office:value="46.9428">
                <text:p>46.942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85.6628">
                <text:p>85.6628</text:p>
              </table:table-cell>
              <table:table-cell office:value-type="float" office:value="30.9952">
                <text:p>30.9952</text:p>
              </table:table-cell>
              <table:table-cell office:value-type="float" office:value="50.6353">
                <text:p>50.635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8.3757">
                <text:p>58.3757</text:p>
              </table:table-cell>
              <table:table-cell office:value-type="float" office:value="31.5587">
                <text:p>31.5587</text:p>
              </table:table-cell>
              <table:table-cell office:value-type="float" office:value="50.865">
                <text:p>50.86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86.7161">
                <text:p>86.7161</text:p>
              </table:table-cell>
              <table:table-cell office:value-type="float" office:value="32.0972">
                <text:p>32.0972</text:p>
              </table:table-cell>
              <table:table-cell office:value-type="float" office:value="52.4355">
                <text:p>52.435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5.5969">
                <text:p>65.5969</text:p>
              </table:table-cell>
              <table:table-cell office:value-type="float" office:value="32.6866">
                <text:p>32.6866</text:p>
              </table:table-cell>
              <table:table-cell office:value-type="float" office:value="50.4724">
                <text:p>50.4724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90.4549">
                <text:p>90.4549</text:p>
              </table:table-cell>
              <table:table-cell office:value-type="float" office:value="33.2122">
                <text:p>33.2122</text:p>
              </table:table-cell>
              <table:table-cell office:value-type="float" office:value="54.2088">
                <text:p>54.2088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62.4603">
                <text:p>62.4603</text:p>
              </table:table-cell>
              <table:table-cell office:value-type="float" office:value="33.7812">
                <text:p>33.7812</text:p>
              </table:table-cell>
              <table:table-cell office:value-type="float" office:value="54.5469">
                <text:p>54.5469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93.4373">
                <text:p>93.4373</text:p>
              </table:table-cell>
              <table:table-cell office:value-type="float" office:value="34.3458">
                <text:p>34.3458</text:p>
              </table:table-cell>
              <table:table-cell office:value-type="float" office:value="56.2121">
                <text:p>56.212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3.2867">
                <text:p>53.2867</text:p>
              </table:table-cell>
              <table:table-cell office:value-type="float" office:value="34.9434">
                <text:p>34.9434</text:p>
              </table:table-cell>
              <table:table-cell office:value-type="float" office:value="53.7969">
                <text:p>53.7969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94.7555">
                <text:p>94.7555</text:p>
              </table:table-cell>
              <table:table-cell office:value-type="float" office:value="35.4188">
                <text:p>35.4188</text:p>
              </table:table-cell>
              <table:table-cell office:value-type="float" office:value="58.4013">
                <text:p>58.401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68.2585">
                <text:p>68.2585</text:p>
              </table:table-cell>
              <table:table-cell office:value-type="float" office:value="36.0258">
                <text:p>36.0258</text:p>
              </table:table-cell>
              <table:table-cell office:value-type="float" office:value="58.2227">
                <text:p>58.2227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94.6911">
                <text:p>94.6911</text:p>
              </table:table-cell>
              <table:table-cell office:value-type="float" office:value="36.6092">
                <text:p>36.6092</text:p>
              </table:table-cell>
              <table:table-cell office:value-type="float" office:value="59.5681">
                <text:p>59.568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65.2167">
                <text:p>65.2167</text:p>
              </table:table-cell>
              <table:table-cell office:value-type="float" office:value="37.2909">
                <text:p>37.2909</text:p>
              </table:table-cell>
              <table:table-cell office:value-type="float" office:value="57.4772">
                <text:p>57.477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00.046">
                <text:p>100.046</text:p>
              </table:table-cell>
              <table:table-cell office:value-type="float" office:value="37.8321">
                <text:p>37.8321</text:p>
              </table:table-cell>
              <table:table-cell office:value-type="float" office:value="61.6015">
                <text:p>61.601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69.2281">
                <text:p>69.2281</text:p>
              </table:table-cell>
              <table:table-cell office:value-type="float" office:value="38.4421">
                <text:p>38.4421</text:p>
              </table:table-cell>
              <table:table-cell office:value-type="float" office:value="61.9807">
                <text:p>61.980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02.421">
                <text:p>102.421</text:p>
              </table:table-cell>
              <table:table-cell office:value-type="float" office:value="39.0539">
                <text:p>39.0539</text:p>
              </table:table-cell>
              <table:table-cell office:value-type="float" office:value="63.681">
                <text:p>63.681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62.4838">
                <text:p>62.4838</text:p>
              </table:table-cell>
              <table:table-cell office:value-type="float" office:value="39.7101">
                <text:p>39.7101</text:p>
              </table:table-cell>
              <table:table-cell office:value-type="float" office:value="61.1818">
                <text:p>61.1818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08.54">
                <text:p>108.54</text:p>
              </table:table-cell>
              <table:table-cell office:value-type="float" office:value="40.3463">
                <text:p>40.3463</text:p>
              </table:table-cell>
              <table:table-cell office:value-type="float" office:value="65.7881">
                <text:p>65.788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74.7646">
                <text:p>74.7646</text:p>
              </table:table-cell>
              <table:table-cell office:value-type="float" office:value="40.9669">
                <text:p>40.9669</text:p>
              </table:table-cell>
              <table:table-cell office:value-type="float" office:value="66.1204">
                <text:p>66.120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1.192">
                <text:p>111.192</text:p>
              </table:table-cell>
              <table:table-cell office:value-type="float" office:value="41.5989">
                <text:p>41.5989</text:p>
              </table:table-cell>
              <table:table-cell office:value-type="float" office:value="67.9039">
                <text:p>67.903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1.372">
                <text:p>101.372</text:p>
              </table:table-cell>
              <table:table-cell office:value-type="float" office:value="42.2989">
                <text:p>42.2989</text:p>
              </table:table-cell>
              <table:table-cell office:value-type="float" office:value="66.5523">
                <text:p>66.552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4.227">
                <text:p>114.227</text:p>
              </table:table-cell>
              <table:table-cell office:value-type="float" office:value="42.9131">
                <text:p>42.9131</text:p>
              </table:table-cell>
              <table:table-cell office:value-type="float" office:value="69.9761">
                <text:p>69.976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78.6371">
                <text:p>78.6371</text:p>
              </table:table-cell>
              <table:table-cell office:value-type="float" office:value="43.602">
                <text:p>43.602</text:p>
              </table:table-cell>
              <table:table-cell office:value-type="float" office:value="70.2533">
                <text:p>70.253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17.849">
                <text:p>117.849</text:p>
              </table:table-cell>
              <table:table-cell office:value-type="float" office:value="44.2795">
                <text:p>44.2795</text:p>
              </table:table-cell>
              <table:table-cell office:value-type="float" office:value="72.1985">
                <text:p>72.198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1.1406">
                <text:p>71.1406</text:p>
              </table:table-cell>
              <table:table-cell office:value-type="float" office:value="45.0083">
                <text:p>45.0083</text:p>
              </table:table-cell>
              <table:table-cell office:value-type="float" office:value="69.3425">
                <text:p>69.342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22.648">
                <text:p>122.648</text:p>
              </table:table-cell>
              <table:table-cell office:value-type="float" office:value="45.6567">
                <text:p>45.6567</text:p>
              </table:table-cell>
              <table:table-cell office:value-type="float" office:value="74.4929">
                <text:p>74.492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8.9354">
                <text:p>88.9354</text:p>
              </table:table-cell>
              <table:table-cell office:value-type="float" office:value="46.3773">
                <text:p>46.3773</text:p>
              </table:table-cell>
              <table:table-cell office:value-type="float" office:value="74.7076">
                <text:p>74.707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6.995">
                <text:p>126.995</text:p>
              </table:table-cell>
              <table:table-cell office:value-type="float" office:value="47.0516">
                <text:p>47.0516</text:p>
              </table:table-cell>
              <table:table-cell office:value-type="float" office:value="76.7162">
                <text:p>76.71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.1801">
                <text:p>87.1801</text:p>
              </table:table-cell>
              <table:table-cell office:value-type="float" office:value="47.8001">
                <text:p>47.8001</text:p>
              </table:table-cell>
              <table:table-cell office:value-type="float" office:value="73.8427">
                <text:p>73.8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float_8.A1:float_8.A132 double_8.B1:double_8.D132" chart:data-source-has-labels="both" svg:x="0.258cm" svg:y="0.359cm" svg:width="26.158cm" svg:height="12.763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187cm" svg:y="13.041cm" chart:style-name="ch5">
              <text:p>n</text:p>
            </chart:title>
            <chart:categories table:cell-range-address="float_8.A1:float_8.A13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26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double_8.B1:double_8.B132" loext:label-string="simple" chart:class="chart:line">
            <chart:data-point chart:repeated="132"/>
          </chart:series>
          <chart:series chart:attached-axis="primary-y" chart:style-name="ch12" chart:values-cell-range-address="double_8.D1:double_8.D132" loext:label-string="swapped" chart:class="chart:line">
            <chart:data-point chart:repeated="132"/>
          </chart:series>
          <chart:series chart:attached-axis="primary-y" chart:style-name="ch13" chart:values-cell-range-address="double_8.C1:double_8.C132" loext:label-string="blocks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loat_8.A1:float_8.A132</svg:desc>
                </draw:g>
              </table:table-cell>
              <table:table-cell office:value-type="float" office:value="9.3657">
                <text:p>9.3657</text:p>
                <draw:g>
                  <svg:desc>double_8.B1:double_8.B132</svg:desc>
                </draw:g>
              </table:table-cell>
              <table:table-cell office:value-type="float" office:value="5.99553">
                <text:p>5.99553</text:p>
                <draw:g>
                  <svg:desc>double_8.D1:double_8.D132</svg:desc>
                </draw:g>
              </table:table-cell>
              <table:table-cell office:value-type="float" office:value="9.31736">
                <text:p>9.31736</text:p>
                <draw:g>
                  <svg:desc>double_8.C1:double_8.C132</svg:desc>
                </draw:g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9.70057">
                <text:p>9.70057</text:p>
              </table:table-cell>
              <table:table-cell office:value-type="float" office:value="6.13976">
                <text:p>6.13976</text:p>
              </table:table-cell>
              <table:table-cell office:value-type="float" office:value="9.43081">
                <text:p>9.43081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0.1224">
                <text:p>10.1224</text:p>
              </table:table-cell>
              <table:table-cell office:value-type="float" office:value="6.28592">
                <text:p>6.28592</text:p>
              </table:table-cell>
              <table:table-cell office:value-type="float" office:value="9.65809">
                <text:p>9.6580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.472">
                <text:p>30.472</text:p>
              </table:table-cell>
              <table:table-cell office:value-type="float" office:value="6.44532">
                <text:p>6.44532</text:p>
              </table:table-cell>
              <table:table-cell office:value-type="float" office:value="12.0792">
                <text:p>12.0792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0.2528">
                <text:p>10.2528</text:p>
              </table:table-cell>
              <table:table-cell office:value-type="float" office:value="6.58906">
                <text:p>6.58906</text:p>
              </table:table-cell>
              <table:table-cell office:value-type="float" office:value="10.1212">
                <text:p>10.121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1.0697">
                <text:p>11.0697</text:p>
              </table:table-cell>
              <table:table-cell office:value-type="float" office:value="6.74441">
                <text:p>6.74441</text:p>
              </table:table-cell>
              <table:table-cell office:value-type="float" office:value="10.3793">
                <text:p>10.3793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1.0568">
                <text:p>11.0568</text:p>
              </table:table-cell>
              <table:table-cell office:value-type="float" office:value="6.93246">
                <text:p>6.93246</text:p>
              </table:table-cell>
              <table:table-cell office:value-type="float" office:value="10.5822">
                <text:p>10.5822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3.6603">
                <text:p>13.6603</text:p>
              </table:table-cell>
              <table:table-cell office:value-type="float" office:value="7.06424">
                <text:p>7.06424</text:p>
              </table:table-cell>
              <table:table-cell office:value-type="float" office:value="10.9185">
                <text:p>10.9185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1.4043">
                <text:p>11.4043</text:p>
              </table:table-cell>
              <table:table-cell office:value-type="float" office:value="7.24286">
                <text:p>7.24286</text:p>
              </table:table-cell>
              <table:table-cell office:value-type="float" office:value="11.0965">
                <text:p>11.0965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2.3313">
                <text:p>12.3313</text:p>
              </table:table-cell>
              <table:table-cell office:value-type="float" office:value="7.38863">
                <text:p>7.38863</text:p>
              </table:table-cell>
              <table:table-cell office:value-type="float" office:value="11.3507">
                <text:p>11.350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4224">
                <text:p>11.4224</text:p>
              </table:table-cell>
              <table:table-cell office:value-type="float" office:value="7.63327">
                <text:p>7.63327</text:p>
              </table:table-cell>
              <table:table-cell office:value-type="float" office:value="11.6064">
                <text:p>11.6064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5.6229">
                <text:p>15.6229</text:p>
              </table:table-cell>
              <table:table-cell office:value-type="float" office:value="7.71891">
                <text:p>7.71891</text:p>
              </table:table-cell>
              <table:table-cell office:value-type="float" office:value="11.9255">
                <text:p>11.9255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1.909">
                <text:p>11.909</text:p>
              </table:table-cell>
              <table:table-cell office:value-type="float" office:value="7.89355">
                <text:p>7.89355</text:p>
              </table:table-cell>
              <table:table-cell office:value-type="float" office:value="12.1086">
                <text:p>12.1086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2.4894">
                <text:p>12.4894</text:p>
              </table:table-cell>
              <table:table-cell office:value-type="float" office:value="8.10237">
                <text:p>8.10237</text:p>
              </table:table-cell>
              <table:table-cell office:value-type="float" office:value="12.3815">
                <text:p>12.3815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2.7933">
                <text:p>12.7933</text:p>
              </table:table-cell>
              <table:table-cell office:value-type="float" office:value="8.24919">
                <text:p>8.24919</text:p>
              </table:table-cell>
              <table:table-cell office:value-type="float" office:value="12.6448">
                <text:p>12.644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5.9204">
                <text:p>15.9204</text:p>
              </table:table-cell>
              <table:table-cell office:value-type="float" office:value="8.45173">
                <text:p>8.45173</text:p>
              </table:table-cell>
              <table:table-cell office:value-type="float" office:value="13.0179">
                <text:p>13.0179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3.9715">
                <text:p>13.9715</text:p>
              </table:table-cell>
              <table:table-cell office:value-type="float" office:value="8.60389">
                <text:p>8.60389</text:p>
              </table:table-cell>
              <table:table-cell office:value-type="float" office:value="13.1975">
                <text:p>13.1975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4.7322">
                <text:p>14.7322</text:p>
              </table:table-cell>
              <table:table-cell office:value-type="float" office:value="8.78561">
                <text:p>8.78561</text:p>
              </table:table-cell>
              <table:table-cell office:value-type="float" office:value="13.5151">
                <text:p>13.5151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3.9801">
                <text:p>13.9801</text:p>
              </table:table-cell>
              <table:table-cell office:value-type="float" office:value="8.96757">
                <text:p>8.96757</text:p>
              </table:table-cell>
              <table:table-cell office:value-type="float" office:value="13.7842">
                <text:p>13.7842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20.7625">
                <text:p>20.7625</text:p>
              </table:table-cell>
              <table:table-cell office:value-type="float" office:value="9.15969">
                <text:p>9.15969</text:p>
              </table:table-cell>
              <table:table-cell office:value-type="float" office:value="14.3361">
                <text:p>14.336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4.4797">
                <text:p>14.4797</text:p>
              </table:table-cell>
              <table:table-cell office:value-type="float" office:value="9.40642">
                <text:p>9.40642</text:p>
              </table:table-cell>
              <table:table-cell office:value-type="float" office:value="14.4171">
                <text:p>14.4171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5.4566">
                <text:p>15.4566</text:p>
              </table:table-cell>
              <table:table-cell office:value-type="float" office:value="9.54248">
                <text:p>9.54248</text:p>
              </table:table-cell>
              <table:table-cell office:value-type="float" office:value="14.6884">
                <text:p>14.6884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5.2673">
                <text:p>15.2673</text:p>
              </table:table-cell>
              <table:table-cell office:value-type="float" office:value="9.74367">
                <text:p>9.74367</text:p>
              </table:table-cell>
              <table:table-cell office:value-type="float" office:value="14.953">
                <text:p>14.953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9.4455">
                <text:p>19.4455</text:p>
              </table:table-cell>
              <table:table-cell office:value-type="float" office:value="9.97147">
                <text:p>9.97147</text:p>
              </table:table-cell>
              <table:table-cell office:value-type="float" office:value="15.3733">
                <text:p>15.3733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6.2828">
                <text:p>16.2828</text:p>
              </table:table-cell>
              <table:table-cell office:value-type="float" office:value="10.143">
                <text:p>10.143</text:p>
              </table:table-cell>
              <table:table-cell office:value-type="float" office:value="15.6031">
                <text:p>15.60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.8451">
                <text:p>15.8451</text:p>
              </table:table-cell>
              <table:table-cell office:value-type="float" office:value="10.3655">
                <text:p>10.3655</text:p>
              </table:table-cell>
              <table:table-cell office:value-type="float" office:value="15.8905">
                <text:p>15.8905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6.1183">
                <text:p>16.1183</text:p>
              </table:table-cell>
              <table:table-cell office:value-type="float" office:value="10.5568">
                <text:p>10.5568</text:p>
              </table:table-cell>
              <table:table-cell office:value-type="float" office:value="16.2137">
                <text:p>16.2137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22.1138">
                <text:p>22.1138</text:p>
              </table:table-cell>
              <table:table-cell office:value-type="float" office:value="10.7682">
                <text:p>10.7682</text:p>
              </table:table-cell>
              <table:table-cell office:value-type="float" office:value="16.674">
                <text:p>16.674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6.9821">
                <text:p>16.9821</text:p>
              </table:table-cell>
              <table:table-cell office:value-type="float" office:value="10.9895">
                <text:p>10.9895</text:p>
              </table:table-cell>
              <table:table-cell office:value-type="float" office:value="16.866">
                <text:p>16.866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7.7851">
                <text:p>17.7851</text:p>
              </table:table-cell>
              <table:table-cell office:value-type="float" office:value="11.1968">
                <text:p>11.1968</text:p>
              </table:table-cell>
              <table:table-cell office:value-type="float" office:value="17.2126">
                <text:p>17.212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.6222">
                <text:p>17.6222</text:p>
              </table:table-cell>
              <table:table-cell office:value-type="float" office:value="11.4773">
                <text:p>11.4773</text:p>
              </table:table-cell>
              <table:table-cell office:value-type="float" office:value="17.5072">
                <text:p>17.5072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22.7702">
                <text:p>22.7702</text:p>
              </table:table-cell>
              <table:table-cell office:value-type="float" office:value="11.6449">
                <text:p>11.6449</text:p>
              </table:table-cell>
              <table:table-cell office:value-type="float" office:value="17.9943">
                <text:p>17.9943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18.6778">
                <text:p>18.6778</text:p>
              </table:table-cell>
              <table:table-cell office:value-type="float" office:value="11.8622">
                <text:p>11.8622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9.3949">
                <text:p>19.3949</text:p>
              </table:table-cell>
              <table:table-cell office:value-type="float" office:value="12.1013">
                <text:p>12.1013</text:p>
              </table:table-cell>
              <table:table-cell office:value-type="float" office:value="18.5965">
                <text:p>18.5965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19.182">
                <text:p>19.182</text:p>
              </table:table-cell>
              <table:table-cell office:value-type="float" office:value="12.3612">
                <text:p>12.3612</text:p>
              </table:table-cell>
              <table:table-cell office:value-type="float" office:value="19.0007">
                <text:p>19.000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.557">
                <text:p>43.557</text:p>
              </table:table-cell>
              <table:table-cell office:value-type="float" office:value="12.7171">
                <text:p>12.7171</text:p>
              </table:table-cell>
              <table:table-cell office:value-type="float" office:value="20.2997">
                <text:p>20.2997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19.8153">
                <text:p>19.8153</text:p>
              </table:table-cell>
              <table:table-cell office:value-type="float" office:value="12.7981">
                <text:p>12.7981</text:p>
              </table:table-cell>
              <table:table-cell office:value-type="float" office:value="19.6449">
                <text:p>19.6449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20.8862">
                <text:p>20.8862</text:p>
              </table:table-cell>
              <table:table-cell office:value-type="float" office:value="13.03">
                <text:p>13.03</text:p>
              </table:table-cell>
              <table:table-cell office:value-type="float" office:value="20.0409">
                <text:p>20.0409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20.4676">
                <text:p>20.4676</text:p>
              </table:table-cell>
              <table:table-cell office:value-type="float" office:value="13.2743">
                <text:p>13.2743</text:p>
              </table:table-cell>
              <table:table-cell office:value-type="float" office:value="20.4094">
                <text:p>20.4094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26.2077">
                <text:p>26.2077</text:p>
              </table:table-cell>
              <table:table-cell office:value-type="float" office:value="13.5323">
                <text:p>13.5323</text:p>
              </table:table-cell>
              <table:table-cell office:value-type="float" office:value="20.8934">
                <text:p>20.893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0.9596">
                <text:p>20.9596</text:p>
              </table:table-cell>
              <table:table-cell office:value-type="float" office:value="13.7879">
                <text:p>13.7879</text:p>
              </table:table-cell>
              <table:table-cell office:value-type="float" office:value="21.2495">
                <text:p>21.2495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21.9528">
                <text:p>21.9528</text:p>
              </table:table-cell>
              <table:table-cell office:value-type="float" office:value="14.0263">
                <text:p>14.0263</text:p>
              </table:table-cell>
              <table:table-cell office:value-type="float" office:value="21.5734">
                <text:p>21.5734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22.0554">
                <text:p>22.0554</text:p>
              </table:table-cell>
              <table:table-cell office:value-type="float" office:value="14.2838">
                <text:p>14.2838</text:p>
              </table:table-cell>
              <table:table-cell office:value-type="float" office:value="21.9305">
                <text:p>21.9305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31.7412">
                <text:p>31.7412</text:p>
              </table:table-cell>
              <table:table-cell office:value-type="float" office:value="14.5382">
                <text:p>14.5382</text:p>
              </table:table-cell>
              <table:table-cell office:value-type="float" office:value="22.5718">
                <text:p>22.5718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22.894">
                <text:p>22.894</text:p>
              </table:table-cell>
              <table:table-cell office:value-type="float" office:value="14.8172">
                <text:p>14.8172</text:p>
              </table:table-cell>
              <table:table-cell office:value-type="float" office:value="22.7418">
                <text:p>22.741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4.1985">
                <text:p>24.1985</text:p>
              </table:table-cell>
              <table:table-cell office:value-type="float" office:value="15.0777">
                <text:p>15.0777</text:p>
              </table:table-cell>
              <table:table-cell office:value-type="float" office:value="23.1876">
                <text:p>23.1876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23.6901">
                <text:p>23.6901</text:p>
              </table:table-cell>
              <table:table-cell office:value-type="float" office:value="15.3382">
                <text:p>15.3382</text:p>
              </table:table-cell>
              <table:table-cell office:value-type="float" office:value="23.5786">
                <text:p>23.5786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30.6748">
                <text:p>30.6748</text:p>
              </table:table-cell>
              <table:table-cell office:value-type="float" office:value="15.6251">
                <text:p>15.6251</text:p>
              </table:table-cell>
              <table:table-cell office:value-type="float" office:value="24.1092">
                <text:p>24.1092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24.75">
                <text:p>24.75</text:p>
              </table:table-cell>
              <table:table-cell office:value-type="float" office:value="15.8854">
                <text:p>15.8854</text:p>
              </table:table-cell>
              <table:table-cell office:value-type="float" office:value="24.4543">
                <text:p>24.4543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26.7942">
                <text:p>26.7942</text:p>
              </table:table-cell>
              <table:table-cell office:value-type="float" office:value="16.1634">
                <text:p>16.1634</text:p>
              </table:table-cell>
              <table:table-cell office:value-type="float" office:value="24.8776">
                <text:p>24.877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5.1524">
                <text:p>25.1524</text:p>
              </table:table-cell>
              <table:table-cell office:value-type="float" office:value="16.4316">
                <text:p>16.4316</text:p>
              </table:table-cell>
              <table:table-cell office:value-type="float" office:value="25.2444">
                <text:p>25.2444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37.6885">
                <text:p>37.6885</text:p>
              </table:table-cell>
              <table:table-cell office:value-type="float" office:value="16.7266">
                <text:p>16.7266</text:p>
              </table:table-cell>
              <table:table-cell office:value-type="float" office:value="26.2178">
                <text:p>26.2178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25.9316">
                <text:p>25.9316</text:p>
              </table:table-cell>
              <table:table-cell office:value-type="float" office:value="17.006">
                <text:p>17.006</text:p>
              </table:table-cell>
              <table:table-cell office:value-type="float" office:value="26.3595">
                <text:p>26.3595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27.7073">
                <text:p>27.7073</text:p>
              </table:table-cell>
              <table:table-cell office:value-type="float" office:value="17.3184">
                <text:p>17.3184</text:p>
              </table:table-cell>
              <table:table-cell office:value-type="float" office:value="26.648">
                <text:p>26.648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27.1307">
                <text:p>27.1307</text:p>
              </table:table-cell>
              <table:table-cell office:value-type="float" office:value="17.5832">
                <text:p>17.5832</text:p>
              </table:table-cell>
              <table:table-cell office:value-type="float" office:value="27.0857">
                <text:p>27.085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4.9663">
                <text:p>34.9663</text:p>
              </table:table-cell>
              <table:table-cell office:value-type="float" office:value="17.8901">
                <text:p>17.8901</text:p>
              </table:table-cell>
              <table:table-cell office:value-type="float" office:value="27.5769">
                <text:p>27.5769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28.0122">
                <text:p>28.0122</text:p>
              </table:table-cell>
              <table:table-cell office:value-type="float" office:value="18.1778">
                <text:p>18.1778</text:p>
              </table:table-cell>
              <table:table-cell office:value-type="float" office:value="27.9592">
                <text:p>27.9592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30.2018">
                <text:p>30.2018</text:p>
              </table:table-cell>
              <table:table-cell office:value-type="float" office:value="18.496">
                <text:p>18.496</text:p>
              </table:table-cell>
              <table:table-cell office:value-type="float" office:value="28.4615">
                <text:p>28.4615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29.2306">
                <text:p>29.2306</text:p>
              </table:table-cell>
              <table:table-cell office:value-type="float" office:value="18.7931">
                <text:p>18.7931</text:p>
              </table:table-cell>
              <table:table-cell office:value-type="float" office:value="28.8755">
                <text:p>28.8755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40.3638">
                <text:p>40.3638</text:p>
              </table:table-cell>
              <table:table-cell office:value-type="float" office:value="19.1439">
                <text:p>19.1439</text:p>
              </table:table-cell>
              <table:table-cell office:value-type="float" office:value="29.7056">
                <text:p>29.705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0.603">
                <text:p>30.603</text:p>
              </table:table-cell>
              <table:table-cell office:value-type="float" office:value="19.4392">
                <text:p>19.4392</text:p>
              </table:table-cell>
              <table:table-cell office:value-type="float" office:value="29.8271">
                <text:p>29.8271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31.7183">
                <text:p>31.7183</text:p>
              </table:table-cell>
              <table:table-cell office:value-type="float" office:value="19.7405">
                <text:p>19.7405</text:p>
              </table:table-cell>
              <table:table-cell office:value-type="float" office:value="30.3909">
                <text:p>30.3909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30.6542">
                <text:p>30.6542</text:p>
              </table:table-cell>
              <table:table-cell office:value-type="float" office:value="20.039">
                <text:p>20.039</text:p>
              </table:table-cell>
              <table:table-cell office:value-type="float" office:value="30.8558">
                <text:p>30.8558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40.4942">
                <text:p>40.4942</text:p>
              </table:table-cell>
              <table:table-cell office:value-type="float" office:value="20.3729">
                <text:p>20.3729</text:p>
              </table:table-cell>
              <table:table-cell office:value-type="float" office:value="31.4015">
                <text:p>31.4015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31.5476">
                <text:p>31.5476</text:p>
              </table:table-cell>
              <table:table-cell office:value-type="float" office:value="20.7138">
                <text:p>20.7138</text:p>
              </table:table-cell>
              <table:table-cell office:value-type="float" office:value="31.8996">
                <text:p>31.899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4.3112">
                <text:p>34.3112</text:p>
              </table:table-cell>
              <table:table-cell office:value-type="float" office:value="21.0264">
                <text:p>21.0264</text:p>
              </table:table-cell>
              <table:table-cell office:value-type="float" office:value="32.3922">
                <text:p>32.3922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33.5542">
                <text:p>33.5542</text:p>
              </table:table-cell>
              <table:table-cell office:value-type="float" office:value="21.3747">
                <text:p>21.3747</text:p>
              </table:table-cell>
              <table:table-cell office:value-type="float" office:value="32.8249">
                <text:p>32.8249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96.8664">
                <text:p>96.8664</text:p>
              </table:table-cell>
              <table:table-cell office:value-type="float" office:value="21.72">
                <text:p>21.72</text:p>
              </table:table-cell>
              <table:table-cell office:value-type="float" office:value="41.1026">
                <text:p>41.1026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40.6724">
                <text:p>40.6724</text:p>
              </table:table-cell>
              <table:table-cell office:value-type="float" office:value="22.0449">
                <text:p>22.0449</text:p>
              </table:table-cell>
              <table:table-cell office:value-type="float" office:value="33.8577">
                <text:p>33.8577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37.6029">
                <text:p>37.6029</text:p>
              </table:table-cell>
              <table:table-cell office:value-type="float" office:value="22.3775">
                <text:p>22.3775</text:p>
              </table:table-cell>
              <table:table-cell office:value-type="float" office:value="34.5016">
                <text:p>34.5016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5.3789">
                <text:p>35.3789</text:p>
              </table:table-cell>
              <table:table-cell office:value-type="float" office:value="22.7255">
                <text:p>22.7255</text:p>
              </table:table-cell>
              <table:table-cell office:value-type="float" office:value="35.0114">
                <text:p>35.0114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46.3947">
                <text:p>46.3947</text:p>
              </table:table-cell>
              <table:table-cell office:value-type="float" office:value="23.064">
                <text:p>23.064</text:p>
              </table:table-cell>
              <table:table-cell office:value-type="float" office:value="35.569">
                <text:p>35.569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35.985">
                <text:p>35.985</text:p>
              </table:table-cell>
              <table:table-cell office:value-type="float" office:value="23.4503">
                <text:p>23.4503</text:p>
              </table:table-cell>
              <table:table-cell office:value-type="float" office:value="36.0816">
                <text:p>36.0816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38.5205">
                <text:p>38.5205</text:p>
              </table:table-cell>
              <table:table-cell office:value-type="float" office:value="23.8007">
                <text:p>23.8007</text:p>
              </table:table-cell>
              <table:table-cell office:value-type="float" office:value="36.845">
                <text:p>36.845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36.9466">
                <text:p>36.9466</text:p>
              </table:table-cell>
              <table:table-cell office:value-type="float" office:value="24.1535">
                <text:p>24.1535</text:p>
              </table:table-cell>
              <table:table-cell office:value-type="float" office:value="37.1444">
                <text:p>37.14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2.3344">
                <text:p>52.3344</text:p>
              </table:table-cell>
              <table:table-cell office:value-type="float" office:value="24.519">
                <text:p>24.519</text:p>
              </table:table-cell>
              <table:table-cell office:value-type="float" office:value="38.1273">
                <text:p>38.1273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38.5577">
                <text:p>38.5577</text:p>
              </table:table-cell>
              <table:table-cell office:value-type="float" office:value="24.8824">
                <text:p>24.8824</text:p>
              </table:table-cell>
              <table:table-cell office:value-type="float" office:value="38.3206">
                <text:p>38.3206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41.2932">
                <text:p>41.2932</text:p>
              </table:table-cell>
              <table:table-cell office:value-type="float" office:value="25.256">
                <text:p>25.256</text:p>
              </table:table-cell>
              <table:table-cell office:value-type="float" office:value="38.9306">
                <text:p>38.9306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39.8575">
                <text:p>39.8575</text:p>
              </table:table-cell>
              <table:table-cell office:value-type="float" office:value="25.9745">
                <text:p>25.9745</text:p>
              </table:table-cell>
              <table:table-cell office:value-type="float" office:value="39.5189">
                <text:p>39.5189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52.1121">
                <text:p>52.1121</text:p>
              </table:table-cell>
              <table:table-cell office:value-type="float" office:value="26.0252">
                <text:p>26.0252</text:p>
              </table:table-cell>
              <table:table-cell office:value-type="float" office:value="40.2127">
                <text:p>40.212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41.3337">
                <text:p>41.3337</text:p>
              </table:table-cell>
              <table:table-cell office:value-type="float" office:value="26.4285">
                <text:p>26.4285</text:p>
              </table:table-cell>
              <table:table-cell office:value-type="float" office:value="40.8705">
                <text:p>40.8705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45.6927">
                <text:p>45.6927</text:p>
              </table:table-cell>
              <table:table-cell office:value-type="float" office:value="26.8158">
                <text:p>26.8158</text:p>
              </table:table-cell>
              <table:table-cell office:value-type="float" office:value="41.4639">
                <text:p>41.4639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42.2763">
                <text:p>42.2763</text:p>
              </table:table-cell>
              <table:table-cell office:value-type="float" office:value="27.3593">
                <text:p>27.3593</text:p>
              </table:table-cell>
              <table:table-cell office:value-type="float" office:value="42.0309">
                <text:p>42.0309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66.6792">
                <text:p>66.6792</text:p>
              </table:table-cell>
              <table:table-cell office:value-type="float" office:value="27.6231">
                <text:p>27.6231</text:p>
              </table:table-cell>
              <table:table-cell office:value-type="float" office:value="43.6737">
                <text:p>43.6737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42.9127">
                <text:p>42.9127</text:p>
              </table:table-cell>
              <table:table-cell office:value-type="float" office:value="28.0041">
                <text:p>28.0041</text:p>
              </table:table-cell>
              <table:table-cell office:value-type="float" office:value="43.1222">
                <text:p>43.122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46.8706">
                <text:p>46.8706</text:p>
              </table:table-cell>
              <table:table-cell office:value-type="float" office:value="28.4418">
                <text:p>28.4418</text:p>
              </table:table-cell>
              <table:table-cell office:value-type="float" office:value="43.7491">
                <text:p>43.7491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44.296">
                <text:p>44.296</text:p>
              </table:table-cell>
              <table:table-cell office:value-type="float" office:value="28.7883">
                <text:p>28.7883</text:p>
              </table:table-cell>
              <table:table-cell office:value-type="float" office:value="44.4804">
                <text:p>44.4804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58.3984">
                <text:p>58.3984</text:p>
              </table:table-cell>
              <table:table-cell office:value-type="float" office:value="29.1931">
                <text:p>29.1931</text:p>
              </table:table-cell>
              <table:table-cell office:value-type="float" office:value="45.1519">
                <text:p>45.1519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46.6345">
                <text:p>46.6345</text:p>
              </table:table-cell>
              <table:table-cell office:value-type="float" office:value="29.6424">
                <text:p>29.6424</text:p>
              </table:table-cell>
              <table:table-cell office:value-type="float" office:value="45.7081">
                <text:p>45.7081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51.105">
                <text:p>51.105</text:p>
              </table:table-cell>
              <table:table-cell office:value-type="float" office:value="30.0323">
                <text:p>30.0323</text:p>
              </table:table-cell>
              <table:table-cell office:value-type="float" office:value="46.2981">
                <text:p>46.2981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47.7638">
                <text:p>47.7638</text:p>
              </table:table-cell>
              <table:table-cell office:value-type="float" office:value="30.4895">
                <text:p>30.4895</text:p>
              </table:table-cell>
              <table:table-cell office:value-type="float" office:value="46.9559">
                <text:p>46.9559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66.4389">
                <text:p>66.4389</text:p>
              </table:table-cell>
              <table:table-cell office:value-type="float" office:value="30.8834">
                <text:p>30.8834</text:p>
              </table:table-cell>
              <table:table-cell office:value-type="float" office:value="47.9292">
                <text:p>47.9292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48.2289">
                <text:p>48.2289</text:p>
              </table:table-cell>
              <table:table-cell office:value-type="float" office:value="31.3135">
                <text:p>31.3135</text:p>
              </table:table-cell>
              <table:table-cell office:value-type="float" office:value="48.2093">
                <text:p>48.2093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53.1417">
                <text:p>53.1417</text:p>
              </table:table-cell>
              <table:table-cell office:value-type="float" office:value="31.7354">
                <text:p>31.7354</text:p>
              </table:table-cell>
              <table:table-cell office:value-type="float" office:value="49.0139">
                <text:p>49.0139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49.7426">
                <text:p>49.7426</text:p>
              </table:table-cell>
              <table:table-cell office:value-type="float" office:value="32.1873">
                <text:p>32.1873</text:p>
              </table:table-cell>
              <table:table-cell office:value-type="float" office:value="49.6293">
                <text:p>49.629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5.586">
                <text:p>65.586</text:p>
              </table:table-cell>
              <table:table-cell office:value-type="float" office:value="32.6528">
                <text:p>32.6528</text:p>
              </table:table-cell>
              <table:table-cell office:value-type="float" office:value="50.4463">
                <text:p>50.4463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53.8682">
                <text:p>53.8682</text:p>
              </table:table-cell>
              <table:table-cell office:value-type="float" office:value="33.1066">
                <text:p>33.1066</text:p>
              </table:table-cell>
              <table:table-cell office:value-type="float" office:value="50.9688">
                <text:p>50.9688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58.3403">
                <text:p>58.3403</text:p>
              </table:table-cell>
              <table:table-cell office:value-type="float" office:value="33.5532">
                <text:p>33.5532</text:p>
              </table:table-cell>
              <table:table-cell office:value-type="float" office:value="51.7305">
                <text:p>51.7305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53.052">
                <text:p>53.052</text:p>
              </table:table-cell>
              <table:table-cell office:value-type="float" office:value="34.0006">
                <text:p>34.0006</text:p>
              </table:table-cell>
              <table:table-cell office:value-type="float" office:value="52.4522">
                <text:p>52.4522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67.217">
                <text:p>167.217</text:p>
              </table:table-cell>
              <table:table-cell office:value-type="float" office:value="34.4965">
                <text:p>34.4965</text:p>
              </table:table-cell>
              <table:table-cell office:value-type="float" office:value="56.1547">
                <text:p>56.154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4.3001">
                <text:p>54.3001</text:p>
              </table:table-cell>
              <table:table-cell office:value-type="float" office:value="34.9527">
                <text:p>34.9527</text:p>
              </table:table-cell>
              <table:table-cell office:value-type="float" office:value="53.7947">
                <text:p>53.7947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60.2484">
                <text:p>60.2484</text:p>
              </table:table-cell>
              <table:table-cell office:value-type="float" office:value="35.3735">
                <text:p>35.3735</text:p>
              </table:table-cell>
              <table:table-cell office:value-type="float" office:value="54.549">
                <text:p>54.549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55.0984">
                <text:p>55.0984</text:p>
              </table:table-cell>
              <table:table-cell office:value-type="float" office:value="35.8639">
                <text:p>35.8639</text:p>
              </table:table-cell>
              <table:table-cell office:value-type="float" office:value="55.2135">
                <text:p>55.2135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72.8003">
                <text:p>72.8003</text:p>
              </table:table-cell>
              <table:table-cell office:value-type="float" office:value="36.3145">
                <text:p>36.3145</text:p>
              </table:table-cell>
              <table:table-cell office:value-type="float" office:value="56.2087">
                <text:p>56.2087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57.2066">
                <text:p>57.2066</text:p>
              </table:table-cell>
              <table:table-cell office:value-type="float" office:value="36.7993">
                <text:p>36.7993</text:p>
              </table:table-cell>
              <table:table-cell office:value-type="float" office:value="56.7056">
                <text:p>56.7056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66.6527">
                <text:p>66.6527</text:p>
              </table:table-cell>
              <table:table-cell office:value-type="float" office:value="37.3228">
                <text:p>37.3228</text:p>
              </table:table-cell>
              <table:table-cell office:value-type="float" office:value="57.5778">
                <text:p>57.5778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58.5253">
                <text:p>58.5253</text:p>
              </table:table-cell>
              <table:table-cell office:value-type="float" office:value="37.7729">
                <text:p>37.7729</text:p>
              </table:table-cell>
              <table:table-cell office:value-type="float" office:value="58.1909">
                <text:p>58.1909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82.7551">
                <text:p>82.7551</text:p>
              </table:table-cell>
              <table:table-cell office:value-type="float" office:value="38.2879">
                <text:p>38.2879</text:p>
              </table:table-cell>
              <table:table-cell office:value-type="float" office:value="59.341">
                <text:p>59.341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60.253">
                <text:p>60.253</text:p>
              </table:table-cell>
              <table:table-cell office:value-type="float" office:value="38.7375">
                <text:p>38.7375</text:p>
              </table:table-cell>
              <table:table-cell office:value-type="float" office:value="59.686">
                <text:p>59.686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70.2815">
                <text:p>70.2815</text:p>
              </table:table-cell>
              <table:table-cell office:value-type="float" office:value="39.2629">
                <text:p>39.2629</text:p>
              </table:table-cell>
              <table:table-cell office:value-type="float" office:value="60.5961">
                <text:p>60.5961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61.0187">
                <text:p>61.0187</text:p>
              </table:table-cell>
              <table:table-cell office:value-type="float" office:value="39.7552">
                <text:p>39.7552</text:p>
              </table:table-cell>
              <table:table-cell office:value-type="float" office:value="61.185">
                <text:p>61.185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80.4042">
                <text:p>80.4042</text:p>
              </table:table-cell>
              <table:table-cell office:value-type="float" office:value="40.2812">
                <text:p>40.2812</text:p>
              </table:table-cell>
              <table:table-cell office:value-type="float" office:value="62.2876">
                <text:p>62.2876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62.7074">
                <text:p>62.7074</text:p>
              </table:table-cell>
              <table:table-cell office:value-type="float" office:value="40.8072">
                <text:p>40.8072</text:p>
              </table:table-cell>
              <table:table-cell office:value-type="float" office:value="62.7573">
                <text:p>62.7573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71.5563">
                <text:p>71.5563</text:p>
              </table:table-cell>
              <table:table-cell office:value-type="float" office:value="41.3225">
                <text:p>41.3225</text:p>
              </table:table-cell>
              <table:table-cell office:value-type="float" office:value="63.6785">
                <text:p>63.6785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64.8386">
                <text:p>64.8386</text:p>
              </table:table-cell>
              <table:table-cell office:value-type="float" office:value="41.8142">
                <text:p>41.8142</text:p>
              </table:table-cell>
              <table:table-cell office:value-type="float" office:value="64.5003">
                <text:p>64.500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8.957">
                <text:p>108.957</text:p>
              </table:table-cell>
              <table:table-cell office:value-type="float" office:value="42.4157">
                <text:p>42.4157</text:p>
              </table:table-cell>
              <table:table-cell office:value-type="float" office:value="66.7909">
                <text:p>66.7909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66.4563">
                <text:p>66.4563</text:p>
              </table:table-cell>
              <table:table-cell office:value-type="float" office:value="42.8963">
                <text:p>42.8963</text:p>
              </table:table-cell>
              <table:table-cell office:value-type="float" office:value="66.1562">
                <text:p>66.15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77.8253">
                <text:p>77.8253</text:p>
              </table:table-cell>
              <table:table-cell office:value-type="float" office:value="43.4332">
                <text:p>43.4332</text:p>
              </table:table-cell>
              <table:table-cell office:value-type="float" office:value="66.9318">
                <text:p>66.9318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67.8983">
                <text:p>67.8983</text:p>
              </table:table-cell>
              <table:table-cell office:value-type="float" office:value="44.022">
                <text:p>44.022</text:p>
              </table:table-cell>
              <table:table-cell office:value-type="float" office:value="67.7637">
                <text:p>67.7637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90.3316">
                <text:p>90.3316</text:p>
              </table:table-cell>
              <table:table-cell office:value-type="float" office:value="44.5027">
                <text:p>44.5027</text:p>
              </table:table-cell>
              <table:table-cell office:value-type="float" office:value="68.9611">
                <text:p>68.961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9.5531">
                <text:p>69.5531</text:p>
              </table:table-cell>
              <table:table-cell office:value-type="float" office:value="45.0607">
                <text:p>45.0607</text:p>
              </table:table-cell>
              <table:table-cell office:value-type="float" office:value="69.4078">
                <text:p>69.4078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82.6711">
                <text:p>82.6711</text:p>
              </table:table-cell>
              <table:table-cell office:value-type="float" office:value="45.6067">
                <text:p>45.6067</text:p>
              </table:table-cell>
              <table:table-cell office:value-type="float" office:value="70.4692">
                <text:p>70.469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1.9615">
                <text:p>71.9615</text:p>
              </table:table-cell>
              <table:table-cell office:value-type="float" office:value="46.2207">
                <text:p>46.2207</text:p>
              </table:table-cell>
              <table:table-cell office:value-type="float" office:value="71.2677">
                <text:p>71.2677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01.702">
                <text:p>101.702</text:p>
              </table:table-cell>
              <table:table-cell office:value-type="float" office:value="46.7533">
                <text:p>46.7533</text:p>
              </table:table-cell>
              <table:table-cell office:value-type="float" office:value="72.4561">
                <text:p>72.456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2.6708">
                <text:p>72.6708</text:p>
              </table:table-cell>
              <table:table-cell office:value-type="float" office:value="47.3006">
                <text:p>47.3006</text:p>
              </table:table-cell>
              <table:table-cell office:value-type="float" office:value="73.0331">
                <text:p>73.03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8.8191">
                <text:p>88.8191</text:p>
              </table:table-cell>
              <table:table-cell office:value-type="float" office:value="47.9244">
                <text:p>47.9244</text:p>
              </table:table-cell>
              <table:table-cell office:value-type="float" office:value="74.0128">
                <text:p>74.012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5.1141">
                <text:p>75.1141</text:p>
              </table:table-cell>
              <table:table-cell office:value-type="float" office:value="48.53">
                <text:p>48.53</text:p>
              </table:table-cell>
              <table:table-cell office:value-type="float" office:value="74.7513">
                <text:p>74.751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8.4638">
                <text:p>98.4638</text:p>
              </table:table-cell>
              <table:table-cell office:value-type="float" office:value="49.0567">
                <text:p>49.0567</text:p>
              </table:table-cell>
              <table:table-cell office:value-type="float" office:value="76.1244">
                <text:p>76.1244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76.1845">
                <text:p>76.1845</text:p>
              </table:table-cell>
              <table:table-cell office:value-type="float" office:value="49.6258">
                <text:p>49.6258</text:p>
              </table:table-cell>
              <table:table-cell office:value-type="float" office:value="76.4072">
                <text:p>76.407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91.0395">
                <text:p>91.0395</text:p>
              </table:table-cell>
              <table:table-cell office:value-type="float" office:value="50.4226">
                <text:p>50.4226</text:p>
              </table:table-cell>
              <table:table-cell office:value-type="float" office:value="77.4862">
                <text:p>77.486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78.6848">
                <text:p>78.6848</text:p>
              </table:table-cell>
              <table:table-cell office:value-type="float" office:value="51.1026">
                <text:p>51.1026</text:p>
              </table:table-cell>
              <table:table-cell office:value-type="float" office:value="78.7381">
                <text:p>78.73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26.267">
                <text:p>226.267</text:p>
              </table:table-cell>
              <table:table-cell office:value-type="float" office:value="51.5792">
                <text:p>51.5792</text:p>
              </table:table-cell>
              <table:table-cell office:value-type="float" office:value="96.5042">
                <text:p>96.50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42cm" svg:height="13.601cm" xlink:href=".." xlink:type="simple" chart:class="chart:line" chart:style-name="ch1">
        <chart:legend svg:x="5.25cm" svg:y="1.762cm" style:legend-expansion="custom" chartooo:width="2.482cm" chartooo:height="1.594cm" style:legend-expansion-aspect-ratio="1.55708908406524" chart:style-name="ch2"/>
        <chart:plot-area chart:style-name="ch3" table:cell-range-address="double_1.A1:double_1.A132 double_1.B1:double_1.D101" chart:data-source-has-labels="both" svg:x="0.517cm" svg:y="0.16cm" svg:width="25.899cm" svg:height="12.962cm">
          <chartooo:coordinate-region svg:x="1.183cm" svg:y="0.359cm" svg:width="25.233cm" svg:height="11.709cm"/>
          <chart:axis chart:dimension="x" chart:name="primary-x" chart:style-name="ch4" chartooo:axis-type="auto">
            <chartooo:date-scale/>
            <chart:title svg:x="13.316cm" svg:y="13.041cm" chart:style-name="ch5">
              <text:p>n</text:p>
            </chart:title>
            <chart:categories table:cell-range-address="double_1.A1:double_1.A13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161cm" chart:style-name="ch9">
              <text:p>time, s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7"/>
          <chart:series chart:attached-axis="primary-y" chart:style-name="ch11" chart:values-cell-range-address="double_1.B1:double_1.B101" loext:label-string="simple" chart:class="chart:line">
            <chart:data-point chart:repeated="101"/>
          </chart:series>
          <chart:series chart:attached-axis="primary-y" chart:style-name="ch12" chart:values-cell-range-address="double_1.D1:double_1.D101" loext:label-string="swapped" chart:class="chart:line">
            <chart:data-point chart:repeated="101"/>
          </chart:series>
          <chart:series chart:attached-axis="primary-y" chart:style-name="ch13" chart:values-cell-range-address="double_1.C1:double_1.C101" loext:label-string="blocks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ouble_1.A1:double_1.A132</svg:desc>
                </draw:g>
              </table:table-cell>
              <table:table-cell office:value-type="float" office:value="9.5833">
                <text:p>9.5833</text:p>
                <draw:g>
                  <svg:desc>double_1.B1:double_1.B101</svg:desc>
                </draw:g>
              </table:table-cell>
              <table:table-cell office:value-type="float" office:value="6.03852">
                <text:p>6.03852</text:p>
                <draw:g>
                  <svg:desc>double_1.D1:double_1.D101</svg:desc>
                </draw:g>
              </table:table-cell>
              <table:table-cell office:value-type="float" office:value="9.21759">
                <text:p>9.21759</text:p>
                <draw:g>
                  <svg:desc>double_1.C1:double_1.C101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7.4679">
                <text:p>17.4679</text:p>
              </table:table-cell>
              <table:table-cell office:value-type="float" office:value="6.02225">
                <text:p>6.02225</text:p>
              </table:table-cell>
              <table:table-cell office:value-type="float" office:value="9.75174">
                <text:p>9.75174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5.8886">
                <text:p>15.8886</text:p>
              </table:table-cell>
              <table:table-cell office:value-type="float" office:value="6.08557">
                <text:p>6.08557</text:p>
              </table:table-cell>
              <table:table-cell office:value-type="float" office:value="9.87578">
                <text:p>9.87578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7.2486">
                <text:p>17.2486</text:p>
              </table:table-cell>
              <table:table-cell office:value-type="float" office:value="6.24964">
                <text:p>6.24964</text:p>
              </table:table-cell>
              <table:table-cell office:value-type="float" office:value="10.157">
                <text:p>10.157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1.3668">
                <text:p>11.3668</text:p>
              </table:table-cell>
              <table:table-cell office:value-type="float" office:value="6.0736">
                <text:p>6.0736</text:p>
              </table:table-cell>
              <table:table-cell office:value-type="float" office:value="9.78958">
                <text:p>9.78958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17.5526">
                <text:p>17.5526</text:p>
              </table:table-cell>
              <table:table-cell office:value-type="float" office:value="6.19373">
                <text:p>6.19373</text:p>
              </table:table-cell>
              <table:table-cell office:value-type="float" office:value="9.94205">
                <text:p>9.94205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6.8258">
                <text:p>16.8258</text:p>
              </table:table-cell>
              <table:table-cell office:value-type="float" office:value="6.40282">
                <text:p>6.40282</text:p>
              </table:table-cell>
              <table:table-cell office:value-type="float" office:value="9.977">
                <text:p>9.97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7.2857">
                <text:p>17.2857</text:p>
              </table:table-cell>
              <table:table-cell office:value-type="float" office:value="6.12864">
                <text:p>6.12864</text:p>
              </table:table-cell>
              <table:table-cell office:value-type="float" office:value="9.96097">
                <text:p>9.96097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9.71373">
                <text:p>9.71373</text:p>
              </table:table-cell>
              <table:table-cell office:value-type="float" office:value="6.13887">
                <text:p>6.13887</text:p>
              </table:table-cell>
              <table:table-cell office:value-type="float" office:value="9.42934">
                <text:p>9.42934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7.4079">
                <text:p>17.4079</text:p>
              </table:table-cell>
              <table:table-cell office:value-type="float" office:value="6.15222">
                <text:p>6.15222</text:p>
              </table:table-cell>
              <table:table-cell office:value-type="float" office:value="9.95938">
                <text:p>9.9593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6.8252">
                <text:p>16.8252</text:p>
              </table:table-cell>
              <table:table-cell office:value-type="float" office:value="6.16725">
                <text:p>6.16725</text:p>
              </table:table-cell>
              <table:table-cell office:value-type="float" office:value="10.035">
                <text:p>10.035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7.6554">
                <text:p>17.6554</text:p>
              </table:table-cell>
              <table:table-cell office:value-type="float" office:value="6.19287">
                <text:p>6.19287</text:p>
              </table:table-cell>
              <table:table-cell office:value-type="float" office:value="10.1138">
                <text:p>10.1138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1.2236">
                <text:p>11.2236</text:p>
              </table:table-cell>
              <table:table-cell office:value-type="float" office:value="6.21282">
                <text:p>6.21282</text:p>
              </table:table-cell>
              <table:table-cell office:value-type="float" office:value="10.0193">
                <text:p>10.0193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7.9752">
                <text:p>17.9752</text:p>
              </table:table-cell>
              <table:table-cell office:value-type="float" office:value="6.22917">
                <text:p>6.22917</text:p>
              </table:table-cell>
              <table:table-cell office:value-type="float" office:value="10.1784">
                <text:p>10.1784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16.5276">
                <text:p>16.5276</text:p>
              </table:table-cell>
              <table:table-cell office:value-type="float" office:value="6.24591">
                <text:p>6.24591</text:p>
              </table:table-cell>
              <table:table-cell office:value-type="float" office:value="10.1114">
                <text:p>10.1114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8.0568">
                <text:p>18.0568</text:p>
              </table:table-cell>
              <table:table-cell office:value-type="float" office:value="6.26546">
                <text:p>6.26546</text:p>
              </table:table-cell>
              <table:table-cell office:value-type="float" office:value="10.2008">
                <text:p>10.2008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9.59311">
                <text:p>9.59311</text:p>
              </table:table-cell>
              <table:table-cell office:value-type="float" office:value="6.28208">
                <text:p>6.28208</text:p>
              </table:table-cell>
              <table:table-cell office:value-type="float" office:value="9.64283">
                <text:p>9.64283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8.1447">
                <text:p>18.1447</text:p>
              </table:table-cell>
              <table:table-cell office:value-type="float" office:value="6.30378">
                <text:p>6.30378</text:p>
              </table:table-cell>
              <table:table-cell office:value-type="float" office:value="10.2393">
                <text:p>10.2393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7.3804">
                <text:p>17.3804</text:p>
              </table:table-cell>
              <table:table-cell office:value-type="float" office:value="6.32019">
                <text:p>6.32019</text:p>
              </table:table-cell>
              <table:table-cell office:value-type="float" office:value="10.2962">
                <text:p>10.2962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7.8702">
                <text:p>17.8702</text:p>
              </table:table-cell>
              <table:table-cell office:value-type="float" office:value="6.34891">
                <text:p>6.34891</text:p>
              </table:table-cell>
              <table:table-cell office:value-type="float" office:value="10.3449">
                <text:p>10.344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2.2206">
                <text:p>12.2206</text:p>
              </table:table-cell>
              <table:table-cell office:value-type="float" office:value="6.35718">
                <text:p>6.35718</text:p>
              </table:table-cell>
              <table:table-cell office:value-type="float" office:value="10.2071">
                <text:p>10.2071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8.3741">
                <text:p>18.3741</text:p>
              </table:table-cell>
              <table:table-cell office:value-type="float" office:value="6.37938">
                <text:p>6.37938</text:p>
              </table:table-cell>
              <table:table-cell office:value-type="float" office:value="10.421">
                <text:p>10.421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6.7756">
                <text:p>16.7756</text:p>
              </table:table-cell>
              <table:table-cell office:value-type="float" office:value="6.39549">
                <text:p>6.39549</text:p>
              </table:table-cell>
              <table:table-cell office:value-type="float" office:value="10.3882">
                <text:p>10.3882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8.2122">
                <text:p>18.2122</text:p>
              </table:table-cell>
              <table:table-cell office:value-type="float" office:value="6.41911">
                <text:p>6.41911</text:p>
              </table:table-cell>
              <table:table-cell office:value-type="float" office:value="9.78043">
                <text:p>9.7804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.1415">
                <text:p>30.1415</text:p>
              </table:table-cell>
              <table:table-cell office:value-type="float" office:value="6.4317">
                <text:p>6.4317</text:p>
              </table:table-cell>
              <table:table-cell office:value-type="float" office:value="12.0568">
                <text:p>12.0568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8.6198">
                <text:p>18.6198</text:p>
              </table:table-cell>
              <table:table-cell office:value-type="float" office:value="6.46102">
                <text:p>6.46102</text:p>
              </table:table-cell>
              <table:table-cell office:value-type="float" office:value="9.86181">
                <text:p>9.86181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7.8849">
                <text:p>17.8849</text:p>
              </table:table-cell>
              <table:table-cell office:value-type="float" office:value="6.47582">
                <text:p>6.47582</text:p>
              </table:table-cell>
              <table:table-cell office:value-type="float" office:value="10.4888">
                <text:p>10.4888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8.6007">
                <text:p>18.6007</text:p>
              </table:table-cell>
              <table:table-cell office:value-type="float" office:value="6.49956">
                <text:p>6.49956</text:p>
              </table:table-cell>
              <table:table-cell office:value-type="float" office:value="10.6546">
                <text:p>10.6546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2.5313">
                <text:p>12.5313</text:p>
              </table:table-cell>
              <table:table-cell office:value-type="float" office:value="6.51996">
                <text:p>6.51996</text:p>
              </table:table-cell>
              <table:table-cell office:value-type="float" office:value="10.4667">
                <text:p>10.4667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8.4016">
                <text:p>18.4016</text:p>
              </table:table-cell>
              <table:table-cell office:value-type="float" office:value="6.53411">
                <text:p>6.53411</text:p>
              </table:table-cell>
              <table:table-cell office:value-type="float" office:value="10.6502">
                <text:p>10.650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7.8634">
                <text:p>17.8634</text:p>
              </table:table-cell>
              <table:table-cell office:value-type="float" office:value="6.54653">
                <text:p>6.54653</text:p>
              </table:table-cell>
              <table:table-cell office:value-type="float" office:value="10.6285">
                <text:p>10.6285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8.651">
                <text:p>18.651</text:p>
              </table:table-cell>
              <table:table-cell office:value-type="float" office:value="6.56988">
                <text:p>6.56988</text:p>
              </table:table-cell>
              <table:table-cell office:value-type="float" office:value="10.7591">
                <text:p>10.7591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9.65493">
                <text:p>9.65493</text:p>
              </table:table-cell>
              <table:table-cell office:value-type="float" office:value="6.5887">
                <text:p>6.5887</text:p>
              </table:table-cell>
              <table:table-cell office:value-type="float" office:value="10.116">
                <text:p>10.116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8.7593">
                <text:p>18.7593</text:p>
              </table:table-cell>
              <table:table-cell office:value-type="float" office:value="6.61141">
                <text:p>6.61141</text:p>
              </table:table-cell>
              <table:table-cell office:value-type="float" office:value="10.7778">
                <text:p>10.7778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16.857">
                <text:p>16.857</text:p>
              </table:table-cell>
              <table:table-cell office:value-type="float" office:value="6.65243">
                <text:p>6.65243</text:p>
              </table:table-cell>
              <table:table-cell office:value-type="float" office:value="10.7579">
                <text:p>10.7579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8.289">
                <text:p>18.289</text:p>
              </table:table-cell>
              <table:table-cell office:value-type="float" office:value="6.65878">
                <text:p>6.65878</text:p>
              </table:table-cell>
              <table:table-cell office:value-type="float" office:value="10.8682">
                <text:p>10.868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1.6625">
                <text:p>11.6625</text:p>
              </table:table-cell>
              <table:table-cell office:value-type="float" office:value="6.67213">
                <text:p>6.67213</text:p>
              </table:table-cell>
              <table:table-cell office:value-type="float" office:value="10.741">
                <text:p>10.741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9.2072">
                <text:p>19.2072</text:p>
              </table:table-cell>
              <table:table-cell office:value-type="float" office:value="6.68696">
                <text:p>6.68696</text:p>
              </table:table-cell>
              <table:table-cell office:value-type="float" office:value="10.9273">
                <text:p>10.9273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8.3017">
                <text:p>18.3017</text:p>
              </table:table-cell>
              <table:table-cell office:value-type="float" office:value="6.70079">
                <text:p>6.70079</text:p>
              </table:table-cell>
              <table:table-cell office:value-type="float" office:value="10.9112">
                <text:p>10.9112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9.3176">
                <text:p>19.3176</text:p>
              </table:table-cell>
              <table:table-cell office:value-type="float" office:value="6.72659">
                <text:p>6.72659</text:p>
              </table:table-cell>
              <table:table-cell office:value-type="float" office:value="10.9349">
                <text:p>10.934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.8116">
                <text:p>10.8116</text:p>
              </table:table-cell>
              <table:table-cell office:value-type="float" office:value="6.74658">
                <text:p>6.74658</text:p>
              </table:table-cell>
              <table:table-cell office:value-type="float" office:value="10.3809">
                <text:p>10.3809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9.2013">
                <text:p>19.2013</text:p>
              </table:table-cell>
              <table:table-cell office:value-type="float" office:value="6.7661">
                <text:p>6.7661</text:p>
              </table:table-cell>
              <table:table-cell office:value-type="float" office:value="10.9599">
                <text:p>10.9599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18.5286">
                <text:p>18.5286</text:p>
              </table:table-cell>
              <table:table-cell office:value-type="float" office:value="6.77898">
                <text:p>6.77898</text:p>
              </table:table-cell>
              <table:table-cell office:value-type="float" office:value="11.0751">
                <text:p>11.0751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19.5172">
                <text:p>19.5172</text:p>
              </table:table-cell>
              <table:table-cell office:value-type="float" office:value="6.82216">
                <text:p>6.82216</text:p>
              </table:table-cell>
              <table:table-cell office:value-type="float" office:value="11.1359">
                <text:p>11.1359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2.7365">
                <text:p>12.7365</text:p>
              </table:table-cell>
              <table:table-cell office:value-type="float" office:value="6.82479">
                <text:p>6.82479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19.4054">
                <text:p>19.4054</text:p>
              </table:table-cell>
              <table:table-cell office:value-type="float" office:value="6.84585">
                <text:p>6.84585</text:p>
              </table:table-cell>
              <table:table-cell office:value-type="float" office:value="11.1732">
                <text:p>11.1732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17.9505">
                <text:p>17.9505</text:p>
              </table:table-cell>
              <table:table-cell office:value-type="float" office:value="6.86799">
                <text:p>6.86799</text:p>
              </table:table-cell>
              <table:table-cell office:value-type="float" office:value="11.1479">
                <text:p>11.1479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19.7968">
                <text:p>19.7968</text:p>
              </table:table-cell>
              <table:table-cell office:value-type="float" office:value="6.96785">
                <text:p>6.96785</text:p>
              </table:table-cell>
              <table:table-cell office:value-type="float" office:value="11.2051">
                <text:p>11.2051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0.8129">
                <text:p>10.8129</text:p>
              </table:table-cell>
              <table:table-cell office:value-type="float" office:value="6.89877">
                <text:p>6.89877</text:p>
              </table:table-cell>
              <table:table-cell office:value-type="float" office:value="10.5792">
                <text:p>10.5792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20.4771">
                <text:p>20.4771</text:p>
              </table:table-cell>
              <table:table-cell office:value-type="float" office:value="6.92347">
                <text:p>6.92347</text:p>
              </table:table-cell>
              <table:table-cell office:value-type="float" office:value="11.2185">
                <text:p>11.218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.9476">
                <text:p>18.9476</text:p>
              </table:table-cell>
              <table:table-cell office:value-type="float" office:value="6.93933">
                <text:p>6.93933</text:p>
              </table:table-cell>
              <table:table-cell office:value-type="float" office:value="11.4122">
                <text:p>11.4122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9.8249">
                <text:p>19.8249</text:p>
              </table:table-cell>
              <table:table-cell office:value-type="float" office:value="6.95647">
                <text:p>6.95647</text:p>
              </table:table-cell>
              <table:table-cell office:value-type="float" office:value="11.4018">
                <text:p>11.4018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13.0496">
                <text:p>13.0496</text:p>
              </table:table-cell>
              <table:table-cell office:value-type="float" office:value="6.98723">
                <text:p>6.98723</text:p>
              </table:table-cell>
              <table:table-cell office:value-type="float" office:value="11.2518">
                <text:p>11.2518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20.1703">
                <text:p>20.1703</text:p>
              </table:table-cell>
              <table:table-cell office:value-type="float" office:value="7.01076">
                <text:p>7.01076</text:p>
              </table:table-cell>
              <table:table-cell office:value-type="float" office:value="11.4377">
                <text:p>11.4377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8.7028">
                <text:p>18.7028</text:p>
              </table:table-cell>
              <table:table-cell office:value-type="float" office:value="7.01873">
                <text:p>7.01873</text:p>
              </table:table-cell>
              <table:table-cell office:value-type="float" office:value="11.4662">
                <text:p>11.4662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20.2588">
                <text:p>20.2588</text:p>
              </table:table-cell>
              <table:table-cell office:value-type="float" office:value="7.0367">
                <text:p>7.0367</text:p>
              </table:table-cell>
              <table:table-cell office:value-type="float" office:value="11.4857">
                <text:p>11.4857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3.8084">
                <text:p>13.8084</text:p>
              </table:table-cell>
              <table:table-cell office:value-type="float" office:value="7.05835">
                <text:p>7.05835</text:p>
              </table:table-cell>
              <table:table-cell office:value-type="float" office:value="10.9121">
                <text:p>10.9121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21.5183">
                <text:p>21.5183</text:p>
              </table:table-cell>
              <table:table-cell office:value-type="float" office:value="7.09948">
                <text:p>7.09948</text:p>
              </table:table-cell>
              <table:table-cell office:value-type="float" office:value="11.5113">
                <text:p>11.5113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9.1258">
                <text:p>19.1258</text:p>
              </table:table-cell>
              <table:table-cell office:value-type="float" office:value="7.09626">
                <text:p>7.09626</text:p>
              </table:table-cell>
              <table:table-cell office:value-type="float" office:value="11.521">
                <text:p>11.521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20.5825">
                <text:p>20.5825</text:p>
              </table:table-cell>
              <table:table-cell office:value-type="float" office:value="7.12455">
                <text:p>7.12455</text:p>
              </table:table-cell>
              <table:table-cell office:value-type="float" office:value="11.6368">
                <text:p>11.636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3.5276">
                <text:p>13.5276</text:p>
              </table:table-cell>
              <table:table-cell office:value-type="float" office:value="7.14061">
                <text:p>7.14061</text:p>
              </table:table-cell>
              <table:table-cell office:value-type="float" office:value="11.4975">
                <text:p>11.4975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20.5307">
                <text:p>20.5307</text:p>
              </table:table-cell>
              <table:table-cell office:value-type="float" office:value="7.15608">
                <text:p>7.15608</text:p>
              </table:table-cell>
              <table:table-cell office:value-type="float" office:value="11.6867">
                <text:p>11.6867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19.6889">
                <text:p>19.6889</text:p>
              </table:table-cell>
              <table:table-cell office:value-type="float" office:value="7.17777">
                <text:p>7.17777</text:p>
              </table:table-cell>
              <table:table-cell office:value-type="float" office:value="11.6873">
                <text:p>11.6873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20.6734">
                <text:p>20.6734</text:p>
              </table:table-cell>
              <table:table-cell office:value-type="float" office:value="7.23049">
                <text:p>7.23049</text:p>
              </table:table-cell>
              <table:table-cell office:value-type="float" office:value="11.7431">
                <text:p>11.7431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1.4883">
                <text:p>11.4883</text:p>
              </table:table-cell>
              <table:table-cell office:value-type="float" office:value="7.22171">
                <text:p>7.22171</text:p>
              </table:table-cell>
              <table:table-cell office:value-type="float" office:value="11.0814">
                <text:p>11.0814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20.8266">
                <text:p>20.8266</text:p>
              </table:table-cell>
              <table:table-cell office:value-type="float" office:value="7.24005">
                <text:p>7.24005</text:p>
              </table:table-cell>
              <table:table-cell office:value-type="float" office:value="11.7451">
                <text:p>11.7451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9.3234">
                <text:p>19.3234</text:p>
              </table:table-cell>
              <table:table-cell office:value-type="float" office:value="7.25626">
                <text:p>7.25626</text:p>
              </table:table-cell>
              <table:table-cell office:value-type="float" office:value="11.7721">
                <text:p>11.7721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20.8995">
                <text:p>20.8995</text:p>
              </table:table-cell>
              <table:table-cell office:value-type="float" office:value="7.28206">
                <text:p>7.28206</text:p>
              </table:table-cell>
              <table:table-cell office:value-type="float" office:value="11.9236">
                <text:p>11.9236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3.864">
                <text:p>13.864</text:p>
              </table:table-cell>
              <table:table-cell office:value-type="float" office:value="7.30164">
                <text:p>7.30164</text:p>
              </table:table-cell>
              <table:table-cell office:value-type="float" office:value="11.713">
                <text:p>11.713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21.0491">
                <text:p>21.0491</text:p>
              </table:table-cell>
              <table:table-cell office:value-type="float" office:value="7.32148">
                <text:p>7.32148</text:p>
              </table:table-cell>
              <table:table-cell office:value-type="float" office:value="11.9607">
                <text:p>11.960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9.9568">
                <text:p>19.9568</text:p>
              </table:table-cell>
              <table:table-cell office:value-type="float" office:value="7.33835">
                <text:p>7.33835</text:p>
              </table:table-cell>
              <table:table-cell office:value-type="float" office:value="11.9201">
                <text:p>11.9201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21.1065">
                <text:p>21.1065</text:p>
              </table:table-cell>
              <table:table-cell office:value-type="float" office:value="7.36239">
                <text:p>7.36239</text:p>
              </table:table-cell>
              <table:table-cell office:value-type="float" office:value="12.0329">
                <text:p>12.0329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2.0221">
                <text:p>12.0221</text:p>
              </table:table-cell>
              <table:table-cell office:value-type="float" office:value="7.38387">
                <text:p>7.38387</text:p>
              </table:table-cell>
              <table:table-cell office:value-type="float" office:value="11.3389">
                <text:p>11.3389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21.4621">
                <text:p>21.4621</text:p>
              </table:table-cell>
              <table:table-cell office:value-type="float" office:value="7.40307">
                <text:p>7.40307</text:p>
              </table:table-cell>
              <table:table-cell office:value-type="float" office:value="12.0441">
                <text:p>12.0441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20.5181">
                <text:p>20.5181</text:p>
              </table:table-cell>
              <table:table-cell office:value-type="float" office:value="7.41814">
                <text:p>7.41814</text:p>
              </table:table-cell>
              <table:table-cell office:value-type="float" office:value="12.0815">
                <text:p>12.0815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21.4396">
                <text:p>21.4396</text:p>
              </table:table-cell>
              <table:table-cell office:value-type="float" office:value="7.44381">
                <text:p>7.44381</text:p>
              </table:table-cell>
              <table:table-cell office:value-type="float" office:value="12.172">
                <text:p>12.172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3.7064">
                <text:p>13.7064</text:p>
              </table:table-cell>
              <table:table-cell office:value-type="float" office:value="7.46299">
                <text:p>7.46299</text:p>
              </table:table-cell>
              <table:table-cell office:value-type="float" office:value="12.0253">
                <text:p>12.0253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21.8554">
                <text:p>21.8554</text:p>
              </table:table-cell>
              <table:table-cell office:value-type="float" office:value="7.48508">
                <text:p>7.48508</text:p>
              </table:table-cell>
              <table:table-cell office:value-type="float" office:value="12.2322">
                <text:p>12.2322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20.1279">
                <text:p>20.1279</text:p>
              </table:table-cell>
              <table:table-cell office:value-type="float" office:value="7.50432">
                <text:p>7.50432</text:p>
              </table:table-cell>
              <table:table-cell office:value-type="float" office:value="12.1772">
                <text:p>12.1772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21.5168">
                <text:p>21.5168</text:p>
              </table:table-cell>
              <table:table-cell office:value-type="float" office:value="7.5274">
                <text:p>7.5274</text:p>
              </table:table-cell>
              <table:table-cell office:value-type="float" office:value="12.2699">
                <text:p>12.2699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758">
                <text:p>11.758</text:p>
              </table:table-cell>
              <table:table-cell office:value-type="float" office:value="7.55113">
                <text:p>7.55113</text:p>
              </table:table-cell>
              <table:table-cell office:value-type="float" office:value="11.6007">
                <text:p>11.6007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21.7441">
                <text:p>21.7441</text:p>
              </table:table-cell>
              <table:table-cell office:value-type="float" office:value="7.57152">
                <text:p>7.57152</text:p>
              </table:table-cell>
              <table:table-cell office:value-type="float" office:value="12.2886">
                <text:p>12.2886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20.6435">
                <text:p>20.6435</text:p>
              </table:table-cell>
              <table:table-cell office:value-type="float" office:value="7.58959">
                <text:p>7.58959</text:p>
              </table:table-cell>
              <table:table-cell office:value-type="float" office:value="12.347">
                <text:p>12.347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21.8645">
                <text:p>21.8645</text:p>
              </table:table-cell>
              <table:table-cell office:value-type="float" office:value="7.61277">
                <text:p>7.61277</text:p>
              </table:table-cell>
              <table:table-cell office:value-type="float" office:value="12.468">
                <text:p>12.468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5.0706">
                <text:p>15.0706</text:p>
              </table:table-cell>
              <table:table-cell office:value-type="float" office:value="7.63459">
                <text:p>7.63459</text:p>
              </table:table-cell>
              <table:table-cell office:value-type="float" office:value="12.2709">
                <text:p>12.2709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22.0608">
                <text:p>22.0608</text:p>
              </table:table-cell>
              <table:table-cell office:value-type="float" office:value="7.65011">
                <text:p>7.65011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20.5893">
                <text:p>20.5893</text:p>
              </table:table-cell>
              <table:table-cell office:value-type="float" office:value="7.66893">
                <text:p>7.66893</text:p>
              </table:table-cell>
              <table:table-cell office:value-type="float" office:value="12.4559">
                <text:p>12.4559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22.211">
                <text:p>22.211</text:p>
              </table:table-cell>
              <table:table-cell office:value-type="float" office:value="7.69784">
                <text:p>7.69784</text:p>
              </table:table-cell>
              <table:table-cell office:value-type="float" office:value="12.5111">
                <text:p>12.5111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6.118">
                <text:p>16.118</text:p>
              </table:table-cell>
              <table:table-cell office:value-type="float" office:value="7.72486">
                <text:p>7.72486</text:p>
              </table:table-cell>
              <table:table-cell office:value-type="float" office:value="11.9379">
                <text:p>11.9379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22.2464">
                <text:p>22.2464</text:p>
              </table:table-cell>
              <table:table-cell office:value-type="float" office:value="7.74122">
                <text:p>7.74122</text:p>
              </table:table-cell>
              <table:table-cell office:value-type="float" office:value="12.5178">
                <text:p>12.517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21.3702">
                <text:p>21.3702</text:p>
              </table:table-cell>
              <table:table-cell office:value-type="float" office:value="7.75685">
                <text:p>7.75685</text:p>
              </table:table-cell>
              <table:table-cell office:value-type="float" office:value="12.5891">
                <text:p>12.5891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23.0156">
                <text:p>23.0156</text:p>
              </table:table-cell>
              <table:table-cell office:value-type="float" office:value="7.78273">
                <text:p>7.78273</text:p>
              </table:table-cell>
              <table:table-cell office:value-type="float" office:value="12.748">
                <text:p>12.748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16.4485">
                <text:p>16.4485</text:p>
              </table:table-cell>
              <table:table-cell office:value-type="float" office:value="7.80188">
                <text:p>7.80188</text:p>
              </table:table-cell>
              <table:table-cell office:value-type="float" office:value="12.5342">
                <text:p>12.5342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22.9253">
                <text:p>22.9253</text:p>
              </table:table-cell>
              <table:table-cell office:value-type="float" office:value="7.82137">
                <text:p>7.82137</text:p>
              </table:table-cell>
              <table:table-cell office:value-type="float" office:value="12.8075">
                <text:p>12.8075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21.998">
                <text:p>21.998</text:p>
              </table:table-cell>
              <table:table-cell office:value-type="float" office:value="7.83909">
                <text:p>7.83909</text:p>
              </table:table-cell>
              <table:table-cell office:value-type="float" office:value="12.765">
                <text:p>12.765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22.6832">
                <text:p>22.6832</text:p>
              </table:table-cell>
              <table:table-cell office:value-type="float" office:value="7.86545">
                <text:p>7.86545</text:p>
              </table:table-cell>
              <table:table-cell office:value-type="float" office:value="12.8199">
                <text:p>12.8199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5.0419">
                <text:p>15.0419</text:p>
              </table:table-cell>
              <table:table-cell office:value-type="float" office:value="7.88997">
                <text:p>7.88997</text:p>
              </table:table-cell>
              <table:table-cell office:value-type="float" office:value="12.202">
                <text:p>12.202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22.2604">
                <text:p>22.2604</text:p>
              </table:table-cell>
              <table:table-cell office:value-type="float" office:value="7.90911">
                <text:p>7.90911</text:p>
              </table:table-cell>
              <table:table-cell office:value-type="float" office:value="12.8207">
                <text:p>12.8207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21.0053">
                <text:p>21.0053</text:p>
              </table:table-cell>
              <table:table-cell office:value-type="float" office:value="7.9218">
                <text:p>7.9218</text:p>
              </table:table-cell>
              <table:table-cell office:value-type="float" office:value="12.8553">
                <text:p>12.8553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22.5956">
                <text:p>22.5956</text:p>
              </table:table-cell>
              <table:table-cell office:value-type="float" office:value="7.94495">
                <text:p>7.94495</text:p>
              </table:table-cell>
              <table:table-cell office:value-type="float" office:value="13.0185">
                <text:p>13.018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4.3347">
                <text:p>14.3347</text:p>
              </table:table-cell>
              <table:table-cell office:value-type="float" office:value="7.97362">
                <text:p>7.97362</text:p>
              </table:table-cell>
              <table:table-cell office:value-type="float" office:value="12.8426">
                <text:p>12.84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